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text-properties style:font-name="Times New Roman" fo:font-size="12pt" fo:language="es" fo:country="ES" fo:font-weight="bold" style:font-size-asian="12pt" style:font-weight-asian="bold" style:font-name-complex="Times New Roman" style:font-size-complex="12pt"/>
    </style:style>
    <style:style style:name="P5" style:family="paragraph" style:parent-style-name="Standard">
      <style:paragraph-properties fo:line-height="150%" fo:text-align="justify" style:justify-single-word="false"/>
      <style:text-properties style:font-name="Times New Roman" fo:font-size="12pt" fo:language="es" fo:country="ES" fo:font-weight="bold" style:font-size-asian="12pt" style:font-weight-asian="bold" style:font-name-complex="Times New Roman" style:font-size-complex="12pt"/>
    </style:style>
    <style:style style:name="P6" style:family="paragraph" style:parent-style-name="Standard">
      <style:paragraph-properties fo:margin-left="0cm" fo:margin-right="0cm" fo:line-height="150%" fo:text-align="justify" style:justify-single-word="false" fo:text-indent="1.251cm" style:auto-text-indent="false"/>
    </style:style>
    <style:style style:name="P7" style:family="paragraph" style:parent-style-name="Standard">
      <style:paragraph-properties fo:margin-left="0cm" fo:margin-right="0cm" fo:line-height="150%" fo:text-align="justify" style:justify-single-word="false" fo:text-indent="1.251cm" style:auto-text-indent="false"/>
      <style:text-properties style:font-name="Times New Roman" fo:font-size="12pt" fo:language="es" fo:country="ES" fo:font-weight="bold" style:font-size-asian="12pt" style:font-weight-asian="bold" style:font-name-complex="Times New Roman" style:font-size-complex="12pt"/>
    </style:style>
    <style:style style:name="P8" style:family="paragraph" style:parent-style-name="Standard">
      <style:paragraph-properties fo:margin-left="0cm" fo:margin-right="0cm" fo:line-height="150%" fo:text-align="justify" style:justify-single-word="false" fo:text-indent="1.251cm" style:auto-text-indent="false"/>
      <style:text-properties style:font-name="Times New Roman" fo:font-size="12pt" fo:language="es" fo:country="ES" style:font-size-asian="12pt" style:font-name-complex="Times New Roman" style:font-size-complex="12pt"/>
    </style:style>
    <style:style style:name="P9" style:family="paragraph" style:parent-style-name="Standard">
      <style:paragraph-properties fo:margin-left="0cm" fo:margin-right="0cm" fo:margin-top="0cm" fo:margin-bottom="0cm" fo:line-height="150%" fo:text-align="justify" style:justify-single-word="false" fo:text-indent="1.251cm" style:auto-text-indent="false" style:text-autospace="none"/>
    </style:style>
    <style:style style:name="P10" style:family="paragraph" style:parent-style-name="Standard" style:master-page-name="Standard">
      <style:paragraph-properties fo:line-height="150%" fo:text-align="center" style:justify-single-word="false" style:page-number="auto"/>
    </style:style>
    <style:style style:name="P11" style:family="paragraph" style:parent-style-name="ecxmsonormal">
      <style:paragraph-properties fo:margin-left="0cm" fo:margin-right="0cm" fo:margin-top="0cm" fo:margin-bottom="0cm" fo:line-height="150%" fo:text-align="justify" style:justify-single-word="false" fo:text-indent="1.251cm" style:auto-text-indent="false" fo:background-color="#ffffff">
        <style:background-image/>
      </style:paragraph-properties>
    </style:style>
    <style:style style:name="P12" style:family="paragraph" style:parent-style-name="ecxmsonormal">
      <style:paragraph-properties fo:margin-left="0cm" fo:margin-right="0cm" fo:margin-top="0.494cm" fo:margin-bottom="0cm" fo:line-height="150%" fo:text-align="justify" style:justify-single-word="false" fo:text-indent="1.251cm" style:auto-text-indent="false" fo:background-color="#ffffff">
        <style:background-image/>
      </style:paragraph-properties>
    </style:style>
    <style:style style:name="P13" style:family="paragraph" style:parent-style-name="ecxmsonormal">
      <style:paragraph-properties fo:margin-top="0.494cm" fo:margin-bottom="0cm" fo:line-height="150%" fo:text-align="justify" style:justify-single-word="false" fo:background-color="#ffffff">
        <style:background-image/>
      </style:paragraph-properties>
    </style:style>
    <style:style style:name="P14" style:family="paragraph" style:parent-style-name="Footer">
      <style:paragraph-properties fo:text-align="end" style:justify-single-word="false"/>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fo:font-weight="bold" style:font-name-asian="Times New Roman" style:font-size-asian="12pt" style:font-weight-asian="bold" style:font-name-complex="Times New Roman" style:font-size-complex="12pt"/>
    </style:style>
    <style:style style:name="T3" style:family="text">
      <style:text-properties style:font-name="Times New Roman" fo:font-size="12pt" fo:language="es" fo:country="ES" fo:font-weight="bold" style:font-size-asian="12pt" style:font-weight-asian="bold" style:font-name-complex="Times New Roman" style:font-size-complex="12pt"/>
    </style:style>
    <style:style style:name="T4" style:family="text">
      <style:text-properties style:font-name="Times New Roman" fo:font-size="12pt" fo:language="es" fo:country="ES" fo:font-weight="bold" style:font-name-asian="Times New Roman" style:font-size-asian="12pt" style:font-weight-asian="bold" style:font-name-complex="Times New Roman" style:font-size-complex="12pt"/>
    </style:style>
    <style:style style:name="T5" style:family="text">
      <style:text-properties style:font-name="Times New Roman" fo:font-size="12pt" fo:language="es" fo:country="ES" style:font-size-asian="12pt" style:font-name-complex="Times New Roman" style:font-size-complex="12pt"/>
    </style:style>
    <style:style style:name="T6" style:family="text">
      <style:text-properties style:font-name="Times New Roman" fo:font-size="12pt" fo:language="es" fo:country="ES" style:font-name-asian="Times New Roman" style:font-size-asian="12pt" style:font-name-complex="Times New Roman" style:font-size-complex="12pt"/>
    </style:style>
    <style:style style:name="T7" style:family="text">
      <style:text-properties style:font-name="Times New Roman" fo:font-size="12pt" fo:language="es" fo:country="ES" fo:font-style="italic" style:font-size-asian="12pt" style:font-style-asian="italic" style:font-name-complex="Times New Roman" style:font-size-complex="12pt"/>
    </style:style>
    <style:style style:name="T8" style:family="text">
      <style:text-properties style:font-name="Times New Roman" fo:font-size="12pt" fo:language="es" fo:country="ES" style:text-underline-style="solid" style:text-underline-width="auto" style:text-underline-color="font-color" style:font-size-asian="12pt" style:font-name-complex="Times New Roman" style:font-size-complex="12pt"/>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style:font-name-asian="Times New Roman" style:font-size-asian="12pt" style:font-name-complex="Times New Roman" style:font-size-complex="12pt"/>
    </style:style>
    <style:style style:name="T11" style:family="text">
      <style:text-properties fo:language="es" fo:country="ES"/>
    </style:style>
    <style:style style:name="T12"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Capítulo</text:span><text:span text:style-name="T4"> </text:span><text:span text:style-name="T3">5</text:span></text:p>
      <text:p text:style-name="P2"><text:span text:style-name="T3">Atribuir</text:span><text:span text:style-name="T4"> </text:span><text:span text:style-name="T3">Pensamientos</text:span><text:span text:style-name="T4"> </text:span><text:span text:style-name="T3">a</text:span><text:span text:style-name="T4"> </text:span><text:span text:style-name="T3">las</text:span><text:span text:style-name="T4"> </text:span><text:span text:style-name="T3">criaturas</text:span><text:span text:style-name="T4"> </text:span><text:span text:style-name="T3">no</text:span><text:span text:style-name="T4"> </text:span><text:span text:style-name="T3">lingüísticas</text:span></text:p>
      <text:p text:style-name="P4">Modos<text:span text:style-name="T12"> </text:span>de<text:span text:style-name="T12"> </text:span>presentación</text:p>
      <text:p text:style-name="P6"><text:span text:style-name="T6"><text:s text:c="5"/></text:span><text:span text:style-name="T5">Hay</text:span><text:span text:style-name="T6"> </text:span><text:span text:style-name="T5">un</text:span><text:span text:style-name="T6"> </text:span><text:span text:style-name="T5">problema</text:span><text:span text:style-name="T6"> </text:span><text:span text:style-name="T5">de</text:span><text:span text:style-name="T6"> </text:span><text:span text:style-name="T5">indeterminación</text:span><text:span text:style-name="T6"> </text:span><text:span text:style-name="T5">en</text:span><text:span text:style-name="T6"> </text:span><text:span text:style-name="T5">atribuir</text:span><text:span text:style-name="T6"> </text:span><text:span text:style-name="T5">pensamientos</text:span><text:span text:style-name="T6"> </text:span><text:span text:style-name="T5">a</text:span><text:span text:style-name="T6"> </text:span><text:span text:style-name="T5">las</text:span><text:span text:style-name="T6"> </text:span><text:span text:style-name="T5">criaturas</text:span><text:span text:style-name="T6"> </text:span><text:span text:style-name="T5">no</text:span><text:span text:style-name="T6"> </text:span><text:span text:style-name="T5">lingüísticas.</text:span><text:span text:style-name="T6"> </text:span><text:span text:style-name="T5">Parece</text:span><text:span text:style-name="T6"> </text:span><text:span text:style-name="T5">haber</text:span><text:span text:style-name="T6"> </text:span><text:span text:style-name="T5">en</text:span><text:span text:style-name="T6"> </text:span><text:span text:style-name="T5">cualquier</text:span><text:span text:style-name="T6"> </text:span><text:span text:style-name="T5">situación</text:span><text:span text:style-name="T6"> </text:span><text:span text:style-name="T5">una</text:span><text:span text:style-name="T6"> </text:span><text:span text:style-name="T5">cantidad</text:span><text:span text:style-name="T6"> <text:s/></text:span><text:span text:style-name="T5">indefinida</text:span><text:span text:style-name="T6"> </text:span><text:span text:style-name="T5">de</text:span><text:span text:style-name="T6"> </text:span><text:span text:style-name="T5">pensamientos</text:span><text:span text:style-name="T6"> </text:span><text:span text:style-name="T5">diferentes</text:span><text:span text:style-name="T6"> </text:span><text:span text:style-name="T5">que</text:span><text:span text:style-name="T6"> </text:span><text:span text:style-name="T5">podrían</text:span><text:span text:style-name="T6"> </text:span><text:span text:style-name="T5">atribuirse</text:span><text:span text:style-name="T6"> </text:span><text:span text:style-name="T5">al</text:span><text:span text:style-name="T6"> </text:span><text:span text:style-name="T5">agente</text:span><text:span text:style-name="T6"> </text:span><text:span text:style-name="T5">no</text:span><text:span text:style-name="T6"> </text:span><text:span text:style-name="T5">lingüístico</text:span><text:span text:style-name="T6"> </text:span><text:span text:style-name="T5">¿Cómo</text:span><text:span text:style-name="T6"> </text:span><text:span text:style-name="T5">vamos</text:span><text:span text:style-name="T6"> </text:span><text:span text:style-name="T5">a</text:span><text:span text:style-name="T6"> </text:span><text:span text:style-name="T5">reducir</text:span><text:span text:style-name="T6"> </text:span><text:span text:style-name="T5">esta</text:span><text:span text:style-name="T6"> </text:span><text:span text:style-name="T5">cantidad</text:span><text:span text:style-name="T6"> </text:span><text:span text:style-name="T5">ya</text:span><text:span text:style-name="T6"> </text:span><text:span text:style-name="T5">sea</text:span><text:span text:style-name="T6"> </text:span><text:span text:style-name="T5">para</text:span><text:span text:style-name="T6"> </text:span><text:span text:style-name="T5">obtener</text:span><text:span text:style-name="T6"> </text:span><text:span text:style-name="T5">una</text:span><text:span text:style-name="T6"> </text:span><text:span text:style-name="T5">única</text:span><text:span text:style-name="T6"> </text:span><text:span text:style-name="T5">adscripción</text:span><text:span text:style-name="T6"> </text:span><text:span text:style-name="T5">de</text:span><text:span text:style-name="T6"> </text:span><text:span text:style-name="T5">contenido</text:span><text:span text:style-name="T6"> </text:span><text:span text:style-name="T5">o,</text:span><text:span text:style-name="T6"> </text:span><text:span text:style-name="T5">lo</text:span><text:span text:style-name="T6"> </text:span><text:span text:style-name="T5">que</text:span><text:span text:style-name="T6"> </text:span><text:span text:style-name="T5">es</text:span><text:span text:style-name="T6"> </text:span><text:span text:style-name="T5">más</text:span><text:span text:style-name="T6"> </text:span><text:span text:style-name="T5">verosímil,</text:span><text:span text:style-name="T6"> </text:span><text:span text:style-name="T5">el</text:span><text:span text:style-name="T6"> </text:span><text:span text:style-name="T5">tipo</text:span><text:span text:style-name="T6"> </text:span><text:span text:style-name="T5">específico</text:span><text:span text:style-name="T6"> </text:span><text:span text:style-name="T5">de</text:span><text:span text:style-name="T6"> </text:span><text:span text:style-name="T5">indeterminación</text:span><text:span text:style-name="T6"> <text:s/></text:span><text:span text:style-name="T5">que</text:span><text:span text:style-name="T6"> </text:span><text:span text:style-name="T5">es</text:span><text:span text:style-name="T6"> </text:span><text:span text:style-name="T5">perfectamente</text:span><text:span text:style-name="T6"> </text:span><text:span text:style-name="T5">admisible</text:span><text:span text:style-name="T6"> </text:span><text:span text:style-name="T5">en</text:span><text:span text:style-name="T6"> </text:span><text:span text:style-name="T5">nuestra</text:span><text:span text:style-name="T6"> </text:span><text:span text:style-name="T5">interacción</text:span><text:span text:style-name="T6"> </text:span><text:span text:style-name="T5">normal</text:span><text:span text:style-name="T6"> </text:span><text:span text:style-name="T5">con</text:span><text:span text:style-name="T6"> </text:span><text:span text:style-name="T5">otros</text:span><text:span text:style-name="T6"> </text:span><text:span text:style-name="T5">seres</text:span><text:span text:style-name="T6"> </text:span><text:span text:style-name="T5">lingüísticos?</text:span><text:span text:style-name="T6"> </text:span><text:span text:style-name="T5">De</text:span><text:span text:style-name="T6"> </text:span><text:span text:style-name="T5">acuerdo</text:span><text:span text:style-name="T6"> </text:span><text:span text:style-name="T5">con</text:span><text:span text:style-name="T6"> </text:span><text:span text:style-name="T5">el</text:span><text:span text:style-name="T6"> </text:span><text:span text:style-name="T5">enfoque</text:span><text:span text:style-name="T6"> </text:span><text:span text:style-name="T5">que</text:span><text:span text:style-name="T6"> </text:span><text:span text:style-name="T5">he</text:span><text:span text:style-name="T6"> </text:span><text:span text:style-name="T5">adoptado,</text:span><text:span text:style-name="T6"> </text:span><text:span text:style-name="T5">el</text:span><text:span text:style-name="T6"> </text:span><text:span text:style-name="T5">contenido</text:span><text:span text:style-name="T6"> </text:span><text:span text:style-name="T5">de</text:span><text:span text:style-name="T6"> </text:span><text:span text:style-name="T5">una</text:span><text:span text:style-name="T6"> </text:span><text:span text:style-name="T5">creencia</text:span><text:span text:style-name="T6"> </text:span><text:span text:style-name="T5">viene</text:span><text:span text:style-name="T6"> </text:span><text:span text:style-name="T5">determinado</text:span><text:span text:style-name="T6"> </text:span><text:span text:style-name="T5">por</text:span><text:span text:style-name="T6"> </text:span><text:span text:style-name="T5">su</text:span><text:span text:style-name="T6"> </text:span><text:span text:style-name="T5">condición</text:span><text:span text:style-name="T6"> </text:span><text:span text:style-name="T5">utilitaria,</text:span><text:span text:style-name="T6"> </text:span><text:span text:style-name="T5">en</text:span><text:span text:style-name="T6"> </text:span><text:span text:style-name="T5">donde</text:span><text:span text:style-name="T6"> </text:span><text:span text:style-name="T5">un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es</text:span><text:span text:style-name="T6"> </text:span><text:span text:style-name="T5">un</text:span><text:span text:style-name="T6"> </text:span><text:span text:style-name="T5">estado</text:span><text:span text:style-name="T6"> </text:span><text:span text:style-name="T5">de</text:span><text:span text:style-name="T6"> </text:span><text:span text:style-name="T5">las</text:span><text:span text:style-name="T6"> </text:span><text:span text:style-name="T5">cosas</text:span><text:span text:style-name="T6"> </text:span><text:span text:style-name="T5">en</text:span><text:span text:style-name="T6"> </text:span><text:span text:style-name="T5">el</text:span><text:span text:style-name="T6"> </text:span><text:span text:style-name="T5">ambiente</text:span><text:span text:style-name="T6"> </text:span><text:span text:style-name="T5">distante.</text:span><text:span text:style-name="T6"> </text:span><text:span text:style-name="T5">Pero</text:span><text:span text:style-name="T6"> </text:span><text:span text:style-name="T5">existe</text:span><text:span text:style-name="T6"> </text:span><text:span text:style-name="T5">un</text:span><text:span text:style-name="T6"> </text:span><text:span text:style-name="T5">número</text:span><text:span text:style-name="T6"> </text:span><text:span text:style-name="T5">indefinido</text:span><text:span text:style-name="T6"> </text:span><text:span text:style-name="T5">de</text:span><text:span text:style-name="T6"> </text:span><text:span text:style-name="T5">maneras</text:span><text:span text:style-name="T6"> </text:span><text:span text:style-name="T5">diferentes</text:span><text:span text:style-name="T6"> </text:span><text:span text:style-name="T5">en</text:span><text:span text:style-name="T6"> </text:span><text:span text:style-name="T5">la</text:span><text:span text:style-name="T6"> </text:span><text:span text:style-name="T5">que</text:span><text:span text:style-name="T6"> </text:span><text:span text:style-name="T5">puede</text:span><text:span text:style-name="T6"> </text:span><text:span text:style-name="T5">ser</text:span><text:span text:style-name="T6"> </text:span><text:span text:style-name="T5">descrita</text:span><text:span text:style-name="T6"> </text:span><text:span text:style-name="T5">la</text:span><text:span text:style-name="T6"> </text:span><text:span text:style-name="T5">condición</text:span><text:span text:style-name="T6"> </text:span><text:span text:style-name="T5">utilitaria</text:span><text:span text:style-name="T6"> </text:span><text:span text:style-name="T5">¿Cual</text:span><text:span text:style-name="T6"> </text:span><text:span text:style-name="T5">descripción</text:span><text:span text:style-name="T6"> </text:span><text:span text:style-name="T5">debemos</text:span><text:span text:style-name="T6"> </text:span><text:span text:style-name="T5">tomar</text:span><text:span text:style-name="T6"> </text:span><text:span text:style-name="T5">como</text:span><text:span text:style-name="T6"> </text:span><text:span text:style-name="T5">la</text:span><text:span text:style-name="T6"> </text:span><text:span text:style-name="T5">especificación</text:span><text:span text:style-name="T6"> </text:span><text:span text:style-name="T5">correcta</text:span><text:span text:style-name="T6"> </text:span><text:span text:style-name="T5">de</text:span><text:span text:style-name="T6"> </text:span><text:span text:style-name="T5">los</text:span><text:span text:style-name="T6"> </text:span><text:span text:style-name="T5">contenidos</text:span><text:span text:style-name="T6"> </text:span><text:span text:style-name="T5">de</text:span><text:span text:style-name="T6"> </text:span><text:span text:style-name="T5">la</text:span><text:span text:style-name="T6"> </text:span><text:span text:style-name="T5">creencia?</text:span><text:span text:style-name="T6"> </text:span><text:span text:style-name="T5">El</text:span><text:span text:style-name="T6"> </text:span><text:span text:style-name="T5">problema</text:span><text:span text:style-name="T6"> </text:span><text:span text:style-name="T5">de</text:span><text:span text:style-name="T6"> </text:span><text:span text:style-name="T5">la</text:span><text:span text:style-name="T6"> </text:span><text:span text:style-name="T5">"ir</text:span><text:span text:style-name="T6"> </text:span><text:span text:style-name="T5">reduciendo"</text:span><text:span text:style-name="T6"> </text:span><text:span text:style-name="T5">tiene</text:span><text:span text:style-name="T6"> </text:span><text:span text:style-name="T5">varias</text:span><text:span text:style-name="T6"> </text:span><text:span text:style-name="T5">dimensiones,</text:span><text:span text:style-name="T6"> </text:span><text:span text:style-name="T5">uno</text:span><text:span text:style-name="T6"> </text:span><text:span text:style-name="T5">de</text:span><text:span text:style-name="T6"> </text:span><text:span text:style-name="T5">ellos</text:span><text:span text:style-name="T6"> </text:span><text:span text:style-name="T5">deriva</text:span><text:span text:style-name="T6"> </text:span><text:span text:style-name="T5">de</text:span><text:span text:style-name="T6"> </text:span><text:span text:style-name="T5">la</text:span><text:span text:style-name="T6"> </text:span><text:span text:style-name="T5">indeterminación</text:span><text:span text:style-name="T6"> </text:span><text:span text:style-name="T5">ontológica.</text:span></text:p>
      <text:p text:style-name="P6"><text:span text:style-name="T5">Esto</text:span><text:span text:style-name="T6"> </text:span><text:span text:style-name="T5">se</text:span><text:span text:style-name="T6"> </text:span><text:span text:style-name="T5">discutió</text:span><text:span text:style-name="T6"> </text:span><text:span text:style-name="T5">en</text:span><text:span text:style-name="T6"> </text:span><text:span text:style-name="T5">el</text:span><text:span text:style-name="T6"> </text:span><text:span text:style-name="T5">capítulo</text:span><text:span text:style-name="T6"> </text:span><text:span text:style-name="T5">anterior,</text:span><text:span text:style-name="T6"> </text:span><text:span text:style-name="T5">donde</text:span><text:span text:style-name="T6"> </text:span><text:span text:style-name="T5">se</text:span><text:span text:style-name="T6"> </text:span><text:span text:style-name="T5">mostró</text:span><text:span text:style-name="T6"> </text:span><text:span text:style-name="T5">cómo</text:span><text:span text:style-name="T6"> </text:span><text:span text:style-name="T5">podríamos</text:span><text:span text:style-name="T6"> </text:span><text:span text:style-name="T5">ir</text:span><text:span text:style-name="T6"> </text:span><text:span text:style-name="T5">sobre</text:span><text:span text:style-name="T6"> </text:span><text:span text:style-name="T5">la</text:span><text:span text:style-name="T6"> </text:span><text:span text:style-name="T5">atribución</text:span><text:span text:style-name="T6"> </text:span><text:span text:style-name="T5">de</text:span><text:span text:style-name="T6"> </text:span><text:span text:style-name="T5">diferentes</text:span><text:span text:style-name="T6"> </text:span><text:span text:style-name="T5">ontologías</text:span><text:span text:style-name="T6"> </text:span><text:span text:style-name="T5">a</text:span><text:span text:style-name="T6"> </text:span><text:span text:style-name="T5">diferentes</text:span><text:span text:style-name="T6"> </text:span><text:span text:style-name="T5">categorías</text:span><text:span text:style-name="T6"> </text:span><text:span text:style-name="T5">de</text:span><text:span text:style-name="T6"> </text:span><text:span text:style-name="T5">criaturas</text:span><text:span text:style-name="T6"> </text:span><text:span text:style-name="T5">no</text:span><text:span text:style-name="T6"> </text:span><text:span text:style-name="T5">lingüísticas.</text:span><text:span text:style-name="T6"> </text:span><text:span text:style-name="T5">La</text:span><text:span text:style-name="T6"> </text:span><text:span text:style-name="T5">propuesta</text:span><text:span text:style-name="T6"> </text:span><text:span text:style-name="T5">que</text:span><text:span text:style-name="T6"> </text:span><text:span text:style-name="T5">ha</text:span><text:span text:style-name="T6"> </text:span><text:span text:style-name="T5">surgido</text:span><text:span text:style-name="T6"> </text:span><text:span text:style-name="T5">es</text:span><text:span text:style-name="T6"> </text:span><text:span text:style-name="T5">que</text:span><text:span text:style-name="T6"> </text:span><text:span text:style-name="T5">podemos</text:span><text:span text:style-name="T6"> </text:span><text:span text:style-name="T5">progresar</text:span><text:span text:style-name="T6"> </text:span><text:span text:style-name="T5">calibrando</text:span><text:span text:style-name="T6"> </text:span><text:span text:style-name="T5">la</text:span><text:span text:style-name="T6"> </text:span><text:span text:style-name="T5">ontología</text:span><text:span text:style-name="T6"> </text:span><text:span text:style-name="T5">de</text:span><text:span text:style-name="T6"> </text:span><text:span text:style-name="T5">las</text:span><text:span text:style-name="T6"> </text:span><text:span text:style-name="T5">criaturas</text:span><text:span text:style-name="T6"> </text:span><text:span text:style-name="T5">en</text:span><text:span text:style-name="T6"> </text:span><text:span text:style-name="T5">cuanto</text:span><text:span text:style-name="T6"> </text:span><text:span text:style-name="T5">a</text:span><text:span text:style-name="T6"> </text:span><text:span text:style-name="T5">la</text:span><text:span text:style-name="T6"> </text:span><text:span text:style-name="T5">serie</text:span><text:span text:style-name="T6"> </text:span><text:span text:style-name="T5">particular</text:span><text:span text:style-name="T6"> </text:span><text:span text:style-name="T5">de</text:span><text:span text:style-name="T6"> </text:span><text:span text:style-name="T5">principios</text:span><text:span text:style-name="T6"> </text:span><text:span text:style-name="T5">físicos</text:span><text:span text:style-name="T6"> </text:span><text:span text:style-name="T5">de</text:span><text:span text:style-name="T6"> </text:span><text:span text:style-name="T5">orden</text:span><text:span text:style-name="T6"> </text:span><text:span text:style-name="T5">superior</text:span><text:span text:style-name="T6"> </text:span><text:span text:style-name="T5">que</text:span><text:span text:style-name="T6"> </text:span><text:span text:style-name="T5">se</text:span><text:span text:style-name="T6"> </text:span><text:span text:style-name="T5">necesitan</text:span><text:span text:style-name="T6"> </text:span><text:span text:style-name="T5">para</text:span><text:span text:style-name="T6"> </text:span><text:span text:style-name="T5">gobernar</text:span><text:span text:style-name="T6"> </text:span><text:span text:style-name="T5">la</text:span><text:span text:style-name="T6"> </text:span><text:span text:style-name="T5">conducta</text:span><text:span text:style-name="T6"> </text:span><text:span text:style-name="T5">de</text:span><text:span text:style-name="T6"> </text:span><text:span text:style-name="T5">los</text:span><text:span text:style-name="T6"> </text:span><text:span text:style-name="T5">cuerpos</text:span><text:span text:style-name="T6"> </text:span><text:span text:style-name="T5">a</text:span><text:span text:style-name="T6"> </text:span><text:span text:style-name="T5">los</text:span><text:span text:style-name="T6"> </text:span><text:span text:style-name="T5">cuales</text:span><text:span text:style-name="T6"> </text:span><text:span text:style-name="T5">les</text:span><text:span text:style-name="T6"> </text:span><text:span text:style-name="T5">es</text:span><text:span text:style-name="T6"> </text:span><text:span text:style-name="T5">sensible</text:span><text:span text:style-name="T6"> </text:span><text:span text:style-name="T5">esta</text:span><text:span text:style-name="T6"> </text:span><text:span text:style-name="T5">percepción.</text:span><text:span text:style-name="T6"> </text:span><text:span text:style-name="T5">Esto</text:span><text:span text:style-name="T6"> </text:span><text:span text:style-name="T5">nos</text:span><text:span text:style-name="T6"> </text:span><text:span text:style-name="T5">da</text:span><text:span text:style-name="T6"> </text:span><text:span text:style-name="T5">los</text:span><text:span text:style-name="T6"> </text:span><text:span text:style-name="T5">recurs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puede</text:span><text:span text:style-name="T6"> </text:span><text:span text:style-name="T5">empezar</text:span><text:span text:style-name="T6"> </text:span><text:span text:style-name="T5">a</text:span><text:span text:style-name="T6"> </text:span><text:span text:style-name="T5">reducir</text:span><text:span text:style-name="T6"> </text:span><text:span text:style-name="T5">la</text:span><text:span text:style-name="T6"> </text:span><text:span text:style-name="T5">gama</text:span><text:span text:style-name="T6"> </text:span><text:span text:style-name="T5">de</text:span><text:span text:style-name="T6"> </text:span><text:span text:style-name="T5">especificaciones</text:span><text:span text:style-name="T6"> </text:span><text:span text:style-name="T5">de</text:span><text:span text:style-name="T6"> </text:span><text:span text:style-name="T5">contenido</text:span><text:span text:style-name="T6"> </text:span><text:span text:style-name="T5">posible.</text:span></text:p>
      <text:p text:style-name="P6"><text:span text:style-name="T6"><text:s/></text:span><text:span text:style-name="T5">La</text:span><text:span text:style-name="T6"> </text:span><text:span text:style-name="T5">determinación</text:span><text:span text:style-name="T6"> </text:span><text:span text:style-name="T5">de</text:span><text:span text:style-name="T6"> </text:span><text:span text:style-name="T5">una</text:span><text:span text:style-name="T6"> </text:span><text:span text:style-name="T5">ontología,</text:span><text:span text:style-name="T6"> </text:span><text:span text:style-name="T5">sin</text:span><text:span text:style-name="T6"> </text:span><text:span text:style-name="T5">embargo,</text:span><text:span text:style-name="T6"> </text:span><text:span text:style-name="T5">no</text:span><text:span text:style-name="T6"> </text:span><text:span text:style-name="T5">puede</text:span><text:span text:style-name="T6"> </text:span><text:span text:style-name="T5">ser</text:span><text:span text:style-name="T6"> </text:span><text:span text:style-name="T5">más</text:span><text:span text:style-name="T6"> </text:span><text:span text:style-name="T5">que</text:span><text:span text:style-name="T6"> </text:span><text:span text:style-name="T5">la</text:span><text:span text:style-name="T6"> </text:span><text:span text:style-name="T5">primera</text:span><text:span text:style-name="T6"> </text:span><text:span text:style-name="T5">etapa</text:span><text:span text:style-name="T6"> </text:span><text:span text:style-name="T5">para</text:span><text:span text:style-name="T6"> </text:span><text:span text:style-name="T5">resolver</text:span><text:span text:style-name="T6"> </text:span><text:span text:style-name="T5">el</text:span><text:span text:style-name="T6"> </text:span><text:span text:style-name="T5">problema</text:span><text:span text:style-name="T6"> </text:span><text:span text:style-name="T5">de</text:span><text:span text:style-name="T6"> </text:span><text:span text:style-name="T5">la</text:span><text:span text:style-name="T6"> </text:span><text:span text:style-name="T5">indeterminación.</text:span><text:span text:style-name="T6"> </text:span><text:span text:style-name="T5">En</text:span><text:span text:style-name="T6"> </text:span><text:span text:style-name="T5">varios</text:span><text:span text:style-name="T6"> </text:span><text:span text:style-name="T5">puntos</text:span><text:span text:style-name="T6"> </text:span><text:span text:style-name="T5">de</text:span><text:span text:style-name="T6"> </text:span><text:span text:style-name="T5">este</text:span><text:span text:style-name="T6"> </text:span><text:span text:style-name="T5">libro</text:span><text:span text:style-name="T6"> </text:span><text:span text:style-name="T5">hemos</text:span><text:span text:style-name="T6"> </text:span><text:span text:style-name="T5">insistido</text:span><text:span text:style-name="T6"> </text:span><text:span text:style-name="T5">en</text:span><text:span text:style-name="T6"> </text:span><text:span text:style-name="T5">la</text:span><text:span text:style-name="T6"> </text:span><text:span text:style-name="T5">importancia</text:span><text:span text:style-name="T6"> </text:span><text:span text:style-name="T5">de</text:span><text:span text:style-name="T6"> </text:span><text:span text:style-name="T5">distinguir</text:span><text:span text:style-name="T6"> </text:span><text:span text:style-name="T5">el</text:span><text:span text:style-name="T6"> </text:span><text:span text:style-name="T5">nivel</text:span><text:span text:style-name="T6"> </text:span><text:span text:style-name="T5">de</text:span><text:span text:style-name="T6"> </text:span><text:span text:style-name="T5">sentido</text:span><text:span text:style-name="T6"> </text:span><text:span text:style-name="T5">desde</text:span><text:span text:style-name="T6"> </text:span><text:span text:style-name="T5">el</text:span><text:span text:style-name="T6"> </text:span><text:span text:style-name="T5">nivel</text:span><text:span text:style-name="T6"> </text:span><text:span text:style-name="T5">de</text:span><text:span text:style-name="T6"> </text:span><text:span text:style-name="T5">referencia.</text:span><text:span text:style-name="T6"> </text:span><text:span text:style-name="T5">En</text:span><text:span text:style-name="T6"> </text:span><text:span text:style-name="T5">el</text:span><text:span text:style-name="T6"> </text:span><text:span text:style-name="T5">nivel</text:span><text:span text:style-name="T6"> </text:span><text:span text:style-name="T5">de</text:span><text:span text:style-name="T6"> </text:span><text:span text:style-name="T5">referencia</text:span><text:span text:style-name="T6"> </text:span><text:span text:style-name="T5">a</text:span><text:span text:style-name="T6"> </text:span><text:span text:style-name="T5">un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es</text:span><text:span text:style-name="T6"> </text:span><text:span text:style-name="T5">esencialmente</text:span><text:span text:style-name="T6"> </text:span><text:span text:style-name="T5">un</text:span><text:span text:style-name="T6"> </text:span><text:span text:style-name="T5">estado</text:span><text:span text:style-name="T6"> </text:span><text:span text:style-name="T5">de</text:span><text:span text:style-name="T6"> </text:span><text:span text:style-name="T5">cosas.</text:span><text:span text:style-name="T6"> </text:span><text:span text:style-name="T5">Un</text:span><text:span text:style-name="T6"> </text:span><text:span text:style-name="T5">solo</text:span><text:span text:style-name="T6"> </text:span><text:span text:style-name="T5">estado</text:span><text:span text:style-name="T6"> </text:span><text:span text:style-name="T5">de</text:span><text:span text:style-name="T6"> </text:span><text:span text:style-name="T5">cosas</text:span><text:span text:style-name="T6"> </text:span><text:span text:style-name="T5">puede</text:span><text:span text:style-name="T6"> </text:span><text:span text:style-name="T5">ser</text:span><text:span text:style-name="T6"> </text:span><text:span text:style-name="T5">aprehendido</text:span><text:span text:style-name="T6"> </text:span><text:span text:style-name="T5">por</text:span><text:span text:style-name="T6"> </text:span><text:span text:style-name="T5">una</text:span><text:span text:style-name="T6"> </text:span><text:span text:style-name="T5">criatura</text:span><text:span text:style-name="T6"> </text:span><text:span text:style-name="T5">de</text:span><text:span text:style-name="T6"> </text:span><text:span text:style-name="T5">muchas</text:span><text:span text:style-name="T6"> </text:span><text:span text:style-name="T5">maneras,</text:span><text:span text:style-name="T6"> </text:span><text:span text:style-name="T5">y</text:span><text:span text:style-name="T6"> </text:span><text:span text:style-name="T5">con</text:span><text:span text:style-name="T6"> </text:span><text:span text:style-name="T5">el</text:span><text:span text:style-name="T6"> </text:span><text:span text:style-name="T5">fin</text:span><text:span text:style-name="T6"> </text:span><text:span text:style-name="T5">de</text:span><text:span text:style-name="T6"> </text:span><text:span text:style-name="T5">explicar</text:span><text:span text:style-name="T6"> </text:span><text:span text:style-name="T5">cómo</text:span><text:span text:style-name="T6"> </text:span><text:span text:style-name="T5">sus</text:span><text:span text:style-name="T6"> </text:span><text:span text:style-name="T5">representaciones</text:span><text:span text:style-name="T6"> </text:span><text:span text:style-name="T5">del</text:span><text:span text:style-name="T6"> </text:span><text:span text:style-name="T5">medio</text:span><text:span text:style-name="T6"> </text:span><text:span text:style-name="T5">ambiente</text:span><text:span text:style-name="T6"> </text:span><text:span text:style-name="T5">hacen</text:span><text:span text:style-name="T6"> </text:span><text:span text:style-name="T5">que</text:span><text:span text:style-name="T6"> </text:span><text:span text:style-name="T5">se</text:span><text:span text:style-name="T6"> </text:span><text:span text:style-name="T5">comporte</text:span><text:span text:style-name="T6"> </text:span><text:span text:style-name="T5">de</text:span><text:span text:style-name="T6"> </text:span><text:span text:style-name="T5">la</text:span><text:span text:style-name="T6"> </text:span><text:span text:style-name="T5">manera</text:span><text:span text:style-name="T6"> </text:span><text:span text:style-name="T5">que</text:span><text:span text:style-name="T6"> </text:span><text:span text:style-name="T5">lo</text:span><text:span text:style-name="T6"> </text:span><text:span text:style-name="T5">hace,</text:span><text:span text:style-name="T6"> </text:span><text:span text:style-name="T5">debemos</text:span><text:span text:style-name="T6"> </text:span><text:span text:style-name="T5">especificar</text:span><text:span text:style-name="T6"> </text:span><text:span text:style-name="T5">no</text:span><text:span text:style-name="T6"> </text:span><text:span text:style-name="T5">sólo</text:span><text:span text:style-name="T6"> </text:span><text:span text:style-name="T5">el</text:span><text:span text:style-name="T6"> </text:span><text:span text:style-name="T5">estado</text:span><text:span text:style-name="T6"> </text:span><text:span text:style-name="T5">de</text:span><text:span text:style-name="T6"> </text:span><text:span text:style-name="T5">cosas</text:span><text:span text:style-name="T6"> </text:span><text:span text:style-name="T5">que</text:span><text:span text:style-name="T6"> </text:span><text:span text:style-name="T5">representa,</text:span><text:span text:style-name="T6"> </text:span><text:span text:style-name="T5">sino</text:span><text:span text:style-name="T6"> </text:span><text:span text:style-name="T5">también</text:span><text:span text:style-name="T6"> </text:span><text:span text:style-name="T5">cómo</text:span><text:span text:style-name="T6"> </text:span><text:span text:style-name="T5">se</text:span><text:span text:style-name="T6"> </text:span><text:span text:style-name="T5">capta</text:span><text:span text:style-name="T6"> </text:span><text:span text:style-name="T5">ese</text:span><text:span text:style-name="T6"> </text:span><text:soft-page-break/><text:span text:style-name="T5">estado</text:span><text:span text:style-name="T6"> </text:span><text:span text:style-name="T5">de</text:span><text:span text:style-name="T6"> </text:span><text:span text:style-name="T5">cosas.</text:span><text:span text:style-name="T6"> </text:span><text:span text:style-name="T5">Semántica</text:span><text:span text:style-name="T6"> </text:span><text:span text:style-name="T5">exitosa,</text:span><text:span text:style-name="T6"> </text:span><text:span text:style-name="T5">como</text:span><text:span text:style-name="T6"> </text:span><text:span text:style-name="T5">hasta</text:span><text:span text:style-name="T6"> </text:span><text:span text:style-name="T5">ahora</text:span><text:span text:style-name="T6"> </text:span><text:span text:style-name="T5">se</text:span><text:span text:style-name="T6"> </text:span><text:span text:style-name="T5">ha</text:span><text:span text:style-name="T6"> </text:span><text:span text:style-name="T5">formulado,</text:span><text:span text:style-name="T6"> </text:span><text:span text:style-name="T5">no</text:span><text:span text:style-name="T6"> </text:span><text:span text:style-name="T5">nos</text:span><text:span text:style-name="T6"> </text:span><text:span text:style-name="T5">ofrece</text:span><text:span text:style-name="T6"> </text:span><text:span text:style-name="T5">ninguna</text:span><text:span text:style-name="T6"> </text:span><text:span text:style-name="T5">forma</text:span><text:span text:style-name="T6"> </text:span><text:span text:style-name="T5">para</text:span><text:span text:style-name="T6"> </text:span><text:span text:style-name="T5">escoger</text:span><text:span text:style-name="T6"> </text:span><text:span text:style-name="T5">entre</text:span><text:span text:style-name="T6"> </text:span><text:span text:style-name="T5">los</text:span><text:span text:style-name="T6"> </text:span><text:span text:style-name="T5">diferentes</text:span><text:span text:style-name="T6"> </text:span><text:span text:style-name="T5">modos</text:span><text:span text:style-name="T6"> </text:span><text:span text:style-name="T5">de</text:span><text:span text:style-name="T6"> </text:span><text:span text:style-name="T5">presentación</text:span><text:span text:style-name="T6"> </text:span><text:span text:style-name="T5">en</text:span><text:span text:style-name="T6"> </text:span><text:span text:style-name="T5">los</text:span><text:span text:style-name="T6"> </text:span><text:span text:style-name="T5">cuales</text:span><text:span text:style-name="T6"> <text:s/></text:span><text:span text:style-name="T5">un</text:span><text:span text:style-name="T6"> </text:span><text:span text:style-name="T5">solo</text:span><text:span text:style-name="T6"> </text:span><text:span text:style-name="T5">estado</text:span><text:span text:style-name="T6"> </text:span><text:span text:style-name="T5">de</text:span><text:span text:style-name="T6"> </text:span><text:span text:style-name="T5">los</text:span><text:span text:style-name="T6"> </text:span><text:span text:style-name="T5">asuntos</text:span><text:span text:style-name="T6"> </text:span><text:span text:style-name="T5">puede</text:span><text:span text:style-name="T6"> </text:span><text:span text:style-name="T5">ser</text:span><text:span text:style-name="T6"> </text:span><text:span text:style-name="T5">captado.</text:span><text:span text:style-name="T6"> </text:span><text:span text:style-name="T5">Si</text:span><text:span text:style-name="T6"> </text:span><text:span text:style-name="T5">todo</text:span><text:span text:style-name="T6"> </text:span><text:span text:style-name="T5">lo</text:span><text:span text:style-name="T6"> </text:span><text:span text:style-name="T5">que</text:span><text:span text:style-name="T6"> </text:span><text:span text:style-name="T5">tenemos</text:span><text:span text:style-name="T6"> </text:span><text:span text:style-name="T5">para</text:span><text:span text:style-name="T6"> </text:span><text:span text:style-name="T5">seguir</text:span><text:span text:style-name="T6"> </text:span><text:span text:style-name="T5">es</text:span><text:span text:style-name="T6"> </text:span><text:span text:style-name="T5">la</text:span><text:span text:style-name="T6"> </text:span><text:span text:style-name="T5">idea</text:span><text:span text:style-name="T6"> </text:span><text:span text:style-name="T5">de</text:span><text:span text:style-name="T6"> </text:span><text:span text:style-name="T5">que</text:span><text:span text:style-name="T6"> </text:span><text:span text:style-name="T5">una</text:span><text:span text:style-name="T6"> </text:span><text:span text:style-name="T5">creencia</text:span><text:span text:style-name="T6"> </text:span><text:span text:style-name="T5">es</text:span><text:span text:style-name="T6"> </text:span><text:span text:style-name="T5">una</text:span><text:span text:style-name="T6"> </text:span><text:span text:style-name="T5">función</text:span><text:span text:style-name="T6"> <text:s/></text:span><text:span text:style-name="T5">que</text:span><text:span text:style-name="T6"> </text:span><text:span text:style-name="T5">va</text:span><text:span text:style-name="T6"> </text:span><text:span text:style-name="T5">de</text:span><text:span text:style-name="T6"> </text:span><text:span text:style-name="T5">los</text:span><text:span text:style-name="T6"> </text:span><text:span text:style-name="T5">deseos</text:span><text:span text:style-name="T6"> </text:span><text:span text:style-name="T5">a</text:span><text:span text:style-name="T6"> </text:span><text:span text:style-name="T5">las</text:span><text:span text:style-name="T6"> </text:span><text:span text:style-name="T5">acciones</text:span><text:span text:style-name="T6"> </text:span><text:span text:style-name="T5">y</text:span><text:span text:style-name="T6"> </text:span><text:span text:style-name="T5">que</text:span><text:span text:style-name="T6"> </text:span><text:span text:style-name="T5">tienden</text:span><text:span text:style-name="T6"> </text:span><text:span text:style-name="T5">a</text:span><text:span text:style-name="T6"> </text:span><text:span text:style-name="T5">asegurar</text:span><text:span text:style-name="T6"> </text:span><text:span text:style-name="T5">la</text:span><text:span text:style-name="T6"> </text:span><text:span text:style-name="T5">satisfacción</text:span><text:span text:style-name="T6"> </text:span><text:span text:style-name="T5">de</text:span><text:span text:style-name="T6"> </text:span><text:span text:style-name="T5">los</text:span><text:span text:style-name="T6"> </text:span><text:span text:style-name="T5">deseos</text:span><text:span text:style-name="T6"> </text:span><text:span text:style-name="T5">con</text:span><text:span text:style-name="T6"> </text:span><text:span text:style-name="T5">los</text:span><text:span text:style-name="T6"> </text:span><text:span text:style-name="T5">que</text:span><text:span text:style-name="T6"> </text:span><text:span text:style-name="T5">está</text:span><text:span text:style-name="T6"> </text:span><text:span text:style-name="T5">asociada,</text:span><text:span text:style-name="T6"> </text:span><text:span text:style-name="T5">lo</text:span><text:span text:style-name="T6"> </text:span><text:span text:style-name="T5">mejor</text:span><text:span text:style-name="T6"> </text:span><text:span text:style-name="T5">que</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nos</text:span><text:span text:style-name="T6"> </text:span><text:span text:style-name="T5">puede</text:span><text:span text:style-name="T6"> </text:span><text:span text:style-name="T5">ofrecer</text:span><text:span text:style-name="T6"> </text:span><text:span text:style-name="T5">es</text:span><text:span text:style-name="T6"> </text:span><text:span text:style-name="T5">una</text:span><text:span text:style-name="T6"> </text:span><text:span text:style-name="T5">serie</text:span><text:span text:style-name="T6"> </text:span><text:span text:style-name="T5">de</text:span><text:span text:style-name="T6"> </text:span><text:span text:style-name="T5">frases</text:span><text:span text:style-name="T6"> </text:span><text:span text:style-name="T5">que</text:span><text:span text:style-name="T6"> </text:span><text:span text:style-name="T5">reflejan</text:span><text:span text:style-name="T6"> </text:span><text:span text:style-name="T5">las</text:span><text:span text:style-name="T6"> </text:span><text:span text:style-name="T5">diferentes</text:span><text:span text:style-name="T6"> </text:span><text:span text:style-name="T5">manera</text:span><text:span text:style-name="T6"> </text:span><text:span text:style-name="T5">que</text:span><text:span text:style-name="T6"> </text:span><text:span text:style-name="T5">ese</text:span><text:span text:style-name="T6"> </text:span><text:span text:style-name="T5">único</text:span><text:span text:style-name="T6"> </text:span><text:span text:style-name="T5">estado</text:span><text:span text:style-name="T6"> </text:span><text:span text:style-name="T5">de</text:span><text:span text:style-name="T6"> </text:span><text:span text:style-name="T5">cosas</text:span><text:span text:style-name="T6"> </text:span><text:span text:style-name="T5">podría</text:span><text:span text:style-name="T6"> </text:span><text:span text:style-name="T5">ser</text:span><text:span text:style-name="T6"> </text:span><text:span text:style-name="T5">aprehendido.</text:span><text:span text:style-name="T6"> </text:span><text:span text:style-name="T5">Si</text:span><text:span text:style-name="T6"> </text:span><text:span text:style-name="T5">vamos</text:span><text:span text:style-name="T6"> </text:span><text:span text:style-name="T5">a</text:span><text:span text:style-name="T6"> </text:span><text:span text:style-name="T5">utilizar</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como</text:span><text:span text:style-name="T6"> </text:span><text:span text:style-name="T5">una</text:span><text:span text:style-name="T6"> </text:span><text:span text:style-name="T5">herramienta</text:span><text:span text:style-name="T6"> </text:span><text:span text:style-name="T5">para</text:span><text:span text:style-name="T6"> </text:span><text:span text:style-name="T5">capturar</text:span><text:span text:style-name="T6"> </text:span><text:span text:style-name="T5">el</text:span><text:span text:style-name="T6"> </text:span><text:span text:style-name="T5">contenido</text:span><text:span text:style-name="T6"> </text:span><text:span text:style-name="T5">de</text:span><text:span text:style-name="T6"> </text:span><text:span text:style-name="T5">los</text:span><text:span text:style-name="T6"> </text:span><text:span text:style-name="T5">pensamientos</text:span><text:span text:style-name="T6"> </text:span><text:span text:style-name="T5">no</text:span><text:span text:style-name="T6"> </text:span><text:span text:style-name="T5">lingüísticos,</text:span><text:span text:style-name="T6"> </text:span><text:span text:style-name="T5">tiene</text:span><text:span text:style-name="T6"> </text:span><text:span text:style-name="T5">que</text:span><text:span text:style-name="T6"> </text:span><text:span text:style-name="T5">proporcionarnos</text:span><text:span text:style-name="T6"> </text:span><text:span text:style-name="T5">en</text:span><text:span text:style-name="T6"> </text:span><text:span text:style-name="T5">una</text:span><text:span text:style-name="T6"> </text:span><text:span text:style-name="T5">frase,</text:span><text:span text:style-name="T6"> </text:span><text:span text:style-name="T5">una</text:span><text:span text:style-name="T6"> </text:span><text:span text:style-name="T5">sola</text:span><text:span text:style-name="T6"> </text:span><text:span text:style-name="T5">frase</text:span><text:span text:style-name="T6"> </text:span><text:span text:style-name="T5">que</text:span><text:span text:style-name="T6"> </text:span><text:span text:style-name="T5">da</text:span><text:span text:style-name="T6"> </text:span><text:span text:style-name="T5">el</text:span><text:span text:style-name="T6"> </text:span><text:span text:style-name="T5">contenido</text:span><text:span text:style-name="T6"> </text:span><text:span text:style-name="T5">determinado</text:span><text:span text:style-name="T6"> </text:span><text:span text:style-name="T5">de</text:span><text:span text:style-name="T6"> </text:span><text:span text:style-name="T5">la</text:span><text:span text:style-name="T6"> </text:span><text:span text:style-name="T5">creencia</text:span><text:span text:style-name="T6"> </text:span><text:span text:style-name="T5">en</text:span><text:span text:style-name="T6"> </text:span><text:span text:style-name="T5">cuestión.</text:span><text:span text:style-name="T6"> </text:span><text:span text:style-name="T5">La</text:span><text:span text:style-name="T6"> </text:span><text:span text:style-name="T5">primera</text:span><text:span text:style-name="T6"> </text:span><text:span text:style-name="T5">pregunta</text:span><text:span text:style-name="T6"> </text:span><text:span text:style-name="T5">es</text:span><text:span text:style-name="T6"> </text:span><text:span text:style-name="T5">entonces:</text:span><text:span text:style-name="T6"> </text:span><text:span text:style-name="T5">¿Cómo</text:span><text:span text:style-name="T6"> </text:span><text:span text:style-name="T5">vamos</text:span><text:span text:style-name="T6"> </text:span><text:span text:style-name="T5">a</text:span><text:span text:style-name="T6"> </text:span><text:span text:style-name="T5">ir</text:span><text:span text:style-name="T6"> </text:span><text:span text:style-name="T5">eliminando</text:span><text:span text:style-name="T6"> </text:span><text:span text:style-name="T5">las</text:span><text:span text:style-name="T6"> </text:span><text:span text:style-name="T5">frases</text:span><text:span text:style-name="T6"> </text:span><text:span text:style-name="T5">que</text:span><text:span text:style-name="T6"> </text:span><text:span text:style-name="T5">no</text:span><text:span text:style-name="T6"> </text:span><text:span text:style-name="T5">especifican</text:span><text:span text:style-name="T6"> </text:span><text:span text:style-name="T5">correctamente</text:span><text:span text:style-name="T6"> </text:span><text:span text:style-name="T5">el</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n</text:span><text:span text:style-name="T6"> </text:span><text:span text:style-name="T5">con</text:span><text:span text:style-name="T6"> </text:span><text:span text:style-name="T5">el</text:span><text:span text:style-name="T6"> </text:span><text:span text:style-name="T5">cual</text:span><text:span text:style-name="T6"> </text:span><text:span text:style-name="T5">se</text:span><text:span text:style-name="T6"> </text:span><text:span text:style-name="T5">aprehende</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p>
      <text:p text:style-name="P6"><text:span text:style-name="T6"><text:s/></text:span><text:span text:style-name="T5">Llamaremos</text:span><text:span text:style-name="T6"> </text:span><text:span text:style-name="T5">a</text:span><text:span text:style-name="T6"> </text:span><text:span text:style-name="T5">esto</text:span><text:span text:style-name="T6"> </text:span><text:span text:style-name="T5">el</text:span><text:span text:style-name="T6"> </text:span><text:span text:style-name="T5">problema</text:span><text:span text:style-name="T6"> </text:span><text:span text:style-name="T5">del</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sto</text:span><text:span text:style-name="T6"> </text:span><text:span text:style-name="T5">es,</text:span><text:span text:style-name="T6"> </text:span><text:span text:style-name="T5">en</text:span><text:span text:style-name="T6"> </text:span><text:span text:style-name="T5">efecto,</text:span><text:span text:style-name="T6"> </text:span><text:span text:style-name="T5">el</text:span><text:span text:style-name="T6"> </text:span><text:span text:style-name="T5">problema</text:span><text:span text:style-name="T6"> </text:span><text:span text:style-name="T5">de</text:span><text:span text:style-name="T6"> </text:span><text:span text:style-name="T5">explicar</text:span><text:span text:style-name="T6"> </text:span><text:span text:style-name="T5">cómo</text:span><text:span text:style-name="T6"> </text:span><text:span text:style-name="T5">podemos</text:span><text:span text:style-name="T6"> </text:span><text:span text:style-name="T5">dar</text:span><text:span text:style-name="T6"> </text:span><text:span text:style-name="T5">una</text:span><text:span text:style-name="T6"> </text:span><text:span text:style-name="T5">especificación</text:span><text:span text:style-name="T6"> </text:span><text:span text:style-name="T5">canónica</text:span><text:span text:style-name="T6"> </text:span><text:span text:style-name="T5">a</text:span><text:span text:style-name="T6"> </text:span><text:span text:style-name="T5">un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siendo</text:span><text:span text:style-name="T6"> </text:span><text:span text:style-name="T5">una</text:span><text:span text:style-name="T6"> </text:span><text:span text:style-name="T5">descripción</text:span><text:span text:style-name="T6"> </text:span><text:span text:style-name="T5">canónica</text:span><text:span text:style-name="T6"> </text:span><text:span text:style-name="T5">la</text:span><text:span text:style-name="T6"> </text:span><text:span text:style-name="T5">que</text:span><text:span text:style-name="T6"> </text:span><text:span text:style-name="T5">refleja</text:span><text:span text:style-name="T6"> </text:span><text:span text:style-name="T5">la</text:span><text:span text:style-name="T6"> </text:span><text:span text:style-name="T5">forma</text:span><text:span text:style-name="T6"> </text:span><text:span text:style-name="T5">en</text:span><text:span text:style-name="T6"> </text:span><text:span text:style-name="T5">que</text:span><text:span text:style-name="T6"> </text:span><text:span text:style-name="T5">se</text:span><text:span text:style-name="T6"> </text:span><text:span text:style-name="T5">captó</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por</text:span><text:span text:style-name="T6"> </text:span><text:span text:style-name="T5">la</text:span><text:span text:style-name="T6"> </text:span><text:span text:style-name="T5">criatura</text:span><text:span text:style-name="T6"> </text:span><text:span text:style-name="T5">en</text:span><text:span text:style-name="T6"> </text:span><text:span text:style-name="T5">cuestión.</text:span><text:span text:style-name="T6"> </text:span><text:span text:style-name="T5">Tal</text:span><text:span text:style-name="T6"> </text:span><text:span text:style-name="T5">especificación</text:span><text:span text:style-name="T6"> </text:span><text:span text:style-name="T5">canónica</text:span><text:span text:style-name="T6"> </text:span><text:span text:style-name="T5">será</text:span><text:span text:style-name="T6"> </text:span><text:span text:style-name="T5">la</text:span><text:span text:style-name="T6"> </text:span><text:span text:style-name="T5">especificación</text:span><text:span text:style-name="T6"> </text:span><text:span text:style-name="T5">de</text:span><text:span text:style-name="T6"> </text:span><text:span text:style-name="T5">un</text:span><text:span text:style-name="T6"> </text:span><text:span text:style-name="T5">pensamiento</text:span><text:span text:style-name="T6"> </text:span><text:span text:style-name="T5">completo.</text:span><text:span text:style-name="T6"> </text:span><text:span text:style-name="T5">El</text:span><text:span text:style-name="T6"> </text:span><text:span text:style-name="T5">tipo</text:span><text:span text:style-name="T6"> </text:span><text:span text:style-name="T5">más</text:span><text:span text:style-name="T6"> </text:span><text:span text:style-name="T5">simple</text:span><text:span text:style-name="T6"> </text:span><text:span text:style-name="T5">de</text:span><text:span text:style-name="T6"> </text:span><text:span text:style-name="T5">pensamiento</text:span><text:span text:style-name="T6"> </text:span><text:span text:style-name="T5">es</text:span><text:span text:style-name="T6"> </text:span><text:span text:style-name="T5">el</text:span><text:span text:style-name="T6"> </text:span><text:span text:style-name="T5">que</text:span><text:span text:style-name="T6"> </text:span><text:span text:style-name="T5">puede</text:span><text:span text:style-name="T6"> </text:span><text:span text:style-name="T5">ser</text:span><text:span text:style-name="T6"> </text:span><text:span text:style-name="T5">especificado</text:span><text:span text:style-name="T6"> </text:span><text:span text:style-name="T5">en</text:span><text:span text:style-name="T6"> </text:span><text:span text:style-name="T5">una</text:span><text:span text:style-name="T6"> </text:span><text:span text:style-name="T5">proposición</text:span><text:span text:style-name="T6"> </text:span><text:span text:style-name="T5">atómica.</text:span><text:span text:style-name="T6"> </text:span><text:span text:style-name="T5">Podemos</text:span><text:span text:style-name="T6"> </text:span><text:span text:style-name="T5">llamar</text:span><text:span text:style-name="T6"> </text:span><text:span text:style-name="T5">a</text:span><text:span text:style-name="T6"> </text:span><text:span text:style-name="T5">esto</text:span><text:span text:style-name="T6"> </text:span><text:span text:style-name="T5">un</text:span><text:span text:style-name="T6"> </text:span><text:span text:style-name="T5">pensamiento</text:span><text:span text:style-name="T6"> </text:span><text:span text:style-name="T5">atómico.</text:span><text:span text:style-name="T6"> </text:span><text:span text:style-name="T5">Es</text:span><text:span text:style-name="T6"> </text:span><text:span text:style-name="T5">un</text:span><text:span text:style-name="T6"> </text:span><text:span text:style-name="T5">pensamiento</text:span><text:span text:style-name="T6"> </text:span><text:span text:style-name="T5">al</text:span><text:span text:style-name="T6"> </text:span><text:span text:style-name="T5">efecto</text:span><text:span text:style-name="T6"> </text:span><text:span text:style-name="T5">de</text:span><text:span text:style-name="T6"> </text:span><text:span text:style-name="T5">que</text:span><text:span text:style-name="T6"> </text:span><text:span text:style-name="T5">un</text:span><text:span text:style-name="T6"> </text:span><text:span text:style-name="T5">cierto</text:span><text:span text:style-name="T6"> </text:span><text:span text:style-name="T5">individuo</text:span><text:span text:style-name="T6"> </text:span><text:span text:style-name="T5">(con</text:span><text:span text:style-name="T6"> </text:span><text:span text:style-name="T5">respecto</text:span><text:span text:style-name="T6"> </text:span><text:span text:style-name="T5">a</text:span><text:span text:style-name="T6"> </text:span><text:span text:style-name="T5">una</text:span><text:span text:style-name="T6"> </text:span><text:span text:style-name="T5">ontología</text:span><text:span text:style-name="T6"> </text:span><text:span text:style-name="T5">particular)</text:span><text:span text:style-name="T6"> </text:span><text:span text:style-name="T5">tiene</text:span><text:span text:style-name="T6"> </text:span><text:span text:style-name="T5">cierta</text:span><text:span text:style-name="T6"> </text:span><text:span text:style-name="T5">propiedad.</text:span><text:span text:style-name="T6"> </text:span><text:span text:style-name="T5">En</text:span><text:span text:style-name="T6"> </text:span><text:span text:style-name="T5">el</text:span><text:span text:style-name="T6"> </text:span><text:span text:style-name="T5">caso</text:span><text:span text:style-name="T6"> </text:span><text:span text:style-name="T5">de</text:span><text:span text:style-name="T6"> </text:span><text:span text:style-name="T5">los</text:span><text:span text:style-name="T6"> </text:span><text:span text:style-name="T5">pensamientos</text:span><text:span text:style-name="T6"> </text:span><text:span text:style-name="T5">atómicos</text:span><text:span text:style-name="T6"> </text:span><text:span text:style-name="T5">habrá</text:span><text:span text:style-name="T6"> </text:span><text:span text:style-name="T5">dos</text:span><text:span text:style-name="T6"> </text:span><text:span text:style-name="T5">aspectos</text:span><text:span text:style-name="T6"> </text:span><text:span text:style-name="T5">de</text:span><text:span text:style-name="T6"> </text:span><text:span text:style-name="T5">la</text:span><text:span text:style-name="T6"> </text:span><text:span text:style-name="T5">especificación</text:span><text:span text:style-name="T6"> </text:span><text:span text:style-name="T5">canónica</text:span><text:span text:style-name="T6"> </text:span><text:span text:style-name="T5">de</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lo</text:span><text:span text:style-name="T6"> </text:span><text:span text:style-name="T5">que</text:span><text:span text:style-name="T6"> </text:span><text:span text:style-name="T5">corresponde</text:span><text:span text:style-name="T6"> </text:span><text:span text:style-name="T5">al</text:span><text:span text:style-name="T6"> </text:span><text:span text:style-name="T5">nominativo</text:span><text:span text:style-name="T6"> </text:span><text:span text:style-name="T5">y</text:span><text:span text:style-name="T6"> </text:span><text:span text:style-name="T5">predicativo</text:span><text:span text:style-name="T6"> </text:span><text:span text:style-name="T5">pensamiento-constitutivos.</text:span><text:span text:style-name="T6"> </text:span><text:span text:style-name="T5">En</text:span><text:span text:style-name="T6"> </text:span><text:span text:style-name="T5">consecuencia,</text:span><text:span text:style-name="T6"> </text:span><text:span text:style-name="T5">habrá</text:span><text:span text:style-name="T6"> </text:span><text:span text:style-name="T5">dos</text:span><text:span text:style-name="T6"> </text:span><text:span text:style-name="T5">dimensiones</text:span><text:span text:style-name="T6"> </text:span><text:span text:style-name="T5">en</text:span><text:span text:style-name="T6"> </text:span><text:span text:style-name="T5">el</text:span><text:span text:style-name="T6"> </text:span><text:span text:style-name="T5">modo</text:span><text:span text:style-name="T6"> </text:span><text:span text:style-name="T5">de</text:span><text:span text:style-name="T6"> </text:span><text:span text:style-name="T5">presentación</text:span><text:span text:style-name="T6"> </text:span><text:span text:style-name="T5">del</text:span><text:span text:style-name="T6"> </text:span><text:span text:style-name="T5">problema.</text:span><text:span text:style-name="T6"> </text:span><text:span text:style-name="T5">La</text:span><text:span text:style-name="T6"> </text:span><text:span text:style-name="T5">primera</text:span><text:span text:style-name="T6"> </text:span><text:span text:style-name="T5">dimensión</text:span><text:span text:style-name="T6"> </text:span><text:span text:style-name="T5">es</text:span><text:span text:style-name="T6"> </text:span><text:span text:style-name="T5">específicamente</text:span><text:span text:style-name="T6"> </text:span><text:span text:style-name="T5">de</text:span><text:span text:style-name="T6"> </text:span><text:span text:style-name="T5">un</text:span><text:span text:style-name="T6"> </text:span><text:span text:style-name="T5">concepto</text:span><text:span text:style-name="T6"> </text:span><text:span text:style-name="T5">de</text:span><text:span text:style-name="T6"> </text:span><text:span text:style-name="T5">modo</text:span><text:span text:style-name="T6"> </text:span><text:span text:style-name="T5">de</text:span><text:span text:style-name="T6"> </text:span><text:span text:style-name="T5">presentación</text:span><text:span text:style-name="T6"> </text:span><text:span text:style-name="T5">que</text:span><text:span text:style-name="T6"> </text:span><text:span text:style-name="T5">se</text:span><text:span text:style-name="T6"> </text:span><text:span text:style-name="T5">puede</text:span><text:span text:style-name="T6"> </text:span><text:span text:style-name="T5">implementar</text:span><text:span text:style-name="T6"> </text:span><text:span text:style-name="T5">en</text:span><text:span text:style-name="T6"> </text:span><text:span text:style-name="T5">el</text:span><text:span text:style-name="T6"> </text:span><text:span text:style-name="T5">elemento</text:span><text:span text:style-name="T6"> </text:span><text:span text:style-name="T5">nominativo</text:span><text:span text:style-name="T6"> </text:span><text:span text:style-name="T5">de</text:span><text:span text:style-name="T6"> </text:span><text:span text:style-name="T5">un</text:span><text:span text:style-name="T6"> </text:span><text:span text:style-name="T5">pensamiento-adscripción,</text:span><text:span text:style-name="T6"> </text:span><text:span text:style-name="T5">es</text:span><text:span text:style-name="T6"> </text:span><text:span text:style-name="T5">decir,</text:span><text:span text:style-name="T6"> </text:span><text:span text:style-name="T5">para</text:span><text:span text:style-name="T6"> </text:span><text:span text:style-name="T5">explicar</text:span><text:span text:style-name="T6"> </text:span><text:span text:style-name="T5">lo</text:span><text:span text:style-name="T6"> </text:span><text:span text:style-name="T5">que</text:span><text:span text:style-name="T6"> </text:span><text:span text:style-name="T5">es</text:span><text:span text:style-name="T6"> </text:span><text:span text:style-name="T5">para</text:span><text:span text:style-name="T6"> </text:span><text:span text:style-name="T5">una</text:span><text:span text:style-name="T6"> </text:span><text:span text:style-name="T5">criatura</text:span><text:span text:style-name="T6"> </text:span><text:span text:style-name="T5">no</text:span><text:span text:style-name="T6"> </text:span><text:span text:style-name="T5">lingüística</text:span><text:span text:style-name="T6"> </text:span><text:span text:style-name="T5">el</text:span><text:span text:style-name="T6"> </text:span><text:span text:style-name="T5">captar</text:span><text:span text:style-name="T6"> </text:span><text:span text:style-name="T5">una</text:span><text:span text:style-name="T6"> </text:span><text:span text:style-name="T5">cosa</text:span><text:span text:style-name="T6"> </text:span><text:span text:style-name="T5">particular</text:span><text:span text:style-name="T6"> </text:span><text:span text:style-name="T5">en</text:span><text:span text:style-name="T6"> </text:span><text:span text:style-name="T5">un</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n</text:span><text:span text:style-name="T6"> </text:span><text:span text:style-name="T5">lugar</text:span><text:span text:style-name="T6"> </text:span><text:span text:style-name="T5">de</text:span><text:span text:style-name="T6"> <text:s/></text:span><text:span text:style-name="T5">otro.</text:span><text:span text:style-name="T6"> </text:span><text:span text:style-name="T5">Este</text:span><text:span text:style-name="T6"> </text:span><text:span text:style-name="T5">es</text:span><text:span text:style-name="T6"> </text:span><text:span text:style-name="T5">el</text:span><text:span text:style-name="T6"> </text:span><text:span text:style-name="T5">tema</text:span><text:span text:style-name="T6"> </text:span><text:span text:style-name="T5">de</text:span><text:span text:style-name="T6"> </text:span><text:span text:style-name="T5">la</text:span><text:span text:style-name="T6"> </text:span><text:span text:style-name="T5">sección</text:span><text:span text:style-name="T6"> </text:span><text:span text:style-name="T5">5.1.</text:span><text:span text:style-name="T6"> </text:span><text:span text:style-name="T5">La</text:span><text:span text:style-name="T6"> </text:span><text:span text:style-name="T5">segunda</text:span><text:span text:style-name="T6"> </text:span><text:span text:style-name="T5">dimensión</text:span><text:span text:style-name="T6"> </text:span><text:span text:style-name="T5">del</text:span><text:span text:style-name="T6"> </text:span><text:span text:style-name="T5">problema</text:span><text:span text:style-name="T6"> </text:span><text:span text:style-name="T5">de</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s</text:span><text:span text:style-name="T6"> </text:span><text:span text:style-name="T5">explicar</text:span><text:span text:style-name="T6"> </text:span><text:span text:style-name="T5">cómo</text:span><text:span text:style-name="T6"> </text:span><text:span text:style-name="T5">la</text:span><text:span text:style-name="T6"> </text:span><text:span text:style-name="T5">noción</text:span><text:span text:style-name="T6"> </text:span><text:span text:style-name="T5">de</text:span><text:span text:style-name="T6"> </text:span><text:span text:style-name="T5">un</text:span><text:span text:style-name="T6"> </text:span><text:span text:style-name="T5">modo</text:span><text:span text:style-name="T6"> </text:span><text:span text:style-name="T5">de</text:span><text:span text:style-name="T6"> </text:span><text:span text:style-name="T5">presentación</text:span><text:span text:style-name="T6"> </text:span><text:span text:style-name="T5">puede</text:span><text:span text:style-name="T6"> </text:span><text:span text:style-name="T5">ser</text:span><text:span text:style-name="T6"> </text:span><text:span text:style-name="T5">aplicada</text:span><text:span text:style-name="T6"> </text:span><text:span text:style-name="T5">en</text:span><text:span text:style-name="T6"> </text:span><text:span text:style-name="T5">el</text:span><text:span text:style-name="T6"> </text:span><text:span text:style-name="T5">elemento</text:span><text:span text:style-name="T6"> </text:span><text:span text:style-name="T5">predicativo</text:span><text:span text:style-name="T6"> </text:span><text:span text:style-name="T5">de</text:span><text:span text:style-name="T6"> </text:span><text:span text:style-name="T5">un</text:span><text:span text:style-name="T6"> </text:span><text:span text:style-name="T5">pensamiento-adscripción,</text:span><text:span text:style-name="T6"> </text:span><text:span text:style-name="T5">es</text:span><text:span text:style-name="T6"> </text:span><text:span text:style-name="T5">decir,</text:span><text:span text:style-name="T6"> </text:span><text:span text:style-name="T5">cómo</text:span><text:span text:style-name="T6"> </text:span><text:span text:style-name="T5">una</text:span><text:span text:style-name="T6"> </text:span><text:span text:style-name="T5">determinada</text:span><text:span text:style-name="T6"> </text:span><text:span text:style-name="T5">propiedad</text:span><text:span text:style-name="T6"> </text:span><text:span text:style-name="T5">puede</text:span><text:span text:style-name="T6"> </text:span><text:span text:style-name="T5">ser</text:span><text:span text:style-name="T6"> </text:span><text:span text:style-name="T5">aprehendida</text:span><text:span text:style-name="T6"> </text:span><text:span text:style-name="T5">de</text:span><text:span text:style-name="T6"> </text:span><text:span text:style-name="T5">diferentes</text:span><text:span text:style-name="T6"> </text:span><text:span text:style-name="T5">formas.</text:span><text:span text:style-name="T6"> </text:span><text:span text:style-name="T5">Esto</text:span><text:span text:style-name="T6"> </text:span><text:span text:style-name="T5">se</text:span><text:span text:style-name="T6"> </text:span><text:span text:style-name="T5">analiza</text:span><text:span text:style-name="T6"> </text:span><text:span text:style-name="T5">en</text:span><text:span text:style-name="T6"> </text:span><text:span text:style-name="T5">la</text:span><text:span text:style-name="T6"> </text:span><text:span text:style-name="T5">sección</text:span><text:span text:style-name="T6"> </text:span><text:span text:style-name="T5">5.2.</text:span><text:span text:style-name="T6"> </text:span><text:span text:style-name="T5">En</text:span><text:span text:style-name="T6"> </text:span><text:span text:style-name="T5">la</text:span><text:span text:style-name="T6"> </text:span><text:span text:style-name="T5">sección</text:span><text:span text:style-name="T6"> </text:span><text:span text:style-name="T5">final</text:span><text:span text:style-name="T6"> </text:span><text:soft-page-break/><text:span text:style-name="T5">del</text:span><text:span text:style-name="T6"> </text:span><text:span text:style-name="T5">capítulo</text:span><text:span text:style-name="T6"> </text:span><text:span text:style-name="T5">I</text:span><text:span text:style-name="T6"> </text:span><text:span text:style-name="T5">proveemos</text:span><text:span text:style-name="T6"> </text:span><text:span text:style-name="T5">una</text:span><text:span text:style-name="T6"> </text:span><text:span text:style-name="T5">visión</text:span><text:span text:style-name="T6"> </text:span><text:span text:style-name="T5">general</text:span><text:span text:style-name="T6"> </text:span><text:span text:style-name="T5">de</text:span><text:span text:style-name="T6"> </text:span><text:span text:style-name="T5">cómo</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se</text:span><text:span text:style-name="T6"> </text:span><text:span text:style-name="T5">puede</text:span><text:span text:style-name="T6"> </text:span><text:span text:style-name="T5">implementar</text:span><text:span text:style-name="T6"> </text:span><text:span text:style-name="T5">para</text:span><text:span text:style-name="T6"> </text:span><text:span text:style-name="T5">dar</text:span><text:span text:style-name="T6"> </text:span><text:span text:style-name="T5">sentido</text:span><text:span text:style-name="T6"> </text:span><text:span text:style-name="T5">a</text:span><text:span text:style-name="T6"> </text:span><text:span text:style-name="T5">la</text:span><text:span text:style-name="T6"> </text:span><text:span text:style-name="T5">atribución</text:span><text:span text:style-name="T6"> </text:span><text:span text:style-name="T5">de</text:span><text:span text:style-name="T6"> </text:span><text:span text:style-name="T5">los</text:span><text:span text:style-name="T6"> </text:span><text:span text:style-name="T5">pensamientos</text:span><text:span text:style-name="T6"> </text:span><text:span text:style-name="T5">a</text:span><text:span text:style-name="T6"> </text:span><text:span text:style-name="T5">las</text:span><text:span text:style-name="T6"> </text:span><text:span text:style-name="T5">criaturas</text:span><text:span text:style-name="T6"> </text:span><text:span text:style-name="T5">no</text:span><text:span text:style-name="T6"> </text:span><text:span text:style-name="T5">lingüísticas.</text:span></text:p>
      <text:p text:style-name="P7"/>
      <text:p text:style-name="P5">5.1<text:span text:style-name="T12"> </text:span>Las<text:span text:style-name="T12"> </text:span>personas,<text:span text:style-name="T12"> </text:span>los<text:span text:style-name="T12"> </text:span>modos<text:span text:style-name="T12"> </text:span>de<text:span text:style-name="T12"> </text:span>presentación,<text:span text:style-name="T12"> </text:span>y<text:span text:style-name="T12"> </text:span>el<text:span text:style-name="T12"> </text:span>problema<text:span text:style-name="T12"> </text:span>Sortal</text:p>
      <text:p text:style-name="P6"><text:span text:style-name="T5">La</text:span><text:span text:style-name="T6"> </text:span><text:span text:style-name="T5">condición</text:span><text:span text:style-name="T6"> </text:span><text:span text:style-name="T5">de</text:span><text:span text:style-name="T6"> </text:span><text:span text:style-name="T5">la</text:span><text:span text:style-name="T6"> </text:span><text:span text:style-name="T5">utilidad</text:span><text:span text:style-name="T6"> </text:span><text:span text:style-name="T5">de</text:span><text:span text:style-name="T6"> </text:span><text:span text:style-name="T5">una</text:span><text:span text:style-name="T6"> </text:span><text:span text:style-name="T5">creencia</text:span><text:span text:style-name="T6"> </text:span><text:span text:style-name="T5">es</text:span><text:span text:style-name="T6"> </text:span><text:span text:style-name="T5">un</text:span><text:span text:style-name="T6"> </text:span><text:span text:style-name="T5">estado</text:span><text:span text:style-name="T6"> </text:span><text:span text:style-name="T5">de</text:span><text:span text:style-name="T6"> </text:span><text:span text:style-name="T5">cosas</text:span><text:span text:style-name="T6"> </text:span><text:span text:style-name="T5">construible</text:span><text:span text:style-name="T6"> </text:span><text:span text:style-name="T5">en</text:span><text:span text:style-name="T6"> </text:span><text:span text:style-name="T5">términos</text:span><text:span text:style-name="T6"> </text:span><text:span text:style-name="T5">puramente</text:span><text:span text:style-name="T6"> </text:span><text:span text:style-name="T5">extensionales.</text:span><text:span text:style-name="T6"> </text:span><text:span text:style-name="T5">Puede</text:span><text:span text:style-name="T6"> </text:span><text:span text:style-name="T5">especificarse</text:span><text:span text:style-name="T6"> </text:span><text:span text:style-name="T5">adecuadamente</text:span><text:span text:style-name="T6"> </text:span><text:span text:style-name="T5">a</text:span><text:span text:style-name="T6"> </text:span><text:span text:style-name="T5">pesar</text:span><text:span text:style-name="T6"> </text:span><text:span text:style-name="T5">de</text:span><text:span text:style-name="T6"> </text:span><text:span text:style-name="T5">que</text:span><text:span text:style-name="T6"> </text:span><text:span text:style-name="T5">no</text:span><text:span text:style-name="T6"> </text:span><text:span text:style-name="T5">refleja</text:span><text:span text:style-name="T6"> </text:span><text:span text:style-name="T5">la</text:span><text:span text:style-name="T6"> </text:span><text:span text:style-name="T5">perspectiva</text:span><text:span text:style-name="T6"> </text:span><text:span text:style-name="T5">del</text:span><text:span text:style-name="T6"> </text:span><text:span text:style-name="T5">organismo</text:span><text:span text:style-name="T6"> </text:span><text:span text:style-name="T5">sobre</text:span><text:span text:style-name="T6"> </text:span><text:span text:style-name="T5">el</text:span><text:span text:style-name="T6"> </text:span><text:span text:style-name="T5">mundo.</text:span><text:span text:style-name="T6"> </text:span><text:span text:style-name="T5">Sin</text:span><text:span text:style-name="T6"> </text:span><text:span text:style-name="T5">embargo,</text:span><text:span text:style-name="T6"> </text:span><text:span text:style-name="T5">a</text:span><text:span text:style-name="T6"> </text:span><text:span text:style-name="T5">pesar</text:span><text:span text:style-name="T6"> </text:span><text:span text:style-name="T5">de</text:span><text:span text:style-name="T6"> </text:span><text:span text:style-name="T5">las</text:span><text:span text:style-name="T6"> </text:span><text:span text:style-name="T5">condiciones</text:span><text:span text:style-name="T6"> </text:span><text:span text:style-name="T5">de</text:span><text:span text:style-name="T6"> </text:span><text:span text:style-name="T5">utilidad</text:span><text:span text:style-name="T6"> </text:span><text:span text:style-name="T5">extensional</text:span><text:span text:style-name="T6"> </text:span><text:span text:style-name="T5">de</text:span><text:span text:style-name="T6"> </text:span><text:span text:style-name="T5">una</text:span><text:span text:style-name="T6"> </text:span><text:span text:style-name="T5">creencia</text:span><text:span text:style-name="T6"> </text:span><text:span text:style-name="T5">puede</text:span><text:span text:style-name="T6"> </text:span><text:span text:style-name="T5">ser</text:span><text:span text:style-name="T6"> </text:span><text:span text:style-name="T5">lo</text:span><text:span text:style-name="T6"> </text:span><text:span text:style-name="T5">que</text:span><text:span text:style-name="T6"> </text:span><text:span text:style-name="T5">asegura</text:span><text:span text:style-name="T6"> </text:span><text:span text:style-name="T5">la</text:span><text:span text:style-name="T6"> </text:span><text:span text:style-name="T5">satisfacción</text:span><text:span text:style-name="T6"> </text:span><text:span text:style-name="T5">de</text:span><text:span text:style-name="T6"> </text:span><text:span text:style-name="T5">los</text:span><text:span text:style-name="T6"> </text:span><text:span text:style-name="T5">dese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asocia</text:span><text:span text:style-name="T6"> </text:span><text:span text:style-name="T5">esa</text:span><text:span text:style-name="T6"> </text:span><text:span text:style-name="T5">creencia,</text:span><text:span text:style-name="T6"> </text:span><text:span text:style-name="T5">no</text:span><text:span text:style-name="T6"> </text:span><text:span text:style-name="T5">podemos</text:span><text:span text:style-name="T6"> </text:span><text:span text:style-name="T5">entender</text:span><text:span text:style-name="T6"> </text:span><text:span text:style-name="T5">por</text:span><text:span text:style-name="T6"> </text:span><text:span text:style-name="T5">qué</text:span><text:span text:style-name="T6"> </text:span><text:span text:style-name="T5">una</text:span><text:span text:style-name="T6"> </text:span><text:span text:style-name="T5">criatura</text:span><text:span text:style-name="T6"> </text:span><text:span text:style-name="T5">actúa</text:span><text:span text:style-name="T6"> </text:span><text:span text:style-name="T5">como</text:span><text:span text:style-name="T6"> </text:span><text:span text:style-name="T5">lo</text:span><text:span text:style-name="T6"> </text:span><text:span text:style-name="T5">hace,</text:span><text:span text:style-name="T6"> </text:span><text:span text:style-name="T5">o</text:span><text:span text:style-name="T6"> </text:span><text:span text:style-name="T5">predecir</text:span><text:span text:style-name="T6"> </text:span><text:span text:style-name="T5">cómo</text:span><text:span text:style-name="T6"> </text:span><text:span text:style-name="T5">va</text:span><text:span text:style-name="T6"> </text:span><text:span text:style-name="T5">a</text:span><text:span text:style-name="T6"> </text:span><text:span text:style-name="T5">actuar,</text:span><text:span text:style-name="T6"> </text:span><text:span text:style-name="T5">simplemente</text:span><text:span text:style-name="T6"> </text:span><text:span text:style-name="T5">haciendo</text:span><text:span text:style-name="T6"> </text:span><text:span text:style-name="T5">referencia</text:span><text:span text:style-name="T6"> </text:span><text:span text:style-name="T5">a</text:span><text:span text:style-name="T6"> </text:span><text:span text:style-name="T5">un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puramente</text:span><text:span text:style-name="T6"> </text:span><text:span text:style-name="T5">extensional.</text:span><text:span text:style-name="T6"> </text:span><text:span text:style-name="T5">La</text:span><text:span text:style-name="T6"> </text:span><text:span text:style-name="T5">noción</text:span><text:span text:style-name="T6"> </text:span><text:span text:style-name="T5">de</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de</text:span><text:span text:style-name="T6"> </text:span><text:span text:style-name="T5">una</text:span><text:span text:style-name="T6"> </text:span><text:span text:style-name="T5">creencia</text:span><text:span text:style-name="T6"> </text:span><text:span text:style-name="T5">tiene</text:span><text:span text:style-name="T6"> </text:span><text:span text:style-name="T5">dos</text:span><text:span text:style-name="T6"> </text:span><text:span text:style-name="T5">funciones.</text:span><text:span text:style-name="T6"> </text:span><text:span text:style-name="T5">Por</text:span><text:span text:style-name="T6"> </text:span><text:span text:style-name="T5">un</text:span><text:span text:style-name="T6"> </text:span><text:span text:style-name="T5">lado</text:span><text:span text:style-name="T6"> </text:span><text:span text:style-name="T5">tiene</text:span><text:span text:style-name="T6"> </text:span><text:span text:style-name="T5">que</text:span><text:span text:style-name="T6"> </text:span><text:span text:style-name="T5">ser</text:span><text:span text:style-name="T6"> </text:span><text:span text:style-name="T5">tal</text:span><text:span text:style-name="T6"> </text:span><text:span text:style-name="T5">que</text:span><text:span text:style-name="T6"> </text:span><text:span text:style-name="T5">las</text:span><text:span text:style-name="T6"> </text:span><text:span text:style-name="T5">creencias</text:span><text:span text:style-name="T6"> </text:span><text:span text:style-name="T5">reales</text:span><text:span text:style-name="T6"> </text:span><text:span text:style-name="T5">harán</text:span><text:span text:style-name="T6"> </text:span><text:span text:style-name="T5">las</text:span><text:span text:style-name="T6"> </text:span><text:span text:style-name="T5">acciones</text:span><text:span text:style-name="T6"> </text:span><text:span text:style-name="T5">que</text:span><text:span text:style-name="T6"> </text:span><text:span text:style-name="T5">satisfagan</text:span><text:span text:style-name="T6"> </text:span><text:span text:style-name="T5">los</text:span><text:span text:style-name="T6"> </text:span><text:span text:style-name="T5">deseos.</text:span><text:span text:style-name="T6"> </text:span><text:span text:style-name="T5">Para</text:span><text:span text:style-name="T6"> </text:span><text:span text:style-name="T5">esto,</text:span><text:span text:style-name="T6"> </text:span><text:span text:style-name="T5">la</text:span><text:span text:style-name="T6"> </text:span><text:span text:style-name="T5">noción</text:span><text:span text:style-name="T6"> </text:span><text:span text:style-name="T5">puramente</text:span><text:span text:style-name="T6"> </text:span><text:span text:style-name="T5">extensional</text:span><text:span text:style-name="T6"> </text:span><text:span text:style-name="T5">bastará.</text:span><text:span text:style-name="T6"> </text:span><text:span text:style-name="T5">Por</text:span><text:span text:style-name="T6"> </text:span><text:span text:style-name="T5">otro</text:span><text:span text:style-name="T6"> </text:span><text:span text:style-name="T5">lado,</text:span><text:span text:style-name="T6"> </text:span><text:span text:style-name="T5">tiene</text:span><text:span text:style-name="T6"> </text:span><text:span text:style-name="T5">que</text:span><text:span text:style-name="T6"> </text:span><text:span text:style-name="T5">explicar</text:span><text:span text:style-name="T6"> </text:span><text:span text:style-name="T5">por</text:span><text:span text:style-name="T6"> </text:span><text:span text:style-name="T5">qué</text:span><text:span text:style-name="T6"> </text:span><text:span text:style-name="T5">el</text:span><text:span text:style-name="T6"> </text:span><text:span text:style-name="T5">creyente</text:span><text:span text:style-name="T6"> </text:span><text:span text:style-name="T5">ha</text:span><text:span text:style-name="T6"> </text:span><text:span text:style-name="T5">actuado</text:span><text:span text:style-name="T6"> </text:span><text:span text:style-name="T5">como</text:span><text:span text:style-name="T6"> </text:span><text:span text:style-name="T5">lo</text:span><text:span text:style-name="T6"> </text:span><text:span text:style-name="T5">hizo</text:span><text:span text:style-name="T6"> </text:span><text:span text:style-name="T5">(o</text:span><text:span text:style-name="T6"> </text:span><text:span text:style-name="T5">para</text:span><text:span text:style-name="T6"> </text:span><text:span text:style-name="T5">predecir</text:span><text:span text:style-name="T6"> </text:span><text:span text:style-name="T5">la</text:span><text:span text:style-name="T6"> </text:span><text:span text:style-name="T5">forma</text:span><text:span text:style-name="T6"> </text:span><text:span text:style-name="T5">en</text:span><text:span text:style-name="T6"> </text:span><text:span text:style-name="T5">que</text:span><text:span text:style-name="T6"> </text:span><text:span text:style-name="T5">el</text:span><text:span text:style-name="T6"> </text:span><text:span text:style-name="T5">creyente</text:span><text:span text:style-name="T6"> </text:span><text:span text:style-name="T5">actuará).</text:span><text:span text:style-name="T6"> </text:span><text:span text:style-name="T5">Y</text:span><text:span text:style-name="T6"> </text:span><text:span text:style-name="T5">para</text:span><text:span text:style-name="T6"> </text:span><text:span text:style-name="T5">ello</text:span><text:span text:style-name="T6"> </text:span><text:span text:style-name="T5">una</text:span><text:span text:style-name="T6"> </text:span><text:span text:style-name="T5">caracterización</text:span><text:span text:style-name="T6"> </text:span><text:span text:style-name="T5">puramente</text:span><text:span text:style-name="T6"> </text:span><text:span text:style-name="T5">extensional</text:span><text:span text:style-name="T6"> </text:span><text:span text:style-name="T5">no</text:span><text:span text:style-name="T6"> </text:span><text:span text:style-name="T5">será</text:span><text:span text:style-name="T6"> </text:span><text:span text:style-name="T5">suficiente.</text:span><text:span text:style-name="T6"> </text:span><text:span text:style-name="T5">Es</text:span><text:span text:style-name="T6"> </text:span><text:span text:style-name="T5">evidente</text:span><text:span text:style-name="T6"> </text:span><text:span text:style-name="T5">que</text:span><text:span text:style-name="T6"> </text:span><text:span text:style-name="T5">una</text:span><text:span text:style-name="T6"> </text:span><text:span text:style-name="T5">criatura</text:span><text:span text:style-name="T6"> </text:span><text:span text:style-name="T5">puede</text:span><text:span text:style-name="T6"> </text:span><text:span text:style-name="T5">ver</text:span><text:span text:style-name="T6"> </text:span><text:span text:style-name="T5">un</text:span><text:span text:style-name="T6"> </text:span><text:span text:style-name="T5">objeto</text:span><text:span text:style-name="T6"> </text:span><text:span text:style-name="T5">en</text:span><text:span text:style-name="T6"> </text:span><text:span text:style-name="T5">una</text:span><text:span text:style-name="T6"> </text:span><text:span text:style-name="T5">dirección</text:span><text:span text:style-name="T6"> </text:span><text:span text:style-name="T5">y</text:span><text:span text:style-name="T6"> </text:span><text:span text:style-name="T5">no</text:span><text:span text:style-name="T6"> </text:span><text:span text:style-name="T5">ser</text:span><text:span text:style-name="T6"> </text:span><text:span text:style-name="T5">impulsado</text:span><text:span text:style-name="T6"> ​​</text:span><text:span text:style-name="T5">a</text:span><text:span text:style-name="T6"> </text:span><text:span text:style-name="T5">actuar,</text:span><text:span text:style-name="T6"> </text:span><text:span text:style-name="T5">mientras</text:span><text:span text:style-name="T6"> </text:span><text:span text:style-name="T5">que</text:span><text:span text:style-name="T6"> </text:span><text:span text:style-name="T5">al</text:span><text:span text:style-name="T6"> </text:span><text:span text:style-name="T5">verlo</text:span><text:span text:style-name="T6"> </text:span><text:span text:style-name="T5">de</text:span><text:span text:style-name="T6"> </text:span><text:span text:style-name="T5">una</text:span><text:span text:style-name="T6"> </text:span><text:span text:style-name="T5">manera</text:span><text:span text:style-name="T6"> </text:span><text:span text:style-name="T5">diferente</text:span><text:span text:style-name="T6"> </text:span><text:span text:style-name="T5">lo</text:span><text:span text:style-name="T6"> </text:span><text:span text:style-name="T5">lleva</text:span><text:span text:style-name="T6"> </text:span><text:span text:style-name="T5">inmediatamente</text:span><text:span text:style-name="T6"> </text:span><text:span text:style-name="T5">a</text:span><text:span text:style-name="T6"> </text:span><text:span text:style-name="T5">la</text:span><text:span text:style-name="T6"> </text:span><text:span text:style-name="T5">acción.</text:span><text:span text:style-name="T6"> </text:span><text:span text:style-name="T5">El</text:span><text:span text:style-name="T6"> </text:span><text:span text:style-name="T5">mismo</text:span><text:span text:style-name="T6"> </text:span><text:span text:style-name="T5">animal</text:span><text:span text:style-name="T6"> </text:span><text:span text:style-name="T5">puede</text:span><text:span text:style-name="T6"> </text:span><text:span text:style-name="T5">ser</text:span><text:span text:style-name="T6"> </text:span><text:span text:style-name="T5">visto</text:span><text:span text:style-name="T6"> </text:span><text:span text:style-name="T5">como</text:span><text:span text:style-name="T6"> </text:span><text:span text:style-name="T5">una</text:span><text:span text:style-name="T6"> </text:span><text:span text:style-name="T5">amenaza</text:span><text:span text:style-name="T6"> </text:span><text:span text:style-name="T5">o</text:span><text:span text:style-name="T6"> </text:span><text:span text:style-name="T5">no.</text:span><text:span text:style-name="T6"> </text:span><text:span text:style-name="T5">Un</text:span><text:span text:style-name="T6"> </text:span><text:span text:style-name="T5">pozo</text:span><text:span text:style-name="T6"> </text:span><text:span text:style-name="T5">de</text:span><text:span text:style-name="T6"> </text:span><text:span text:style-name="T5">agua</text:span><text:span text:style-name="T6"> </text:span><text:span text:style-name="T5">podría</text:span><text:span text:style-name="T6"> </text:span><text:span text:style-name="T5">ser</text:span><text:span text:style-name="T6"> </text:span><text:span text:style-name="T5">una</text:span><text:span text:style-name="T6"> </text:span><text:span text:style-name="T5">fuente</text:span><text:span text:style-name="T6"> </text:span><text:span text:style-name="T5">de</text:span><text:span text:style-name="T6"> </text:span><text:span text:style-name="T5">agua</text:span><text:span text:style-name="T6"> </text:span><text:span text:style-name="T5">a</text:span><text:span text:style-name="T6"> </text:span><text:span text:style-name="T5">una</text:span><text:span text:style-name="T6"> </text:span><text:span text:style-name="T5">hora</text:span><text:span text:style-name="T6"> </text:span><text:span text:style-name="T5">del</text:span><text:span text:style-name="T6"> </text:span><text:span text:style-name="T5">día</text:span><text:span text:style-name="T6"> </text:span><text:span text:style-name="T5">y</text:span><text:span text:style-name="T6"> </text:span><text:span text:style-name="T5">una</text:span><text:span text:style-name="T6"> </text:span><text:span text:style-name="T5">fuente</text:span><text:span text:style-name="T6"> </text:span><text:span text:style-name="T5">de</text:span><text:span text:style-name="T6"> </text:span><text:span text:style-name="T5">peligro</text:span><text:span text:style-name="T6"> </text:span><text:span text:style-name="T5">en</text:span><text:span text:style-name="T6"> </text:span><text:span text:style-name="T5">otro.</text:span><text:span text:style-name="T6"> </text:span><text:span text:style-name="T5">Diferentes</text:span><text:span text:style-name="T6"> </text:span><text:span text:style-name="T5">acciones</text:span><text:span text:style-name="T6"> </text:span><text:span text:style-name="T5">serán</text:span><text:span text:style-name="T6"> </text:span><text:span text:style-name="T5">apropiadas</text:span><text:span text:style-name="T6"> </text:span><text:span text:style-name="T5">a</text:span><text:span text:style-name="T6"> </text:span><text:span text:style-name="T5">las</text:span><text:span text:style-name="T6"> </text:span><text:span text:style-name="T5">diferentes</text:span><text:span text:style-name="T6"> </text:span><text:span text:style-name="T5">maneras</text:span><text:span text:style-name="T6"> </text:span><text:span text:style-name="T5">de</text:span><text:span text:style-name="T6"> </text:span><text:span text:style-name="T5">aprehender</text:span><text:span text:style-name="T6"> </text:span><text:span text:style-name="T5">al</text:span><text:span text:style-name="T6"> </text:span><text:span text:style-name="T5">animal</text:span><text:span text:style-name="T6"> </text:span><text:span text:style-name="T5">o</text:span><text:span text:style-name="T6"> </text:span><text:span text:style-name="T5">al</text:span><text:span text:style-name="T6"> </text:span><text:span text:style-name="T5">pozo</text:span><text:span text:style-name="T6"> </text:span><text:span text:style-name="T5">de</text:span><text:span text:style-name="T6"> </text:span><text:span text:style-name="T5">agua.</text:span></text:p>
      <text:p text:style-name="P6"><text:span text:style-name="T5">Los</text:span><text:span text:style-name="T6"> </text:span><text:span text:style-name="T5">autores</text:span><text:span text:style-name="T6"> </text:span><text:span text:style-name="T5">que</text:span><text:span text:style-name="T6"> </text:span><text:span text:style-name="T5">han</text:span><text:span text:style-name="T6"> </text:span><text:span text:style-name="T5">propuesto</text:span><text:span text:style-name="T6"> </text:span><text:span text:style-name="T5">versiones</text:span><text:span text:style-name="T6"> </text:span><text:span text:style-name="T5">de</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han</text:span><text:span text:style-name="T6"> </text:span><text:span text:style-name="T5">tendido</text:span><text:span text:style-name="T6"> </text:span><text:span text:style-name="T5">a</text:span><text:span text:style-name="T6"> </text:span><text:span text:style-name="T5">no</text:span><text:span text:style-name="T6"> </text:span><text:span text:style-name="T5">abordar</text:span><text:span text:style-name="T6"> </text:span><text:span text:style-name="T5">este</text:span><text:span text:style-name="T6"> </text:span><text:span text:style-name="T5">problema.</text:span><text:span text:style-name="T6"> </text:span><text:span text:style-name="T5">Podemos</text:span><text:span text:style-name="T6"> </text:span><text:span text:style-name="T5">tomar</text:span><text:span text:style-name="T6"> </text:span><text:span text:style-name="T5">Robert</text:span><text:span text:style-name="T6"> </text:span><text:span text:style-name="T5">Stalnaker,</text:span><text:span text:style-name="T6"> </text:span><text:span text:style-name="T5">cuya</text:span><text:span text:style-name="T6"> </text:span><text:span text:style-name="T5">versión</text:span><text:span text:style-name="T6"> </text:span><text:span text:style-name="T5">de</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1987)</text:span><text:span text:style-name="T6"> </text:span><text:span text:style-name="T5">se</text:span><text:span text:style-name="T6"> </text:span><text:span text:style-name="T5">presenta</text:span><text:span text:style-name="T6"> </text:span><text:span text:style-name="T5">con</text:span><text:span text:style-name="T6"> </text:span><text:span text:style-name="T5">particular</text:span><text:span text:style-name="T6"> </text:span><text:span text:style-name="T5">referencia</text:span><text:span text:style-name="T6"> </text:span><text:span text:style-name="T5">a</text:span><text:span text:style-name="T6"> </text:span><text:span text:style-name="T5">la</text:span><text:span text:style-name="T6"> </text:span><text:span text:style-name="T5">posibilidad</text:span><text:span text:style-name="T6"> </text:span><text:span text:style-name="T5">que</text:span><text:span text:style-name="T6"> </text:span><text:span text:style-name="T5">ofrece</text:span><text:span text:style-name="T6"> </text:span><text:span text:style-name="T5">para</text:span><text:span text:style-name="T6"> </text:span><text:span text:style-name="T5">explicar</text:span><text:span text:style-name="T6"> </text:span><text:span text:style-name="T5">el</text:span><text:span text:style-name="T6"> </text:span><text:span text:style-name="T5">comportamiento</text:span><text:span text:style-name="T6"> </text:span><text:span text:style-name="T5">de</text:span><text:span text:style-name="T6"> </text:span><text:span text:style-name="T5">las</text:span><text:span text:style-name="T6"> </text:span><text:span text:style-name="T5">criaturas</text:span><text:span text:style-name="T6"> </text:span><text:span text:style-name="T5">no</text:span><text:span text:style-name="T6"> </text:span><text:span text:style-name="T5">lingüísticas,</text:span><text:span text:style-name="T6"> </text:span><text:span text:style-name="T5">como</text:span><text:span text:style-name="T6"> </text:span><text:span text:style-name="T5">un</text:span><text:span text:style-name="T6"> </text:span><text:span text:style-name="T5">pretexto.</text:span><text:span text:style-name="T6"> </text:span><text:span text:style-name="T5">He</text:span><text:span text:style-name="T6"> </text:span><text:span text:style-name="T5">aquí</text:span><text:span text:style-name="T6"> </text:span><text:span text:style-name="T5">el</text:span><text:span text:style-name="T6"> </text:span><text:span text:style-name="T5">relato</text:span><text:span text:style-name="T6"> </text:span><text:span text:style-name="T5">de</text:span><text:span text:style-name="T6"> </text:span><text:span text:style-name="T5">Stalnaker</text:span><text:span text:style-name="T6"> </text:span><text:span text:style-name="T5">del</text:span><text:span text:style-name="T6"> </text:span><text:span text:style-name="T5">deseo</text:span><text:span text:style-name="T6"> </text:span><text:span text:style-name="T5">y</text:span><text:span text:style-name="T6"> </text:span><text:span text:style-name="T5">la</text:span><text:span text:style-name="T6"> </text:span><text:span text:style-name="T5">creencia</text:span></text:p>
      <text:p text:style-name="P6"><text:span text:style-name="T6">“</text:span><text:span text:style-name="T5">Al</text:span><text:span text:style-name="T6"> </text:span><text:span text:style-name="T5">deseo</text:span><text:span text:style-name="T6"> </text:span><text:span text:style-name="T5">de</text:span><text:span text:style-name="T6"> </text:span><text:span text:style-name="T5">que</text:span><text:span text:style-name="T6"> </text:span><text:span text:style-name="T5">p</text:span><text:span text:style-name="T6"> </text:span><text:span text:style-name="T5">es</text:span><text:span text:style-name="T6"> </text:span><text:span text:style-name="T5">estar</text:span><text:span text:style-name="T6"> </text:span><text:span text:style-name="T5">dispuesto</text:span><text:span text:style-name="T6"> </text:span><text:span text:style-name="T5">a</text:span><text:span text:style-name="T6"> </text:span><text:span text:style-name="T5">actuar</text:span><text:span text:style-name="T6"> </text:span><text:span text:style-name="T5">de</text:span><text:span text:style-name="T6"> </text:span><text:span text:style-name="T5">manera</text:span><text:span text:style-name="T6"> </text:span><text:span text:style-name="T5">que</text:span><text:span text:style-name="T6"> </text:span><text:span text:style-name="T5">tienden</text:span><text:span text:style-name="T6"> </text:span><text:span text:style-name="T5">a</text:span><text:span text:style-name="T6"> </text:span><text:span text:style-name="T5">lograr</text:span><text:span text:style-name="T6"> </text:span><text:span text:style-name="T5">que</text:span><text:span text:style-name="T6"> </text:span><text:span text:style-name="T5">p</text:span><text:span text:style-name="T6"> </text:span><text:span text:style-name="T5">en</text:span><text:span text:style-name="T6"> </text:span><text:span text:style-name="T5">un</text:span><text:span text:style-name="T6"> </text:span><text:span text:style-name="T5">mundo</text:span><text:span text:style-name="T6"> </text:span><text:span text:style-name="T5">en</text:span><text:span text:style-name="T6"> </text:span><text:span text:style-name="T5">el</text:span><text:span text:style-name="T6"> </text:span><text:span text:style-name="T5">que</text:span><text:span text:style-name="T6"> </text:span><text:span text:style-name="T5">nuestras</text:span><text:span text:style-name="T6"> </text:span><text:span text:style-name="T5">creencias,</text:span><text:span text:style-name="T6"> </text:span><text:span text:style-name="T5">cualesquiera</text:span><text:span text:style-name="T6"> </text:span><text:span text:style-name="T5">que</text:span><text:span text:style-name="T6"> </text:span><text:span text:style-name="T5">sean,</text:span><text:span text:style-name="T6"> </text:span><text:span text:style-name="T5">son</text:span><text:span text:style-name="T6"> </text:span><text:span text:style-name="T5">verdaderas.</text:span><text:span text:style-name="T6"> </text:span><text:span text:style-name="T5">Para</text:span><text:span text:style-name="T6"> </text:span><text:span text:style-name="T5">creer</text:span><text:span text:style-name="T6"> </text:span><text:span text:style-name="T5">que</text:span><text:span text:style-name="T6"> </text:span><text:span text:style-name="T5">/?</text:span><text:span text:style-name="T6"> </text:span><text:span text:style-name="T5">es</text:span><text:span text:style-name="T6"> </text:span><text:soft-page-break/><text:span text:style-name="T5">estar</text:span><text:span text:style-name="T6"> </text:span><text:span text:style-name="T5">dispuesto</text:span><text:span text:style-name="T6"> </text:span><text:span text:style-name="T5">a</text:span><text:span text:style-name="T6"> </text:span><text:span text:style-name="T5">actuar</text:span><text:span text:style-name="T6"> </text:span><text:span text:style-name="T5">en</text:span><text:span text:style-name="T6"> </text:span><text:span text:style-name="T5">formas</text:span><text:span text:style-name="T6"> </text:span><text:span text:style-name="T5">que</text:span><text:span text:style-name="T6"> </text:span><text:span text:style-name="T5">tienden</text:span><text:span text:style-name="T6"> </text:span><text:span text:style-name="T5">a</text:span><text:span text:style-name="T6"> </text:span><text:span text:style-name="T5">satisfacer</text:span><text:span text:style-name="T6"> </text:span><text:span text:style-name="T5">nuestros</text:span><text:span text:style-name="T6"> </text:span><text:span text:style-name="T5">deseos,</text:span><text:span text:style-name="T6"> </text:span><text:span text:style-name="T5">cualesquiera</text:span><text:span text:style-name="T6"> </text:span><text:span text:style-name="T5">que</text:span><text:span text:style-name="T6"> </text:span><text:span text:style-name="T5">sean,</text:span><text:span text:style-name="T6"> </text:span><text:span text:style-name="T5">en</text:span><text:span text:style-name="T6"> </text:span><text:span text:style-name="T5">un</text:span><text:span text:style-name="T6"> </text:span><text:span text:style-name="T5">mundo</text:span><text:span text:style-name="T6"> </text:span><text:span text:style-name="T5">en</text:span><text:span text:style-name="T6"> </text:span><text:span text:style-name="T5">el</text:span><text:span text:style-name="T6"> </text:span><text:span text:style-name="T5">que</text:span><text:span text:style-name="T6"> </text:span><text:span text:style-name="T5">p</text:span><text:span text:style-name="T6"> </text:span><text:span text:style-name="T5">(junto</text:span><text:span text:style-name="T6"> </text:span><text:span text:style-name="T5">con</text:span><text:span text:style-name="T6"> </text:span><text:span text:style-name="T5">las</text:span><text:span text:style-name="T6"> </text:span><text:span text:style-name="T5">creencias</text:span><text:span text:style-name="T6"> </text:span><text:span text:style-name="T5">de</text:span><text:span text:style-name="T6"> </text:span><text:span text:style-name="T5">otro</text:span><text:span text:style-name="T6"> </text:span><text:span text:style-name="T5">tipo)</text:span><text:span text:style-name="T6"> </text:span><text:span text:style-name="T5">fuese</text:span><text:span text:style-name="T6"> </text:span><text:span text:style-name="T5">verdadero</text:span><text:span text:style-name="T6">”</text:span><text:span text:style-name="T5">.</text:span><text:span text:style-name="T6"> </text:span><text:span text:style-name="T5">(1987,</text:span><text:span text:style-name="T6"> </text:span><text:span text:style-name="T5">15)</text:span></text:p>
      <text:p text:style-name="P6"><text:span text:style-name="T6"><text:s text:c="5"/></text:span><text:span text:style-name="T5">Comentarios</text:span><text:span text:style-name="T6"> </text:span><text:span text:style-name="T5">de</text:span><text:span text:style-name="T6"> </text:span><text:span text:style-name="T5">Stalnaker</text:span><text:span text:style-name="T6"> </text:span><text:span text:style-name="T5">en</text:span><text:span text:style-name="T6"> </text:span><text:span text:style-name="T5">el</text:span><text:span text:style-name="T6"> </text:span><text:span text:style-name="T5">resto</text:span><text:span text:style-name="T6"> </text:span><text:span text:style-name="T5">del</text:span><text:span text:style-name="T6"> </text:span><text:span text:style-name="T5">capítulo</text:span><text:span text:style-name="T6"> </text:span><text:span text:style-name="T5">dejar</text:span><text:span text:style-name="T6"> </text:span><text:span text:style-name="T5">claro</text:span><text:span text:style-name="T6"> </text:span><text:span text:style-name="T5">que</text:span><text:span text:style-name="T6"> </text:span><text:span text:style-name="T5">él</text:span><text:span text:style-name="T6"> </text:span><text:span text:style-name="T5">no</text:span><text:span text:style-name="T6"> </text:span><text:span text:style-name="T5">está</text:span><text:span text:style-name="T6"> </text:span><text:span text:style-name="T5">adoptando</text:span><text:span text:style-name="T6"> </text:span><text:span text:style-name="T5">una</text:span><text:span text:style-name="T6"> </text:span><text:span text:style-name="T5">explicación</text:span><text:span text:style-name="T6"> </text:span><text:span text:style-name="T5">puramente</text:span><text:span text:style-name="T6"> </text:span><text:span text:style-name="T5">disposicionalista,</text:span><text:span text:style-name="T6"> </text:span><text:span text:style-name="T5">o</text:span><text:span text:style-name="T6"> </text:span><text:span text:style-name="T5">conductista,</text:span><text:span text:style-name="T6"> </text:span><text:span text:style-name="T5">de</text:span><text:span text:style-name="T6"> </text:span><text:span text:style-name="T5">la</text:span><text:span text:style-name="T6"> </text:span><text:span text:style-name="T5">creencia</text:span><text:span text:style-name="T6"> </text:span><text:span text:style-name="T5">y</text:span><text:span text:style-name="T6"> </text:span><text:span text:style-name="T5">el</text:span><text:span text:style-name="T6"> </text:span><text:span text:style-name="T5">deseo.</text:span><text:span text:style-name="T6"> </text:span><text:span text:style-name="T5">Las</text:span><text:span text:style-name="T6"> </text:span><text:span text:style-name="T5">creencias</text:span><text:span text:style-name="T6"> </text:span><text:span text:style-name="T5">y</text:span><text:span text:style-name="T6"> </text:span><text:span text:style-name="T5">los</text:span><text:span text:style-name="T6"> </text:span><text:span text:style-name="T5">deseos</text:span><text:span text:style-name="T6"> </text:span><text:span text:style-name="T5">son</text:span><text:span text:style-name="T6"> </text:span><text:span text:style-name="T5">los</text:span><text:span text:style-name="T6"> </text:span><text:span text:style-name="T5">estados</text:span><text:span text:style-name="T6"> </text:span><text:span text:style-name="T5">internos,</text:span><text:span text:style-name="T6"> </text:span><text:span text:style-name="T5">cualesquiera</text:span><text:span text:style-name="T6"> </text:span><text:span text:style-name="T5">que</text:span><text:span text:style-name="T6"> </text:span><text:span text:style-name="T5">sean,</text:span><text:span text:style-name="T6"> </text:span><text:span text:style-name="T5">que</text:span><text:span text:style-name="T6"> </text:span><text:span text:style-name="T5">causan</text:span><text:span text:style-name="T6"> </text:span><text:span text:style-name="T5">el</text:span><text:span text:style-name="T6"> </text:span><text:span text:style-name="T5">tipo</text:span><text:span text:style-name="T6"> </text:span><text:span text:style-name="T5">de</text:span><text:span text:style-name="T6"> </text:span><text:span text:style-name="T5">acciones</text:span><text:span text:style-name="T6"> </text:span><text:span text:style-name="T5">apropiadas.</text:span><text:span text:style-name="T6"> </text:span><text:span text:style-name="T5">Así,</text:span><text:span text:style-name="T6"> </text:span><text:span text:style-name="T5">para</text:span><text:span text:style-name="T6"> </text:span><text:span text:style-name="T5">Stalnaker,</text:span><text:span text:style-name="T6"> </text:span><text:span text:style-name="T5">y</text:span><text:span text:style-name="T6"> </text:span><text:span text:style-name="T5">en</text:span><text:span text:style-name="T6"> </text:span><text:span text:style-name="T5">cuanto</text:span><text:span text:style-name="T6"> </text:span><text:span text:style-name="T5">a</text:span><text:span text:style-name="T6"> </text:span><text:span text:style-name="T5">la</text:span><text:span text:style-name="T6"> </text:span><text:span text:style-name="T5">versión</text:span><text:span text:style-name="T6"> </text:span><text:span text:style-name="T5">de</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enunciada</text:span><text:span text:style-name="T6"> </text:span><text:span text:style-name="T5">en</text:span><text:span text:style-name="T6"> </text:span><text:span text:style-name="T5">el</text:span><text:span text:style-name="T6"> </text:span><text:span text:style-name="T5">capítulo</text:span><text:span text:style-name="T6"> </text:span><text:span text:style-name="T5">anterior,</text:span><text:span text:style-name="T6"> </text:span><text:span text:style-name="T5">las</text:span><text:span text:style-name="T6"> </text:span><text:span text:style-name="T5">verdaderas</text:span><text:span text:style-name="T6"> </text:span><text:span text:style-name="T5">creencias</text:span><text:span text:style-name="T6"> </text:span><text:span text:style-name="T5">provocan</text:span><text:span text:style-name="T6"> </text:span><text:span text:style-name="T5">acciones</text:span><text:span text:style-name="T6"> </text:span><text:span text:style-name="T5">que</text:span><text:span text:style-name="T6"> </text:span><text:span text:style-name="T5">satisfacen</text:span><text:span text:style-name="T6"> </text:span><text:span text:style-name="T5">los</text:span><text:span text:style-name="T6"> </text:span><text:span text:style-name="T5">deseos,</text:span><text:span text:style-name="T6"> </text:span><text:span text:style-name="T5">que</text:span><text:span text:style-name="T6"> </text:span><text:span text:style-name="T5">tienen</text:span><text:span text:style-name="T6"> </text:span><text:span text:style-name="T5">éxito</text:span><text:span text:style-name="T6"> </text:span><text:span text:style-name="T5">cuando</text:span><text:span text:style-name="T6"> </text:span><text:span text:style-name="T5">las</text:span><text:span text:style-name="T6"> </text:span><text:span text:style-name="T5">creencias</text:span><text:span text:style-name="T6"> </text:span><text:span text:style-name="T5">son</text:span><text:span text:style-name="T6"> </text:span><text:span text:style-name="T5">verdaderas.</text:span></text:p>
      <text:p text:style-name="P6"><text:span text:style-name="T5">La</text:span><text:span text:style-name="T6"> </text:span><text:span text:style-name="T5">versión</text:span><text:span text:style-name="T6"> </text:span><text:span text:style-name="T5">de</text:span><text:span text:style-name="T6"> </text:span><text:span text:style-name="T5">Stalnaker</text:span><text:span text:style-name="T6"> </text:span><text:span text:style-name="T5">de</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está</text:span><text:span text:style-name="T6"> </text:span><text:span text:style-name="T5">vinculada</text:span><text:span text:style-name="T6"> </text:span><text:span text:style-name="T5">a</text:span><text:span text:style-name="T6"> </text:span><text:span text:style-name="T5">una</text:span><text:span text:style-name="T6"> </text:span><text:span text:style-name="T5">determinada</text:span><text:span text:style-name="T6"> </text:span><text:span text:style-name="T5">versión</text:span><text:span text:style-name="T6"> </text:span><text:span text:style-name="T5">de</text:span><text:span text:style-name="T6"> </text:span><text:span text:style-name="T5">la</text:span><text:span text:style-name="T6"> </text:span><text:span text:style-name="T5">semántica</text:span><text:span text:style-name="T6"> </text:span><text:span text:style-name="T5">de</text:span><text:span text:style-name="T6"> </text:span><text:span text:style-name="T5">los</text:span><text:span text:style-name="T6"> </text:span><text:span text:style-name="T5">mundos</text:span><text:span text:style-name="T6"> </text:span><text:span text:style-name="T5">posibles.</text:span><text:span text:style-name="T6"> </text:span><text:span text:style-name="T5">En</text:span><text:span text:style-name="T6"> </text:span><text:span text:style-name="T5">la</text:span><text:span text:style-name="T6"> </text:span><text:span text:style-name="T5">semántica</text:span><text:span text:style-name="T6"> </text:span><text:span text:style-name="T5">mundo</text:span><text:span text:style-name="T6"> </text:span><text:span text:style-name="T5">posible</text:span><text:span text:style-name="T6"> </text:span><text:span text:style-name="T5">directa</text:span><text:span text:style-name="T6"> </text:span><text:span text:style-name="T5">el</text:span><text:span text:style-name="T6"> </text:span><text:span text:style-name="T5">contenido</text:span><text:span text:style-name="T6"> </text:span><text:span text:style-name="T5">de</text:span><text:span text:style-name="T6"> </text:span><text:span text:style-name="T5">una</text:span><text:span text:style-name="T6"> </text:span><text:span text:style-name="T5">creencia</text:span><text:span text:style-name="T6"> </text:span><text:span text:style-name="T5">viene</text:span><text:span text:style-name="T6"> </text:span><text:span text:style-name="T5">dada</text:span><text:span text:style-name="T6"> </text:span><text:span text:style-name="T5">por</text:span><text:span text:style-name="T6"> </text:span><text:span text:style-name="T5">las</text:span><text:span text:style-name="T6"> </text:span><text:span text:style-name="T5">situaciones</text:span><text:span text:style-name="T6"> </text:span><text:span text:style-name="T5">posibles</text:span><text:span text:style-name="T6"> </text:span><text:span text:style-name="T5">en</text:span><text:span text:style-name="T6"> </text:span><text:span text:style-name="T5">las</text:span><text:span text:style-name="T6"> </text:span><text:span text:style-name="T5">que</text:span><text:span text:style-name="T6"> </text:span><text:span text:style-name="T5">es</text:span><text:span text:style-name="T6"> </text:span><text:span text:style-name="T5">verdad,</text:span><text:span text:style-name="T6"> </text:span><text:span text:style-name="T5">por</text:span><text:span text:style-name="T6"> </text:span><text:span text:style-name="T5">lo</text:span><text:span text:style-name="T6"> </text:span><text:span text:style-name="T5">que</text:span><text:span text:style-name="T6"> </text:span><text:span text:style-name="T5">el</text:span><text:span text:style-name="T6"> </text:span><text:span text:style-name="T5">contenido</text:span><text:span text:style-name="T6"> </text:span><text:span text:style-name="T5">de</text:span><text:span text:style-name="T6"> </text:span><text:span text:style-name="T5">las</text:span><text:span text:style-name="T6"> </text:span><text:span text:style-name="T5">creencias</text:span><text:span text:style-name="T6"> </text:span><text:span text:style-name="T5">son</text:span><text:span text:style-name="T6"> </text:span><text:span text:style-name="T5">las</text:span><text:span text:style-name="T6"> </text:span><text:span text:style-name="T5">funciones</text:span><text:span text:style-name="T6"> </text:span><text:span text:style-name="T5">de</text:span><text:span text:style-name="T6"> </text:span><text:span text:style-name="T5">mundos</text:span><text:span text:style-name="T6"> </text:span><text:span text:style-name="T5">posibles</text:span><text:span text:style-name="T6"> </text:span><text:span text:style-name="T5">a</text:span><text:span text:style-name="T6"> </text:span><text:span text:style-name="T5">valores</text:span><text:span text:style-name="T6"> </text:span><text:span text:style-name="T5">de</text:span><text:span text:style-name="T6"> </text:span><text:span text:style-name="T5">verdad.</text:span><text:span text:style-name="T6"> </text:span><text:span text:style-name="T5">En</text:span><text:span text:style-name="T6"> </text:span><text:span text:style-name="T5">la</text:span><text:span text:style-name="T6"> </text:span><text:span text:style-name="T5">versión</text:span><text:span text:style-name="T6"> </text:span><text:span text:style-name="T5">de</text:span><text:span text:style-name="T6"> </text:span><text:span text:style-name="T5">la</text:span><text:span text:style-name="T6"> </text:span><text:span text:style-name="T5">semántica</text:span><text:span text:style-name="T6"> </text:span><text:span text:style-name="T5">exitosa,</text:span><text:span text:style-name="T6"> </text:span><text:span text:style-name="T5">el</text:span><text:span text:style-name="T6"> </text:span><text:span text:style-name="T5">contenido</text:span><text:span text:style-name="T6"> </text:span><text:span text:style-name="T5">de</text:span><text:span text:style-name="T6"> </text:span><text:span text:style-name="T5">una</text:span><text:span text:style-name="T6"> </text:span><text:span text:style-name="T5">creencia</text:span><text:span text:style-name="T6"> </text:span><text:span text:style-name="T5">se</text:span><text:span text:style-name="T6"> </text:span><text:span text:style-name="T5">da</text:span><text:span text:style-name="T6"> </text:span><text:span text:style-name="T5">en</text:span><text:span text:style-name="T6"> </text:span><text:span text:style-name="T5">términos</text:span><text:span text:style-name="T6"> </text:span><text:span text:style-name="T5">de</text:span><text:span text:style-name="T6"> </text:span><text:span text:style-name="T5">las</text:span><text:span text:style-name="T6"> </text:span><text:span text:style-name="T5">posibles</text:span><text:span text:style-name="T6"> </text:span><text:span text:style-name="T5">situaciones</text:span><text:span text:style-name="T6"> </text:span><text:span text:style-name="T5">en</text:span><text:span text:style-name="T6"> </text:span><text:span text:style-name="T5">las</text:span><text:span text:style-name="T6"> </text:span><text:span text:style-name="T5">que</text:span><text:span text:style-name="T6"> </text:span><text:span text:style-name="T5">los</text:span><text:span text:style-name="T6"> </text:span><text:span text:style-name="T5">deseos</text:span><text:span text:style-name="T6"> </text:span><text:span text:style-name="T5">relevantes</text:span><text:span text:style-name="T6"> </text:span><text:span text:style-name="T5">con</text:span><text:span text:style-name="T6"> </text:span><text:span text:style-name="T5">la</text:span><text:span text:style-name="T6"> </text:span><text:span text:style-name="T5">que</text:span><text:span text:style-name="T6"> </text:span><text:span text:style-name="T5">ésta</text:span><text:span text:style-name="T6"> </text:span><text:span text:style-name="T5">está</text:span><text:span text:style-name="T6"> </text:span><text:span text:style-name="T5">unida</text:span><text:span text:style-name="T6"> </text:span><text:span text:style-name="T5">son</text:span><text:span text:style-name="T6"> </text:span><text:span text:style-name="T5">satisfechos.</text:span><text:span text:style-name="T6"> </text:span><text:span text:style-name="T5">Esta</text:span><text:span text:style-name="T6"> </text:span><text:span text:style-name="T5">será</text:span><text:span text:style-name="T6"> </text:span><text:span text:style-name="T5">su</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En</text:span><text:span text:style-name="T6"> </text:span><text:span text:style-name="T5">la</text:span><text:span text:style-name="T6"> </text:span><text:span text:style-name="T5">explicación</text:span><text:span text:style-name="T6"> </text:span><text:span text:style-name="T5">psicológica,</text:span><text:span text:style-name="T6"> </text:span><text:span text:style-name="T5">por</text:span><text:span text:style-name="T6"> </text:span><text:span text:style-name="T5">lo</text:span><text:span text:style-name="T6"> </text:span><text:span text:style-name="T5">tanto,</text:span><text:span text:style-name="T6"> </text:span><text:span text:style-name="T5">especificar</text:span><text:span text:style-name="T6"> </text:span><text:span text:style-name="T5">el</text:span><text:span text:style-name="T6"> </text:span><text:span text:style-name="T5">contenido</text:span><text:span text:style-name="T6"> </text:span><text:span text:style-name="T5">de</text:span><text:span text:style-name="T6"> </text:span><text:span text:style-name="T5">una</text:span><text:span text:style-name="T6"> </text:span><text:span text:style-name="T5">creencia</text:span><text:span text:style-name="T6"> </text:span><text:span text:style-name="T5">es</text:span><text:span text:style-name="T6"> </text:span><text:span text:style-name="T5">especificar</text:span><text:span text:style-name="T6"> </text:span><text:span text:style-name="T5">el</text:span><text:span text:style-name="T6"> </text:span><text:span text:style-name="T5">rango</text:span><text:span text:style-name="T6"> </text:span><text:span text:style-name="T5">de</text:span><text:span text:style-name="T6"> </text:span><text:span text:style-name="T5">las</text:span><text:span text:style-name="T6"> </text:span><text:span text:style-name="T5">posibles</text:span><text:span text:style-name="T6"> </text:span><text:span text:style-name="T5">situaciones</text:span><text:span text:style-name="T6"> </text:span><text:span text:style-name="T5">que</text:span><text:span text:style-name="T6"> </text:span><text:span text:style-name="T5">colectivamente</text:span><text:span text:style-name="T6"> </text:span><text:span text:style-name="T5">constituyen</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de</text:span><text:span text:style-name="T6"> </text:span><text:span text:style-name="T5">la</text:span><text:span text:style-name="T6"> </text:span><text:span text:style-name="T5">creencia.</text:span><text:span text:style-name="T6"> </text:span><text:span text:style-name="T5">Pero</text:span><text:span text:style-name="T6"> </text:span><text:span text:style-name="T5">con</text:span><text:span text:style-name="T6"> </text:span><text:span text:style-name="T5">Stalnaker</text:span><text:span text:style-name="T6"> </text:span><text:span text:style-name="T5">se</text:span><text:span text:style-name="T6"> </text:span><text:span text:style-name="T5">deja</text:span><text:span text:style-name="T6"> </text:span><text:span text:style-name="T5">en</text:span><text:span text:style-name="T6"> </text:span><text:span text:style-name="T5">claro</text:span><text:span text:style-name="T6"> </text:span><text:span text:style-name="T5">que,</text:span><text:span text:style-name="T6"> </text:span><text:span text:style-name="T5">en</text:span><text:span text:style-name="T6"> </text:span><text:span text:style-name="T5">la</text:span><text:span text:style-name="T6"> </text:span><text:span text:style-name="T5">especificación</text:span><text:span text:style-name="T6"> </text:span><text:span text:style-name="T5">de</text:span><text:span text:style-name="T6"> </text:span><text:span text:style-name="T5">est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no</text:span><text:span text:style-name="T6"> </text:span><text:span text:style-name="T5">necesitamos</text:span><text:span text:style-name="T6"> </text:span><text:span text:style-name="T5">hacer</text:span><text:span text:style-name="T6"> </text:span><text:span text:style-name="T5">ninguna</text:span><text:span text:style-name="T6"> </text:span><text:span text:style-name="T5">referencia</text:span><text:span text:style-name="T6"> </text:span><text:span text:style-name="T5">a</text:span><text:span text:style-name="T6"> </text:span><text:span text:style-name="T5">la</text:span><text:span text:style-name="T6"> </text:span><text:span text:style-name="T5">forma</text:span><text:span text:style-name="T6"> </text:span><text:span text:style-name="T5">en</text:span><text:span text:style-name="T6"> </text:span><text:span text:style-name="T5">que</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es</text:span><text:span text:style-name="T6"> </text:span><text:span text:style-name="T5">aprehendida</text:span><text:span text:style-name="T6"> </text:span><text:span text:style-name="T5">por</text:span><text:span text:style-name="T6"> </text:span><text:span text:style-name="T5">la</text:span><text:span text:style-name="T6"> </text:span><text:span text:style-name="T5">criatura</text:span><text:span text:style-name="T6"> </text:span><text:span text:style-name="T5">cuyo</text:span><text:span text:style-name="T6"> </text:span><text:span text:style-name="T5">comportamiento</text:span><text:span text:style-name="T6"> </text:span><text:span text:style-name="T5">que</text:span><text:span text:style-name="T6"> </text:span><text:span text:style-name="T5">estamos</text:span><text:span text:style-name="T6"> </text:span><text:span text:style-name="T5">tratando</text:span><text:span text:style-name="T6"> </text:span><text:span text:style-name="T5">de</text:span><text:span text:style-name="T6"> </text:span><text:span text:style-name="T5">explicar:</text:span></text:p>
      <text:p text:style-name="P6"><text:span text:style-name="T6">“</text:span><text:span text:style-name="T5">Es</text:span><text:span text:style-name="T6"> </text:span><text:span text:style-name="T5">esencial</text:span><text:span text:style-name="T6"> </text:span><text:span text:style-name="T5">que</text:span><text:span text:style-name="T6"> </text:span><text:span text:style-name="T5">en</text:span><text:span text:style-name="T6"> </text:span><text:span text:style-name="T5">las</text:span><text:span text:style-name="T6"> </text:span><text:span text:style-name="T5">actividades</text:span><text:span text:style-name="T6"> </text:span><text:span text:style-name="T5">racionales</text:span><text:span text:style-name="T6"> </text:span><text:span text:style-name="T5">tales</text:span><text:span text:style-name="T6"> </text:span><text:span text:style-name="T5">como</text:span><text:span text:style-name="T6"> </text:span><text:span text:style-name="T5">la</text:span><text:span text:style-name="T6"> </text:span><text:span text:style-name="T5">deliberación</text:span><text:span text:style-name="T6"> </text:span><text:span text:style-name="T5">y</text:span><text:span text:style-name="T6"> </text:span><text:span text:style-name="T5">la</text:span><text:span text:style-name="T6"> </text:span><text:span text:style-name="T5">investigación</text:span><text:span text:style-name="T6"> </text:span><text:span text:style-name="T5">que</text:span><text:span text:style-name="T6"> </text:span><text:span text:style-name="T5">los</text:span><text:span text:style-name="T6"> </text:span><text:span text:style-name="T5">participantes</text:span><text:span text:style-name="T6"> </text:span><text:span text:style-name="T5">representen</text:span><text:span text:style-name="T6"> </text:span><text:span text:style-name="T5">posibles</text:span><text:span text:style-name="T6"> </text:span><text:span text:style-name="T5">alternativas,</text:span><text:span text:style-name="T6"> </text:span><text:span text:style-name="T5">y</text:span><text:span text:style-name="T6"> </text:span><text:span text:style-name="T5">es</text:span><text:span text:style-name="T6"> </text:span><text:span text:style-name="T5">esencial</text:span><text:span text:style-name="T6"> </text:span><text:span text:style-name="T5">para</text:span><text:span text:style-name="T6"> </text:span><text:span text:style-name="T5">el</text:span><text:span text:style-name="T6"> </text:span><text:span text:style-name="T5">papel</text:span><text:span text:style-name="T6"> </text:span><text:span text:style-name="T5">de</text:span><text:span text:style-name="T6"> </text:span><text:span text:style-name="T5">las</text:span><text:span text:style-name="T6"> </text:span><text:span text:style-name="T5">creencias</text:span><text:span text:style-name="T6"> </text:span><text:span text:style-name="T5">y</text:span><text:span text:style-name="T6"> </text:span><text:span text:style-name="T5">deseos</text:span><text:span text:style-name="T6"> </text:span><text:span text:style-name="T5">en</text:span><text:span text:style-name="T6"> </text:span><text:span text:style-name="T5">la</text:span><text:span text:style-name="T6"> </text:span><text:span text:style-name="T5">explicación</text:span><text:span text:style-name="T6"> </text:span><text:span text:style-name="T5">de</text:span><text:span text:style-name="T6"> </text:span><text:span text:style-name="T5">la</text:span><text:span text:style-name="T6"> </text:span><text:span text:style-name="T5">acción</text:span><text:span text:style-name="T6"> </text:span><text:span text:style-name="T5">que</text:span><text:span text:style-name="T6"> </text:span><text:span text:style-name="T5">el</text:span><text:span text:style-name="T6"> </text:span><text:span text:style-name="T5">contenido</text:span><text:span text:style-name="T6"> </text:span><text:span text:style-name="T5">de</text:span><text:span text:style-name="T6"> </text:span><text:span text:style-name="T5">esas</text:span><text:span text:style-name="T6"> </text:span><text:span text:style-name="T5">actitudes</text:span><text:span text:style-name="T6"> </text:span><text:span text:style-name="T5">se</text:span><text:span text:style-name="T6"> </text:span><text:span text:style-name="T5">distingan</text:span><text:span text:style-name="T6"> </text:span><text:span text:style-name="T5">entre</text:span><text:span text:style-name="T6"> </text:span><text:span text:style-name="T5">las</text:span><text:span text:style-name="T6"> </text:span><text:span text:style-name="T5">posibles</text:span><text:span text:style-name="T6"> </text:span><text:span text:style-name="T5">alternativas.</text:span><text:span text:style-name="T6"> </text:span><text:span text:style-name="T5">Las</text:span><text:span text:style-name="T6"> </text:span><text:span text:style-name="T5">formas</text:span><text:span text:style-name="T6"> </text:span><text:span text:style-name="T5">particulares</text:span><text:span text:style-name="T6"> </text:span><text:span text:style-name="T5">en</text:span><text:span text:style-name="T6"> </text:span><text:span text:style-name="T5">que</text:span><text:span text:style-name="T6"> </text:span><text:span text:style-name="T5">las</text:span><text:span text:style-name="T6"> </text:span><text:span text:style-name="T5">alternativas</text:span><text:span text:style-name="T6"> </text:span><text:span text:style-name="T5">posibles</text:span><text:span text:style-name="T6"> </text:span><text:span text:style-name="T5">están</text:span><text:span text:style-name="T6"> </text:span><text:span text:style-name="T5">representadas,</text:span><text:span text:style-name="T6"> </text:span><text:span text:style-name="T5">o</text:span><text:span text:style-name="T6"> </text:span><text:span text:style-name="T5">de</text:span><text:span text:style-name="T6"> </text:span><text:span text:style-name="T5">los</text:span><text:span text:style-name="T6"> </text:span><text:span text:style-name="T5">medios</text:span><text:span text:style-name="T6"> </text:span><text:span text:style-name="T5">en</text:span><text:span text:style-name="T6"> </text:span><text:span text:style-name="T5">particulares</text:span><text:span text:style-name="T6"> </text:span><text:span text:style-name="T5">por</text:span><text:span text:style-name="T6"> </text:span><text:span text:style-name="T5">las</text:span><text:span text:style-name="T6"> </text:span><text:span text:style-name="T5">que</text:span><text:span text:style-name="T6"> </text:span><text:span text:style-name="T5">se</text:span><text:span text:style-name="T6"> </text:span><text:span text:style-name="T5">hacen</text:span><text:span text:style-name="T6"> </text:span><text:span text:style-name="T5">las</text:span><text:span text:style-name="T6"> </text:span><text:span text:style-name="T5">diferencias</text:span><text:span text:style-name="T6"> </text:span><text:span text:style-name="T5">entre</text:span><text:span text:style-name="T6"> </text:span><text:span text:style-name="T5">ellos,</text:span><text:span text:style-name="T6"> </text:span><text:span text:style-name="T5">no</text:span><text:span text:style-name="T6"> </text:span><text:span text:style-name="T5">son</text:span><text:span text:style-name="T6"> </text:span><text:span text:style-name="T5">esenciales</text:span><text:span text:style-name="T6"> </text:span><text:span text:style-name="T5">para</text:span><text:span text:style-name="T6"> </text:span><text:span text:style-name="T5">esas</text:span><text:span text:style-name="T6"> </text:span><text:span text:style-name="T5">actividades</text:span><text:span text:style-name="T6"> </text:span><text:span text:style-name="T5">y</text:span><text:span text:style-name="T6"> </text:span><text:span text:style-name="T5">explicaciones,</text:span><text:span text:style-name="T6"> </text:span><text:span text:style-name="T5">aunque</text:span><text:span text:style-name="T6"> </text:span><text:span text:style-name="T5">es</text:span><text:span text:style-name="T6"> </text:span><text:span text:style-name="T5">esencial</text:span><text:span text:style-name="T6"> </text:span><text:span text:style-name="T5">que</text:span><text:span text:style-name="T6"> </text:span><text:span text:style-name="T5">las</text:span><text:span text:style-name="T6"> </text:span><text:span text:style-name="T5">posibilidades</text:span><text:span text:style-name="T6"> </text:span><text:span text:style-name="T5">sean</text:span><text:span text:style-name="T6"> </text:span><text:span text:style-name="T5">representadas,</text:span><text:span text:style-name="T6"> </text:span><text:span text:style-name="T5">y</text:span><text:span text:style-name="T6"> </text:span><text:span text:style-name="T5">las</text:span><text:span text:style-name="T6"> </text:span><text:span text:style-name="T5">distinciones</text:span><text:span text:style-name="T6"> </text:span><text:span text:style-name="T5">hechas,</text:span><text:span text:style-name="T6"> </text:span><text:span text:style-name="T5">de</text:span><text:span text:style-name="T6"> </text:span><text:span text:style-name="T5">una</text:span><text:span text:style-name="T6"> </text:span><text:span text:style-name="T5">manera</text:span><text:span text:style-name="T6"> </text:span><text:span text:style-name="T5">u</text:span><text:span text:style-name="T6"> </text:span><text:span text:style-name="T5">otra</text:span><text:span text:style-name="T6">”</text:span><text:span text:style-name="T5">.(Stalnaker</text:span><text:span text:style-name="T6"> </text:span><text:span text:style-name="T5">1987,</text:span><text:span text:style-name="T6"> </text:span><text:span text:style-name="T5">23)</text:span></text:p>
      <text:p text:style-name="P6"><text:soft-page-break/><text:span text:style-name="T5">Es</text:span><text:span text:style-name="T5">to</text:span><text:span text:style-name="T6"> </text:span><text:span text:style-name="T5">es</text:span><text:span text:style-name="T6"> </text:span><text:span text:style-name="T5">un</text:span><text:span text:style-name="T6"> </text:span><text:span text:style-name="T5">elemento</text:span><text:span text:style-name="T6"> </text:span><text:span text:style-name="T5">crucial</text:span><text:span text:style-name="T6"> </text:span><text:span text:style-name="T5">en</text:span><text:span text:style-name="T6"> </text:span><text:span text:style-name="T5">la</text:span><text:span text:style-name="T6"> <text:s/></text:span><text:span text:style-name="T5">aproximación</text:span><text:span text:style-name="T6"> </text:span><text:span text:style-name="T5">de</text:span><text:span text:style-name="T6"> </text:span><text:span text:style-name="T5">mundos</text:span><text:span text:style-name="T6"> </text:span><text:span text:style-name="T5">posibles</text:span><text:span text:style-name="T6"> </text:span><text:span text:style-name="T5">de</text:span><text:span text:style-name="T6"> </text:span><text:span text:style-name="T5">Stalnaker</text:span><text:span text:style-name="T6"> </text:span><text:span text:style-name="T5">para</text:span><text:span text:style-name="T6"> </text:span><text:span text:style-name="T5">la</text:span><text:span text:style-name="T6"> </text:span><text:span text:style-name="T5">explicación</text:span><text:span text:style-name="T6"> </text:span><text:span text:style-name="T5">de</text:span><text:span text:style-name="T6"> </text:span><text:span text:style-name="T5">la</text:span><text:span text:style-name="T6"> </text:span><text:span text:style-name="T5">actitud</text:span><text:span text:style-name="T6"> </text:span><text:span text:style-name="T5">preposicional</text:span><text:span text:style-name="T6"> </text:span><text:span text:style-name="T5">que</text:span><text:span text:style-name="T6"> </text:span><text:span text:style-name="T5">nosotros,</text:span><text:span text:style-name="T6"> </text:span><text:span text:style-name="T5">como</text:span><text:span text:style-name="T6"> </text:span><text:span text:style-name="T5">teóricos,</text:span><text:span text:style-name="T6"> </text:span><text:span text:style-name="T5">deberíamos</text:span><text:span text:style-name="T6"> </text:span><text:span text:style-name="T5">distinguir</text:span><text:span text:style-name="T6"> </text:span><text:span text:style-name="T5">entre</text:span><text:span text:style-name="T6"> </text:span><text:span text:style-name="T5">la</text:span><text:span text:style-name="T6"> </text:span><text:span text:style-name="T5">naturaleza</text:span><text:span text:style-name="T6"> </text:span><text:span text:style-name="T5">de</text:span><text:span text:style-name="T6"> </text:span><text:span text:style-name="T5">una</text:span><text:span text:style-name="T6"> </text:span><text:span text:style-name="T5">proposición</text:span><text:span text:style-name="T6"> </text:span><text:span text:style-name="T5">y</text:span><text:span text:style-name="T6"> </text:span><text:span text:style-name="T5">la</text:span><text:span text:style-name="T6"> </text:span><text:span text:style-name="T5">forma</text:span><text:span text:style-name="T6"> </text:span><text:span text:style-name="T5">en</text:span><text:span text:style-name="T6"> </text:span><text:span text:style-name="T5">que</text:span><text:span text:style-name="T6"> </text:span><text:span text:style-name="T5">la</text:span><text:span text:style-name="T6"> </text:span><text:span text:style-name="T5">proposición</text:span><text:span text:style-name="T6"> </text:span><text:span text:style-name="T5">está</text:span><text:span text:style-name="T6"> </text:span><text:span text:style-name="T5">determinada.</text:span><text:span text:style-name="T6"> </text:span><text:span text:style-name="T5">Por</text:span><text:span text:style-name="T6"> </text:span><text:span text:style-name="T5">lo</text:span><text:span text:style-name="T6"> </text:span><text:span text:style-name="T5">tanto,</text:span><text:span text:style-name="T6"> </text:span><text:span text:style-name="T5">el</text:span><text:span text:style-name="T6"> </text:span><text:span text:style-name="T5">caso</text:span><text:span text:style-name="T6"> </text:span><text:span text:style-name="T5">de</text:span><text:span text:style-name="T6"> </text:span><text:span text:style-name="T5">un</text:span><text:span text:style-name="T6"> </text:span><text:span text:style-name="T5">conjunto</text:span><text:span text:style-name="T6"> </text:span><text:span text:style-name="T5">S</text:span><text:span text:style-name="T6"> </text:span><text:span text:style-name="T5">en</text:span><text:span text:style-name="T6"> </text:span><text:span text:style-name="T5">particular</text:span><text:span text:style-name="T6"> </text:span><text:span text:style-name="T5">de</text:span><text:span text:style-name="T6"> </text:span><text:span text:style-name="T5">situaciones</text:span><text:span text:style-name="T6"> </text:span><text:span text:style-name="T5">posibles</text:span><text:span text:style-name="T6"> </text:span><text:span text:style-name="T5">es</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para</text:span><text:span text:style-name="T6"> </text:span><text:span text:style-name="T5">una</text:span><text:span text:style-name="T6"> </text:span><text:span text:style-name="T5">creencia</text:span><text:span text:style-name="T6"> </text:span><text:span text:style-name="T5">si</text:span><text:span text:style-name="T6"> </text:span><text:span text:style-name="T5">es</text:span><text:span text:style-name="T6"> </text:span><text:span text:style-name="T5">que</text:span><text:span text:style-name="T6"> </text:span><text:span text:style-name="T5">el</text:span><text:span text:style-name="T6"> </text:span><text:span text:style-name="T5">creyente</text:span><text:span text:style-name="T6"> </text:span><text:span text:style-name="T5">es,</text:span><text:span text:style-name="T6"> </text:span><text:span text:style-name="T5">de</text:span><text:span text:style-name="T6"> </text:span><text:span text:style-name="T5">algún</text:span><text:span text:style-name="T6"> </text:span><text:span text:style-name="T5">modo,</text:span><text:span text:style-name="T6"> </text:span><text:span text:style-name="T5">capaz</text:span><text:span text:style-name="T6"> </text:span><text:span text:style-name="T5">de</text:span><text:span text:style-name="T6"> </text:span><text:span text:style-name="T5">representar</text:span><text:span text:style-name="T6"> </text:span><text:span text:style-name="T5">el</text:span><text:span text:style-name="T6"> </text:span><text:span text:style-name="T5">conjunto</text:span><text:span text:style-name="T6"> </text:span><text:span text:style-name="T5">de</text:span><text:span text:style-name="T6"> </text:span><text:span text:style-name="T5">las</text:span><text:span text:style-name="T6"> </text:span><text:span text:style-name="T5">posibles</text:span><text:span text:style-name="T6"> </text:span><text:span text:style-name="T5">situaciones</text:span><text:span text:style-name="T6"> </text:span><text:span text:style-name="T5">relevantes</text:span><text:span text:style-name="T6"> </text:span><text:span text:style-name="T5">(para</text:span><text:span text:style-name="T6"> </text:span><text:span text:style-name="T5">lo</text:span><text:span text:style-name="T6"> </text:span><text:span text:style-name="T5">que</text:span><text:span text:style-name="T6"> </text:span><text:span text:style-name="T5">no</text:span><text:span text:style-name="T6"> </text:span><text:span text:style-name="T5">necesita,</text:span><text:span text:style-name="T6"> </text:span><text:span text:style-name="T5">por</text:span><text:span text:style-name="T6"> </text:span><text:span text:style-name="T5">supuesto,</text:span><text:span text:style-name="T6"> </text:span><text:span text:style-name="T5">todas</text:span><text:span text:style-name="T6"> </text:span><text:span text:style-name="T5">las</text:span><text:span text:style-name="T6"> </text:span><text:span text:style-name="T5">situaciones</text:span><text:span text:style-name="T6"> </text:span><text:span text:style-name="T5">que</text:span><text:span text:style-name="T6"> </text:span><text:span text:style-name="T5">podrían</text:span><text:span text:style-name="T6"> </text:span><text:span text:style-name="T5">surgir)</text:span><text:span text:style-name="T6"> </text:span><text:span text:style-name="T5">y</text:span><text:span text:style-name="T6"> </text:span><text:span text:style-name="T5">dividiendo</text:span><text:span text:style-name="T6"> </text:span><text:span text:style-name="T5">el</text:span><text:span text:style-name="T6"> </text:span><text:span text:style-name="T5">conjunto</text:span><text:span text:style-name="T6"> </text:span><text:span text:style-name="T5">en</text:span><text:span text:style-name="T6"> </text:span><text:span text:style-name="T5">dos</text:span><text:span text:style-name="T6"> </text:span><text:span text:style-name="T5">partes,</text:span><text:span text:style-name="T6"> </text:span><text:span text:style-name="T5">una</text:span><text:span text:style-name="T6"> </text:span><text:span text:style-name="T5">de</text:span><text:span text:style-name="T6"> </text:span><text:span text:style-name="T5">las</text:span><text:span text:style-name="T6"> </text:span><text:span text:style-name="T5">cuales</text:span><text:span text:style-name="T6"> </text:span><text:span text:style-name="T5">corresponde</text:span><text:span text:style-name="T6"> </text:span><text:span text:style-name="T5">a</text:span><text:span text:style-name="T6"> </text:span><text:span text:style-name="T5">S.</text:span><text:span text:style-name="T6"> </text:span><text:span text:style-name="T5">Con</text:span><text:span text:style-name="T6"> </text:span><text:span text:style-name="T5">Stalnaker</text:span><text:span text:style-name="T6"> </text:span><text:span text:style-name="T5">se</text:span><text:span text:style-name="T6"> </text:span><text:span text:style-name="T5">aclara</text:span><text:span text:style-name="T6"> </text:span><text:span text:style-name="T5">que</text:span><text:span text:style-name="T6"> </text:span><text:span text:style-name="T5">hay</text:span><text:span text:style-name="T6"> </text:span><text:span text:style-name="T5">una</text:span><text:span text:style-name="T6"> </text:span><text:span text:style-name="T5">historia</text:span><text:span text:style-name="T6"> </text:span><text:span text:style-name="T5">psicológica</text:span><text:span text:style-name="T6"> </text:span><text:span text:style-name="T5">acerca</text:span><text:span text:style-name="T6"> </text:span><text:span text:style-name="T5">de</text:span><text:span text:style-name="T6"> </text:span><text:span text:style-name="T5">cómo</text:span><text:span text:style-name="T6"> </text:span><text:span text:style-name="T5">el</text:span><text:span text:style-name="T6"> </text:span><text:span text:style-name="T5">conjunto</text:span><text:span text:style-name="T6"> </text:span><text:span text:style-name="T5">de</text:span><text:span text:style-name="T6"> </text:span><text:span text:style-name="T5">resultados</text:span><text:span text:style-name="T6"> </text:span><text:span text:style-name="T5">posibles</text:span><text:span text:style-name="T6"> </text:span><text:span text:style-name="T5">se</text:span><text:span text:style-name="T6"> </text:span><text:span text:style-name="T5">divide</text:span><text:span text:style-name="T6"> </text:span><text:span text:style-name="T5">en</text:span><text:span text:style-name="T6"> </text:span><text:span text:style-name="T5">dos</text:span><text:span text:style-name="T6"> </text:span><text:span text:style-name="T5">subgrupos</text:span><text:span text:style-name="T6"> </text:span><text:span text:style-name="T5">que</text:span><text:span text:style-name="T6"> </text:span><text:span text:style-name="T5">en</text:span><text:span text:style-name="T6"> </text:span><text:span text:style-name="T5">conjunto</text:span><text:span text:style-name="T6"> </text:span><text:span text:style-name="T5">determinan</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Es</text:span><text:span text:style-name="T6"> </text:span><text:span text:style-name="T5">igualmente</text:span><text:span text:style-name="T6"> </text:span><text:span text:style-name="T5">claro,</text:span><text:span text:style-name="T6"> </text:span><text:span text:style-name="T5">sin</text:span><text:span text:style-name="T6"> </text:span><text:span text:style-name="T5">embargo,</text:span><text:span text:style-name="T6"> </text:span><text:span text:style-name="T5">que</text:span><text:span text:style-name="T6"> </text:span><text:span text:style-name="T5">los</text:span><text:span text:style-name="T6"> </text:span><text:span text:style-name="T5">mecanismos</text:span><text:span text:style-name="T6"> </text:span><text:span text:style-name="T5">psicológicos</text:span><text:span text:style-name="T6"> </text:span><text:span text:style-name="T5">que</text:span><text:span text:style-name="T6"> </text:span><text:span text:style-name="T5">se</text:span><text:span text:style-name="T6"> </text:span><text:span text:style-name="T5">utilizan</text:span><text:span text:style-name="T6"> </text:span><text:span text:style-name="T5">a</text:span><text:span text:style-name="T6"> </text:span><text:span text:style-name="T5">la</text:span><text:span text:style-name="T6"> </text:span><text:span text:style-name="T5">hora</text:span><text:span text:style-name="T6"> </text:span><text:span text:style-name="T5">de</text:span><text:span text:style-name="T6"> </text:span><text:span text:style-name="T5">explicar</text:span><text:span text:style-name="T6"> </text:span><text:span text:style-name="T5">cómo</text:span><text:span text:style-name="T6"> </text:span><text:span text:style-name="T5">esta</text:span><text:span text:style-name="T6"> </text:span><text:span text:style-name="T5">división</text:span><text:span text:style-name="T6"> </text:span><text:span text:style-name="T5">se</text:span><text:span text:style-name="T6"> </text:span><text:span text:style-name="T5">lleva</text:span><text:span text:style-name="T6"> </text:span><text:span text:style-name="T5">a</text:span><text:span text:style-name="T6"> </text:span><text:span text:style-name="T5">cabo</text:span><text:span text:style-name="T6"> </text:span><text:span text:style-name="T5">no</text:span><text:span text:style-name="T6"> </text:span><text:span text:style-name="T5">forman</text:span><text:span text:style-name="T6"> </text:span><text:span text:style-name="T5">parte</text:span><text:span text:style-name="T6"> </text:span><text:span text:style-name="T5">de</text:span><text:span text:style-name="T6"> </text:span><text:span text:style-name="T5">la</text:span><text:span text:style-name="T6"> </text:span><text:span text:style-name="T5">creencia.</text:span><text:span text:style-name="T6"> </text:span><text:span text:style-name="T5">La</text:span><text:span text:style-name="T6"> </text:span><text:span text:style-name="T5">creencia</text:span><text:span text:style-name="T6"> </text:span><text:span text:style-name="T5">es</text:span><text:span text:style-name="T6"> </text:span><text:span text:style-name="T5">simplemente</text:span><text:span text:style-name="T6"> </text:span><text:span text:style-name="T5">una</text:span><text:span text:style-name="T6"> </text:span><text:span text:style-name="T5">función</text:span><text:span text:style-name="T6"> </text:span><text:span text:style-name="T5">de</text:span><text:span text:style-name="T6"> </text:span><text:span text:style-name="T5">los</text:span><text:span text:style-name="T6"> </text:span><text:span text:style-name="T5">posibles</text:span><text:span text:style-name="T6"> </text:span><text:span text:style-name="T5">estados</text:span><text:span text:style-name="T6"> </text:span><text:span text:style-name="T5">de</text:span><text:span text:style-name="T6"> </text:span><text:span text:style-name="T5">los</text:span><text:span text:style-name="T6"> </text:span><text:span text:style-name="T5">valores</text:span><text:span text:style-name="T6"> </text:span><text:span text:style-name="T5">de</text:span><text:span text:style-name="T6"> </text:span><text:span text:style-name="T5">verdad</text:span><text:span text:style-name="T6"> </text:span><text:span text:style-name="T5">del</text:span><text:span text:style-name="T6"> </text:span><text:span text:style-name="T5">mundo.</text:span></text:p>
      <text:p text:style-name="P8"><text:span text:style-name="T12"><text:s text:c="5"/></text:span>De<text:span text:style-name="T12"> </text:span>hecho,<text:span text:style-name="T12"> </text:span>Stalnaker<text:span text:style-name="T12"> </text:span>sostiene<text:span text:style-name="T12"> </text:span>que<text:span text:style-name="T12"> </text:span>este<text:span text:style-name="T12"> </text:span>enfoque<text:span text:style-name="T12"> </text:span>(en<text:span text:style-name="T12"> </text:span>términos<text:span text:style-name="T12"> </text:span>generales)<text:span text:style-name="T12"> </text:span>extensional<text:span text:style-name="T12"> </text:span>al<text:span text:style-name="T12"> </text:span>contenido<text:span text:style-name="T12"> </text:span>de<text:span text:style-name="T12"> </text:span>creencias<text:span text:style-name="T12"> </text:span>da<text:span text:style-name="T12"> </text:span>ventajas<text:span text:style-name="T12"> </text:span>particulares<text:span text:style-name="T12"> </text:span>para<text:span text:style-name="T12"> </text:span>las<text:span text:style-name="T12"> </text:span>explicaciones<text:span text:style-name="T12"> </text:span>psicológicas<text:span text:style-name="T12"> </text:span>de<text:span text:style-name="T12"> </text:span>la<text:span text:style-name="T12"> </text:span>conducta<text:span text:style-name="T12"> </text:span>de<text:span text:style-name="T12"> </text:span>las<text:span text:style-name="T12"> </text:span>criaturas<text:span text:style-name="T12"> </text:span>no<text:span text:style-name="T12"> </text:span>lingüísticas.<text:span text:style-name="T12"> </text:span>Que<text:span text:style-name="T12"> </text:span>permite<text:span text:style-name="T12"> </text:span>que<text:span text:style-name="T12"> </text:span>sea<text:span text:style-name="T12"> </text:span>el<text:span text:style-name="T12"> </text:span>caso,<text:span text:style-name="T12"> </text:span>por<text:span text:style-name="T12"> </text:span>ejemplo,<text:span text:style-name="T12"> </text:span>que<text:span text:style-name="T12"> </text:span>dos<text:span text:style-name="T12"> </text:span>criaturas<text:span text:style-name="T12"> </text:span>con<text:span text:style-name="T12"> </text:span>repertorios<text:span text:style-name="T12"> </text:span>conceptuales<text:span text:style-name="T12"> </text:span>salvajemente<text:span text:style-name="T12"> </text:span>diferentes<text:span text:style-name="T12"> </text:span>podrían<text:span text:style-name="T12"> </text:span>asumir<text:span text:style-name="T12"> </text:span>la<text:span text:style-name="T12"> </text:span>misma<text:span text:style-name="T12"> </text:span>propuesta,<text:span text:style-name="T12"> </text:span>siempre<text:span text:style-name="T12"> </text:span>que,<text:span text:style-name="T12"> </text:span>por<text:span text:style-name="T12"> </text:span>un<text:span text:style-name="T12"> </text:span>subconjunto<text:span text:style-name="T12"> </text:span>limitado<text:span text:style-name="T12"> </text:span>de<text:span text:style-name="T12"> </text:span>las<text:span text:style-name="T12"> </text:span>formas<text:span text:style-name="T12"> </text:span>totales<text:span text:style-name="T12"> </text:span>posibles<text:span text:style-name="T12"> </text:span>en<text:span text:style-name="T12"> </text:span>los<text:span text:style-name="T12"> </text:span>que<text:span text:style-name="T12"> </text:span>las<text:span text:style-name="T12"> </text:span>cosas<text:span text:style-name="T12"> </text:span>podrían<text:span text:style-name="T12"> </text:span>resultar,<text:span text:style-name="T12"> </text:span>ambos<text:span text:style-name="T12"> </text:span>partan<text:span text:style-name="T12"> </text:span>de<text:span text:style-name="T12"> </text:span>ese<text:span text:style-name="T12"> </text:span>subconjunto<text:span text:style-name="T12"> </text:span>de<text:span text:style-name="T12"> </text:span>de<text:span text:style-name="T12"> </text:span>la<text:span text:style-name="T12"> </text:span>misma<text:span text:style-name="T12"> </text:span>manera.<text:span text:style-name="T12"> </text:span>No<text:span text:style-name="T12"> </text:span>hay<text:span text:style-name="T12"> </text:span>ningún<text:span text:style-name="T12"> </text:span>requisito<text:span text:style-name="T12"> </text:span>que<text:span text:style-name="T12"> </text:span>diga<text:span text:style-name="T12"> </text:span>que<text:span text:style-name="T12"> </text:span>la<text:span text:style-name="T12"> </text:span>partición<text:span text:style-name="T12"> </text:span>del<text:span text:style-name="T12"> </text:span>subconjunto<text:span text:style-name="T12"> </text:span>deba<text:span text:style-name="T12"> </text:span>ser<text:span text:style-name="T12"> </text:span>de<text:span text:style-name="T12"> </text:span>la<text:span text:style-name="T12"> </text:span>misma<text:span text:style-name="T12"> </text:span>manera<text:span text:style-name="T12"> </text:span>por<text:span text:style-name="T12"> </text:span>las<text:span text:style-name="T12"> </text:span>mismas<text:span text:style-name="T12"> </text:span>razones.<text:span text:style-name="T12"> </text:span>Y<text:span text:style-name="T12"> </text:span>esto<text:span text:style-name="T12"> </text:span>significa<text:span text:style-name="T12"> </text:span>que<text:span text:style-name="T12"> </text:span>podemos<text:span text:style-name="T12"> </text:span>desplegar<text:span text:style-name="T12"> </text:span>nuestra<text:span text:style-name="T12"> </text:span>propia<text:span text:style-name="T12"> </text:span>lengua<text:span text:style-name="T12"> </text:span>muy<text:span text:style-name="T12"> </text:span>compleja<text:span text:style-name="T12"> </text:span>y<text:span text:style-name="T12"> </text:span>el<text:span text:style-name="T12"> </text:span>esquema<text:span text:style-name="T12"> </text:span>conceptual<text:span text:style-name="T12"> </text:span>que<text:span text:style-name="T12"> </text:span>va<text:span text:style-name="T12"> </text:span>con<text:span text:style-name="T12"> </text:span>ella<text:span text:style-name="T12"> </text:span>para<text:span text:style-name="T12"> </text:span>caracterizar<text:span text:style-name="T12"> </text:span>las<text:span text:style-name="T12"> </text:span>creencias<text:span text:style-name="T12"> </text:span>de<text:span text:style-name="T12"> </text:span>los<text:span text:style-name="T12"> </text:span>seres<text:span text:style-name="T12"> </text:span>cuya<text:span text:style-name="T12"> </text:span>perspectiva<text:span text:style-name="T12"> </text:span>cognitiva<text:span text:style-name="T12"> </text:span>del<text:span text:style-name="T12"> </text:span>mundo<text:span text:style-name="T12"> </text:span>podría<text:span text:style-name="T12"> </text:span>ser<text:span text:style-name="T12"> </text:span>mucho<text:span text:style-name="T12"> </text:span>más<text:span text:style-name="T12"> </text:span>primitiva<text:span text:style-name="T12"> </text:span>que<text:span text:style-name="T12"> </text:span>la<text:span text:style-name="T12"> </text:span>nuestra:</text:p>
      <text:p text:style-name="P6"><text:span text:style-name="T6">“</text:span><text:span text:style-name="T5">Cuando</text:span><text:span text:style-name="T6"> </text:span><text:span text:style-name="T5">atribuimos</text:span><text:span text:style-name="T6"> </text:span><text:span text:style-name="T5">actitudes</text:span><text:span text:style-name="T6"> </text:span><text:span text:style-name="T5">a</text:span><text:span text:style-name="T6"> </text:span><text:span text:style-name="T5">un</text:span><text:span text:style-name="T6"> </text:span><text:span text:style-name="T5">animal,</text:span><text:span text:style-name="T6"> </text:span><text:span text:style-name="T5">lo</text:span><text:span text:style-name="T6"> </text:span><text:span text:style-name="T5">que</text:span><text:span text:style-name="T6"> </text:span><text:span text:style-name="T5">se</text:span><text:span text:style-name="T6"> </text:span><text:span text:style-name="T5">presupone</text:span><text:span text:style-name="T6"> </text:span><text:span text:style-name="T5">es</text:span><text:span text:style-name="T6"> </text:span><text:span text:style-name="T5">que</text:span><text:span text:style-name="T6"> </text:span><text:span text:style-name="T5">simplemente</text:span><text:span text:style-name="T6"> </text:span><text:span text:style-name="T5">tiene</text:span><text:span text:style-name="T6"> </text:span><text:span text:style-name="T5">algún</text:span><text:span text:style-name="T6"> </text:span><text:span text:style-name="T5">mecanismo</text:span><text:span text:style-name="T6"> </text:span><text:span text:style-name="T5">para</text:span><text:span text:style-name="T6"> </text:span><text:span text:style-name="T5">la</text:span><text:span text:style-name="T6"> </text:span><text:span text:style-name="T5">representación</text:span><text:span text:style-name="T6"> </text:span><text:span text:style-name="T5">y</text:span><text:span text:style-name="T6"> </text:span><text:span text:style-name="T5">la</text:span><text:span text:style-name="T6"> </text:span><text:span text:style-name="T5">distinción</text:span><text:span text:style-name="T6"> </text:span><text:span text:style-name="T5">entre</text:span><text:span text:style-name="T6"> </text:span><text:span text:style-name="T5">situaciones</text:span><text:span text:style-name="T6"> </text:span><text:span text:style-name="T5">alternativas.</text:span><text:span text:style-name="T6"> </text:span><text:span text:style-name="T5">Puede</text:span><text:span text:style-name="T6"> </text:span><text:span text:style-name="T5">ser</text:span><text:span text:style-name="T6"> </text:span><text:span text:style-name="T5">un</text:span><text:span text:style-name="T6"> </text:span><text:span text:style-name="T5">mecanismo</text:span><text:span text:style-name="T6"> </text:span><text:span text:style-name="T5">muy</text:span><text:span text:style-name="T6"> </text:span><text:span text:style-name="T5">crudo,</text:span><text:span text:style-name="T6"> </text:span><text:span text:style-name="T5">que</text:span><text:span text:style-name="T6"> </text:span><text:span text:style-name="T5">sólo</text:span><text:span text:style-name="T6"> </text:span><text:span text:style-name="T5">reconoce</text:span><text:span text:style-name="T6"> </text:span><text:span text:style-name="T5">grandes</text:span><text:span text:style-name="T6"> </text:span><text:span text:style-name="T5">diferencias,</text:span><text:span text:style-name="T6"> </text:span><text:span text:style-name="T5">y</text:span><text:span text:style-name="T6"> </text:span><text:span text:style-name="T5">que</text:span><text:span text:style-name="T6"> </text:span><text:span text:style-name="T5">no</text:span><text:span text:style-name="T6"> </text:span><text:span text:style-name="T5">contiene</text:span><text:span text:style-name="T6"> </text:span><text:span text:style-name="T5">la</text:span><text:span text:style-name="T6"> </text:span><text:span text:style-name="T5">representación</text:span><text:span text:style-name="T6"> </text:span><text:span text:style-name="T5">en</text:span><text:span text:style-name="T6"> </text:span><text:span text:style-name="T5">todas</text:span><text:span text:style-name="T6"> </text:span><text:span text:style-name="T5">las</text:span><text:span text:style-name="T6"> </text:span><text:span text:style-name="T5">posibles</text:span><text:span text:style-name="T6"> </text:span><text:span text:style-name="T5">situaciones</text:span><text:span text:style-name="T6"> </text:span><text:span text:style-name="T5">radicalmente</text:span><text:span text:style-name="T6"> </text:span><text:span text:style-name="T5">diferentes</text:span><text:span text:style-name="T6"> </text:span><text:span text:style-name="T5">de</text:span><text:span text:style-name="T6"> </text:span><text:span text:style-name="T5">cómo</text:span><text:span text:style-name="T6"> </text:span><text:span text:style-name="T5">son</text:span><text:span text:style-name="T6"> </text:span><text:span text:style-name="T5">las</text:span><text:span text:style-name="T6"> </text:span><text:span text:style-name="T5">cosas.</text:span><text:span text:style-name="T6"> </text:span><text:span text:style-name="T5">El</text:span><text:span text:style-name="T6"> </text:span><text:span text:style-name="T5">espacio</text:span><text:span text:style-name="T6"> </text:span><text:span text:style-name="T5">conceptual</text:span><text:span text:style-name="T6"> </text:span><text:span text:style-name="T5">para</text:span><text:span text:style-name="T6"> </text:span><text:span text:style-name="T5">dar</text:span><text:span text:style-name="T6"> </text:span><text:span text:style-name="T5">cuenta</text:span><text:span text:style-name="T6"> </text:span><text:span text:style-name="T5">de</text:span><text:span text:style-name="T6"> </text:span><text:span text:style-name="T5">su</text:span><text:span text:style-name="T6"> </text:span><text:span text:style-name="T5">capacidad</text:span><text:span text:style-name="T6"> </text:span><text:span text:style-name="T5">y</text:span><text:span text:style-name="T6"> </text:span><text:span text:style-name="T5">sus</text:span><text:span text:style-name="T6"> </text:span><text:span text:style-name="T5">inclinaciones</text:span><text:span text:style-name="T6"> </text:span><text:span text:style-name="T5">puede</text:span><text:span text:style-name="T6"> </text:span><text:span text:style-name="T5">consistir</text:span><text:span text:style-name="T6"> </text:span><text:span text:style-name="T5">en</text:span><text:span text:style-name="T6"> </text:span><text:span text:style-name="T5">sólo</text:span><text:span text:style-name="T6"> </text:span><text:span text:style-name="T5">unas</text:span><text:span text:style-name="T6"> </text:span><text:span text:style-name="T5">pocas</text:span><text:span text:style-name="T6"> <text:s/></text:span><text:span text:style-name="T5">"formas</text:span><text:span text:style-name="T6"> </text:span><text:span text:style-name="T5">en</text:span><text:span text:style-name="T6"> </text:span><text:span text:style-name="T5">que</text:span><text:span text:style-name="T6"> </text:span><text:span text:style-name="T5">podrían</text:span><text:span text:style-name="T6"> </text:span><text:span text:style-name="T5">ser</text:span><text:span text:style-name="T6"> </text:span><text:span text:style-name="T5">las</text:span><text:span text:style-name="T6"> </text:span><text:span text:style-name="T5">cosas"</text:span><text:span text:style-name="T6"> <text:s/></text:span><text:span text:style-name="T5">relevantemente</text:span><text:span text:style-name="T6"> </text:span><text:span text:style-name="T5">diferentes.</text:span><text:span text:style-name="T6"> </text:span><text:span text:style-name="T5">Sin</text:span><text:span text:style-name="T6"> </text:span><text:span text:style-name="T5">embargo,</text:span><text:span text:style-name="T6"> </text:span><text:span text:style-name="T5">nuestra</text:span><text:span text:style-name="T6"> </text:span><text:span text:style-name="T5">lengua,</text:span><text:span text:style-name="T6"> </text:span><text:span text:style-name="T5">con</text:span><text:span text:style-name="T6"> </text:span><text:span text:style-name="T5">su</text:span><text:span text:style-name="T6"> </text:span><text:span text:style-name="T5">compleja</text:span><text:span text:style-name="T6"> </text:span><text:span text:style-name="T5">estructura</text:span><text:span text:style-name="T6"> </text:span><text:span text:style-name="T5">y</text:span><text:span text:style-name="T6"> </text:span><text:span text:style-name="T5">la</text:span><text:span text:style-name="T6"> </text:span><text:span text:style-name="T5">capacidad</text:span><text:span text:style-name="T6"> </text:span><text:span text:style-name="T5">de</text:span><text:span text:style-name="T6"> </text:span><text:span text:style-name="T5">hacer</text:span><text:span text:style-name="T6"> </text:span><text:span text:style-name="T5">discriminaciones</text:span><text:span text:style-name="T6"> </text:span><text:span text:style-name="T5">más</text:span><text:span text:style-name="T6"> </text:span><text:span text:style-name="T5">sutiles</text:span><text:span text:style-name="T6"> </text:span><text:soft-page-break/><text:span text:style-name="T5">y</text:span><text:span text:style-name="T6"> </text:span><text:span text:style-name="T5">describir</text:span><text:span text:style-name="T6"> </text:span><text:span text:style-name="T5">las</text:span><text:span text:style-name="T6"> </text:span><text:span text:style-name="T5">posibilidades</text:span><text:span text:style-name="T6"> </text:span><text:span text:style-name="T5">más</text:span><text:span text:style-name="T6"> </text:span><text:span text:style-name="T5">lejanas,</text:span><text:span text:style-name="T6"> </text:span><text:span text:style-name="T5">se</text:span><text:span text:style-name="T6"> </text:span><text:span text:style-name="T5">pueden</text:span><text:span text:style-name="T6"> </text:span><text:span text:style-name="T5">utilizar</text:span><text:span text:style-name="T6"> </text:span><text:span text:style-name="T5">para</text:span><text:span text:style-name="T6"> </text:span><text:span text:style-name="T5">distinguir</text:span><text:span text:style-name="T6"> </text:span><text:span text:style-name="T5">entre</text:span><text:span text:style-name="T6"> </text:span><text:span text:style-name="T5">las</text:span><text:span text:style-name="T6"> </text:span><text:span text:style-name="T5">alternativas</text:span><text:span text:style-name="T6"> </text:span><text:span text:style-name="T5">posibles,</text:span><text:span text:style-name="T6"> </text:span><text:span text:style-name="T5">algunas</text:span><text:span text:style-name="T6"> </text:span><text:span text:style-name="T5">cosas</text:span><text:span text:style-name="T6"> </text:span><text:span text:style-name="T5">representadas</text:span><text:span text:style-name="T6"> </text:span><text:span text:style-name="T5">por</text:span><text:span text:style-name="T6"> </text:span><text:span text:style-name="T5">el</text:span><text:span text:style-name="T6"> </text:span><text:span text:style-name="T5">perro,</text:span><text:span text:style-name="T6"> </text:span><text:span text:style-name="T5">sin</text:span><text:span text:style-name="T6"> </text:span><text:span text:style-name="T5">que</text:span><text:span text:style-name="T6"> </text:span><text:span text:style-name="T5">por</text:span><text:span text:style-name="T6"> </text:span><text:span text:style-name="T5">ello</text:span><text:span text:style-name="T6"> </text:span><text:span text:style-name="T5">apliquemos</text:span><text:span text:style-name="T6"> </text:span><text:span text:style-name="T5">nuestros</text:span><text:span text:style-name="T6"> </text:span><text:span text:style-name="T5">conceptos</text:span><text:span text:style-name="T6"> </text:span><text:span text:style-name="T5">a</text:span><text:span text:style-name="T6"> </text:span><text:span text:style-name="T5">ellas.</text:span><text:span text:style-name="T6"> </text:span><text:span text:style-name="T5">Debido</text:span><text:span text:style-name="T6"> </text:span><text:span text:style-name="T5">a</text:span><text:span text:style-name="T6"> </text:span><text:span text:style-name="T5">que</text:span><text:span text:style-name="T6"> </text:span><text:span text:style-name="T5">las</text:span><text:span text:style-name="T6"> </text:span><text:span text:style-name="T5">propuestas</text:span><text:span text:style-name="T6"> </text:span><text:span text:style-name="T5">no</text:span><text:span text:style-name="T6"> </text:span><text:span text:style-name="T5">reflejan</text:span><text:span text:style-name="T6"> </text:span><text:span text:style-name="T5">la</text:span><text:span text:style-name="T6"> </text:span><text:span text:style-name="T5">estructura</text:span><text:span text:style-name="T6"> </text:span><text:span text:style-name="T5">de</text:span><text:span text:style-name="T6"> </text:span><text:span text:style-name="T5">las</text:span><text:span text:style-name="T6"> </text:span><text:span text:style-name="T5">oraciones</text:span><text:span text:style-name="T6"> </text:span><text:span text:style-name="T5">que</text:span><text:span text:style-name="T6"> </text:span><text:span text:style-name="T5">las</text:span><text:span text:style-name="T6"> </text:span><text:span text:style-name="T5">expresan,</text:span><text:span text:style-name="T6"> </text:span><text:span text:style-name="T5">es</text:span><text:span text:style-name="T6"> </text:span><text:span text:style-name="T5">posible</text:span><text:span text:style-name="T6"> </text:span><text:span text:style-name="T5">utilizar</text:span><text:span text:style-name="T6"> </text:span><text:span text:style-name="T5">frases</text:span><text:span text:style-name="T6"> </text:span><text:span text:style-name="T5">sofisticadas,</text:span><text:span text:style-name="T6"> </text:span><text:span text:style-name="T5">semánticamente</text:span><text:span text:style-name="T6"> </text:span><text:span text:style-name="T5">complejas</text:span><text:span text:style-name="T6"> </text:span><text:span text:style-name="T5">y</text:span><text:span text:style-name="T6"> </text:span><text:span text:style-name="T5">atribuir</text:span><text:span text:style-name="T6"> </text:span><text:span text:style-name="T5">actitudes</text:span><text:span text:style-name="T6"> </text:span><text:span text:style-name="T5">a</text:span><text:span text:style-name="T6"> </text:span><text:span text:style-name="T5">las</text:span><text:span text:style-name="T6"> </text:span><text:span text:style-name="T5">criaturas</text:span><text:span text:style-name="T6"> </text:span><text:span text:style-name="T5">con</text:span><text:span text:style-name="T6"> </text:span><text:span text:style-name="T5">capacidades</text:span><text:span text:style-name="T6"> </text:span><text:span text:style-name="T5">cognitivas</text:span><text:span text:style-name="T6"> </text:span><text:span text:style-name="T5">muy</text:span><text:span text:style-name="T6"> </text:span><text:span text:style-name="T5">limitadas.</text:span><text:span text:style-name="T6"> </text:span><text:span text:style-name="T5">(Stalnaker</text:span><text:span text:style-name="T6"> </text:span><text:span text:style-name="T5">1987,</text:span><text:span text:style-name="T6"> </text:span><text:span text:style-name="T5">63)</text:span><text:span text:style-name="T6">”</text:span></text:p>
      <text:p text:style-name="P6"><text:span text:style-name="T5">Hay</text:span><text:span text:style-name="T6"> </text:span><text:span text:style-name="T5">ventajas</text:span><text:span text:style-name="T6"> </text:span><text:span text:style-name="T5">claras</text:span><text:span text:style-name="T6"> </text:span><text:span text:style-name="T5">para</text:span><text:span text:style-name="T6"> </text:span><text:span text:style-name="T5">la</text:span><text:span text:style-name="T6"> </text:span><text:span text:style-name="T5">comprensión</text:span><text:span text:style-name="T6"> </text:span><text:span text:style-name="T5">de</text:span><text:span text:style-name="T6"> </text:span><text:span text:style-name="T5">contenidos</text:span><text:span text:style-name="T6"> </text:span><text:span text:style-name="T5">de</text:span><text:span text:style-name="T6"> </text:span><text:span text:style-name="T5">creencias</text:span><text:span text:style-name="T6"> </text:span><text:span text:style-name="T5">en</text:span><text:span text:style-name="T6"> </text:span><text:span text:style-name="T5">la</text:span><text:span text:style-name="T6"> </text:span><text:span text:style-name="T5">forma</text:span><text:span text:style-name="T6"> </text:span><text:span text:style-name="T5">en</text:span><text:span text:style-name="T6"> </text:span><text:span text:style-name="T5">que</text:span><text:span text:style-name="T6"> </text:span><text:span text:style-name="T5">Stalnaker</text:span><text:span text:style-name="T6"> </text:span><text:span text:style-name="T5">lo</text:span><text:span text:style-name="T6"> </text:span><text:span text:style-name="T5">entiende.</text:span><text:span text:style-name="T6"> </text:span><text:span text:style-name="T5">Si</text:span><text:span text:style-name="T6"> </text:span><text:span text:style-name="T5">le</text:span><text:span text:style-name="T6"> </text:span><text:span text:style-name="T5">seguimos</text:span><text:span text:style-name="T6"> </text:span><text:span text:style-name="T5">fuertemente</text:span><text:span text:style-name="T6"> </text:span><text:span text:style-name="T5">al</text:span><text:span text:style-name="T6"> </text:span><text:span text:style-name="T5">distinguir</text:span><text:span text:style-name="T6"> </text:span><text:span text:style-name="T5">la</text:span><text:span text:style-name="T6"> </text:span><text:span text:style-name="T5">naturaleza</text:span><text:span text:style-name="T6"> </text:span><text:span text:style-name="T5">de</text:span><text:span text:style-name="T6"> </text:span><text:span text:style-name="T5">la</text:span><text:span text:style-name="T6"> </text:span><text:span text:style-name="T5">proposición</text:span><text:span text:style-name="T6"> </text:span><text:span text:style-name="T5">de</text:span><text:span text:style-name="T6"> </text:span><text:span text:style-name="T5">la</text:span><text:span text:style-name="T6"> </text:span><text:span text:style-name="T5">forma</text:span><text:span text:style-name="T6"> </text:span><text:span text:style-name="T5">en</text:span><text:span text:style-name="T6"> </text:span><text:span text:style-name="T5">que</text:span><text:span text:style-name="T6"> </text:span><text:span text:style-name="T5">se</text:span><text:span text:style-name="T6"> </text:span><text:span text:style-name="T5">determinó,</text:span><text:span text:style-name="T6"> </text:span><text:span text:style-name="T5">podríamos</text:span><text:span text:style-name="T6"> </text:span><text:span text:style-name="T5">tener</text:span><text:span text:style-name="T6"> </text:span><text:span text:style-name="T5">éxito</text:span><text:span text:style-name="T6"> </text:span><text:span text:style-name="T5">en</text:span><text:span text:style-name="T6"> </text:span><text:span text:style-name="T5">cerrar</text:span><text:span text:style-name="T6"> </text:span><text:span text:style-name="T5">la</text:span><text:span text:style-name="T6"> </text:span><text:span text:style-name="T5">brecha</text:span><text:span text:style-name="T6"> </text:span><text:span text:style-name="T5">entre</text:span><text:span text:style-name="T6"> </text:span><text:span text:style-name="T5">las</text:span><text:span text:style-name="T6"> </text:span><text:span text:style-name="T5">creencias</text:span><text:span text:style-name="T6"> </text:span><text:span text:style-name="T5">de</text:span><text:span text:style-name="T6"> </text:span><text:span text:style-name="T5">las</text:span><text:span text:style-name="T6"> </text:span><text:span text:style-name="T5">criaturas</text:span><text:span text:style-name="T6"> </text:span><text:span text:style-name="T5">con</text:span><text:span text:style-name="T6"> </text:span><text:span text:style-name="T5">lengua</text:span><text:span text:style-name="T6"> </text:span><text:span text:style-name="T5">y</text:span><text:span text:style-name="T6"> </text:span><text:span text:style-name="T5">las</text:span><text:span text:style-name="T6"> </text:span><text:span text:style-name="T5">creencias</text:span><text:span text:style-name="T6"> </text:span><text:span text:style-name="T5">que</text:span><text:span text:style-name="T6"> </text:span><text:span text:style-name="T5">utilizan</text:span><text:span text:style-name="T6"> </text:span><text:span text:style-name="T5">las</text:span><text:span text:style-name="T6"> </text:span><text:span text:style-name="T5">criaturas</text:span><text:span text:style-name="T6"> </text:span><text:span text:style-name="T5">sin</text:span><text:span text:style-name="T6"> </text:span><text:span text:style-name="T5">lengua</text:span><text:span text:style-name="T6"> </text:span><text:span text:style-name="T5">(sobre</text:span><text:span text:style-name="T6"> </text:span><text:span text:style-name="T5">todo</text:span><text:span text:style-name="T6"> </text:span><text:span text:style-name="T5">si</text:span><text:span text:style-name="T6"> </text:span><text:span text:style-name="T5">se</text:span><text:span text:style-name="T6"> </text:span><text:span text:style-name="T5">le</text:span><text:span text:style-name="T6"> </text:span><text:span text:style-name="T5">sigue</text:span><text:span text:style-name="T6"> </text:span><text:span text:style-name="T5">cuando</text:span><text:span text:style-name="T6"> </text:span><text:span text:style-name="T5">sostiene</text:span><text:span text:style-name="T6"> </text:span><text:span text:style-name="T5">que</text:span><text:span text:style-name="T6"> </text:span><text:span text:style-name="T5">la</text:span><text:span text:style-name="T6"> </text:span><text:span text:style-name="T5">identidad</text:span><text:span text:style-name="T6"> </text:span><text:span text:style-name="T5">de</text:span><text:span text:style-name="T6"> </text:span><text:span text:style-name="T5">la</text:span><text:span text:style-name="T6"> </text:span><text:span text:style-name="T5">creencia</text:span><text:span text:style-name="T6"> </text:span><text:span text:style-name="T5">del</text:span><text:span text:style-name="T6"> </text:span><text:span text:style-name="T5">contenido</text:span><text:span text:style-name="T6"> </text:span><text:span text:style-name="T5">puede</text:span><text:span text:style-name="T6"> </text:span><text:span text:style-name="T5">ser</text:span><text:span text:style-name="T6"> </text:span><text:span text:style-name="T5">determinada</text:span><text:span text:style-name="T6"> </text:span><text:span text:style-name="T5">en</text:span><text:span text:style-name="T6"> </text:span><text:span text:style-name="T5">relación</text:span><text:span text:style-name="T6"> </text:span><text:span text:style-name="T5">con</text:span><text:span text:style-name="T6"> </text:span><text:span text:style-name="T5">un</text:span><text:span text:style-name="T6"> </text:span><text:span text:style-name="T5">conjunto</text:span><text:span text:style-name="T6"> <text:s/></text:span><text:span text:style-name="T5">determinado</text:span><text:span text:style-name="T6"> </text:span><text:span text:style-name="T5">de</text:span><text:span text:style-name="T6"> </text:span><text:span text:style-name="T5">mundos</text:span><text:span text:style-name="T6"> </text:span><text:span text:style-name="T5">posibles,</text:span><text:span text:style-name="T6"> </text:span><text:span text:style-name="T5">en</text:span><text:span text:style-name="T6"> </text:span><text:span text:style-name="T5">lugar</text:span><text:span text:style-name="T6"> </text:span><text:span text:style-name="T5">de</text:span><text:span text:style-name="T6"> </text:span><text:span text:style-name="T5">en</text:span><text:span text:style-name="T6"> </text:span><text:span text:style-name="T5">relación</text:span><text:span text:style-name="T6"> </text:span><text:span text:style-name="T5">con</text:span><text:span text:style-name="T6"> </text:span><text:span text:style-name="T5">todos</text:span><text:span text:style-name="T6"> </text:span><text:span text:style-name="T5">los</text:span><text:span text:style-name="T6"> </text:span><text:span text:style-name="T5">mundos</text:span><text:span text:style-name="T6"> </text:span><text:span text:style-name="T5">posibles).</text:span></text:p>
      <text:p text:style-name="P6"><text:span text:style-name="T5">Pero</text:span><text:span text:style-name="T6"> </text:span><text:span text:style-name="T5">hay</text:span><text:span text:style-name="T6"> </text:span><text:span text:style-name="T5">un</text:span><text:span text:style-name="T6"> </text:span><text:span text:style-name="T5">precio</text:span><text:span text:style-name="T6"> </text:span><text:span text:style-name="T5">que</text:span><text:span text:style-name="T6"> </text:span><text:span text:style-name="T5">pagar.</text:span><text:span text:style-name="T6"> </text:span><text:span text:style-name="T5">La</text:span><text:span text:style-name="T6"> </text:span><text:span text:style-name="T5">idea</text:span><text:span text:style-name="T6"> </text:span><text:span text:style-name="T5">de</text:span><text:span text:style-name="T6"> </text:span><text:span text:style-name="T5">la</text:span><text:span text:style-name="T6"> </text:span><text:span text:style-name="T5">creencia</text:span><text:span text:style-name="T6"> </text:span><text:span text:style-name="T5">del</text:span><text:span text:style-name="T6"> </text:span><text:span text:style-name="T5">contenido</text:span><text:span text:style-name="T6"> </text:span><text:span text:style-name="T5">obtenido</text:span><text:span text:style-name="T6"> </text:span><text:span text:style-name="T5">de</text:span><text:span text:style-name="T6"> </text:span><text:span text:style-name="T5">este</text:span><text:span text:style-name="T6"> </text:span><text:span text:style-name="T5">modo,</text:span><text:span text:style-name="T6"> </text:span><text:span text:style-name="T5">ya</text:span><text:span text:style-name="T6"> </text:span><text:span text:style-name="T5">no</text:span><text:span text:style-name="T6"> </text:span><text:span text:style-name="T5">es</text:span><text:span text:style-name="T6"> </text:span><text:span text:style-name="T5">una</text:span><text:span text:style-name="T6"> </text:span><text:span text:style-name="T5">herramienta</text:span><text:span text:style-name="T6"> </text:span><text:span text:style-name="T5">poderosa</text:span><text:span text:style-name="T6"> </text:span><text:span text:style-name="T5">para</text:span><text:span text:style-name="T6"> </text:span><text:span text:style-name="T5">la</text:span><text:span text:style-name="T6"> </text:span><text:span text:style-name="T5">explicación</text:span><text:span text:style-name="T6"> </text:span><text:span text:style-name="T5">psicológica.</text:span><text:span text:style-name="T6"> </text:span><text:span text:style-name="T5">Qué</text:span><text:span text:style-name="T6"> </text:span><text:span text:style-name="T5">es</text:span><text:span text:style-name="T6"> </text:span><text:span text:style-name="T5">psicológicamente</text:span><text:span text:style-name="T6"> </text:span><text:span text:style-name="T5">motivador,</text:span><text:span text:style-name="T6"> <text:s/></text:span><text:span text:style-name="T5">qué</text:span><text:span text:style-name="T6"> </text:span><text:span text:style-name="T5">alimenta</text:span><text:span text:style-name="T6"> </text:span><text:span text:style-name="T5">directamente</text:span><text:span text:style-name="T6"> </text:span><text:span text:style-name="T5">la</text:span><text:span text:style-name="T6"> </text:span><text:span text:style-name="T5">acción</text:span><text:span text:style-name="T6"> </text:span><text:span text:style-name="T5">(de</text:span><text:span text:style-name="T6"> </text:span><text:span text:style-name="T5">ahí</text:span><text:span text:style-name="T6"> </text:span><text:span text:style-name="T5">lo</text:span><text:span text:style-name="T6"> </text:span><text:span text:style-name="T5">que</text:span><text:span text:style-name="T6"> </text:span><text:span text:style-name="T5">hay</text:span><text:span text:style-name="T6"> </text:span><text:span text:style-name="T5">que</text:span><text:span text:style-name="T6"> </text:span><text:span text:style-name="T5">identificar</text:span><text:span text:style-name="T6"> </text:span><text:span text:style-name="T5">si</text:span><text:span text:style-name="T6"> </text:span><text:span text:style-name="T5">la</text:span><text:span text:style-name="T6"> </text:span><text:span text:style-name="T5">acción</text:span><text:span text:style-name="T6"> </text:span><text:span text:style-name="T5">se</text:span><text:span text:style-name="T6"> </text:span><text:span text:style-name="T5">explica)</text:span><text:span text:style-name="T6"> </text:span><text:span text:style-name="T5">es</text:span><text:span text:style-name="T6"> </text:span><text:span text:style-name="T5">más</text:span><text:span text:style-name="T6"> </text:span><text:span text:style-name="T5">probable</text:span><text:span text:style-name="T6"> </text:span><text:span text:style-name="T5">que</text:span><text:span text:style-name="T6"> </text:span><text:span text:style-name="T5">se</text:span><text:span text:style-name="T6"> </text:span><text:span text:style-name="T5">encuentre</text:span><text:span text:style-name="T6"> </text:span><text:span text:style-name="T5">en</text:span><text:span text:style-name="T6"> </text:span><text:span text:style-name="T5">el</text:span><text:span text:style-name="T6"> </text:span><text:span text:style-name="T5">nivel</text:span><text:span text:style-name="T6"> </text:span><text:span text:style-name="T5">en</text:span><text:span text:style-name="T6"> </text:span><text:span text:style-name="T5">que</text:span><text:span text:style-name="T6"> </text:span><text:span text:style-name="T5">se</text:span><text:span text:style-name="T6"> </text:span><text:span text:style-name="T5">determina</text:span><text:span text:style-name="T6"> </text:span><text:span text:style-name="T5">una</text:span><text:span text:style-name="T6"> </text:span><text:span text:style-name="T5">proposición</text:span><text:span text:style-name="T6"> </text:span><text:span text:style-name="T5">particular,</text:span><text:span text:style-name="T6"> </text:span><text:span text:style-name="T5">en</text:span><text:span text:style-name="T6"> </text:span><text:span text:style-name="T5">lugar</text:span><text:span text:style-name="T6"> </text:span><text:span text:style-name="T5">de</text:span><text:span text:style-name="T6"> </text:span><text:span text:style-name="T5">en</text:span><text:span text:style-name="T6"> </text:span><text:span text:style-name="T5">nivel</text:span><text:span text:style-name="T6"> </text:span><text:span text:style-name="T5">de</text:span><text:span text:style-name="T6"> </text:span><text:span text:style-name="T5">la</text:span><text:span text:style-name="T6"> </text:span><text:span text:style-name="T5">propia</text:span><text:span text:style-name="T6"> </text:span><text:span text:style-name="T5">propuesta.</text:span><text:span text:style-name="T6"> </text:span><text:span text:style-name="T5">Lo</text:span><text:span text:style-name="T6"> </text:span><text:span text:style-name="T5">que</text:span><text:span text:style-name="T6"> </text:span><text:span text:style-name="T5">lo</text:span><text:span text:style-name="T6"> </text:span><text:span text:style-name="T5">hace</text:span><text:span text:style-name="T6"> </text:span><text:span text:style-name="T5">el</text:span><text:span text:style-name="T6"> </text:span><text:span text:style-name="T5">caso</text:span><text:span text:style-name="T6"> </text:span><text:span text:style-name="T5">donde</text:span><text:span text:style-name="T6"> </text:span><text:span text:style-name="T5">yo</text:span><text:span text:style-name="T6"> </text:span><text:span text:style-name="T5">actúo</text:span><text:span text:style-name="T6"> </text:span><text:span text:style-name="T5">sobre</text:span><text:span text:style-name="T6"> </text:span><text:span text:style-name="T5">la</text:span><text:span text:style-name="T6"> </text:span><text:span text:style-name="T5">base</text:span><text:span text:style-name="T6"> </text:span><text:span text:style-name="T5">de</text:span><text:span text:style-name="T6"> </text:span><text:span text:style-name="T5">mi</text:span><text:span text:style-name="T6"> </text:span><text:span text:style-name="T5">creencia</text:span><text:span text:style-name="T6"> </text:span><text:span text:style-name="T5">(a</text:span><text:span text:style-name="T6"> </text:span><text:span text:style-name="T5">la</text:span><text:span text:style-name="T6"> </text:span><text:span text:style-name="T5">luz</text:span><text:span text:style-name="T6"> </text:span><text:span text:style-name="T5">de</text:span><text:span text:style-name="T6"> </text:span><text:span text:style-name="T5">mis</text:span><text:span text:style-name="T6"> </text:span><text:span text:style-name="T5">deseos)</text:span><text:span text:style-name="T6"> </text:span><text:span text:style-name="T5">es</text:span><text:span text:style-name="T6"> </text:span><text:span text:style-name="T5">que</text:span><text:span text:style-name="T6"> </text:span><text:span text:style-name="T5">tengo</text:span><text:span text:style-name="T6"> </text:span><text:span text:style-name="T5">una</text:span><text:span text:style-name="T6"> </text:span><text:span text:style-name="T5">forma</text:span><text:span text:style-name="T6"> </text:span><text:span text:style-name="T5">de</text:span><text:span text:style-name="T6"> </text:span><text:span text:style-name="T5">categorizar</text:span><text:span text:style-name="T6"> </text:span><text:span text:style-name="T5">la</text:span><text:span text:style-name="T6"> </text:span><text:span text:style-name="T5">clase</text:span><text:span text:style-name="T6"> </text:span><text:span text:style-name="T5">pertinente</text:span><text:span text:style-name="T6"> </text:span><text:span text:style-name="T5">de</text:span><text:span text:style-name="T6"> </text:span><text:span text:style-name="T5">las</text:span><text:span text:style-name="T6"> </text:span><text:span text:style-name="T5">posibles</text:span><text:span text:style-name="T6"> </text:span><text:span text:style-name="T5">situaciones</text:span><text:span text:style-name="T6"> </text:span><text:span text:style-name="T5">que</text:span><text:span text:style-name="T6"> </text:span><text:span text:style-name="T5">me</text:span><text:span text:style-name="T6"> </text:span><text:span text:style-name="T5">permiten</text:span><text:span text:style-name="T6"> </text:span><text:span text:style-name="T5">determinar</text:span><text:span text:style-name="T6"> </text:span><text:span text:style-name="T5">si</text:span><text:span text:style-name="T6"> </text:span><text:span text:style-name="T5">la</text:span><text:span text:style-name="T6"> </text:span><text:span text:style-name="T5">situación</text:span><text:span text:style-name="T6"> </text:span><text:span text:style-name="T5">actual</text:span><text:span text:style-name="T6"> </text:span><text:span text:style-name="T5">entra</text:span><text:span text:style-name="T6"> </text:span><text:span text:style-name="T5">dentro</text:span><text:span text:style-name="T6"> </text:span><text:span text:style-name="T5">de</text:span><text:span text:style-name="T6"> </text:span><text:span text:style-name="T5">esta</text:span><text:span text:style-name="T6"> </text:span><text:span text:style-name="T5">clase.</text:span><text:span text:style-name="T6"> </text:span><text:span text:style-name="T5">Supongamos</text:span><text:span text:style-name="T6"> </text:span><text:span text:style-name="T5">que</text:span><text:span text:style-name="T6"> </text:span><text:span text:style-name="T5">queremos</text:span><text:span text:style-name="T6"> </text:span><text:span text:style-name="T5">explicar</text:span><text:span text:style-name="T6"> </text:span><text:span text:style-name="T5">porqué</text:span><text:span text:style-name="T6"> </text:span><text:span text:style-name="T5">la</text:span><text:span text:style-name="T6"> </text:span><text:span text:style-name="T5">gacela</text:span><text:span text:style-name="T6"> </text:span><text:span text:style-name="T5">actúa</text:span><text:span text:style-name="T6"> </text:span><text:span text:style-name="T5">con</text:span><text:span text:style-name="T6"> </text:span><text:span text:style-name="T5">la</text:span><text:span text:style-name="T6"> </text:span><text:span text:style-name="T5">convicción</text:span><text:span text:style-name="T6"> </text:span><text:span text:style-name="T5">de</text:span><text:span text:style-name="T6"> </text:span><text:span text:style-name="T5">que</text:span><text:span text:style-name="T6"> </text:span><text:span text:style-name="T5">todos</text:span><text:span text:style-name="T6"> </text:span><text:span text:style-name="T5">los</text:span><text:span text:style-name="T6"> </text:span><text:span text:style-name="T5">leones</text:span><text:span text:style-name="T6"> </text:span><text:span text:style-name="T5">son</text:span><text:span text:style-name="T6"> </text:span><text:span text:style-name="T5">peligrosos</text:span><text:span text:style-name="T6"> </text:span><text:span text:style-name="T5">en</text:span><text:span text:style-name="T6"> </text:span><text:span text:style-name="T5">una</text:span><text:span text:style-name="T6"> </text:span><text:span text:style-name="T5">situación</text:span><text:span text:style-name="T6"> </text:span><text:span text:style-name="T5">dada.</text:span><text:span text:style-name="T6"> </text:span><text:span text:style-name="T5">No</text:span><text:span text:style-name="T6"> </text:span><text:span text:style-name="T5">será</text:span><text:span text:style-name="T6"> </text:span><text:span text:style-name="T5">suficiente</text:span><text:span text:style-name="T6"> </text:span><text:span text:style-name="T5">decir</text:span><text:span text:style-name="T6"> </text:span><text:span text:style-name="T5">que</text:span><text:span text:style-name="T6"> </text:span><text:span text:style-name="T5">la</text:span><text:span text:style-name="T6"> </text:span><text:span text:style-name="T5">gacela</text:span><text:span text:style-name="T6"> </text:span><text:span text:style-name="T5">está</text:span><text:span text:style-name="T6"> </text:span><text:span text:style-name="T5">relacionada</text:span><text:span text:style-name="T6"> </text:span><text:span text:style-name="T5">con</text:span><text:span text:style-name="T6"> </text:span><text:span text:style-name="T5">una</text:span><text:span text:style-name="T6"> </text:span><text:span text:style-name="T5">proposición</text:span><text:span text:style-name="T6"> </text:span><text:span text:style-name="T5">que</text:span><text:span text:style-name="T6"> </text:span><text:span text:style-name="T5">divide</text:span><text:span text:style-name="T6"> </text:span><text:span text:style-name="T5">a</text:span><text:span text:style-name="T6"> </text:span><text:span text:style-name="T5">una</text:span><text:span text:style-name="T6"> </text:span><text:span text:style-name="T5">amplia</text:span><text:span text:style-name="T6"> </text:span><text:span text:style-name="T5">gama</text:span><text:span text:style-name="T6"> </text:span><text:span text:style-name="T5">de</text:span><text:span text:style-name="T6"> </text:span><text:span text:style-name="T5">situaciones</text:span><text:span text:style-name="T6"> </text:span><text:span text:style-name="T5">posibles</text:span><text:span text:style-name="T6"> </text:span><text:span text:style-name="T5">de</text:span><text:span text:style-name="T6"> </text:span><text:span text:style-name="T5">manera</text:span><text:span text:style-name="T6"> </text:span><text:span text:style-name="T5">que</text:span><text:span text:style-name="T6"> </text:span><text:span text:style-name="T5">ninguna</text:span><text:span text:style-name="T6"> </text:span><text:span text:style-name="T5">de</text:span><text:span text:style-name="T6"> </text:span><text:span text:style-name="T5">ellas</text:span><text:span text:style-name="T6"> </text:span><text:span text:style-name="T5">contiene</text:span><text:span text:style-name="T6"> </text:span><text:span text:style-name="T5">un</text:span><text:span text:style-name="T6"> </text:span><text:span text:style-name="T5">león</text:span><text:span text:style-name="T6"> </text:span><text:span text:style-name="T5">sin</text:span><text:span text:style-name="T6"> </text:span><text:span text:style-name="T5">que</text:span><text:span text:style-name="T6"> </text:span><text:span text:style-name="T5">el</text:span><text:span text:style-name="T6"> </text:span><text:span text:style-name="T5">león</text:span><text:span text:style-name="T6"> </text:span><text:span text:style-name="T5">sea</text:span><text:span text:style-name="T6"> </text:span><text:span text:style-name="T5">peligroso.</text:span><text:span text:style-name="T6"> </text:span><text:span text:style-name="T5">Bien</text:span><text:span text:style-name="T6"> </text:span><text:span text:style-name="T5">podría</text:span><text:span text:style-name="T6"> </text:span><text:span text:style-name="T5">ser</text:span><text:span text:style-name="T6"> </text:span><text:span text:style-name="T5">el</text:span><text:span text:style-name="T6"> </text:span><text:span text:style-name="T5">caso</text:span><text:span text:style-name="T6"> </text:span><text:span text:style-name="T5">tanto</text:span><text:span text:style-name="T6"> </text:span><text:span text:style-name="T5">de</text:span><text:span text:style-name="T6"> </text:span><text:span text:style-name="T5">que</text:span><text:span text:style-name="T6"> </text:span><text:span text:style-name="T5">la</text:span><text:span text:style-name="T6"> </text:span><text:span text:style-name="T5">gacela</text:span><text:span text:style-name="T6"> </text:span><text:span text:style-name="T5">está</text:span><text:span text:style-name="T6"> </text:span><text:span text:style-name="T5">relacionada</text:span><text:span text:style-name="T6"> </text:span><text:span text:style-name="T5">con</text:span><text:span text:style-name="T6"> </text:span><text:span text:style-name="T5">el</text:span><text:span text:style-name="T6"> </text:span><text:span text:style-name="T5">conjunto</text:span><text:span text:style-name="T6"> </text:span><text:span text:style-name="T5">de</text:span><text:span text:style-name="T6"> </text:span><text:span text:style-name="T5">las</text:span><text:span text:style-name="T6"> </text:span><text:span text:style-name="T5">situaciones</text:span><text:span text:style-name="T6"> </text:span><text:span text:style-name="T5">posibles</text:span><text:span text:style-name="T6"> </text:span><text:span text:style-name="T5">como</text:span><text:span text:style-name="T6"> </text:span><text:span text:style-name="T5">que</text:span><text:span text:style-name="T6"> </text:span><text:span text:style-name="T5">la</text:span><text:span text:style-name="T6"> </text:span><text:span text:style-name="T5">situación</text:span><text:span text:style-name="T6"> </text:span><text:span text:style-name="T5">que</text:span><text:span text:style-name="T6"> </text:span><text:span text:style-name="T5">enfrentan</text:span><text:span text:style-name="T6"> </text:span><text:span text:style-name="T5">se</text:span><text:span text:style-name="T6"> </text:span><text:span text:style-name="T5">inscriba</text:span><text:span text:style-name="T6"> </text:span><text:span text:style-name="T5">en</text:span><text:span text:style-name="T6"> </text:span><text:span text:style-name="T5">este</text:span><text:span text:style-name="T6"> </text:span><text:span text:style-name="T5">conjunto</text:span><text:span text:style-name="T6"> </text:span><text:span text:style-name="T5">sin</text:span><text:span text:style-name="T6"> </text:span><text:span text:style-name="T5">la</text:span><text:span text:style-name="T6"> </text:span><text:span text:style-name="T5">actuación</text:span><text:span text:style-name="T6"> </text:span><text:span text:style-name="T5">adecuada</text:span><text:span text:style-name="T6"> </text:span><text:span text:style-name="T5">de</text:span><text:span text:style-name="T6"> </text:span><text:span text:style-name="T5">la</text:span><text:span text:style-name="T6"> </text:span><text:span text:style-name="T5">gacela.</text:span><text:span text:style-name="T6"> </text:span><text:span text:style-name="T5">La</text:span><text:span text:style-name="T6"> </text:span><text:span text:style-name="T5">gacela</text:span><text:span text:style-name="T6"> </text:span><text:span text:style-name="T5">sólo</text:span><text:span text:style-name="T6"> </text:span><text:span text:style-name="T5">actuará</text:span><text:span text:style-name="T6"> </text:span><text:span text:style-name="T5">si</text:span><text:span text:style-name="T6"> </text:span><text:span text:style-name="T5">(para</text:span><text:span text:style-name="T6"> </text:span><text:span text:style-name="T5">decirlo</text:span><text:span text:style-name="T6"> </text:span><text:span text:style-name="T5">en</text:span><text:span text:style-name="T6"> </text:span><text:span text:style-name="T5">términos</text:span><text:span text:style-name="T6"> </text:span><text:span text:style-name="T5">de</text:span><text:span text:style-name="T6"> </text:span><text:span text:style-name="T5">Stalnaker)</text:span><text:span text:style-name="T6"> </text:span><text:span text:style-name="T5">su</text:span><text:span text:style-name="T6"> </text:span><text:span text:style-name="T5">creencia</text:span><text:span text:style-name="T6"> </text:span><text:span text:style-name="T5">general</text:span><text:span text:style-name="T6"> </text:span><text:span text:style-name="T5">es</text:span><text:span text:style-name="T6"> </text:span><text:span text:style-name="T5">tal</text:span><text:span text:style-name="T6"> </text:span><text:span text:style-name="T5">que</text:span><text:span text:style-name="T6"> </text:span><text:span text:style-name="T5">le</text:span><text:span text:style-name="T6"> </text:span><text:span text:style-name="T5">permita</text:span><text:span text:style-name="T6"> </text:span><text:span text:style-name="T5">identificar</text:span><text:span text:style-name="T6"> </text:span><text:span text:style-name="T5">la</text:span><text:span text:style-name="T6"> </text:span><text:span text:style-name="T5">situación</text:span><text:span text:style-name="T6"> </text:span><text:span text:style-name="T5">que</text:span><text:span text:style-name="T6"> </text:span><text:span text:style-name="T5">percibe</text:span><text:span text:style-name="T6"> </text:span><text:span text:style-name="T5">como</text:span><text:span text:style-name="T6"> </text:span><text:span text:style-name="T5">perteneciente</text:span><text:span text:style-name="T6"> </text:span><text:span text:style-name="T5">a</text:span><text:span text:style-name="T6"> </text:span><text:span text:style-name="T5">la</text:span><text:span text:style-name="T6"> </text:span><text:span text:style-name="T5">gama</text:span><text:span text:style-name="T6"> </text:span><text:span text:style-name="T5">de</text:span><text:span text:style-name="T6"> </text:span><text:span text:style-name="T5">situaciones</text:span><text:span text:style-name="T6"> </text:span><text:span text:style-name="T5">posibles.</text:span><text:span text:style-name="T6"> </text:span><text:span text:style-name="T5">Y</text:span><text:span text:style-name="T6"> </text:span><text:span text:style-name="T5">esto</text:span><text:span text:style-name="T6"> </text:span><text:span text:style-name="T5">es</text:span><text:span text:style-name="T6"> </text:span><text:span text:style-name="T5">una</text:span><text:span text:style-name="T6"> </text:span><text:span text:style-name="T5">cuestión</text:span><text:span text:style-name="T6"> </text:span><text:span text:style-name="T5">de</text:span><text:span text:style-name="T6"> </text:span><text:span text:style-name="T5">cómo</text:span><text:span text:style-name="T6"> </text:span><text:span text:style-name="T5">la</text:span><text:span text:style-name="T6"> </text:span><text:span text:style-name="T5">creencia</text:span><text:span text:style-name="T6"> </text:span><text:span text:style-name="T5">general</text:span><text:span text:style-name="T6"> </text:span><text:span text:style-name="T5">se</text:span><text:span text:style-name="T6"> </text:span><text:span text:style-name="T5">determina,</text:span><text:span text:style-name="T6"> </text:span><text:span text:style-name="T5">más</text:span><text:span text:style-name="T6"> </text:span><text:span text:style-name="T5">que</text:span><text:span text:style-name="T6"> </text:span><text:span text:style-name="T5">de</text:span><text:span text:style-name="T6"> </text:span><text:span text:style-name="T5">su</text:span><text:span text:style-name="T6"> </text:span><text:span text:style-name="T5">contenido.</text:span><text:span text:style-name="T6"> </text:span><text:span text:style-name="T5">Es</text:span><text:span text:style-name="T6"> </text:span><text:span text:style-name="T5">una</text:span><text:span text:style-name="T6"> </text:span><text:span text:style-name="T5">función</text:span><text:span text:style-name="T6"> </text:span><text:span text:style-name="T5">de</text:span><text:span text:style-name="T6"> </text:span><text:span text:style-name="T5">cómo</text:span><text:span text:style-name="T6"> </text:span><text:span text:style-name="T5">la</text:span><text:span text:style-name="T6"> </text:span><text:span text:style-name="T5">gacela</text:span><text:span text:style-name="T6"> </text:span><text:span text:style-name="T5">representa</text:span><text:span text:style-name="T6"> </text:span><text:span text:style-name="T5">a</text:span><text:span text:style-name="T6"> </text:span><text:span text:style-name="T5">los</text:span><text:span text:style-name="T6"> </text:span><text:span text:style-name="T5">leones</text:span><text:span text:style-name="T6"> </text:span><text:span text:style-name="T5">y</text:span><text:span text:style-name="T6"> </text:span><text:span text:style-name="T5">cómo</text:span><text:span text:style-name="T6"> </text:span><text:soft-page-break/><text:span text:style-name="T5">discrimina</text:span><text:span text:style-name="T6"> </text:span><text:span text:style-name="T5">las</text:span><text:span text:style-name="T6"> </text:span><text:span text:style-name="T5">situaciones</text:span><text:span text:style-name="T6"> </text:span><text:span text:style-name="T5">que</text:span><text:span text:style-name="T6"> </text:span><text:span text:style-name="T5">se</text:span><text:span text:style-name="T6"> </text:span><text:span text:style-name="T5">producen</text:span><text:span text:style-name="T6"> </text:span><text:span text:style-name="T5">en</text:span><text:span text:style-name="T6"> </text:span><text:span text:style-name="T5">las</text:span><text:span text:style-name="T6"> </text:span><text:span text:style-name="T5">que</text:span><text:span text:style-name="T6"> </text:span><text:span text:style-name="T5">los</text:span><text:span text:style-name="T6"> </text:span><text:span text:style-name="T5">leones</text:span><text:span text:style-name="T6"> </text:span><text:span text:style-name="T5">están</text:span><text:span text:style-name="T6"> </text:span><text:span text:style-name="T5">de</text:span><text:span text:style-name="T6"> </text:span><text:span text:style-name="T5">las</text:span><text:span text:style-name="T6"> </text:span><text:span text:style-name="T5">que</text:span><text:span text:style-name="T6"> </text:span><text:span text:style-name="T5">están</text:span><text:span text:style-name="T6"> </text:span><text:span text:style-name="T5">ausentes,</text:span><text:span text:style-name="T6"> </text:span><text:span text:style-name="T5">por</text:span><text:span text:style-name="T6"> </text:span><text:span text:style-name="T5">supuesto,</text:span><text:span text:style-name="T6"> </text:span><text:span text:style-name="T5">de</text:span><text:span text:style-name="T6"> </text:span><text:span text:style-name="T5">cómo</text:span><text:span text:style-name="T6"> </text:span><text:span text:style-name="T5">se</text:span><text:span text:style-name="T6"> </text:span><text:span text:style-name="T5">representa</text:span><text:span text:style-name="T6"> </text:span><text:span text:style-name="T5">un</text:span><text:span text:style-name="T6"> </text:span><text:span text:style-name="T5">peligro</text:span><text:span text:style-name="T6"> </text:span><text:span text:style-name="T5">y</text:span><text:span text:style-name="T6"> </text:span><text:span text:style-name="T5">una</text:span><text:span text:style-name="T6"> </text:span><text:span text:style-name="T5">discriminación</text:span><text:span text:style-name="T6"> </text:span><text:span text:style-name="T5">de</text:span><text:span text:style-name="T6"> </text:span><text:span text:style-name="T5">situaciones</text:span><text:span text:style-name="T6"> </text:span><text:span text:style-name="T5">que</text:span><text:span text:style-name="T6"> </text:span><text:span text:style-name="T5">son</text:span><text:span text:style-name="T6"> </text:span><text:span text:style-name="T5">peligrosas</text:span><text:span text:style-name="T6"> </text:span><text:span text:style-name="T5">de</text:span><text:span text:style-name="T6"> </text:span><text:span text:style-name="T5">las</text:span><text:span text:style-name="T6"> </text:span><text:span text:style-name="T5">que</text:span><text:span text:style-name="T6"> </text:span><text:span text:style-name="T5">no</text:span><text:span text:style-name="T6"> </text:span><text:span text:style-name="T5">lo</text:span><text:span text:style-name="T6"> </text:span><text:span text:style-name="T5">son.</text:span></text:p>
      <text:p text:style-name="P6"><text:span text:style-name="T5">Parecería,</text:span><text:span text:style-name="T6"> </text:span><text:span text:style-name="T5">pues,</text:span><text:span text:style-name="T6"> </text:span><text:span text:style-name="T5">que</text:span><text:span text:style-name="T6"> </text:span><text:span text:style-name="T5">nuestra</text:span><text:span text:style-name="T6"> </text:span><text:span text:style-name="T5">versión</text:span><text:span text:style-name="T6"> </text:span><text:span text:style-name="T5">de</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tiene</text:span><text:span text:style-name="T6"> </text:span><text:span text:style-name="T5">que</text:span><text:span text:style-name="T6"> </text:span><text:span text:style-name="T5">ser</text:span><text:span text:style-name="T6"> </text:span><text:span text:style-name="T5">complementada</text:span><text:span text:style-name="T6"> <text:s/></text:span><text:span text:style-name="T5">mostrando</text:span><text:span text:style-name="T6"> </text:span><text:span text:style-name="T5">cómo</text:span><text:span text:style-name="T6"> </text:span><text:span text:style-name="T5">se</text:span><text:span text:style-name="T6"> </text:span><text:span text:style-name="T5">puede</text:span><text:span text:style-name="T6"> </text:span><text:span text:style-name="T5">capturar</text:span><text:span text:style-name="T6"> </text:span><text:span text:style-name="T5">el</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n</text:span><text:span text:style-name="T6"> </text:span><text:span text:style-name="T5">virtud</text:span><text:span text:style-name="T6"> </text:span><text:span text:style-name="T5">de</text:span><text:span text:style-name="T6"> </text:span><text:span text:style-name="T5">donde</text:span><text:span text:style-name="T6"> </text:span><text:span text:style-name="T5">las</text:span><text:span text:style-name="T6"> </text:span><text:span text:style-name="T5">condiciones</text:span><text:span text:style-name="T6"> </text:span><text:span text:style-name="T5">de</text:span><text:span text:style-name="T6"> </text:span><text:span text:style-name="T5">utilidad</text:span><text:span text:style-name="T6"> </text:span><text:span text:style-name="T5">y</text:span><text:span text:style-name="T6"> </text:span><text:span text:style-name="T5">la</text:span><text:span text:style-name="T6"> </text:span><text:span text:style-name="T5">satisfacción</text:span><text:span text:style-name="T6"> </text:span><text:span text:style-name="T5">deben</text:span><text:span text:style-name="T6"> </text:span><text:span text:style-name="T5">ser</text:span><text:span text:style-name="T6"> </text:span><text:span text:style-name="T5">captadas.</text:span><text:span text:style-name="T6"> </text:span><text:span text:style-name="T5">La</text:span><text:span text:style-name="T6"> </text:span><text:span text:style-name="T5">primera</text:span><text:span text:style-name="T6"> </text:span><text:span text:style-name="T5">etapa</text:span><text:span text:style-name="T6"> </text:span><text:span text:style-name="T5">en</text:span><text:span text:style-name="T6"> </text:span><text:span text:style-name="T5">la</text:span><text:span text:style-name="T6"> </text:span><text:span text:style-name="T5">expansión</text:span><text:span text:style-name="T6"> </text:span><text:span text:style-name="T5">de</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en</text:span><text:span text:style-name="T6"> </text:span><text:span text:style-name="T5">este</text:span><text:span text:style-name="T6"> </text:span><text:span text:style-name="T5">sentido</text:span><text:span text:style-name="T6"> </text:span><text:span text:style-name="T5">es</text:span><text:span text:style-name="T6"> </text:span><text:span text:style-name="T5">explicar</text:span><text:span text:style-name="T6"> </text:span><text:span text:style-name="T5">cómo</text:span><text:span text:style-name="T6"> </text:span><text:span text:style-name="T5">podría</text:span><text:span text:style-name="T6"> </text:span><text:span text:style-name="T5">una</text:span><text:span text:style-name="T6"> </text:span><text:span text:style-name="T5">criatura</text:span><text:span text:style-name="T6"> </text:span><text:span text:style-name="T5">no</text:span><text:span text:style-name="T6"> </text:span><text:span text:style-name="T5">lingüística</text:span><text:span text:style-name="T6"> </text:span><text:span text:style-name="T5">hacer</text:span><text:span text:style-name="T6"> </text:span><text:span text:style-name="T5">para</text:span><text:span text:style-name="T6"> </text:span><text:span text:style-name="T5">aprehender</text:span><text:span text:style-name="T6"> </text:span><text:span text:style-name="T5">un</text:span><text:span text:style-name="T6"> </text:span><text:span text:style-name="T5">objeto</text:span><text:span text:style-name="T6"> </text:span><text:span text:style-name="T5">de</text:span><text:span text:style-name="T6"> </text:span><text:span text:style-name="T5">una</text:span><text:span text:style-name="T6"> </text:span><text:span text:style-name="T5">manera</text:span><text:span text:style-name="T6"> </text:span><text:span text:style-name="T5">particular.</text:span><text:span text:style-name="T6"> </text:span><text:span text:style-name="T5">Los</text:span><text:span text:style-name="T6"> </text:span><text:span text:style-name="T5">problemas</text:span><text:span text:style-name="T6"> </text:span><text:span text:style-name="T5">ontológicos</text:span><text:span text:style-name="T6"> </text:span><text:span text:style-name="T5">discutidos</text:span><text:span text:style-name="T6"> </text:span><text:span text:style-name="T5">en</text:span><text:span text:style-name="T6"> </text:span><text:span text:style-name="T5">el</text:span><text:span text:style-name="T6"> </text:span><text:span text:style-name="T5">capítulo</text:span><text:span text:style-name="T6"> </text:span><text:span text:style-name="T5">anterior</text:span><text:span text:style-name="T6"> </text:span><text:span text:style-name="T5">de</text:span><text:span text:style-name="T6"> </text:span><text:span text:style-name="T5">alguna</text:span><text:span text:style-name="T6"> </text:span><text:span text:style-name="T5">manera</text:span><text:span text:style-name="T6"> </text:span><text:span text:style-name="T5">apuntan</text:span><text:span text:style-name="T6"> </text:span><text:span text:style-name="T5">hacia</text:span><text:span text:style-name="T6"> </text:span><text:span text:style-name="T5">la</text:span><text:span text:style-name="T6"> </text:span><text:span text:style-name="T5">solución</text:span><text:span text:style-name="T6"> </text:span><text:span text:style-name="T5">de</text:span><text:span text:style-name="T6"> </text:span><text:span text:style-name="T5">este</text:span><text:span text:style-name="T6"> </text:span><text:span text:style-name="T5">problema.</text:span><text:span text:style-name="T6"> </text:span><text:span text:style-name="T5">Parte</text:span><text:span text:style-name="T6"> </text:span><text:span text:style-name="T5">de</text:span><text:span text:style-name="T6"> </text:span><text:span text:style-name="T5">esto</text:span><text:span text:style-name="T6"> </text:span><text:span text:style-name="T5">es</text:span><text:span text:style-name="T6"> <text:s/></text:span><text:span text:style-name="T5">aprehender</text:span><text:span text:style-name="T6"> </text:span><text:span text:style-name="T5">un</text:span><text:span text:style-name="T6"> </text:span><text:span text:style-name="T5">objeto,</text:span><text:span text:style-name="T6"> </text:span><text:span text:style-name="T5">de</text:span><text:span text:style-name="T6"> </text:span><text:span text:style-name="T5">aprehenderlo</text:span><text:span text:style-name="T6"> </text:span><text:span text:style-name="T5">como</text:span><text:span text:style-name="T6"> </text:span><text:span text:style-name="T5">algo</text:span><text:span text:style-name="T6"> </text:span><text:span text:style-name="T5">que</text:span><text:span text:style-name="T6"> </text:span><text:span text:style-name="T5">obedece</text:span><text:span text:style-name="T6"> </text:span><text:span text:style-name="T5">a</text:span><text:span text:style-name="T6"> </text:span><text:span text:style-name="T5">ciertos</text:span><text:span text:style-name="T6"> </text:span><text:span text:style-name="T5">principios</text:span><text:span text:style-name="T6"> </text:span><text:span text:style-name="T5">físicos</text:span><text:span text:style-name="T6"> </text:span><text:span text:style-name="T5">básicos,</text:span><text:span text:style-name="T6"> </text:span><text:span text:style-name="T5">y</text:span><text:span text:style-name="T6"> </text:span><text:span text:style-name="T5">esto,</text:span><text:span text:style-name="T6"> </text:span><text:span text:style-name="T5">como</text:span><text:span text:style-name="T6"> </text:span><text:span text:style-name="T5">he</text:span><text:span text:style-name="T6"> </text:span><text:span text:style-name="T5">mostrado</text:span><text:span text:style-name="T6"> </text:span><text:span text:style-name="T5">antes,</text:span><text:span text:style-name="T6"> </text:span><text:span text:style-name="T5">se</text:span><text:span text:style-name="T6"> </text:span><text:span text:style-name="T5">puede</text:span><text:span text:style-name="T6"> </text:span><text:span text:style-name="T5">entender</text:span><text:span text:style-name="T6"> </text:span><text:span text:style-name="T5">al</text:span><text:span text:style-name="T6"> </text:span><text:span text:style-name="T5">menos</text:span><text:span text:style-name="T6"> </text:span><text:span text:style-name="T5">en</text:span><text:span text:style-name="T6"> </text:span><text:span text:style-name="T5">parte</text:span><text:span text:style-name="T6"> </text:span><text:span text:style-name="T5">en</text:span><text:span text:style-name="T6"> </text:span><text:span text:style-name="T5">términos</text:span><text:span text:style-name="T6"> </text:span><text:span text:style-name="T5">de</text:span><text:span text:style-name="T6"> </text:span><text:span text:style-name="T5">expectativas</text:span><text:span text:style-name="T6"> </text:span><text:span text:style-name="T5">de</text:span><text:span text:style-name="T6"> </text:span><text:span text:style-name="T5">percepción</text:span><text:span text:style-name="T6"> </text:span><text:span text:style-name="T5">acerca</text:span><text:span text:style-name="T6"> </text:span><text:span text:style-name="T5">de</text:span><text:span text:style-name="T6"> </text:span><text:span text:style-name="T5">cómo</text:span><text:span text:style-name="T6"> </text:span><text:span text:style-name="T5">ese</text:span><text:span text:style-name="T6"> </text:span><text:span text:style-name="T5">objeto</text:span><text:span text:style-name="T6"> </text:span><text:span text:style-name="T5">podría</text:span><text:span text:style-name="T6"> </text:span><text:span text:style-name="T5">comportarse.</text:span></text:p>
      <text:p text:style-name="P8">Así<text:span text:style-name="T12"> </text:span>que<text:span text:style-name="T12"> </text:span>detallar<text:span text:style-name="T12"> </text:span>la<text:span text:style-name="T12"> </text:span>ontología<text:span text:style-name="T12"> </text:span>particular<text:span text:style-name="T12"> </text:span>en<text:span text:style-name="T12"> </text:span>términos<text:span text:style-name="T12"> </text:span>de<text:span text:style-name="T12"> </text:span>cómo<text:span text:style-name="T12"> </text:span>una<text:span text:style-name="T12"> </text:span>criatura<text:span text:style-name="T12"> </text:span>no<text:span text:style-name="T12"> </text:span>lingüísticas<text:span text:style-name="T12"> </text:span>esculpe<text:span text:style-name="T12"> </text:span>el<text:span text:style-name="T12"> </text:span>mundo,<text:span text:style-name="T12"> </text:span>va<text:span text:style-name="T12"> </text:span>hacia<text:span text:style-name="T12"> </text:span>la<text:span text:style-name="T12"> </text:span>solución,<text:span text:style-name="T12"> </text:span>de<text:span text:style-name="T12"> </text:span>alguna<text:span text:style-name="T12"> </text:span>manera,<text:span text:style-name="T12"> </text:span>de<text:span text:style-name="T12"> </text:span>la<text:span text:style-name="T12"> </text:span>primera<text:span text:style-name="T12"> </text:span>dimensión<text:span text:style-name="T12"> </text:span>del<text:span text:style-name="T12"> </text:span>problema<text:span text:style-name="T12"> </text:span>de<text:span text:style-name="T12"> </text:span>modo<text:span text:style-name="T12"> </text:span>de<text:span text:style-name="T12"> </text:span>presentación.</text:p>
      <text:p text:style-name="P6"><text:span text:style-name="T6"><text:s text:c="4"/></text:span><text:span text:style-name="T5">Hay</text:span><text:span text:style-name="T6"> </text:span><text:span text:style-name="T5">un</text:span><text:span text:style-name="T6"> </text:span><text:span text:style-name="T5">problema</text:span><text:span text:style-name="T6"> </text:span><text:span text:style-name="T5">aquí,</text:span><text:span text:style-name="T6"> </text:span><text:span text:style-name="T5">sin</text:span><text:span text:style-name="T6"> </text:span><text:span text:style-name="T5">embargo.</text:span><text:span text:style-name="T6"> </text:span><text:span text:style-name="T5">Parte</text:span><text:span text:style-name="T6"> </text:span><text:span text:style-name="T5">de</text:span><text:span text:style-name="T6"> </text:span><text:span text:style-name="T5">lo</text:span><text:span text:style-name="T6"> </text:span><text:span text:style-name="T5">que</text:span><text:span text:style-name="T6"> </text:span><text:span text:style-name="T5">es</text:span><text:span text:style-name="T6"> </text:span><text:span text:style-name="T5">aprehender</text:span><text:span text:style-name="T6"> </text:span><text:span text:style-name="T5">un</text:span><text:span text:style-name="T6"> </text:span><text:span text:style-name="T5">objeto</text:span><text:span text:style-name="T6"> </text:span><text:span text:style-name="T5">de</text:span><text:span text:style-name="T6"> </text:span><text:span text:style-name="T5">una</text:span><text:span text:style-name="T6"> </text:span><text:span text:style-name="T5">manera</text:span><text:span text:style-name="T6"> </text:span><text:span text:style-name="T5">particular</text:span><text:span text:style-name="T6"> </text:span><text:span text:style-name="T5">es</text:span><text:span text:style-name="T6"> </text:span><text:span text:style-name="T5">que</text:span><text:span text:style-name="T6"> </text:span><text:span text:style-name="T5">debe</text:span><text:span text:style-name="T6"> </text:span><text:span text:style-name="T5">ser</text:span><text:span text:style-name="T6"> </text:span><text:span text:style-name="T5">aprehendido</text:span><text:span text:style-name="T6"> </text:span><text:span text:style-name="T5">como</text:span><text:span text:style-name="T6"> </text:span><text:span text:style-name="T5">un</text:span><text:span text:style-name="T6"> </text:span><text:span text:style-name="T5">miembro</text:span><text:span text:style-name="T6"> </text:span><text:span text:style-name="T5">de</text:span><text:span text:style-name="T6"> </text:span><text:span text:style-name="T5">una</text:span><text:span text:style-name="T6"> </text:span><text:span text:style-name="T5">determinada</text:span><text:span text:style-name="T6"> </text:span><text:span text:style-name="T5">categoría</text:span><text:span text:style-name="T6"> </text:span><text:span text:style-name="T5">-que</text:span><text:span text:style-name="T6"> </text:span><text:span text:style-name="T5">debe</text:span><text:span text:style-name="T6"> </text:span><text:span text:style-name="T5">ser</text:span><text:span text:style-name="T6"> </text:span><text:span text:style-name="T5">aprehendida</text:span><text:span text:style-name="T6"> </text:span><text:span text:style-name="T5">como</text:span><text:span text:style-name="T6"> </text:span><text:span text:style-name="T5">perteneciente</text:span><text:span text:style-name="T6"> </text:span><text:span text:style-name="T5">a</text:span><text:span text:style-name="T6"> </text:span><text:span text:style-name="T5">un</text:span><text:span text:style-name="T6"> </text:span><text:span text:style-name="T5">sortal</text:span><text:span text:style-name="T6"> </text:span><text:span text:style-name="T5">particular.</text:span><text:span text:style-name="T6"> </text:span><text:span text:style-name="T5">Sin</text:span><text:span text:style-name="T6"> </text:span><text:span text:style-name="T5">embargo,</text:span><text:span text:style-name="T6"> </text:span><text:span text:style-name="T5">es</text:span><text:span text:style-name="T6"> </text:span><text:span text:style-name="T5">difícil</text:span><text:span text:style-name="T6"> </text:span><text:span text:style-name="T5">ver</text:span><text:span text:style-name="T6"> </text:span><text:span text:style-name="T5">cómo</text:span><text:span text:style-name="T6"> </text:span><text:span text:style-name="T5">las</text:span><text:span text:style-name="T6"> </text:span><text:span text:style-name="T5">consideraciones</text:span><text:span text:style-name="T6"> </text:span><text:span text:style-name="T5">ontológicas</text:span><text:span text:style-name="T6"> </text:span><text:span text:style-name="T5">abordadas</text:span><text:span text:style-name="T6"> </text:span><text:span text:style-name="T5">en</text:span><text:span text:style-name="T6"> </text:span><text:span text:style-name="T5">el</text:span><text:span text:style-name="T6"> </text:span><text:span text:style-name="T5">capítulo</text:span><text:span text:style-name="T6"> </text:span><text:span text:style-name="T5">anterior</text:span><text:span text:style-name="T6"> </text:span><text:span text:style-name="T5">se</text:span><text:span text:style-name="T6"> </text:span><text:span text:style-name="T5">refieren</text:span><text:span text:style-name="T6"> </text:span><text:span text:style-name="T5">plenamente</text:span><text:span text:style-name="T6"> </text:span><text:span text:style-name="T5">a</text:span><text:span text:style-name="T6"> </text:span><text:span text:style-name="T5">este</text:span><text:span text:style-name="T6"> </text:span><text:span text:style-name="T5">tema.</text:span><text:span text:style-name="T6"> </text:span><text:span text:style-name="T5">La</text:span><text:span text:style-name="T6"> </text:span><text:span text:style-name="T5">propuesta</text:span><text:span text:style-name="T6"> </text:span><text:span text:style-name="T5">de</text:span><text:span text:style-name="T6"> </text:span><text:span text:style-name="T5">que</text:span><text:span text:style-name="T6"> </text:span><text:span text:style-name="T5">las</text:span><text:span text:style-name="T6"> </text:span><text:span text:style-name="T5">propiedades</text:span><text:span text:style-name="T6"> </text:span><text:span text:style-name="T5">de</text:span><text:span text:style-name="T6"> </text:span><text:span text:style-name="T5">objeto</text:span><text:span text:style-name="T6"> </text:span><text:span text:style-name="T5">para</text:span><text:span text:style-name="T6"> </text:span><text:span text:style-name="T5">las</text:span><text:span text:style-name="T6"> </text:span><text:span text:style-name="T5">criaturas</text:span><text:span text:style-name="T6"> </text:span><text:span text:style-name="T5">no</text:span><text:span text:style-name="T6"> </text:span><text:span text:style-name="T5">lingüísticas</text:span><text:span text:style-name="T6"> </text:span><text:span text:style-name="T5">son</text:span><text:span text:style-name="T6"> </text:span><text:span text:style-name="T5">la</text:span><text:span text:style-name="T6"> </text:span><text:span text:style-name="T5">percepción</text:span><text:span text:style-name="T6"> </text:span><text:span text:style-name="T5">sensible</text:span><text:span text:style-name="T6"> </text:span><text:span text:style-name="T5">que</text:span><text:span text:style-name="T6"> </text:span><text:span text:style-name="T5">determina</text:span><text:span text:style-name="T6"> </text:span><text:span text:style-name="T5">la</text:span><text:span text:style-name="T6"> </text:span><text:span text:style-name="T5">forma</text:span><text:span text:style-name="T6"> </text:span><text:span text:style-name="T5">en</text:span><text:span text:style-name="T6"> </text:span><text:span text:style-name="T5">que</text:span><text:span text:style-name="T6"> </text:span><text:span text:style-name="T5">reparten</text:span><text:span text:style-name="T6"> </text:span><text:span text:style-name="T5">el</text:span><text:span text:style-name="T6"> </text:span><text:span text:style-name="T5">mundo</text:span><text:span text:style-name="T6"> </text:span><text:span text:style-name="T5">es</text:span><text:span text:style-name="T6"> </text:span><text:span text:style-name="T5">directamente</text:span><text:span text:style-name="T6"> </text:span><text:span text:style-name="T5">análogo</text:span><text:span text:style-name="T6"> </text:span><text:span text:style-name="T5">a</text:span><text:span text:style-name="T6"> </text:span><text:span text:style-name="T5">decir</text:span><text:span text:style-name="T6"> </text:span><text:span text:style-name="T5">que</text:span><text:span text:style-name="T6"> </text:span><text:span text:style-name="T5">nosotros</text:span><text:span text:style-name="T6"> </text:span><text:span text:style-name="T5">tallamos</text:span><text:span text:style-name="T6"> </text:span><text:span text:style-name="T5">al</text:span><text:span text:style-name="T6"> </text:span><text:span text:style-name="T5">mundo</text:span><text:span text:style-name="T6"> </text:span><text:span text:style-name="T5">en</text:span><text:span text:style-name="T6"> </text:span><text:span text:style-name="T5">objetos</text:span><text:span text:style-name="T6"> </text:span><text:span text:style-name="T5">(la</text:span><text:span text:style-name="T6"> </text:span><text:span text:style-name="T5">diferencia</text:span><text:span text:style-name="T6"> </text:span><text:span text:style-name="T5">consiste,</text:span><text:span text:style-name="T6"> </text:span><text:span text:style-name="T5">por</text:span><text:span text:style-name="T6"> </text:span><text:span text:style-name="T5">supuesto,</text:span><text:span text:style-name="T6"> </text:span><text:span text:style-name="T5">en</text:span><text:span text:style-name="T6"> </text:span><text:span text:style-name="T5">el</text:span><text:span text:style-name="T6"> </text:span><text:span text:style-name="T5">rango</text:span><text:span text:style-name="T6"> </text:span><text:span text:style-name="T5">de</text:span><text:span text:style-name="T6"> </text:span><text:span text:style-name="T5">propiedades</text:span><text:span text:style-name="T6"> </text:span><text:span text:style-name="T5">de</text:span><text:span text:style-name="T6"> </text:span><text:span text:style-name="T5">objeto</text:span><text:span text:style-name="T6"> </text:span><text:span text:style-name="T5">a</text:span><text:span text:style-name="T6"> </text:span><text:span text:style-name="T5">los</text:span><text:span text:style-name="T6"> </text:span><text:span text:style-name="T5">cuales</text:span><text:span text:style-name="T6"> </text:span><text:span text:style-name="T5">somos</text:span><text:span text:style-name="T6"> </text:span><text:span text:style-name="T5">sensibles).</text:span><text:span text:style-name="T6"> </text:span><text:span text:style-name="T5">Y,</text:span><text:span text:style-name="T6"> </text:span><text:span text:style-name="T5">si</text:span><text:span text:style-name="T6"> </text:span><text:span text:style-name="T5">bien</text:span><text:span text:style-name="T6"> </text:span><text:span text:style-name="T5">es</text:span><text:span text:style-name="T6"> </text:span><text:span text:style-name="T5">cierto</text:span><text:span text:style-name="T6"> </text:span><text:span text:style-name="T5">que</text:span><text:span text:style-name="T6"> </text:span><text:span text:style-name="T5">tallamos</text:span><text:span text:style-name="T6"> </text:span><text:span text:style-name="T5">el</text:span><text:span text:style-name="T6"> </text:span><text:span text:style-name="T5">mundo</text:span><text:span text:style-name="T6"> </text:span><text:span text:style-name="T5">en</text:span><text:span text:style-name="T6"> </text:span><text:span text:style-name="T5">objetos,</text:span><text:span text:style-name="T6"> </text:span><text:span text:style-name="T5">se</text:span><text:span text:style-name="T6"> </text:span><text:span text:style-name="T5">puede</text:span><text:span text:style-name="T6"> </text:span><text:span text:style-name="T5">argumentar</text:span><text:span text:style-name="T6"> </text:span><text:span text:style-name="T5">que</text:span><text:span text:style-name="T6"> </text:span><text:span text:style-name="T5">este</text:span><text:span text:style-name="T6"> </text:span><text:span text:style-name="T5">es</text:span><text:span text:style-name="T6"> </text:span><text:span text:style-name="T5">un</text:span><text:span text:style-name="T6"> </text:span><text:span text:style-name="T5">artefacto</text:span><text:span text:style-name="T6"> </text:span><text:span text:style-name="T5">de</text:span><text:span text:style-name="T6"> </text:span><text:span text:style-name="T5">otros</text:span><text:span text:style-name="T6"> </text:span><text:span text:style-name="T5">principios</text:span><text:span text:style-name="T6"> </text:span><text:span text:style-name="T5">de</text:span><text:span text:style-name="T6"> </text:span><text:span text:style-name="T5">organización</text:span><text:span text:style-name="T6"> </text:span><text:span text:style-name="T5">y</text:span><text:span text:style-name="T6"> </text:span><text:span text:style-name="T5">de</text:span><text:span text:style-name="T6"> </text:span><text:span text:style-name="T5">clasificación</text:span><text:span text:style-name="T6"> </text:span><text:span text:style-name="T5">más</text:span><text:span text:style-name="T6"> </text:span><text:span text:style-name="T5">que</text:span><text:span text:style-name="T6"> </text:span><text:span text:style-name="T5">de</text:span><text:span text:style-name="T6"> </text:span><text:span text:style-name="T5">un</text:span><text:span text:style-name="T6"> </text:span><text:span text:style-name="T5">hecho</text:span><text:span text:style-name="T6"> </text:span><text:span text:style-name="T5">de</text:span><text:span text:style-name="T6"> </text:span><text:span text:style-name="T5">nivel</text:span><text:span text:style-name="T6"> </text:span><text:span text:style-name="T5">inferior</text:span><text:span text:style-name="T6"> </text:span><text:span text:style-name="T5">de</text:span><text:span text:style-name="T6"> </text:span><text:span text:style-name="T5">nuestra</text:span><text:span text:style-name="T6"> </text:span><text:span text:style-name="T5">experiencia</text:span><text:span text:style-name="T6"> </text:span><text:span text:style-name="T5">del</text:span><text:span text:style-name="T6"> </text:span><text:span text:style-name="T5">mundo.</text:span><text:span text:style-name="T6"> </text:span><text:span text:style-name="T5">Así,</text:span><text:span text:style-name="T6"> </text:span><text:span text:style-name="T5">por</text:span><text:span text:style-name="T6"> </text:span><text:span text:style-name="T5">ejemplo,</text:span><text:span text:style-name="T6"> </text:span><text:span text:style-name="T5">se</text:span><text:span text:style-name="T6"> </text:span><text:span text:style-name="T5">podría</text:span><text:span text:style-name="T6"> </text:span><text:span text:style-name="T5">sugerir</text:span><text:span text:style-name="T6"> </text:span><text:span text:style-name="T5">que</text:span><text:span text:style-name="T6"> </text:span><text:span text:style-name="T5">el</text:span><text:span text:style-name="T6"> </text:span><text:span text:style-name="T5">concepto</text:span><text:span text:style-name="T6"> </text:span><text:span text:style-name="T5">de</text:span><text:span text:style-name="T6"> </text:span><text:span text:style-name="T5">objeto</text:span><text:span text:style-name="T6"> </text:span><text:span text:style-name="T5">no</text:span><text:span text:style-name="T6"> </text:span><text:span text:style-name="T5">es</text:span><text:span text:style-name="T6"> </text:span><text:span text:style-name="T5">simplemente</text:span><text:span text:style-name="T6"> </text:span><text:span text:style-name="T5">un</text:span><text:span text:style-name="T6"> </text:span><text:span text:style-name="T5">concepto</text:span><text:span text:style-name="T6"> </text:span><text:span text:style-name="T5">sortal</text:span><text:span text:style-name="T6"> </text:span><text:span text:style-name="T5">y</text:span><text:span text:style-name="T6"> </text:span><text:span text:style-name="T5">por</text:span><text:span text:style-name="T6"> </text:span><text:span text:style-name="T5">lo</text:span><text:span text:style-name="T6"> </text:span><text:span text:style-name="T5">tanto</text:span><text:span text:style-name="T6"> </text:span><text:span text:style-name="T5">no</text:span><text:span text:style-name="T6"> </text:span><text:span text:style-name="T5">nos</text:span><text:span text:style-name="T6"> </text:span><text:span text:style-name="T5">da</text:span><text:span text:style-name="T6"> </text:span><text:span text:style-name="T5">una</text:span><text:span text:style-name="T6"> </text:span><text:span text:style-name="T5">manera</text:span><text:span text:style-name="T6"> </text:span><text:span text:style-name="T5">de</text:span><text:span text:style-name="T6"> </text:span><text:span text:style-name="T5">repartirnos</text:span><text:span text:style-name="T6"> </text:span><text:span text:style-name="T5">el</text:span><text:span text:style-name="T6"> </text:span><text:span text:style-name="T5">mundo</text:span><text:span text:style-name="T6"> </text:span><text:span text:style-name="T5">en</text:span><text:span text:style-name="T6"> </text:span><text:span text:style-name="T5">absoluto.</text:span><text:span text:style-name="T6"> </text:span><text:span text:style-name="T5">Parte</text:span><text:span text:style-name="T6"> </text:span><text:span text:style-name="T5">para</text:span><text:span text:style-name="T6"> </text:span><text:span text:style-name="T5">que</text:span><text:span text:style-name="T6"> </text:span><text:span text:style-name="T5">algo</text:span><text:span text:style-name="T6"> </text:span><text:span text:style-name="T5">sea</text:span><text:span text:style-name="T6"> </text:span><text:span text:style-name="T5">un</text:span><text:span text:style-name="T6"> </text:span><text:span text:style-name="T5">concepto</text:span><text:span text:style-name="T6"> </text:span><text:span text:style-name="T5">sortal</text:span><text:span text:style-name="T6"> </text:span><text:span text:style-name="T5">es</text:span><text:span text:style-name="T6"> </text:span><text:span text:style-name="T5">que</text:span><text:span text:style-name="T6"> </text:span><text:span text:style-name="T5">debe</text:span><text:span text:style-name="T6"> </text:span><text:span text:style-name="T5">proporcionar</text:span><text:span text:style-name="T6"> </text:span><text:span text:style-name="T5">criterios</text:span><text:span text:style-name="T6"> </text:span><text:span text:style-name="T5">para</text:span><text:span text:style-name="T6"> </text:span><text:span text:style-name="T5">individualizar</text:span><text:span text:style-name="T6"> </text:span><text:span text:style-name="T5">y</text:span><text:span text:style-name="T6"> </text:span><text:soft-page-break/><text:span text:style-name="T5">contar</text:span><text:span text:style-name="T6"> </text:span><text:span text:style-name="T5">el</text:span><text:span text:style-name="T6"> </text:span><text:span text:style-name="T5">número</text:span><text:span text:style-name="T6"> </text:span><text:span text:style-name="T5">de</text:span><text:span text:style-name="T6"> </text:span><text:span text:style-name="T5">objetos</text:span><text:span text:style-name="T6"> </text:span><text:span text:style-name="T5">que</text:span><text:span text:style-name="T6"> </text:span><text:span text:style-name="T5">entran</text:span><text:span text:style-name="T6"> </text:span><text:span text:style-name="T5">bajo</text:span><text:span text:style-name="T6"> </text:span><text:span text:style-name="T5">ese</text:span><text:span text:style-name="T6"> </text:span><text:span text:style-name="T5">sortal</text:span><text:span text:style-name="T6"> </text:span><text:span text:style-name="T5">en</text:span><text:span text:style-name="T6"> </text:span><text:span text:style-name="T5">un</text:span><text:span text:style-name="T6"> </text:span><text:span text:style-name="T5">momento</text:span><text:span text:style-name="T6"> </text:span><text:span text:style-name="T5">dado.</text:span><text:span text:style-name="T6"> </text:span><text:span text:style-name="T5">Así</text:span><text:span text:style-name="T6"> </text:span><text:span text:style-name="T5">que</text:span><text:span text:style-name="T6"> </text:span><text:span text:style-name="T5">se</text:span><text:span text:style-name="T6"> </text:span><text:span text:style-name="T5">podría</text:span><text:span text:style-name="T6"> </text:span><text:span text:style-name="T5">esperar</text:span><text:span text:style-name="T6"> </text:span><text:span text:style-name="T5">que</text:span><text:span text:style-name="T6"> </text:span><text:span text:style-name="T5">cualquier</text:span><text:span text:style-name="T6"> </text:span><text:span text:style-name="T5">persona</text:span><text:span text:style-name="T6"> </text:span><text:span text:style-name="T5">competente</text:span><text:span text:style-name="T6"> </text:span><text:span text:style-name="T5">con</text:span><text:span text:style-name="T6"> </text:span><text:span text:style-name="T5">el</text:span><text:span text:style-name="T6"> </text:span><text:span text:style-name="T5">concepto</text:span><text:span text:style-name="T6"> </text:span><text:span text:style-name="T5">de</text:span><text:span text:style-name="T6"> “</text:span><text:span text:style-name="T5">silla</text:span><text:span text:style-name="T6">” </text:span><text:span text:style-name="T5">tenga</text:span><text:span text:style-name="T6"> </text:span><text:span text:style-name="T5">los</text:span><text:span text:style-name="T6"> </text:span><text:span text:style-name="T5">recursos</text:span><text:span text:style-name="T6"> </text:span><text:span text:style-name="T5">necesarios</text:span><text:span text:style-name="T6"> </text:span><text:span text:style-name="T5">para</text:span><text:span text:style-name="T6"> </text:span><text:span text:style-name="T5">contar</text:span><text:span text:style-name="T6"> </text:span><text:span text:style-name="T5">el</text:span><text:span text:style-name="T6"> </text:span><text:span text:style-name="T5">número</text:span><text:span text:style-name="T6"> </text:span><text:span text:style-name="T5">de</text:span><text:span text:style-name="T6"> </text:span><text:span text:style-name="T5">sillas</text:span><text:span text:style-name="T6"> </text:span><text:span text:style-name="T5">presentes</text:span><text:span text:style-name="T6"> </text:span><text:span text:style-name="T5">en</text:span><text:span text:style-name="T6"> </text:span><text:span text:style-name="T5">una</text:span><text:span text:style-name="T6"> </text:span><text:span text:style-name="T5">sala.</text:span><text:span text:style-name="T6"> </text:span><text:span text:style-name="T5">Sin</text:span><text:span text:style-name="T6"> </text:span><text:span text:style-name="T5">embargo,</text:span><text:span text:style-name="T6"> </text:span><text:span text:style-name="T5">a</text:span><text:span text:style-name="T6"> </text:span><text:span text:style-name="T5">menudo</text:span><text:span text:style-name="T6"> </text:span><text:span text:style-name="T5">se</text:span><text:span text:style-name="T6"> </text:span><text:span text:style-name="T5">sugiere</text:span><text:span text:style-name="T6"> </text:span><text:span text:style-name="T5">que</text:span><text:span text:style-name="T6"> </text:span><text:span text:style-name="T5">el</text:span><text:span text:style-name="T6"> </text:span><text:span text:style-name="T5">concepto</text:span><text:span text:style-name="T6"> </text:span><text:span text:style-name="T5">de</text:span><text:span text:style-name="T6"> </text:span><text:span text:style-name="T5">objeto</text:span><text:span text:style-name="T6"> </text:span><text:span text:style-name="T5">no</text:span><text:span text:style-name="T6"> </text:span><text:span text:style-name="T5">es</text:span><text:span text:style-name="T6"> </text:span><text:span text:style-name="T5">así</text:span><text:span text:style-name="T6"> </text:span><text:span text:style-name="T5">en</text:span><text:span text:style-name="T6"> </text:span><text:span text:style-name="T5">absoluto</text:span><text:span text:style-name="T6"> </text:span><text:span text:style-name="T5">(Wiggins,</text:span><text:span text:style-name="T6"> </text:span><text:span text:style-name="T5">1997).</text:span><text:span text:style-name="T6"> </text:span><text:span text:style-name="T5">Es</text:span><text:span text:style-name="T6"> </text:span><text:span text:style-name="T5">imposible</text:span><text:span text:style-name="T6"> </text:span><text:span text:style-name="T5">contar</text:span><text:span text:style-name="T6"> </text:span><text:span text:style-name="T5">el</text:span><text:span text:style-name="T6"> </text:span><text:span text:style-name="T5">número</text:span><text:span text:style-name="T6"> </text:span><text:span text:style-name="T5">de</text:span><text:span text:style-name="T6"> </text:span><text:span text:style-name="T5">objetos</text:span><text:span text:style-name="T6"> </text:span><text:span text:style-name="T5">en</text:span><text:span text:style-name="T6"> </text:span><text:span text:style-name="T5">una</text:span><text:span text:style-name="T6"> </text:span><text:span text:style-name="T5">habitación</text:span><text:span text:style-name="T6"> </text:span><text:span text:style-name="T5">hasta</text:span><text:span text:style-name="T6"> </text:span><text:span text:style-name="T5">que</text:span><text:span text:style-name="T6"> </text:span><text:span text:style-name="T5">no</text:span><text:span text:style-name="T6"> </text:span><text:span text:style-name="T5">sepamos</text:span><text:span text:style-name="T6"> </text:span><text:span text:style-name="T5">qué</text:span><text:span text:style-name="T6"> </text:span><text:span text:style-name="T5">es</text:span><text:span text:style-name="T6"> </text:span><text:span text:style-name="T5">lo</text:span><text:span text:style-name="T6"> </text:span><text:span text:style-name="T5">que</text:span><text:span text:style-name="T6"> </text:span><text:span text:style-name="T5">cuenta</text:span><text:span text:style-name="T6"> </text:span><text:span text:style-name="T5">como</text:span><text:span text:style-name="T6"> </text:span><text:span text:style-name="T5">un</text:span><text:span text:style-name="T6"> </text:span><text:span text:style-name="T5">objeto,</text:span><text:span text:style-name="T6"> </text:span><text:span text:style-name="T5">y</text:span><text:span text:style-name="T6"> </text:span><text:span text:style-name="T5">no</text:span><text:span text:style-name="T6"> </text:span><text:span text:style-name="T5">vamos</text:span><text:span text:style-name="T6"> </text:span><text:span text:style-name="T5">a</text:span><text:span text:style-name="T6"> </text:span><text:span text:style-name="T5">estar</text:span><text:span text:style-name="T6"> </text:span><text:span text:style-name="T5">en</text:span><text:span text:style-name="T6"> </text:span><text:span text:style-name="T5">una</text:span><text:span text:style-name="T6"> </text:span><text:span text:style-name="T5">posición</text:span><text:span text:style-name="T6"> </text:span><text:span text:style-name="T5">de</text:span><text:span text:style-name="T6"> </text:span><text:span text:style-name="T5">saber</text:span><text:span text:style-name="T6"> </text:span><text:span text:style-name="T5">que</text:span><text:span text:style-name="T6"> </text:span><text:span text:style-name="T5">hasta</text:span><text:span text:style-name="T6"> </text:span><text:span text:style-name="T5">que</text:span><text:span text:style-name="T6"> </text:span><text:span text:style-name="T5">tengamos</text:span><text:span text:style-name="T6"> </text:span><text:span text:style-name="T5">conceptos</text:span><text:span text:style-name="T6"> </text:span><text:span text:style-name="T5">sortal</text:span><text:span text:style-name="T6"> </text:span><text:span text:style-name="T5">más</text:span><text:span text:style-name="T6"> </text:span><text:span text:style-name="T5">determinante</text:span><text:span text:style-name="T6"> </text:span><text:span text:style-name="T5">en</text:span><text:span text:style-name="T6"> </text:span><text:span text:style-name="T5">el</text:span><text:span text:style-name="T6"> </text:span><text:span text:style-name="T5">juego.</text:span><text:span text:style-name="T6"> </text:span><text:span text:style-name="T5">El</text:span><text:span text:style-name="T6"> </text:span><text:span text:style-name="T5">concepto</text:span><text:span text:style-name="T6"> </text:span><text:span text:style-name="T5">de</text:span><text:span text:style-name="T6"> </text:span><text:span text:style-name="T5">objeto,</text:span><text:span text:style-name="T6"> </text:span><text:span text:style-name="T5">en</text:span><text:span text:style-name="T6"> </text:span><text:span text:style-name="T5">este</text:span><text:span text:style-name="T6"> </text:span><text:span text:style-name="T5">punto</text:span><text:span text:style-name="T6"> </text:span><text:span text:style-name="T5">de</text:span><text:span text:style-name="T6"> </text:span><text:span text:style-name="T5">vista,</text:span><text:span text:style-name="T6"> </text:span><text:span text:style-name="T5">no</text:span><text:span text:style-name="T6"> </text:span><text:span text:style-name="T5">es</text:span><text:span text:style-name="T6"> </text:span><text:span text:style-name="T5">más</text:span><text:span text:style-name="T6"> </text:span><text:span text:style-name="T5">que</text:span><text:span text:style-name="T6"> </text:span><text:span text:style-name="T5">un</text:span><text:span text:style-name="T6"> </text:span><text:span text:style-name="T5">pseudosortal.</text:span><text:span text:style-name="T6"> </text:span><text:span text:style-name="T5">Por</text:span><text:span text:style-name="T6"> </text:span><text:span text:style-name="T5">lo</text:span><text:span text:style-name="T6"> </text:span><text:span text:style-name="T5">tanto,</text:span><text:span text:style-name="T6"> </text:span><text:span text:style-name="T5">a</text:span><text:span text:style-name="T6"> </text:span><text:span text:style-name="T5">fortiori,</text:span><text:span text:style-name="T6"> </text:span><text:span text:style-name="T5">el</text:span><text:span text:style-name="T6"> </text:span><text:span text:style-name="T5">equivalente</text:span><text:span text:style-name="T6"> </text:span><text:span text:style-name="T5">lingüístico</text:span><text:span text:style-name="T6"> </text:span><text:span text:style-name="T5">del</text:span><text:span text:style-name="T6"> </text:span><text:span text:style-name="T5">concepto</text:span><text:span text:style-name="T6"> </text:span><text:span text:style-name="T5">del</text:span><text:span text:style-name="T6"> </text:span><text:span text:style-name="T5">objeto</text:span><text:span text:style-name="T6"> </text:span><text:span text:style-name="T5">(es</text:span><text:span text:style-name="T6"> </text:span><text:span text:style-name="T5">decir,</text:span><text:span text:style-name="T6"> </text:span><text:span text:style-name="T5">la</text:span><text:span text:style-name="T6"> </text:span><text:span text:style-name="T5">forma</text:span><text:span text:style-name="T6"> </text:span><text:span text:style-name="T5">de</text:span><text:span text:style-name="T6"> </text:span><text:span text:style-name="T5">repartirse</text:span><text:span text:style-name="T6"> </text:span><text:span text:style-name="T5">el</text:span><text:span text:style-name="T6"> </text:span><text:span text:style-name="T5">ambiente</text:span><text:span text:style-name="T6"> </text:span><text:span text:style-name="T5">percibido</text:span><text:span text:style-name="T6"> </text:span><text:span text:style-name="T5">determinado</text:span><text:span text:style-name="T6"> </text:span><text:span text:style-name="T5">por</text:span><text:span text:style-name="T6"> </text:span><text:span text:style-name="T5">el</text:span><text:span text:style-name="T6"> </text:span><text:span text:style-name="T5">rango</text:span><text:span text:style-name="T6"> </text:span><text:span text:style-name="T5">de</text:span><text:span text:style-name="T6"> </text:span><text:span text:style-name="T5">las</text:span><text:span text:style-name="T6"> </text:span><text:span text:style-name="T5">propiedades</text:span><text:span text:style-name="T6"> </text:span><text:span text:style-name="T5">de</text:span><text:span text:style-name="T6"> </text:span><text:span text:style-name="T5">objeto</text:span><text:span text:style-name="T6"> </text:span><text:span text:style-name="T5">para</text:span><text:span text:style-name="T6"> </text:span><text:span text:style-name="T5">la</text:span><text:span text:style-name="T6"> </text:span><text:span text:style-name="T5">cual</text:span><text:span text:style-name="T6"> </text:span><text:span text:style-name="T5">una</text:span><text:span text:style-name="T6"> </text:span><text:span text:style-name="T5">criatura</text:span><text:span text:style-name="T6"> </text:span><text:span text:style-name="T5">es</text:span><text:span text:style-name="T6"> </text:span><text:span text:style-name="T5">perceptivamente</text:span><text:span text:style-name="T6"> </text:span><text:span text:style-name="T5">sensible)</text:span><text:span text:style-name="T6"> </text:span><text:span text:style-name="T5">no</text:span><text:span text:style-name="T6"> </text:span><text:span text:style-name="T5">puede</text:span><text:span text:style-name="T6"> </text:span><text:span text:style-name="T5">funcionar</text:span><text:span text:style-name="T6"> </text:span><text:span text:style-name="T5">en</text:span><text:span text:style-name="T6"> </text:span><text:span text:style-name="T5">algo</text:span><text:span text:style-name="T6"> </text:span><text:span text:style-name="T5">así</text:span><text:span text:style-name="T6"> </text:span><text:span text:style-name="T5">como</text:span><text:span text:style-name="T6"> </text:span><text:span text:style-name="T5">la</text:span><text:span text:style-name="T6"> </text:span><text:span text:style-name="T5">manera</text:span><text:span text:style-name="T6"> </text:span><text:span text:style-name="T5">de</text:span><text:span text:style-name="T6"> </text:span><text:span text:style-name="T5">un</text:span><text:span text:style-name="T6"> </text:span><text:span text:style-name="T5">concepto</text:span><text:span text:style-name="T6"> </text:span><text:span text:style-name="T5">sortal</text:span><text:span text:style-name="T6"> </text:span><text:span text:style-name="T5">tampoco.</text:span><text:span text:style-name="T6"> </text:span><text:span text:style-name="T5">Así</text:span><text:span text:style-name="T6"> </text:span><text:span text:style-name="T5">que,</text:span><text:span text:style-name="T6"> </text:span><text:span text:style-name="T5">en</text:span><text:span text:style-name="T6"> </text:span><text:span text:style-name="T5">efecto,</text:span><text:span text:style-name="T6"> </text:span><text:span text:style-name="T5">no</text:span><text:span text:style-name="T6"> </text:span><text:span text:style-name="T5">nos</text:span><text:span text:style-name="T6"> </text:span><text:span text:style-name="T5">hemos</text:span><text:span text:style-name="T6"> </text:span><text:span text:style-name="T5">acercado</text:span><text:span text:style-name="T6"> </text:span><text:span text:style-name="T5">para</text:span><text:span text:style-name="T6"> </text:span><text:span text:style-name="T5">nada</text:span><text:span text:style-name="T6"> <text:s/></text:span><text:span text:style-name="T5">a</text:span><text:span text:style-name="T6"> </text:span><text:span text:style-name="T5">un</text:span><text:span text:style-name="T6"> </text:span><text:span text:style-name="T5">progreso</text:span><text:span text:style-name="T6"> </text:span><text:span text:style-name="T5">sobre</text:span><text:span text:style-name="T6"> </text:span><text:span text:style-name="T5">el</text:span><text:span text:style-name="T6"> </text:span><text:span text:style-name="T5">modo</text:span><text:span text:style-name="T6"> </text:span><text:span text:style-name="T5">de</text:span><text:span text:style-name="T6"> </text:span><text:span text:style-name="T5">presentación</text:span><text:span text:style-name="T6"> <text:s/></text:span><text:span text:style-name="T5">del</text:span><text:span text:style-name="T6"> </text:span><text:span text:style-name="T5">problema.</text:span></text:p>
      <text:p text:style-name="P6"><text:span text:style-name="T6"><text:s text:c="5"/></text:span><text:span text:style-name="T5">Hay</text:span><text:span text:style-name="T6"> </text:span><text:span text:style-name="T5">varios</text:span><text:span text:style-name="T6"> </text:span><text:span text:style-name="T5">puntos</text:span><text:span text:style-name="T6"> </text:span><text:span text:style-name="T5">aquí.</text:span><text:span text:style-name="T6"> </text:span><text:span text:style-name="T5">En</text:span><text:span text:style-name="T6"> </text:span><text:span text:style-name="T5">primer</text:span><text:span text:style-name="T6"> </text:span><text:span text:style-name="T5">lugar,</text:span><text:span text:style-name="T6"> </text:span><text:span text:style-name="T5">está</text:span><text:span text:style-name="T6"> </text:span><text:span text:style-name="T5">claro</text:span><text:span text:style-name="T6"> </text:span><text:span text:style-name="T5">que</text:span><text:span text:style-name="T6"> </text:span><text:span text:style-name="T5">algún</text:span><text:span text:style-name="T6"> </text:span><text:span text:style-name="T5">tipo</text:span><text:span text:style-name="T6"> </text:span><text:span text:style-name="T5">de</text:span><text:span text:style-name="T6"> </text:span><text:span text:style-name="T5">principio</text:span><text:span text:style-name="T6"> </text:span><text:span text:style-name="T5">de</text:span><text:span text:style-name="T6"> </text:span><text:span text:style-name="T5">individuación</text:span><text:span text:style-name="T6"> </text:span><text:span text:style-name="T5">y</text:span><text:span text:style-name="T6"> </text:span><text:span text:style-name="T5">de</text:span><text:span text:style-name="T6"> </text:span><text:span text:style-name="T5">recuento</text:span><text:span text:style-name="T6"> </text:span><text:span text:style-name="T5">es</text:span><text:span text:style-name="T6"> </text:span><text:span text:style-name="T5">necesario</text:span><text:span text:style-name="T6"> </text:span><text:span text:style-name="T5">si</text:span><text:span text:style-name="T6"> </text:span><text:span text:style-name="T5">hemos</text:span><text:span text:style-name="T6"> </text:span><text:span text:style-name="T5">de</text:span><text:span text:style-name="T6"> </text:span><text:span text:style-name="T5">hablar</text:span><text:span text:style-name="T6"> </text:span><text:span text:style-name="T5">de</text:span><text:span text:style-name="T6"> </text:span><text:span text:style-name="T5">la</text:span><text:span text:style-name="T6"> </text:span><text:span text:style-name="T5">captura</text:span><text:span text:style-name="T6"> </text:span><text:span text:style-name="T5">de</text:span><text:span text:style-name="T6"> </text:span><text:span text:style-name="T5">datos.</text:span><text:span text:style-name="T6"> </text:span><text:span text:style-name="T5">Esa</text:span><text:span text:style-name="T6"> </text:span><text:span text:style-name="T5">es</text:span><text:span text:style-name="T6"> </text:span><text:span text:style-name="T5">una</text:span><text:span text:style-name="T6"> </text:span><text:span text:style-name="T5">de</text:span><text:span text:style-name="T6"> </text:span><text:span text:style-name="T5">las</text:span><text:span text:style-name="T6"> </text:span><text:span text:style-name="T5">principales</text:span><text:span text:style-name="T6"> </text:span><text:span text:style-name="T5">diferencias</text:span><text:span text:style-name="T6"> </text:span><text:span text:style-name="T5">entre</text:span><text:span text:style-name="T6"> </text:span><text:span text:style-name="T5">el</text:span><text:span text:style-name="T6"> </text:span><text:span text:style-name="T5">nivel</text:span><text:span text:style-name="T6"> </text:span><text:span text:style-name="T5">de</text:span><text:span text:style-name="T6"> </text:span><text:span text:style-name="T5">la</text:span><text:span text:style-name="T6"> </text:span><text:span text:style-name="T5">colocación</text:span><text:span text:style-name="T6"> </text:span><text:span text:style-name="T5">de</text:span><text:span text:style-name="T6"> </text:span><text:span text:style-name="T5">características</text:span><text:span text:style-name="T6"> </text:span><text:span text:style-name="T5">y</text:span><text:span text:style-name="T6"> </text:span><text:span text:style-name="T5">el</text:span><text:span text:style-name="T6"> </text:span><text:span text:style-name="T5">nivel</text:span><text:span text:style-name="T6"> </text:span><text:span text:style-name="T5">de</text:span><text:span text:style-name="T6"> </text:span><text:span text:style-name="T5">implicación</text:span><text:span text:style-name="T6"> </text:span><text:span text:style-name="T5">de</text:span><text:span text:style-name="T6"> </text:span><text:span text:style-name="T5">particular</text:span><text:span text:style-name="T6"> </text:span><text:span text:style-name="T5">de</text:span><text:span text:style-name="T6"> </text:span><text:span text:style-name="T5">experiencia.</text:span><text:span text:style-name="T6"> </text:span><text:span text:style-name="T5">Así</text:span><text:span text:style-name="T6"> </text:span><text:span text:style-name="T5">que</text:span><text:span text:style-name="T6"> </text:span><text:span text:style-name="T5">si</text:span><text:span text:style-name="T6"> </text:span><text:span text:style-name="T5">el</text:span><text:span text:style-name="T6"> </text:span><text:span text:style-name="T5">argumento</text:span><text:span text:style-name="T6"> </text:span><text:span text:style-name="T5">falla,</text:span><text:span text:style-name="T6"> </text:span><text:span text:style-name="T5">las</text:span><text:span text:style-name="T6"> </text:span><text:span text:style-name="T5">fallas</text:span><text:span text:style-name="T6"> </text:span><text:span text:style-name="T5">deben</text:span><text:span text:style-name="T6"> </text:span><text:span text:style-name="T5">ser</text:span><text:span text:style-name="T6"> </text:span><text:span text:style-name="T5">otras.</text:span><text:span text:style-name="T6"> </text:span><text:span text:style-name="T5">El</text:span><text:span text:style-name="T6"> </text:span><text:span text:style-name="T5">problema</text:span><text:span text:style-name="T6"> </text:span><text:span text:style-name="T5">viene,</text:span><text:span text:style-name="T6"> </text:span><text:span text:style-name="T5">creo</text:span><text:span text:style-name="T6"> </text:span><text:span text:style-name="T5">yo,</text:span><text:span text:style-name="T6"> </text:span><text:span text:style-name="T5">con</text:span><text:span text:style-name="T6"> </text:span><text:span text:style-name="T5">el</text:span><text:span text:style-name="T6"> </text:span><text:span text:style-name="T5">argumento</text:span><text:span text:style-name="T6"> </text:span><text:span text:style-name="T5">de</text:span><text:span text:style-name="T6"> </text:span><text:span text:style-name="T5">que</text:span><text:span text:style-name="T6"> </text:span><text:span text:style-name="T5">la</text:span><text:span text:style-name="T6"> </text:span><text:span text:style-name="T5">maquinaria</text:span><text:span text:style-name="T6"> </text:span><text:span text:style-name="T5">de</text:span><text:span text:style-name="T6"> </text:span><text:span text:style-name="T5">las</text:span><text:span text:style-name="T6"> </text:span><text:span text:style-name="T5">propiedades</text:span><text:span text:style-name="T6"> <text:s/></text:span><text:span text:style-name="T5">de</text:span><text:span text:style-name="T6"> </text:span><text:span text:style-name="T5">objetos</text:span><text:span text:style-name="T6"> </text:span><text:span text:style-name="T5">no</text:span><text:span text:style-name="T6"> </text:span><text:span text:style-name="T5">nos</text:span><text:span text:style-name="T6"> </text:span><text:span text:style-name="T5">da</text:span><text:span text:style-name="T6"> </text:span><text:span text:style-name="T5">los</text:span><text:span text:style-name="T6"> </text:span><text:span text:style-name="T5">criterios</text:span><text:span text:style-name="T6"> </text:span><text:span text:style-name="T5">para</text:span><text:span text:style-name="T6"> </text:span><text:span text:style-name="T5">el</text:span><text:span text:style-name="T6"> </text:span><text:span text:style-name="T5">recuento</text:span><text:span text:style-name="T6"> </text:span><text:span text:style-name="T5">y</text:span><text:span text:style-name="T6"> </text:span><text:span text:style-name="T5">la</text:span><text:span text:style-name="T6"> </text:span><text:span text:style-name="T5">individuación.</text:span><text:span text:style-name="T6"> </text:span><text:span text:style-name="T5">Es</text:span><text:span text:style-name="T6"> </text:span><text:span text:style-name="T5">simplemente</text:span><text:span text:style-name="T6"> </text:span><text:span text:style-name="T5">falso</text:span><text:span text:style-name="T6"> </text:span><text:span text:style-name="T5">que</text:span><text:span text:style-name="T6"> </text:span><text:span text:style-name="T5">sea</text:span><text:span text:style-name="T6"> </text:span><text:span text:style-name="T5">indeterminado</text:span><text:span text:style-name="T6"> </text:span><text:span text:style-name="T5">el</text:span><text:span text:style-name="T6"> </text:span><text:span text:style-name="T5">número</text:span><text:span text:style-name="T6"> </text:span><text:span text:style-name="T5">de</text:span><text:span text:style-name="T6"> </text:span><text:span text:style-name="T5">objetos</text:span><text:span text:style-name="T6"> </text:span><text:span text:style-name="T5">que</text:span><text:span text:style-name="T6"> </text:span><text:span text:style-name="T5">hay</text:span><text:span text:style-name="T6"> </text:span><text:span text:style-name="T5">en</text:span><text:span text:style-name="T6"> </text:span><text:span text:style-name="T5">una</text:span><text:span text:style-name="T6"> </text:span><text:span text:style-name="T5">habitación</text:span><text:span text:style-name="T6"> </text:span><text:span text:style-name="T5">-o</text:span><text:span text:style-name="T6"> </text:span><text:span text:style-name="T5">más</text:span><text:span text:style-name="T6"> </text:span><text:span text:style-name="T5">bien</text:span><text:span text:style-name="T6"> </text:span><text:span text:style-name="T5">que</text:span><text:span text:style-name="T6"> </text:span><text:span text:style-name="T5">existe</text:span><text:span text:style-name="T6"> </text:span><text:span text:style-name="T5">una</text:span><text:span text:style-name="T6"> </text:span><text:span text:style-name="T5">indeterminación</text:span><text:span text:style-name="T6"> </text:span><text:span text:style-name="T5">radical</text:span><text:span text:style-name="T6"> </text:span><text:span text:style-name="T5">que</text:span><text:span text:style-name="T6"> </text:span><text:span text:style-name="T5">no</text:span><text:span text:style-name="T6"> </text:span><text:span text:style-name="T5">se</text:span><text:span text:style-name="T6"> </text:span><text:span text:style-name="T5">puede</text:span><text:span text:style-name="T6"> </text:span><text:span text:style-name="T5">resolver</text:span><text:span text:style-name="T6"> </text:span><text:span text:style-name="T5">de</text:span><text:span text:style-name="T6"> </text:span><text:span text:style-name="T5">un</text:span><text:span text:style-name="T6"> </text:span><text:span text:style-name="T5">modo</text:span><text:span text:style-name="T6"> </text:span><text:span text:style-name="T5">de</text:span><text:span text:style-name="T6"> </text:span><text:span text:style-name="T5">principio,</text:span><text:span text:style-name="T6"> </text:span><text:span text:style-name="T5">en</text:span><text:span text:style-name="T6"> </text:span><text:span text:style-name="T5">función</text:span><text:span text:style-name="T6"> </text:span><text:span text:style-name="T5">de</text:span><text:span text:style-name="T6"> </text:span><text:span text:style-name="T5">las</text:span><text:span text:style-name="T6"> </text:span><text:span text:style-name="T5">exigencias</text:span><text:span text:style-name="T6"> </text:span><text:span text:style-name="T5">de</text:span><text:span text:style-name="T6"> </text:span><text:span text:style-name="T5">la</text:span><text:span text:style-name="T6"> </text:span><text:span text:style-name="T5">situación</text:span><text:span text:style-name="T6"> </text:span><text:span text:style-name="T5">en</text:span><text:span text:style-name="T6"> </text:span><text:span text:style-name="T5">particular.</text:span><text:span text:style-name="T6"> </text:span><text:span text:style-name="T5">La</text:span><text:span text:style-name="T6"> </text:span><text:span text:style-name="T5">calificación</text:span><text:span text:style-name="T6"> </text:span><text:span text:style-name="T5">es</text:span><text:span text:style-name="T6"> </text:span><text:span text:style-name="T5">importante.</text:span><text:span text:style-name="T6"> </text:span><text:span text:style-name="T5">Considere</text:span><text:span text:style-name="T6"> </text:span><text:span text:style-name="T5">la</text:span><text:span text:style-name="T6"> </text:span><text:span text:style-name="T5">posibilidad</text:span><text:span text:style-name="T6"> </text:span><text:span text:style-name="T5">de</text:span><text:span text:style-name="T6"> </text:span><text:span text:style-name="T5">una</text:span><text:span text:style-name="T6"> </text:span><text:span text:style-name="T5">lámpara</text:span><text:span text:style-name="T6"> </text:span><text:span text:style-name="T5">-un</text:span><text:span text:style-name="T6"> </text:span><text:span text:style-name="T5">artefacto</text:span><text:span text:style-name="T6"> </text:span><text:span text:style-name="T5">mencionado</text:span><text:span text:style-name="T6"> </text:span><text:span text:style-name="T5">a</text:span><text:span text:style-name="T6"> </text:span><text:span text:style-name="T5">menudo</text:span><text:span text:style-name="T6"> </text:span><text:span text:style-name="T5">en</text:span><text:span text:style-name="T6"> </text:span><text:span text:style-name="T5">este</text:span><text:span text:style-name="T6"> </text:span><text:span text:style-name="T5">contexto.</text:span><text:span text:style-name="T6"> </text:span><text:span text:style-name="T5">¿Es</text:span><text:span text:style-name="T6"> </text:span><text:span text:style-name="T5">la</text:span><text:span text:style-name="T6"> </text:span><text:span text:style-name="T5">lámpara</text:span><text:span text:style-name="T6"> </text:span><text:span text:style-name="T5">un</text:span><text:span text:style-name="T6"> </text:span><text:span text:style-name="T5">simple</text:span><text:span text:style-name="T6"> </text:span><text:span text:style-name="T5">objeto?</text:span><text:span text:style-name="T6"> </text:span><text:span text:style-name="T5">¿O</text:span><text:span text:style-name="T6"> </text:span><text:span text:style-name="T5">deberíamos</text:span><text:span text:style-name="T6"> </text:span><text:span text:style-name="T5">más</text:span><text:span text:style-name="T6"> </text:span><text:span text:style-name="T5">bien</text:span><text:span text:style-name="T6"> </text:span><text:span text:style-name="T5">verla</text:span><text:span text:style-name="T6"> </text:span><text:span text:style-name="T5">como</text:span><text:span text:style-name="T6"> </text:span><text:span text:style-name="T5">un</text:span><text:span text:style-name="T6"> </text:span><text:span text:style-name="T5">objeto</text:span><text:span text:style-name="T6"> </text:span><text:span text:style-name="T5">complejo</text:span><text:span text:style-name="T6"> </text:span><text:span text:style-name="T5">compuesta</text:span><text:span text:style-name="T6"> </text:span><text:span text:style-name="T5">de</text:span><text:span text:style-name="T6"> </text:span><text:span text:style-name="T5">un</text:span><text:span text:style-name="T6"> </text:span><text:span text:style-name="T5">soporte,</text:span><text:span text:style-name="T6"> </text:span><text:span text:style-name="T5">una</text:span><text:span text:style-name="T6"> </text:span><text:span text:style-name="T5">bombilla</text:span><text:span text:style-name="T6"> </text:span><text:span text:style-name="T5">eléctrica,</text:span><text:span text:style-name="T6"> </text:span><text:span text:style-name="T5">y</text:span><text:span text:style-name="T6"> </text:span><text:span text:style-name="T5">una</text:span><text:span text:style-name="T6"> </text:span><text:span text:style-name="T5">pantalla</text:span><text:span text:style-name="T6"> </text:span><text:span text:style-name="T5">de</text:span><text:span text:style-name="T6"> </text:span><text:span text:style-name="T5">lámpara?</text:span><text:span text:style-name="T6"> </text:span><text:span text:style-name="T5">Es</text:span><text:span text:style-name="T6"> </text:span><text:span text:style-name="T5">probable</text:span><text:span text:style-name="T6"> </text:span><text:span text:style-name="T5">que</text:span><text:span text:style-name="T6"> </text:span><text:span text:style-name="T5">no</text:span><text:span text:style-name="T6"> </text:span><text:span text:style-name="T5">haya</text:span><text:span text:style-name="T6"> </text:span><text:span text:style-name="T5">una</text:span><text:span text:style-name="T6"> </text:span><text:span text:style-name="T5">respuesta</text:span><text:span text:style-name="T6"> </text:span><text:span text:style-name="T5">fija.</text:span><text:span text:style-name="T6"> </text:span><text:span text:style-name="T5">En</text:span><text:span text:style-name="T6"> </text:span><text:span text:style-name="T5">algunos</text:span><text:span text:style-name="T6"> </text:span><text:span text:style-name="T5">contextos,</text:span><text:span text:style-name="T6"> </text:span><text:span text:style-name="T5">uno</text:span><text:span text:style-name="T6"> </text:span><text:span text:style-name="T5">responderá</text:span><text:span text:style-name="T6"> </text:span><text:span text:style-name="T5">de</text:span><text:span text:style-name="T6"> </text:span><text:span text:style-name="T5">una</text:span><text:span text:style-name="T6"> </text:span><text:span text:style-name="T5">manera</text:span><text:span text:style-name="T6"> </text:span><text:span text:style-name="T5">y</text:span><text:span text:style-name="T6"> </text:span><text:span text:style-name="T5">en</text:span><text:span text:style-name="T6"> </text:span><text:span text:style-name="T5">otros,</text:span><text:span text:style-name="T6"> </text:span><text:span text:style-name="T5">de</text:span><text:span text:style-name="T6"> </text:span><text:span text:style-name="T5">otra</text:span><text:span text:style-name="T6"> </text:span><text:span text:style-name="T5">manera.</text:span><text:span text:style-name="T6"> </text:span><text:span text:style-name="T5">Todo</text:span><text:span text:style-name="T6"> </text:span><text:span text:style-name="T5">depende</text:span><text:span text:style-name="T6"> </text:span><text:span text:style-name="T5">sobre</text:span><text:span text:style-name="T6"> </text:span><text:span text:style-name="T5">que</text:span><text:span text:style-name="T6"> </text:span><text:span text:style-name="T5">las</text:span><text:span text:style-name="T6"> </text:span><text:span text:style-name="T5">propiedades</text:span><text:span text:style-name="T6"> </text:span><text:span text:style-name="T5">de</text:span><text:span text:style-name="T6"> </text:span><text:span text:style-name="T5">objeto</text:span><text:span text:style-name="T6"> </text:span><text:span text:style-name="T5">son</text:span><text:span text:style-name="T6"> </text:span><text:span text:style-name="T5">más</text:span><text:span text:style-name="T6"> </text:span><text:span text:style-name="T5">sobresalientes</text:span><text:span text:style-name="T6"> </text:span><text:span text:style-name="T5">en</text:span><text:span text:style-name="T6"> </text:span><text:span text:style-name="T5">un</text:span><text:span text:style-name="T6"> </text:span><text:span text:style-name="T5">contexto</text:span><text:span text:style-name="T6"> </text:span><text:span text:style-name="T5">particular.</text:span><text:span text:style-name="T6"> </text:span><text:span text:style-name="T5">Es</text:span><text:span text:style-name="T6"> </text:span><text:span text:style-name="T5">evidente,</text:span><text:span text:style-name="T6"> </text:span><text:span text:style-name="T5">por</text:span><text:span text:style-name="T6"> </text:span><text:span text:style-name="T5">ejemplo,</text:span><text:span text:style-name="T6"> </text:span><text:span text:style-name="T5">si</text:span><text:span text:style-name="T6"> </text:span><text:span text:style-name="T5">el</text:span><text:span text:style-name="T6"> </text:span><text:span text:style-name="T5">seguir</text:span><text:span text:style-name="T6"> </text:span><text:span text:style-name="T5">una</text:span><text:span text:style-name="T6"> </text:span><text:span text:style-name="T5">trayectoria</text:span><text:span text:style-name="T6"> </text:span><text:span text:style-name="T5">continua</text:span><text:span text:style-name="T6"> </text:span><text:span text:style-name="T5">a</text:span><text:span text:style-name="T6"> </text:span><text:span text:style-name="T5">través</text:span><text:span text:style-name="T6"> </text:span><text:span text:style-name="T5">de</text:span><text:span text:style-name="T6"> </text:span><text:span text:style-name="T5">un</text:span><text:span text:style-name="T6"> </text:span><text:span text:style-name="T5">solo</text:span><text:span text:style-name="T6"> </text:span><text:span text:style-name="T5">espacio-tiempo</text:span><text:span text:style-name="T6"> </text:span><text:span text:style-name="T5">es</text:span><text:span text:style-name="T6"> </text:span><text:span text:style-name="T5">considerado</text:span><text:span text:style-name="T6"> </text:span><text:span text:style-name="T5">la</text:span><text:span text:style-name="T6"> </text:span><text:span text:style-name="T5">propiedad</text:span><text:span text:style-name="T6"> </text:span><text:span text:style-name="T5">de</text:span><text:span text:style-name="T6"> </text:span><text:span text:style-name="T5">objeto</text:span><text:span text:style-name="T6"> </text:span><text:span text:style-name="T5">sobresaliente,</text:span><text:span text:style-name="T6"> </text:span><text:span text:style-name="T5">entonces</text:span><text:span text:style-name="T6"> </text:span><text:span text:style-name="T5">la</text:span><text:span text:style-name="T6"> </text:span><text:span text:style-name="T5">lámpara</text:span><text:span text:style-name="T6"> </text:span><text:span text:style-name="T5">se</text:span><text:span text:style-name="T6"> </text:span><text:span text:style-name="T5">contará</text:span><text:span text:style-name="T6"> </text:span><text:span text:style-name="T5">como</text:span><text:span text:style-name="T6"> </text:span><text:span text:style-name="T5">un</text:span><text:span text:style-name="T6"> </text:span><text:span text:style-name="T5">simple</text:span><text:span text:style-name="T6"> </text:span><text:span text:style-name="T5">objeto.</text:span><text:span text:style-name="T6"> </text:span><text:span text:style-name="T5">Si,</text:span><text:span text:style-name="T6"> </text:span><text:span text:style-name="T5">por</text:span><text:span text:style-name="T6"> </text:span><text:span text:style-name="T5">otro</text:span><text:span text:style-name="T6"> </text:span><text:span text:style-name="T5">lado,</text:span><text:span text:style-name="T6"> </text:span><text:span text:style-name="T5">la</text:span><text:span text:style-name="T6"> </text:span><text:span text:style-name="T5">homogeneidad</text:span><text:span text:style-name="T6"> </text:span><text:span text:style-name="T5">interna</text:span><text:span text:style-name="T6"> </text:span><text:span text:style-name="T5">y</text:span><text:span text:style-name="T6"> </text:span><text:span text:style-name="T5">la</text:span><text:span text:style-name="T6"> </text:span><text:span text:style-name="T5">unificación</text:span><text:span text:style-name="T6"> </text:span><text:span text:style-name="T5">interna</text:span><text:span text:style-name="T6"> </text:span><text:span text:style-name="T5">son</text:span><text:span text:style-name="T6"> </text:span><text:span text:style-name="T5">las</text:span><text:span text:style-name="T6"> </text:span><text:span text:style-name="T5">propiedades</text:span><text:span text:style-name="T6"> </text:span><text:span text:style-name="T5">de</text:span><text:span text:style-name="T6"> </text:span><text:soft-page-break/><text:span text:style-name="T5">objeto</text:span><text:span text:style-name="T6"> </text:span><text:span text:style-name="T5">sobresalientes,</text:span><text:span text:style-name="T6"> </text:span><text:span text:style-name="T5">entonces</text:span><text:span text:style-name="T6"> </text:span><text:span text:style-name="T5">podríamos</text:span><text:span text:style-name="T6"> </text:span><text:span text:style-name="T5">también</text:span><text:span text:style-name="T6"> </text:span><text:span text:style-name="T5">desear</text:span><text:span text:style-name="T6"> </text:span><text:span text:style-name="T5">verlo</text:span><text:span text:style-name="T6"> </text:span><text:span text:style-name="T5">como</text:span><text:span text:style-name="T6"> </text:span><text:span text:style-name="T5">un</text:span><text:span text:style-name="T6"> </text:span><text:span text:style-name="T5">objeto</text:span><text:span text:style-name="T6"> </text:span><text:span text:style-name="T5">compuesto</text:span><text:span text:style-name="T6"> </text:span><text:span text:style-name="T5">formado</text:span><text:span text:style-name="T6"> </text:span><text:span text:style-name="T5">por</text:span><text:span text:style-name="T6"> </text:span><text:span text:style-name="T5">tres</text:span><text:span text:style-name="T6"> </text:span><text:span text:style-name="T5">objetos</text:span><text:span text:style-name="T6"> </text:span><text:span text:style-name="T5">simples.</text:span><text:span text:style-name="T6"> </text:span><text:span text:style-name="T5">Y</text:span><text:span text:style-name="T6"> </text:span><text:span text:style-name="T5">es</text:span><text:span text:style-name="T6"> </text:span><text:span text:style-name="T5">fácil</text:span><text:span text:style-name="T6"> </text:span><text:span text:style-name="T5">imaginar</text:span><text:span text:style-name="T6"> </text:span><text:span text:style-name="T5">contextos</text:span><text:span text:style-name="T6"> </text:span><text:span text:style-name="T5">en</text:span><text:span text:style-name="T6"> </text:span><text:span text:style-name="T5">los</text:span><text:span text:style-name="T6"> </text:span><text:span text:style-name="T5">que</text:span><text:span text:style-name="T6"> </text:span><text:span text:style-name="T5">una</text:span><text:span text:style-name="T6"> </text:span><text:span text:style-name="T5">propiedad</text:span><text:span text:style-name="T6"> </text:span><text:span text:style-name="T5">de</text:span><text:span text:style-name="T6"> </text:span><text:span text:style-name="T5">objeto</text:span><text:span text:style-name="T6"> </text:span><text:span text:style-name="T5">sería</text:span><text:span text:style-name="T6"> </text:span><text:span text:style-name="T5">más</text:span><text:span text:style-name="T6"> </text:span><text:span text:style-name="T5">sobresaliente</text:span><text:span text:style-name="T6"> </text:span><text:span text:style-name="T5">que</text:span><text:span text:style-name="T6"> </text:span><text:span text:style-name="T5">otras.</text:span><text:span text:style-name="T6"> </text:span><text:span text:style-name="T5">Así,</text:span><text:span text:style-name="T6"> </text:span><text:span text:style-name="T5">por</text:span><text:span text:style-name="T6"> </text:span><text:span text:style-name="T5">ejemplo,</text:span><text:span text:style-name="T6"> </text:span><text:span text:style-name="T5">si</text:span><text:span text:style-name="T6"> </text:span><text:span text:style-name="T5">uno</text:span><text:span text:style-name="T6"> </text:span><text:span text:style-name="T5">está</text:span><text:span text:style-name="T6"> </text:span><text:span text:style-name="T5">preparando</text:span><text:span text:style-name="T6"> </text:span><text:span text:style-name="T5">un</text:span><text:span text:style-name="T6"> </text:span><text:span text:style-name="T5">inventario</text:span><text:span text:style-name="T6"> </text:span><text:span text:style-name="T5">de</text:span><text:span text:style-name="T6"> </text:span><text:span text:style-name="T5">la</text:span><text:span text:style-name="T6"> </text:span><text:span text:style-name="T5">casa</text:span><text:span text:style-name="T6"> </text:span><text:span text:style-name="T5">para</text:span><text:span text:style-name="T6"> </text:span><text:span text:style-name="T5">darlo</text:span><text:span text:style-name="T6"> </text:span><text:span text:style-name="T5">a</text:span><text:span text:style-name="T6"> </text:span><text:span text:style-name="T5">los</text:span><text:span text:style-name="T6"> </text:span><text:span text:style-name="T5">nuevos</text:span><text:span text:style-name="T6"> </text:span><text:span text:style-name="T5">inquilinos,</text:span><text:span text:style-name="T6"> </text:span><text:span text:style-name="T5">es</text:span><text:span text:style-name="T6"> </text:span><text:span text:style-name="T5">probable</text:span><text:span text:style-name="T6"> </text:span><text:span text:style-name="T5">que</text:span><text:span text:style-name="T6"> </text:span><text:span text:style-name="T5">la</text:span><text:span text:style-name="T6"> </text:span><text:span text:style-name="T5">continuidad</text:span><text:span text:style-name="T6"> </text:span><text:span text:style-name="T5">espacio-temporal</text:span><text:span text:style-name="T6"> </text:span><text:span text:style-name="T5">pudiera</text:span><text:span text:style-name="T6"> </text:span><text:span text:style-name="T5">ser</text:span><text:span text:style-name="T6"> </text:span><text:span text:style-name="T5">dominante.</text:span><text:span text:style-name="T6"> </text:span><text:span text:style-name="T5">Después</text:span><text:span text:style-name="T6"> </text:span><text:span text:style-name="T5">de</text:span><text:span text:style-name="T6"> </text:span><text:span text:style-name="T5">todo,</text:span><text:span text:style-name="T6"> </text:span><text:span text:style-name="T5">lo</text:span><text:span text:style-name="T6"> </text:span><text:span text:style-name="T5">importante</text:span><text:span text:style-name="T6"> </text:span><text:span text:style-name="T5">es</text:span><text:span text:style-name="T6"> </text:span><text:span text:style-name="T5">que</text:span><text:span text:style-name="T6"> </text:span><text:span text:style-name="T5">la</text:span><text:span text:style-name="T6"> </text:span><text:span text:style-name="T5">lámpara</text:span><text:span text:style-name="T6"> </text:span><text:span text:style-name="T5">debe</text:span><text:span text:style-name="T6"> </text:span><text:span text:style-name="T5">aparecer</text:span><text:span text:style-name="T6"> </text:span><text:span text:style-name="T5">al</text:span><text:span text:style-name="T6"> </text:span><text:span text:style-name="T5">final</text:span><text:span text:style-name="T6"> </text:span><text:span text:style-name="T5">de</text:span><text:span text:style-name="T6"> </text:span><text:span text:style-name="T5">la</text:span><text:span text:style-name="T6"> </text:span><text:span text:style-name="T5">mudanza,</text:span><text:span text:style-name="T6"> </text:span><text:span text:style-name="T5">no</text:span><text:span text:style-name="T6"> </text:span><text:span text:style-name="T5">solo</text:span><text:span text:style-name="T6"> </text:span><text:span text:style-name="T5">sus</text:span><text:span text:style-name="T6"> </text:span><text:span text:style-name="T5">tres</text:span><text:span text:style-name="T6"> </text:span><text:span text:style-name="T5">componentes</text:span><text:span text:style-name="T6"> </text:span><text:span text:style-name="T5">separados.</text:span><text:span text:style-name="T6"> </text:span><text:span text:style-name="T5">Pero</text:span><text:span text:style-name="T6"> </text:span><text:span text:style-name="T5">si,</text:span><text:span text:style-name="T6"> </text:span><text:span text:style-name="T5">por</text:span><text:span text:style-name="T6"> </text:span><text:span text:style-name="T5">el</text:span><text:span text:style-name="T6"> </text:span><text:span text:style-name="T5">contrario,</text:span><text:span text:style-name="T6"> </text:span><text:span text:style-name="T5">uno</text:span><text:span text:style-name="T6"> </text:span><text:span text:style-name="T5">es</text:span><text:span text:style-name="T6"> </text:span><text:span text:style-name="T5">un</text:span><text:span text:style-name="T6"> </text:span><text:span text:style-name="T5">diseñador</text:span><text:span text:style-name="T6"> </text:span><text:span text:style-name="T5">de</text:span><text:span text:style-name="T6"> </text:span><text:span text:style-name="T5">lámparas</text:span><text:span text:style-name="T6"> </text:span><text:span text:style-name="T5">tratando</text:span><text:span text:style-name="T6"> </text:span><text:span text:style-name="T5">de</text:span><text:span text:style-name="T6"> </text:span><text:span text:style-name="T5">perfeccionar</text:span><text:span text:style-name="T6"> </text:span><text:span text:style-name="T5">el</text:span><text:span text:style-name="T6"> </text:span><text:span text:style-name="T5">diseño</text:span><text:span text:style-name="T6"> </text:span><text:span text:style-name="T5">de</text:span><text:span text:style-name="T6"> </text:span><text:span text:style-name="T5">la</text:span><text:span text:style-name="T6"> </text:span><text:span text:style-name="T5">lámpara</text:span><text:span text:style-name="T6"> </text:span><text:span text:style-name="T5">y</text:span><text:span text:style-name="T6"> </text:span><text:span text:style-name="T5">considerando</text:span><text:span text:style-name="T6"> </text:span><text:span text:style-name="T5">la</text:span><text:span text:style-name="T6"> </text:span><text:span text:style-name="T5">posibilidad</text:span><text:span text:style-name="T6"> </text:span><text:span text:style-name="T5">de</text:span><text:span text:style-name="T6"> </text:span><text:span text:style-name="T5">una</text:span><text:span text:style-name="T6"> </text:span><text:span text:style-name="T5">combinación</text:span><text:span text:style-name="T6"> </text:span><text:span text:style-name="T5">diferente</text:span><text:span text:style-name="T6"> </text:span><text:span text:style-name="T5">de</text:span><text:span text:style-name="T6"> </text:span><text:span text:style-name="T5">la</text:span><text:span text:style-name="T6"> </text:span><text:span text:style-name="T5">base</text:span><text:span text:style-name="T6"> </text:span><text:span text:style-name="T5">y</text:span><text:span text:style-name="T6"> </text:span><text:span text:style-name="T5">el</text:span><text:span text:style-name="T6"> </text:span><text:span text:style-name="T5">soporte,</text:span><text:span text:style-name="T6"> </text:span><text:span text:style-name="T5">es</text:span><text:span text:style-name="T6"> </text:span><text:span text:style-name="T5">natural</text:span><text:span text:style-name="T6"> </text:span><text:span text:style-name="T5">pensar</text:span><text:span text:style-name="T6"> </text:span><text:span text:style-name="T5">que</text:span><text:span text:style-name="T6"> </text:span><text:span text:style-name="T5">la</text:span><text:span text:style-name="T6"> </text:span><text:span text:style-name="T5">lámpara</text:span><text:span text:style-name="T6"> </text:span><text:span text:style-name="T5">está</text:span><text:span text:style-name="T6"> </text:span><text:span text:style-name="T5">clasificada</text:span><text:span text:style-name="T6"> </text:span><text:span text:style-name="T5">como</text:span><text:span text:style-name="T6"> </text:span><text:span text:style-name="T5">un</text:span><text:span text:style-name="T6"> </text:span><text:span text:style-name="T5">objeto</text:span><text:span text:style-name="T6"> </text:span><text:span text:style-name="T5">complejo</text:span><text:span text:style-name="T6"> </text:span><text:span text:style-name="T5">y</text:span><text:span text:style-name="T6"> </text:span><text:span text:style-name="T5">que</text:span><text:span text:style-name="T6"> </text:span><text:span text:style-name="T5">el</text:span><text:span text:style-name="T6"> </text:span><text:span text:style-name="T5">énfasis</text:span><text:span text:style-name="T6"> </text:span><text:span text:style-name="T5">se</text:span><text:span text:style-name="T6"> </text:span><text:span text:style-name="T5">haría</text:span><text:span text:style-name="T6"> </text:span><text:span text:style-name="T5">en</text:span><text:span text:style-name="T6"> </text:span><text:span text:style-name="T5">la</text:span><text:span text:style-name="T6"> </text:span><text:span text:style-name="T5">coordinación</text:span><text:span text:style-name="T6"> </text:span><text:span text:style-name="T5">de</text:span><text:span text:style-name="T6"> </text:span><text:span text:style-name="T5">los</text:span><text:span text:style-name="T6"> </text:span><text:span text:style-name="T5">componentes</text:span><text:span text:style-name="T6"> </text:span><text:span text:style-name="T5">por</text:span><text:span text:style-name="T6"> </text:span><text:span text:style-name="T5">separado.</text:span></text:p>
      <text:p text:style-name="P6"><text:span text:style-name="T6"><text:s text:c="5"/></text:span><text:span text:style-name="T5">La</text:span><text:span text:style-name="T6"> </text:span><text:span text:style-name="T5">cuestión</text:span><text:span text:style-name="T6"> </text:span><text:span text:style-name="T5">aquí</text:span><text:span text:style-name="T6"> </text:span><text:span text:style-name="T5">es</text:span><text:span text:style-name="T6"> </text:span><text:span text:style-name="T5">realmente</text:span><text:span text:style-name="T6"> </text:span><text:span text:style-name="T5">sobre</text:span><text:span text:style-name="T6"> </text:span><text:span text:style-name="T5">las</text:span><text:span text:style-name="T6"> </text:span><text:span text:style-name="T5">relaciones</text:span><text:span text:style-name="T6"> </text:span><text:span text:style-name="T5">entre</text:span><text:span text:style-name="T6"> </text:span><text:span text:style-name="T5">las</text:span><text:span text:style-name="T6"> </text:span><text:span text:style-name="T5">partes</text:span><text:span text:style-name="T6"> </text:span><text:span text:style-name="T5">y</text:span><text:span text:style-name="T6"> </text:span><text:span text:style-name="T5">las</text:span><text:span text:style-name="T6"> </text:span><text:span text:style-name="T5">totalidades.</text:span><text:span text:style-name="T6"> </text:span><text:span text:style-name="T5">Lo</text:span><text:span text:style-name="T6"> </text:span><text:span text:style-name="T5">que</text:span><text:span text:style-name="T6"> </text:span><text:span text:style-name="T5">en</text:span><text:span text:style-name="T6"> </text:span><text:span text:style-name="T5">un</text:span><text:span text:style-name="T6"> </text:span><text:span text:style-name="T5">contexto</text:span><text:span text:style-name="T6"> </text:span><text:span text:style-name="T5">se</text:span><text:span text:style-name="T6"> </text:span><text:span text:style-name="T5">deberá</text:span><text:span text:style-name="T6"> </text:span><text:span text:style-name="T5">tratar</text:span><text:span text:style-name="T6"> </text:span><text:span text:style-name="T5">como</text:span><text:span text:style-name="T6"> </text:span><text:span text:style-name="T5">partes</text:span><text:span text:style-name="T6"> </text:span><text:span text:style-name="T5">de</text:span><text:span text:style-name="T6"> </text:span><text:span text:style-name="T5">un</text:span><text:span text:style-name="T6"> </text:span><text:span text:style-name="T5">solo</text:span><text:span text:style-name="T6"> </text:span><text:span text:style-name="T5">objeto,</text:span><text:span text:style-name="T6"> </text:span><text:span text:style-name="T5">en</text:span><text:span text:style-name="T6"> </text:span><text:span text:style-name="T5">otros</text:span><text:span text:style-name="T6"> </text:span><text:span text:style-name="T5">contextos</text:span><text:span text:style-name="T6"> </text:span><text:span text:style-name="T5">aparecerá</text:span><text:span text:style-name="T6"> </text:span><text:span text:style-name="T5">como</text:span><text:span text:style-name="T6"> </text:span><text:span text:style-name="T5">un</text:span><text:span text:style-name="T6"> </text:span><text:span text:style-name="T5">objeto</text:span><text:span text:style-name="T6"> </text:span><text:span text:style-name="T5">completo</text:span><text:span text:style-name="T6"> </text:span><text:span text:style-name="T5">-y,</text:span><text:span text:style-name="T6"> </text:span><text:span text:style-name="T5">por</text:span><text:span text:style-name="T6"> </text:span><text:span text:style-name="T5">supuesto,</text:span><text:span text:style-name="T6"> </text:span><text:span text:style-name="T5">viceversa.</text:span><text:span text:style-name="T6"> </text:span><text:span text:style-name="T5">Muchos</text:span><text:span text:style-name="T6"> </text:span><text:span text:style-name="T5">casos</text:span><text:span text:style-name="T6"> </text:span><text:span text:style-name="T5">de</text:span><text:span text:style-name="T6"> </text:span><text:span text:style-name="T5">supuesta</text:span><text:span text:style-name="T6"> </text:span><text:span text:style-name="T5">indeterminación</text:span><text:span text:style-name="T6"> </text:span><text:span text:style-name="T5">son</text:span><text:span text:style-name="T6"> </text:span><text:span text:style-name="T5">aquellos</text:span><text:span text:style-name="T6"> </text:span><text:span text:style-name="T5">en</text:span><text:span text:style-name="T6"> </text:span><text:span text:style-name="T5">los</text:span><text:span text:style-name="T6"> </text:span><text:span text:style-name="T5">que</text:span><text:span text:style-name="T6"> </text:span><text:span text:style-name="T5">no</text:span><text:span text:style-name="T6"> </text:span><text:span text:style-name="T5">estamos</text:span><text:span text:style-name="T6"> </text:span><text:span text:style-name="T5">seguros</text:span><text:span text:style-name="T6"> </text:span><text:span text:style-name="T5">de</text:span><text:span text:style-name="T6"> </text:span><text:span text:style-name="T5">cómo</text:span><text:span text:style-name="T6"> </text:span><text:span text:style-name="T5">contar</text:span><text:span text:style-name="T6"> </text:span><text:span text:style-name="T5">a</text:span><text:span text:style-name="T6"> </text:span><text:span text:style-name="T5">los</text:span><text:span text:style-name="T6"> </text:span><text:span text:style-name="T5">objetos</text:span><text:span text:style-name="T6"> </text:span><text:span text:style-name="T5">que</text:span><text:span text:style-name="T6"> </text:span><text:span text:style-name="T5">poseen</text:span><text:span text:style-name="T6"> </text:span><text:span text:style-name="T5">piezas</text:span><text:span text:style-name="T6"> </text:span><text:span text:style-name="T5">desmontables.</text:span><text:span text:style-name="T6"> </text:span><text:span text:style-name="T5">Pero</text:span><text:span text:style-name="T6"> </text:span><text:span text:style-name="T5">esto</text:span><text:span text:style-name="T6"> </text:span><text:span text:style-name="T5">es</text:span><text:span text:style-name="T6"> </text:span><text:span text:style-name="T5">descrito</text:span><text:span text:style-name="T6"> </text:span><text:span text:style-name="T5">propiamente</text:span><text:span text:style-name="T6"> </text:span><text:span text:style-name="T5">como</text:span><text:span text:style-name="T6"> </text:span><text:span text:style-name="T5">dependencia</text:span><text:span text:style-name="T6"> </text:span><text:span text:style-name="T5">de</text:span><text:span text:style-name="T6"> </text:span><text:span text:style-name="T5">contexto</text:span><text:span text:style-name="T6"> </text:span><text:span text:style-name="T5">en</text:span><text:span text:style-name="T6"> </text:span><text:span text:style-name="T5">lugar</text:span><text:span text:style-name="T6"> </text:span><text:span text:style-name="T5">de</text:span><text:span text:style-name="T6"> </text:span><text:span text:style-name="T5">indeterminación.</text:span><text:span text:style-name="T6"> </text:span><text:span text:style-name="T5">La</text:span><text:span text:style-name="T6"> </text:span><text:span text:style-name="T5">aparición</text:span><text:span text:style-name="T6"> </text:span><text:span text:style-name="T5">de</text:span><text:span text:style-name="T6"> </text:span><text:span text:style-name="T5">la</text:span><text:span text:style-name="T6"> </text:span><text:span text:style-name="T5">indeterminación</text:span><text:span text:style-name="T6"> </text:span><text:span text:style-name="T5">se</text:span><text:span text:style-name="T6"> </text:span><text:span text:style-name="T5">produce</text:span><text:span text:style-name="T6"> </text:span><text:span text:style-name="T5">en</text:span><text:span text:style-name="T6"> </text:span><text:span text:style-name="T5">parte</text:span><text:span text:style-name="T6"> </text:span><text:span text:style-name="T5">porque,</text:span><text:span text:style-name="T6"> </text:span><text:span text:style-name="T5">cuando</text:span><text:span text:style-name="T6"> </text:span><text:span text:style-name="T5">se</text:span><text:span text:style-name="T6"> </text:span><text:span text:style-name="T5">nos</text:span><text:span text:style-name="T6"> </text:span><text:span text:style-name="T5">invita</text:span><text:span text:style-name="T6"> </text:span><text:span text:style-name="T5">a</text:span><text:span text:style-name="T6"> </text:span><text:span text:style-name="T5">imaginarnos</text:span><text:span text:style-name="T6"> </text:span><text:span text:style-name="T5">a</text:span><text:span text:style-name="T6"> </text:span><text:span text:style-name="T5">nosotros</text:span><text:span text:style-name="T6"> </text:span><text:span text:style-name="T5">mismos,</text:span><text:span text:style-name="T6"> </text:span><text:span text:style-name="T5">por</text:span><text:span text:style-name="T6"> </text:span><text:span text:style-name="T5">ejemplo,</text:span><text:span text:style-name="T6"> </text:span><text:span text:style-name="T5">contando</text:span><text:span text:style-name="T6"> </text:span><text:span text:style-name="T5">los</text:span><text:span text:style-name="T6"> </text:span><text:span text:style-name="T5">objetos</text:span><text:span text:style-name="T6"> </text:span><text:span text:style-name="T5">en</text:span><text:span text:style-name="T6"> </text:span><text:span text:style-name="T5">una</text:span><text:span text:style-name="T6"> </text:span><text:span text:style-name="T5">habitación,</text:span><text:span text:style-name="T6"> </text:span><text:span text:style-name="T5">no</text:span><text:span text:style-name="T6"> </text:span><text:span text:style-name="T5">es</text:span><text:span text:style-name="T6"> </text:span><text:span text:style-name="T5">suficiente</text:span><text:span text:style-name="T6"> </text:span><text:span text:style-name="T5">el</text:span><text:span text:style-name="T6"> </text:span><text:span text:style-name="T5">contexto</text:span><text:span text:style-name="T6"> </text:span><text:span text:style-name="T5">para</text:span><text:span text:style-name="T6"> </text:span><text:span text:style-name="T5">que</text:span><text:span text:style-name="T6"> </text:span><text:span text:style-name="T5">nosotros</text:span><text:span text:style-name="T6"> </text:span><text:span text:style-name="T5">podamos</text:span><text:span text:style-name="T6"> </text:span><text:span text:style-name="T5">saber</text:span><text:span text:style-name="T6"> </text:span><text:span text:style-name="T5">cómo</text:span><text:span text:style-name="T6"> </text:span><text:span text:style-name="T5">se</text:span><text:span text:style-name="T6"> </text:span><text:span text:style-name="T5">va</text:span><text:span text:style-name="T6"> </text:span><text:span text:style-name="T5">a</text:span><text:span text:style-name="T6"> </text:span><text:span text:style-name="T5">resolver</text:span><text:span text:style-name="T6"> </text:span><text:span text:style-name="T5">el</text:span><text:span text:style-name="T6"> </text:span><text:span text:style-name="T5">tema</text:span><text:span text:style-name="T6"> </text:span><text:span text:style-name="T5">de</text:span><text:span text:style-name="T6"> </text:span><text:span text:style-name="T5">partes-versus-todo.</text:span><text:span text:style-name="T6"> </text:span><text:span text:style-name="T5">Por</text:span><text:span text:style-name="T6"> </text:span><text:span text:style-name="T5">otra</text:span><text:span text:style-name="T6"> </text:span><text:span text:style-name="T5">parte,</text:span><text:span text:style-name="T6"> </text:span><text:span text:style-name="T5">una</text:span><text:span text:style-name="T6"> </text:span><text:span text:style-name="T5">forma</text:span><text:span text:style-name="T6"> </text:span><text:span text:style-name="T5">de</text:span><text:span text:style-name="T6"> </text:span><text:span text:style-name="T5">pensamiento</text:span><text:span text:style-name="T6"> </text:span><text:span text:style-name="T5">falaz</text:span><text:span text:style-name="T6"> </text:span><text:span text:style-name="T5">(lo</text:span><text:span text:style-name="T6"> </text:span><text:span text:style-name="T5">que</text:span><text:span text:style-name="T6"> </text:span><text:span text:style-name="T5">podríamos</text:span><text:span text:style-name="T6"> </text:span><text:span text:style-name="T5">llamar</text:span><text:span text:style-name="T6"> </text:span><text:span text:style-name="T5">la</text:span><text:span text:style-name="T6"> </text:span><text:span text:style-name="T5">falacia</text:span><text:span text:style-name="T6"> </text:span><text:span text:style-name="T5">de</text:span><text:span text:style-name="T6"> </text:span><text:span text:style-name="T5">la</text:span><text:span text:style-name="T6"> </text:span><text:span text:style-name="T5">resta)</text:span><text:span text:style-name="T6"> </text:span><text:span text:style-name="T5">aumenta</text:span><text:span text:style-name="T6"> </text:span><text:span text:style-name="T5">la</text:span><text:span text:style-name="T6"> </text:span><text:span text:style-name="T5">aparición</text:span><text:span text:style-name="T6"> </text:span><text:span text:style-name="T5">de</text:span><text:span text:style-name="T6"> </text:span><text:span text:style-name="T5">la</text:span><text:span text:style-name="T6"> </text:span><text:span text:style-name="T5">indeterminación.</text:span><text:span text:style-name="T6"> </text:span><text:span text:style-name="T5">Algunos</text:span><text:span text:style-name="T6"> </text:span><text:span text:style-name="T5">objetos</text:span><text:span text:style-name="T6"> </text:span><text:span text:style-name="T5">son</text:span><text:span text:style-name="T6"> </text:span><text:span text:style-name="T5">tales</text:span><text:span text:style-name="T6"> </text:span><text:span text:style-name="T5">que</text:span><text:span text:style-name="T6"> </text:span><text:span text:style-name="T5">es</text:span><text:span text:style-name="T6"> </text:span><text:span text:style-name="T5">evidente</text:span><text:span text:style-name="T6"> </text:span><text:span text:style-name="T5">que,</text:span><text:span text:style-name="T6"> </text:span><text:span text:style-name="T5">si</text:span><text:span text:style-name="T6"> </text:span><text:span text:style-name="T5">una</text:span><text:span text:style-name="T6"> </text:span><text:span text:style-name="T5">parte</text:span><text:span text:style-name="T6"> </text:span><text:span text:style-name="T5">de</text:span><text:span text:style-name="T6"> </text:span><text:span text:style-name="T5">ellos</text:span><text:span text:style-name="T6"> </text:span><text:span text:style-name="T5">se</text:span><text:span text:style-name="T6"> </text:span><text:span text:style-name="T5">retira,</text:span><text:span text:style-name="T6"> </text:span><text:span text:style-name="T5">aún</text:span><text:span text:style-name="T6"> </text:span><text:span text:style-name="T5">se</text:span><text:span text:style-name="T6"> </text:span><text:span text:style-name="T5">quedará</text:span><text:span text:style-name="T6"> </text:span><text:span text:style-name="T5">con</text:span><text:span text:style-name="T6"> </text:span><text:span text:style-name="T5">un</text:span><text:span text:style-name="T6"> </text:span><text:span text:style-name="T5">objeto.</text:span><text:span text:style-name="T6"> </text:span><text:span text:style-name="T5">Así,</text:span><text:span text:style-name="T6"> </text:span><text:span text:style-name="T5">por</text:span><text:span text:style-name="T6"> </text:span><text:span text:style-name="T5">ejemplo,</text:span><text:span text:style-name="T6"> </text:span><text:span text:style-name="T5">si</text:span><text:span text:style-name="T6"> </text:span><text:span text:style-name="T5">quito</text:span><text:span text:style-name="T6"> </text:span><text:span text:style-name="T5">la</text:span><text:span text:style-name="T6"> </text:span><text:span text:style-name="T5">pintura</text:span><text:span text:style-name="T6"> </text:span><text:span text:style-name="T5">de</text:span><text:span text:style-name="T6"> </text:span><text:span text:style-name="T5">su</text:span><text:span text:style-name="T6"> </text:span><text:span text:style-name="T5">marco,</text:span><text:span text:style-name="T6"> </text:span><text:span text:style-name="T5">yo</text:span><text:span text:style-name="T6"> </text:span><text:span text:style-name="T5">me</text:span><text:span text:style-name="T6"> </text:span><text:span text:style-name="T5">quedo</text:span><text:span text:style-name="T6"> </text:span><text:span text:style-name="T5">con</text:span><text:span text:style-name="T6"> </text:span><text:span text:style-name="T5">el</text:span><text:span text:style-name="T6"> </text:span><text:span text:style-name="T5">marco,</text:span><text:span text:style-name="T6"> </text:span><text:span text:style-name="T5">que</text:span><text:span text:style-name="T6"> </text:span><text:span text:style-name="T5">es,</text:span><text:span text:style-name="T6"> </text:span><text:span text:style-name="T5">por</text:span><text:span text:style-name="T6"> </text:span><text:span text:style-name="T5">supuesto,</text:span><text:span text:style-name="T6"> </text:span><text:span text:style-name="T5">un</text:span><text:span text:style-name="T6"> </text:span><text:span text:style-name="T5">objeto.</text:span><text:span text:style-name="T6"> </text:span><text:span text:style-name="T5">Sería</text:span><text:span text:style-name="T6"> </text:span><text:span text:style-name="T5">un</text:span><text:span text:style-name="T6"> </text:span><text:span text:style-name="T5">error</text:span><text:span text:style-name="T6"> </text:span><text:span text:style-name="T5">concluir</text:span><text:span text:style-name="T6"> </text:span><text:span text:style-name="T5">de</text:span><text:span text:style-name="T6"> </text:span><text:span text:style-name="T5">esto</text:span><text:span text:style-name="T6"> </text:span><text:span text:style-name="T5">que</text:span><text:span text:style-name="T6"> </text:span><text:span text:style-name="T5">es</text:span><text:span text:style-name="T6"> </text:span><text:span text:style-name="T5">lógico</text:span><text:span text:style-name="T6"> </text:span><text:span text:style-name="T5">suponer</text:span><text:span text:style-name="T6"> </text:span><text:span text:style-name="T5">que</text:span><text:span text:style-name="T6"> </text:span><text:span text:style-name="T5">hay</text:span><text:span text:style-name="T6"> </text:span><text:span text:style-name="T5">dos</text:span><text:span text:style-name="T6"> </text:span><text:span text:style-name="T5">objetos</text:span><text:span text:style-name="T6"> </text:span><text:span text:style-name="T5">que</text:span><text:span text:style-name="T6"> </text:span><text:span text:style-name="T5">ocupan</text:span><text:span text:style-name="T6"> </text:span><text:span text:style-name="T5">el</text:span><text:span text:style-name="T6"> </text:span><text:span text:style-name="T5">mismo</text:span><text:span text:style-name="T6"> </text:span><text:span text:style-name="T5">espacio</text:span><text:span text:style-name="T6"> </text:span><text:span text:style-name="T5">en</text:span><text:span text:style-name="T6"> </text:span><text:span text:style-name="T5">la</text:span><text:span text:style-name="T6"> </text:span><text:span text:style-name="T5">pared</text:span><text:span text:style-name="T6"> </text:span><text:span text:style-name="T5">donde</text:span><text:span text:style-name="T6"> </text:span><text:span text:style-name="T5">usualmente</text:span><text:span text:style-name="T6"> </text:span><text:span text:style-name="T5">estaba</text:span><text:span text:style-name="T6"> </text:span><text:span text:style-name="T5">la</text:span><text:span text:style-name="T6"> </text:span><text:span text:style-name="T5">pintura</text:span><text:span text:style-name="T6"> </text:span><text:span text:style-name="T5">enmarcada.</text:span><text:span text:style-name="T3">2</text:span><text:span text:style-name="T6"> </text:span><text:span text:style-name="T5">En</text:span><text:span text:style-name="T6"> </text:span><text:span text:style-name="T5">la</text:span><text:span text:style-name="T6"> </text:span><text:span text:style-name="T5">mayoría</text:span><text:span text:style-name="T6"> </text:span><text:span text:style-name="T5">de</text:span><text:span text:style-name="T6"> </text:span><text:span text:style-name="T5">los</text:span><text:span text:style-name="T6"> </text:span><text:span text:style-name="T5">contextos</text:span><text:span text:style-name="T6"> </text:span><text:span text:style-name="T5">sería</text:span><text:span text:style-name="T6"> </text:span><text:span text:style-name="T5">más</text:span><text:span text:style-name="T6"> </text:span><text:span text:style-name="T5">apropiado</text:span><text:span text:style-name="T6"> </text:span><text:span text:style-name="T5">pensar</text:span><text:span text:style-name="T6"> </text:span><text:span text:style-name="T5">en</text:span><text:span text:style-name="T6"> </text:span><text:span text:style-name="T5">la</text:span><text:span text:style-name="T6"> </text:span><text:span text:style-name="T5">existencia</text:span><text:span text:style-name="T6"> </text:span><text:span text:style-name="T5">de</text:span><text:span text:style-name="T6"> </text:span><text:span text:style-name="T5">un</text:span><text:span text:style-name="T6"> </text:span><text:span text:style-name="T5">objeto</text:span><text:span text:style-name="T6"> </text:span><text:span text:style-name="T5">que</text:span><text:span text:style-name="T6"> </text:span><text:span text:style-name="T5">podría</text:span><text:span text:style-name="T6"> </text:span><text:span text:style-name="T5">romperse</text:span><text:span text:style-name="T6"> </text:span><text:span text:style-name="T5">en</text:span><text:span text:style-name="T6"> </text:span><text:span text:style-name="T5">dos</text:span><text:span text:style-name="T6"> </text:span><text:span text:style-name="T5">partes,</text:span><text:span text:style-name="T6"> </text:span><text:span text:style-name="T5">cada</text:span><text:span text:style-name="T6"> </text:span><text:span text:style-name="T5">una</text:span><text:span text:style-name="T6"> </text:span><text:span text:style-name="T5">de</text:span><text:span text:style-name="T6"> </text:span><text:span text:style-name="T5">ellas</text:span><text:span text:style-name="T6"> </text:span><text:span text:style-name="T5">podría,</text:span><text:span text:style-name="T6"> </text:span><text:span text:style-name="T5">en</text:span><text:span text:style-name="T6"> </text:span><text:span text:style-name="T5">ciertas</text:span><text:span text:style-name="T6"> </text:span><text:span text:style-name="T5">circunstancias</text:span><text:span text:style-name="T6"> </text:span><text:span text:style-name="T5">bien</text:span><text:span text:style-name="T6"> </text:span><text:span text:style-name="T5">ser</text:span><text:span text:style-name="T6"> </text:span><text:span text:style-name="T5">considerado</text:span><text:span text:style-name="T6"> </text:span><text:span text:style-name="T5">un</text:span><text:span text:style-name="T6"> </text:span><text:span text:style-name="T5">objeto</text:span><text:span text:style-name="T6"> </text:span><text:span text:style-name="T5">(aunque</text:span><text:span text:style-name="T6"> </text:span><text:span text:style-name="T5">no</text:span><text:span text:style-name="T6"> </text:span><text:span text:style-name="T5">sería</text:span><text:span text:style-name="T6"> </text:span><text:span text:style-name="T5">idéntico</text:span><text:span text:style-name="T6"> </text:span><text:span text:style-name="T5">a</text:span><text:span text:style-name="T6"> </text:span><text:span text:style-name="T5">la</text:span><text:span text:style-name="T6"> </text:span><text:span text:style-name="T5">del</text:span><text:span text:style-name="T6"> </text:span><text:span text:style-name="T5">objeto</text:span><text:span text:style-name="T6"> </text:span><text:span text:style-name="T5">original).</text:span><text:span text:style-name="T6"> </text:span><text:span text:style-name="T5">Pero,</text:span><text:span text:style-name="T6"> </text:span><text:span text:style-name="T5">por</text:span><text:span text:style-name="T6"> </text:span><text:span text:style-name="T5">supuesto,</text:span><text:span text:style-name="T6"> </text:span><text:span text:style-name="T5">si</text:span><text:span text:style-name="T6"> </text:span><text:span text:style-name="T5">uno</text:span><text:span text:style-name="T6"> </text:span><text:span text:style-name="T5">puede</text:span><text:span text:style-name="T6"> </text:span><text:span text:style-name="T5">pensar</text:span><text:span text:style-name="T6"> </text:span><text:span text:style-name="T5">que</text:span><text:span text:style-name="T6"> </text:span><text:span text:style-name="T5">la</text:span><text:span text:style-name="T6"> </text:span><text:span text:style-name="T5">pintura</text:span><text:span text:style-name="T6"> </text:span><text:span text:style-name="T5">enmarcada</text:span><text:span text:style-name="T6"> </text:span><text:span text:style-name="T5">podría</text:span><text:span text:style-name="T6"> </text:span><text:span text:style-name="T5">contar</text:span><text:span text:style-name="T6"> </text:span><text:span text:style-name="T5">como</text:span><text:span text:style-name="T6"> </text:span><text:span text:style-name="T5">dos</text:span><text:span text:style-name="T6"> </text:span><text:span text:style-name="T5">objetos,</text:span><text:span text:style-name="T6"> </text:span><text:span text:style-name="T5">entonces</text:span><text:span text:style-name="T6"> </text:span><text:span text:style-name="T5">sería</text:span><text:span text:style-name="T6"> </text:span><text:span text:style-name="T5">mucho</text:span><text:span text:style-name="T6"> </text:span><text:span text:style-name="T5">más</text:span><text:span text:style-name="T6"> </text:span><text:span text:style-name="T5">fácil</text:span><text:span text:style-name="T6"> </text:span><text:span text:style-name="T5">pensar</text:span><text:span text:style-name="T6"> </text:span><text:span text:style-name="T5">que</text:span><text:span text:style-name="T6"> </text:span><text:span text:style-name="T5">no</text:span><text:span text:style-name="T6"> </text:span><text:span text:style-name="T5">habría</text:span><text:span text:style-name="T6"> </text:span><text:span text:style-name="T5">indeterminación</text:span><text:span text:style-name="T6"> </text:span><text:span text:style-name="T5">inevitable</text:span><text:span text:style-name="T6"> </text:span><text:span text:style-name="T5">cuando</text:span><text:span text:style-name="T6"> </text:span><text:span text:style-name="T5">uno</text:span><text:span text:style-name="T6"> </text:span><text:span text:style-name="T5">se</text:span><text:span text:style-name="T6"> </text:span><text:span text:style-name="T5">pone</text:span><text:span text:style-name="T6"> </text:span><text:span text:style-name="T5">a</text:span><text:span text:style-name="T6"> </text:span><text:span text:style-name="T5">contar</text:span><text:span text:style-name="T6"> </text:span><text:span text:style-name="T5">el</text:span><text:span text:style-name="T6"> </text:span><text:span text:style-name="T5">número</text:span><text:span text:style-name="T6"> </text:span><text:span text:style-name="T5">de</text:span><text:span text:style-name="T6"> </text:span><text:span text:style-name="T5">objetos</text:span><text:span text:style-name="T6"> </text:span><text:span text:style-name="T5">en</text:span><text:span text:style-name="T6"> </text:span><text:span text:style-name="T5">una</text:span><text:span text:style-name="T6"> </text:span><text:span text:style-name="T5">habitación.</text:span></text:p>
      <text:p text:style-name="P6"><text:soft-page-break/><text:span text:style-name="T5">Uno</text:span><text:span text:style-name="T6"> </text:span><text:span text:style-name="T5">esperaría,</text:span><text:span text:style-name="T6"> </text:span><text:span text:style-name="T5">entonces,</text:span><text:span text:style-name="T6"> </text:span><text:span text:style-name="T5">que</text:span><text:span text:style-name="T6"> </text:span><text:span text:style-name="T5">al</text:span><text:span text:style-name="T6"> </text:span><text:span text:style-name="T5">igual</text:span><text:span text:style-name="T6"> </text:span><text:span text:style-name="T5">que</text:span><text:span text:style-name="T6"> </text:span><text:span text:style-name="T5">el</text:span><text:span text:style-name="T6"> </text:span><text:span text:style-name="T5">concepto</text:span><text:span text:style-name="T6"> </text:span><text:span text:style-name="T5">de</text:span><text:span text:style-name="T6"> </text:span><text:span text:style-name="T7">objeto</text:span><text:span text:style-name="T6"> </text:span><text:span text:style-name="T5">puede</text:span><text:span text:style-name="T6"> </text:span><text:span text:style-name="T5">funcionar</text:span><text:span text:style-name="T6"> </text:span><text:span text:style-name="T5">en</text:span><text:span text:style-name="T6"> </text:span><text:span text:style-name="T5">muchos</text:span><text:span text:style-name="T6"> </text:span><text:span text:style-name="T5">casos</text:span><text:span text:style-name="T6"> </text:span><text:span text:style-name="T5">como</text:span><text:span text:style-name="T6"> </text:span><text:span text:style-name="T5">un</text:span><text:span text:style-name="T6"> </text:span><text:span text:style-name="T5">concepto</text:span><text:span text:style-name="T6"> </text:span><text:span text:style-name="T5">sortal</text:span><text:span text:style-name="T6"> </text:span><text:span text:style-name="T5">que</text:span><text:span text:style-name="T6"> </text:span><text:span text:style-name="T5">permite</text:span><text:span text:style-name="T6"> </text:span><text:span text:style-name="T5">la</text:span><text:span text:style-name="T6"> </text:span><text:span text:style-name="T5">individualización</text:span><text:span text:style-name="T6"> </text:span><text:span text:style-name="T5">y</text:span><text:span text:style-name="T6"> </text:span><text:span text:style-name="T5">la</text:span><text:span text:style-name="T6"> </text:span><text:span text:style-name="T5">recuenta,</text:span><text:span text:style-name="T6"> </text:span><text:span text:style-name="T5">también</text:span><text:span text:style-name="T6"> </text:span><text:span text:style-name="T5">lo</text:span><text:span text:style-name="T6"> </text:span><text:span text:style-name="T5">puede</text:span><text:span text:style-name="T6"> </text:span><text:span text:style-name="T5">el</text:span><text:span text:style-name="T6"> </text:span><text:span text:style-name="T5">análogo</text:span><text:span text:style-name="T6"> </text:span><text:span text:style-name="T5">no</text:span><text:span text:style-name="T6"> </text:span><text:span text:style-name="T5">lingüísticos</text:span><text:span text:style-name="T6"> </text:span><text:span text:style-name="T5">del</text:span><text:span text:style-name="T6"> </text:span><text:span text:style-name="T5">concepto</text:span><text:span text:style-name="T6"> </text:span><text:span text:style-name="T5">del</text:span><text:span text:style-name="T6"> </text:span><text:span text:style-name="T5">objeto</text:span><text:span text:style-name="T6"> </text:span><text:span text:style-name="T5">(es</text:span><text:span text:style-name="T6"> </text:span><text:span text:style-name="T5">decir,</text:span><text:span text:style-name="T6"> </text:span><text:span text:style-name="T5">la</text:span><text:span text:style-name="T6"> </text:span><text:span text:style-name="T5">ontología</text:span><text:span text:style-name="T6"> </text:span><text:span text:style-name="T5">implícita</text:span><text:span text:style-name="T6"> </text:span><text:span text:style-name="T5">determinada</text:span><text:span text:style-name="T6"> </text:span><text:span text:style-name="T5">por</text:span><text:span text:style-name="T6"> </text:span><text:span text:style-name="T5">el</text:span><text:span text:style-name="T6"> </text:span><text:span text:style-name="T5">rango</text:span><text:span text:style-name="T6"> </text:span><text:span text:style-name="T5">de</text:span><text:span text:style-name="T6"> </text:span><text:span text:style-name="T5">las</text:span><text:span text:style-name="T6"> </text:span><text:span text:style-name="T5">propiedades</text:span><text:span text:style-name="T6"> </text:span><text:span text:style-name="T5">de</text:span><text:span text:style-name="T6"> </text:span><text:span text:style-name="T5">objeto</text:span><text:span text:style-name="T6"> </text:span><text:span text:style-name="T5">a</text:span><text:span text:style-name="T6"> </text:span><text:span text:style-name="T5">las</text:span><text:span text:style-name="T6"> </text:span><text:span text:style-name="T5">que</text:span><text:span text:style-name="T6"> </text:span><text:span text:style-name="T5">una</text:span><text:span text:style-name="T6"> </text:span><text:span text:style-name="T5">criatura</text:span><text:span text:style-name="T6"> </text:span><text:span text:style-name="T5">es</text:span><text:span text:style-name="T6"> </text:span><text:span text:style-name="T5">perceptualmente</text:span><text:span text:style-name="T6"> </text:span><text:span text:style-name="T5">sensible).</text:span><text:span text:style-name="T6"> </text:span><text:span text:style-name="T5">Sin</text:span><text:span text:style-name="T6"> </text:span><text:span text:style-name="T5">embargo,</text:span><text:span text:style-name="T6"> </text:span><text:span text:style-name="T5">la</text:span><text:span text:style-name="T6"> </text:span><text:span text:style-name="T5">sensibilidad</text:span><text:span text:style-name="T6"> </text:span><text:span text:style-name="T5">perceptiva</text:span><text:span text:style-name="T6"> </text:span><text:span text:style-name="T5">para</text:span><text:span text:style-name="T6"> </text:span><text:span text:style-name="T5">un</text:span><text:span text:style-name="T6"> </text:span><text:span text:style-name="T5">determinado</text:span><text:span text:style-name="T6"> </text:span><text:span text:style-name="T5">rango</text:span><text:span text:style-name="T6"> </text:span><text:span text:style-name="T5">de</text:span><text:span text:style-name="T6"> </text:span><text:span text:style-name="T5">propiedades</text:span><text:span text:style-name="T6"> </text:span><text:span text:style-name="T5">de</text:span><text:span text:style-name="T6"> </text:span><text:span text:style-name="T5">objeto</text:span><text:span text:style-name="T6"> </text:span><text:span text:style-name="T5">no</text:span><text:span text:style-name="T6"> </text:span><text:span text:style-name="T5">es</text:span><text:span text:style-name="T6"> </text:span><text:span text:style-name="T5">suficiente</text:span><text:span text:style-name="T6"> </text:span><text:span text:style-name="T5">para</text:span><text:span text:style-name="T6"> </text:span><text:span text:style-name="T5">explicar</text:span><text:span text:style-name="T6"> </text:span><text:span text:style-name="T5">la</text:span><text:span text:style-name="T6"> </text:span><text:span text:style-name="T5">forma</text:span><text:span text:style-name="T6"> </text:span><text:span text:style-name="T5">particular</text:span><text:span text:style-name="T6"> </text:span><text:span text:style-name="T5">en</text:span><text:span text:style-name="T6"> </text:span><text:span text:style-name="T5">que</text:span><text:span text:style-name="T6"> </text:span><text:span text:style-name="T5">se</text:span><text:span text:style-name="T6"> </text:span><text:span text:style-name="T5">aprehende</text:span><text:span text:style-name="T6"> </text:span><text:span text:style-name="T5">un</text:span><text:span text:style-name="T6"> </text:span><text:span text:style-name="T5">objeto</text:span><text:span text:style-name="T6"> </text:span><text:span text:style-name="T5">por</text:span><text:span text:style-name="T6"> </text:span><text:span text:style-name="T5">una</text:span><text:span text:style-name="T6"> </text:span><text:span text:style-name="T5">criatura.</text:span><text:span text:style-name="T6"> </text:span><text:span text:style-name="T5">La</text:span><text:span text:style-name="T6"> </text:span><text:span text:style-name="T5">forma</text:span><text:span text:style-name="T6"> </text:span><text:span text:style-name="T5">más</text:span><text:span text:style-name="T6"> </text:span><text:span text:style-name="T5">primitiva</text:span><text:span text:style-name="T6"> </text:span><text:span text:style-name="T5">de</text:span><text:span text:style-name="T6"> </text:span><text:span text:style-name="T5">la</text:span><text:span text:style-name="T6"> </text:span><text:span text:style-name="T5">clasificación</text:span><text:span text:style-name="T6"> </text:span><text:span text:style-name="T5">se</text:span><text:span text:style-name="T6"> </text:span><text:span text:style-name="T5">basa</text:span><text:span text:style-name="T6"> </text:span><text:span text:style-name="T5">en</text:span><text:span text:style-name="T6"> </text:span><text:span text:style-name="T5">la</text:span><text:span text:style-name="T6"> </text:span><text:span text:style-name="T5">similitud</text:span><text:span text:style-name="T6"> </text:span><text:span text:style-name="T5">percibida.</text:span><text:span text:style-name="T6"> </text:span><text:span text:style-name="T5">Ver</text:span><text:span text:style-name="T6"> </text:span><text:span text:style-name="T5">un</text:span><text:span text:style-name="T6"> </text:span><text:span text:style-name="T5">objeto</text:span><text:span text:style-name="T6"> </text:span><text:span text:style-name="T5">de</text:span><text:span text:style-name="T6"> </text:span><text:span text:style-name="T5">una</text:span><text:span text:style-name="T6"> </text:span><text:span text:style-name="T5">determinada</text:span><text:span text:style-name="T6"> </text:span><text:span text:style-name="T5">manera</text:span><text:span text:style-name="T6"> </text:span><text:span text:style-name="T5">(en</text:span><text:span text:style-name="T6"> </text:span><text:span text:style-name="T5">un</text:span><text:span text:style-name="T6"> </text:span><text:span text:style-name="T5">modo</text:span><text:span text:style-name="T6"> </text:span><text:span text:style-name="T5">particular</text:span><text:span text:style-name="T6"> </text:span><text:span text:style-name="T5">de</text:span><text:span text:style-name="T6"> </text:span><text:span text:style-name="T5">presentación)</text:span><text:span text:style-name="T6"> </text:span><text:span text:style-name="T5">es</text:span><text:span text:style-name="T6"> </text:span><text:span text:style-name="T5">en</text:span><text:span text:style-name="T6"> </text:span><text:span text:style-name="T5">gran</text:span><text:span text:style-name="T6"> </text:span><text:span text:style-name="T5">parte</text:span><text:span text:style-name="T6"> </text:span><text:span text:style-name="T5">una</text:span><text:span text:style-name="T6"> </text:span><text:span text:style-name="T5">cuestión</text:span><text:span text:style-name="T6"> </text:span><text:span text:style-name="T5">de</text:span><text:span text:style-name="T6"> </text:span><text:span text:style-name="T5">ver</text:span><text:span text:style-name="T6"> </text:span><text:span text:style-name="T5">las</text:span><text:span text:style-name="T6"> </text:span><text:span text:style-name="T5">similitudes</text:span><text:span text:style-name="T6"> </text:span><text:span text:style-name="T5">entre</text:span><text:span text:style-name="T6"> </text:span><text:span text:style-name="T5">ella</text:span><text:span text:style-name="T6"> </text:span><text:span text:style-name="T5">y</text:span><text:span text:style-name="T6"> </text:span><text:span text:style-name="T5">otros</text:span><text:span text:style-name="T6"> </text:span><text:span text:style-name="T5">objetos.</text:span></text:p>
      <text:p text:style-name="P6"><text:span text:style-name="T5">Y</text:span><text:span text:style-name="T6"> </text:span><text:span text:style-name="T5">así,</text:span><text:span text:style-name="T6"> </text:span><text:span text:style-name="T5">por</text:span><text:span text:style-name="T6"> </text:span><text:span text:style-name="T5">una</text:span><text:span text:style-name="T6"> </text:span><text:span text:style-name="T5">criatura</text:span><text:span text:style-name="T6"> </text:span><text:span text:style-name="T5">para</text:span><text:span text:style-name="T6"> </text:span><text:span text:style-name="T5">aprehender</text:span><text:span text:style-name="T6"> </text:span><text:span text:style-name="T5">un</text:span><text:span text:style-name="T6"> </text:span><text:span text:style-name="T5">objeto</text:span><text:span text:style-name="T6"> </text:span><text:span text:style-name="T5">debajo</text:span><text:span text:style-name="T6"> </text:span><text:span text:style-name="T5">de</text:span><text:span text:style-name="T6"> </text:span><text:span text:style-name="T5">un</text:span><text:span text:style-name="T6"> </text:span><text:span text:style-name="T5">determinado</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s</text:span><text:span text:style-name="T6"> </text:span><text:span text:style-name="T5">tanto</text:span><text:span text:style-name="T6"> </text:span><text:span text:style-name="T5">una</text:span><text:span text:style-name="T6"> </text:span><text:span text:style-name="T5">cuestión</text:span><text:span text:style-name="T6"> </text:span><text:span text:style-name="T5">de</text:span><text:span text:style-name="T6"> </text:span><text:span text:style-name="T5">aprehender</text:span><text:span text:style-name="T6"> </text:span><text:span text:style-name="T5">lo</text:span><text:span text:style-name="T6"> </text:span><text:span text:style-name="T5">relativo</text:span><text:span text:style-name="T6"> </text:span><text:span text:style-name="T5">a</text:span><text:span text:style-name="T6"> </text:span><text:span text:style-name="T5">una</text:span><text:span text:style-name="T6"> </text:span><text:span text:style-name="T5">ontología</text:span><text:span text:style-name="T6"> </text:span><text:span text:style-name="T5">particular</text:span><text:span text:style-name="T6"> </text:span><text:span text:style-name="T5">(según</text:span><text:span text:style-name="T6"> </text:span><text:span text:style-name="T5">lo</text:span><text:span text:style-name="T6"> </text:span><text:span text:style-name="T5">determinado</text:span><text:span text:style-name="T6"> </text:span><text:span text:style-name="T5">por</text:span><text:span text:style-name="T6"> </text:span><text:span text:style-name="T5">los</text:span><text:span text:style-name="T6"> </text:span><text:span text:style-name="T5">procesos</text:span><text:span text:style-name="T6"> </text:span><text:span text:style-name="T5">básicos</text:span><text:span text:style-name="T6"> </text:span><text:span text:style-name="T5">de</text:span><text:span text:style-name="T6"> </text:span><text:span text:style-name="T5">la</text:span><text:span text:style-name="T6"> </text:span><text:span text:style-name="T5">cosificación</text:span><text:span text:style-name="T6"> </text:span><text:span text:style-name="T5">y</text:span><text:span text:style-name="T6"> </text:span><text:span text:style-name="T5">de</text:span><text:span text:style-name="T6"> </text:span><text:span text:style-name="T5">repartirse</text:span><text:span text:style-name="T6"> </text:span><text:span text:style-name="T5">el</text:span><text:span text:style-name="T6"> </text:span><text:span text:style-name="T5">ambiente</text:span><text:span text:style-name="T6"> </text:span><text:span text:style-name="T5">percibido</text:span><text:span text:style-name="T6"> </text:span><text:span text:style-name="T5">en</text:span><text:span text:style-name="T6"> </text:span><text:span text:style-name="T5">unidades</text:span><text:span text:style-name="T6"> </text:span><text:span text:style-name="T5">discretas</text:span><text:span text:style-name="T6"> </text:span><text:span text:style-name="T5">obedeciendo</text:span><text:span text:style-name="T6"> </text:span><text:span text:style-name="T5">a</text:span><text:span text:style-name="T6"> </text:span><text:span text:style-name="T5">ciertos</text:span><text:span text:style-name="T6"> </text:span><text:span text:style-name="T5">grupos</text:span><text:span text:style-name="T6"> </text:span><text:span text:style-name="T5">de</text:span><text:span text:style-name="T6"> </text:span><text:span text:style-name="T5">principios</text:span><text:span text:style-name="T6"> </text:span><text:span text:style-name="T5">físicos</text:span><text:span text:style-name="T6"> </text:span><text:span text:style-name="T5">de</text:span><text:span text:style-name="T6"> </text:span><text:span text:style-name="T5">alto</text:span><text:span text:style-name="T6"> </text:span><text:span text:style-name="T5">nivel)</text:span><text:span text:style-name="T6"> </text:span><text:span text:style-name="T5">y</text:span><text:span text:style-name="T6"> </text:span><text:span text:style-name="T5">una</text:span><text:span text:style-name="T6"> </text:span><text:span text:style-name="T5">cuestión</text:span><text:span text:style-name="T6"> </text:span><text:span text:style-name="T5">de</text:span><text:span text:style-name="T6"> </text:span><text:span text:style-name="T5">percibir</text:span><text:span text:style-name="T6"> </text:span><text:span text:style-name="T5">similitudes</text:span><text:span text:style-name="T6"> </text:span><text:span text:style-name="T5">entre</text:span><text:span text:style-name="T6"> </text:span><text:span text:style-name="T5">ese</text:span><text:span text:style-name="T6"> </text:span><text:span text:style-name="T5">objeto</text:span><text:span text:style-name="T6"> </text:span><text:span text:style-name="T5">y</text:span><text:span text:style-name="T6"> </text:span><text:span text:style-name="T5">otros</text:span><text:span text:style-name="T6"> </text:span><text:span text:style-name="T5">objetos.</text:span></text:p>
      <text:p text:style-name="P6"><text:span text:style-name="T6"><text:s text:c="5"/></text:span><text:span text:style-name="T5">La</text:span><text:span text:style-name="T6"> </text:span><text:span text:style-name="T5">noción</text:span><text:span text:style-name="T6"> </text:span><text:span text:style-name="T5">de</text:span><text:span text:style-name="T6"> </text:span><text:span text:style-name="T5">similitud</text:span><text:span text:style-name="T6"> </text:span><text:span text:style-name="T5">percibida</text:span><text:span text:style-name="T6"> </text:span><text:span text:style-name="T5">se</text:span><text:span text:style-name="T6"> </text:span><text:span text:style-name="T5">entiende</text:span><text:span text:style-name="T6"> </text:span><text:span text:style-name="T5">aquí</text:span><text:span text:style-name="T6"> </text:span><text:span text:style-name="T5">en</text:span><text:span text:style-name="T6"> </text:span><text:span text:style-name="T5">un</text:span><text:span text:style-name="T6"> </text:span><text:span text:style-name="T5">sentido</text:span><text:span text:style-name="T6"> </text:span><text:span text:style-name="T5">amplio,</text:span><text:span text:style-name="T6"> </text:span><text:span text:style-name="T5">para</text:span><text:span text:style-name="T6"> </text:span><text:span text:style-name="T5">incluir</text:span><text:span text:style-name="T6"> </text:span><text:span text:style-name="T5">tanto</text:span><text:span text:style-name="T6"> </text:span><text:span text:style-name="T5">a</text:span><text:span text:style-name="T6"> </text:span><text:span text:style-name="T5">la</text:span><text:span text:style-name="T6"> </text:span><text:span text:style-name="T5">similitud</text:span><text:span text:style-name="T6"> </text:span><text:span text:style-name="T5">característica</text:span><text:span text:style-name="T6"> </text:span><text:span text:style-name="T5">y</text:span><text:span text:style-name="T6"> </text:span><text:span text:style-name="T5">a</text:span><text:span text:style-name="T6"> </text:span><text:span text:style-name="T5">las</text:span><text:span text:style-name="T6"> </text:span><text:span text:style-name="T5">similitudes</text:span><text:span text:style-name="T6"> </text:span><text:span text:style-name="T5">de</text:span><text:span text:style-name="T6"> </text:span><text:span text:style-name="T5">niveles</text:span><text:span text:style-name="T6"> </text:span><text:span text:style-name="T5">más</text:span><text:span text:style-name="T6"> </text:span><text:span text:style-name="T5">alto</text:span><text:span text:style-name="T6"> </text:span><text:span text:style-name="T5">de</text:span><text:span text:style-name="T6"> </text:span><text:span text:style-name="T5">los</text:span><text:span text:style-name="T6"> </text:span><text:span text:style-name="T5">tipos</text:span><text:span text:style-name="T6"> </text:span><text:span text:style-name="T5">que</text:span><text:span text:style-name="T6"> </text:span><text:span text:style-name="T5">mejor</text:span><text:span text:style-name="T6"> </text:span><text:span text:style-name="T5">pueden</text:span><text:span text:style-name="T6"> </text:span><text:span text:style-name="T5">ser</text:span><text:span text:style-name="T6"> </text:span><text:span text:style-name="T5">capturadas</text:span><text:span text:style-name="T6"> </text:span><text:span text:style-name="T5">a</text:span><text:span text:style-name="T6"> </text:span><text:span text:style-name="T5">través</text:span><text:span text:style-name="T6"> </text:span><text:span text:style-name="T5">de</text:span><text:span text:style-name="T6"> </text:span><text:span text:style-name="T5">los</text:span><text:span text:style-name="T6"> </text:span><text:span text:style-name="T5">conceptos</text:span><text:span text:style-name="T6"> </text:span><text:span text:style-name="T5">de</text:span><text:span text:style-name="T6"> </text:span><text:span text:style-name="T5">las</text:span><text:span text:style-name="T6"> </text:span><text:span text:style-name="T5">propiedades</text:span><text:span text:style-name="T6"> </text:span><text:span text:style-name="T5">instrumentales</text:span><text:span text:style-name="T6"> </text:span><text:span text:style-name="T5">y</text:span><text:span text:style-name="T6"> </text:span><text:span text:style-name="T5">de</text:span><text:span text:style-name="T6"> </text:span><text:span text:style-name="T8">affordances</text:span><text:span text:style-name="T6"> </text:span><text:span text:style-name="T5">(como</text:span><text:span text:style-name="T6"> </text:span><text:span text:style-name="T5">se</text:span><text:span text:style-name="T6"> </text:span><text:span text:style-name="T5">explica</text:span><text:span text:style-name="T6"> </text:span><text:span text:style-name="T5">en</text:span><text:span text:style-name="T6"> </text:span><text:span text:style-name="T5">el</text:span><text:span text:style-name="T6"> </text:span><text:span text:style-name="T5">capítulo</text:span><text:span text:style-name="T6"> </text:span><text:span text:style-name="T5">3.</text:span><text:span text:style-name="T6"> </text:span><text:span text:style-name="T5">Así,</text:span><text:span text:style-name="T6"> </text:span><text:span text:style-name="T5">por</text:span><text:span text:style-name="T6"> </text:span><text:span text:style-name="T5">ejemplo,</text:span><text:span text:style-name="T6"> </text:span><text:span text:style-name="T5">una</text:span><text:span text:style-name="T6"> </text:span><text:span text:style-name="T5">criatura</text:span><text:span text:style-name="T6"> </text:span><text:span text:style-name="T5">no</text:span><text:span text:style-name="T6"> </text:span><text:span text:style-name="T5">lingüística</text:span><text:span text:style-name="T6"> </text:span><text:span text:style-name="T5">podría</text:span><text:span text:style-name="T6"> </text:span><text:span text:style-name="T5">identificar</text:span><text:span text:style-name="T6"> </text:span><text:span text:style-name="T5">a</text:span><text:span text:style-name="T6"> </text:span><text:span text:style-name="T5">su</text:span><text:span text:style-name="T6"> </text:span><text:span text:style-name="T5">misma</text:span><text:span text:style-name="T6"> </text:span><text:span text:style-name="T5">especie</text:span><text:span text:style-name="T6"> </text:span><text:span text:style-name="T5">de,</text:span><text:span text:style-name="T6"> </text:span><text:span text:style-name="T5">en</text:span><text:span text:style-name="T6"> </text:span><text:span text:style-name="T5">términos</text:span><text:span text:style-name="T6"> </text:span><text:span text:style-name="T5">generales,</text:span><text:span text:style-name="T6"> </text:span><text:span text:style-name="T5">similitudes</text:span><text:span text:style-name="T6"> </text:span><text:span text:style-name="T5">características</text:span><text:span text:style-name="T6"> </text:span><text:span text:style-name="T5">-es</text:span><text:span text:style-name="T6"> </text:span><text:span text:style-name="T5">decir,</text:span><text:span text:style-name="T6"> </text:span><text:span text:style-name="T5">como</text:span><text:span text:style-name="T6"> </text:span><text:span text:style-name="T5">pertenecientes</text:span><text:span text:style-name="T6"> </text:span><text:span text:style-name="T5">a</text:span><text:span text:style-name="T6"> </text:span><text:span text:style-name="T5">una</text:span><text:span text:style-name="T6"> </text:span><text:span text:style-name="T5">clase</text:span><text:span text:style-name="T6"> </text:span><text:span text:style-name="T5">de</text:span><text:span text:style-name="T6"> </text:span><text:span text:style-name="T5">criaturas</text:span><text:span text:style-name="T6"> </text:span><text:span text:style-name="T5">que</text:span><text:span text:style-name="T6"> </text:span><text:span text:style-name="T5">comparten</text:span><text:span text:style-name="T6"> </text:span><text:span text:style-name="T5">un</text:span><text:span text:style-name="T6"> </text:span><text:span text:style-name="T5">conjunto</text:span><text:span text:style-name="T6"> </text:span><text:span text:style-name="T5">común</text:span><text:span text:style-name="T6"> </text:span><text:span text:style-name="T5">de</text:span><text:span text:style-name="T6"> </text:span><text:span text:style-name="T5">propiedades</text:span><text:span text:style-name="T6"> </text:span><text:span text:style-name="T5">físicas</text:span><text:span text:style-name="T6"> </text:span><text:span text:style-name="T5">inmediatamente</text:span><text:span text:style-name="T6"> </text:span><text:span text:style-name="T5">perceptible,</text:span><text:span text:style-name="T6"> </text:span><text:span text:style-name="T5">que</text:span><text:span text:style-name="T6"> </text:span><text:span text:style-name="T5">podrían</text:span><text:span text:style-name="T6"> </text:span><text:span text:style-name="T5">ser</text:span><text:span text:style-name="T6"> </text:span><text:span text:style-name="T5">detectables</text:span><text:span text:style-name="T6"> </text:span><text:span text:style-name="T5">en</text:span><text:span text:style-name="T6"> </text:span><text:span text:style-name="T5">una</text:span><text:span text:style-name="T6"> </text:span><text:span text:style-name="T5">amplia</text:span><text:span text:style-name="T6"> </text:span><text:span text:style-name="T5">gama</text:span><text:span text:style-name="T6"> </text:span><text:span text:style-name="T5">de</text:span><text:span text:style-name="T6"> </text:span><text:span text:style-name="T5">diferentes</text:span><text:span text:style-name="T6"> </text:span><text:span text:style-name="T5">modalidades.</text:span><text:span text:style-name="T6"> </text:span><text:span text:style-name="T5">Por</text:span><text:span text:style-name="T6"> </text:span><text:span text:style-name="T5">otro</text:span><text:span text:style-name="T6"> </text:span><text:span text:style-name="T5">lado</text:span><text:span text:style-name="T6"> </text:span><text:span text:style-name="T5">podría</text:span><text:span text:style-name="T6"> </text:span><text:span text:style-name="T5">ser</text:span><text:span text:style-name="T6"> </text:span><text:span text:style-name="T5">sensible</text:span><text:span text:style-name="T6"> </text:span><text:span text:style-name="T5">a</text:span><text:span text:style-name="T6"> </text:span><text:span text:style-name="T5">las</text:span><text:span text:style-name="T6"> </text:span><text:span text:style-name="T5">similitudes</text:span><text:span text:style-name="T6"> </text:span><text:span text:style-name="T5">que</text:span><text:span text:style-name="T6"> </text:span><text:span text:style-name="T5">se</text:span><text:span text:style-name="T6"> </text:span><text:span text:style-name="T5">oponen</text:span><text:span text:style-name="T6"> </text:span><text:span text:style-name="T5">a</text:span><text:span text:style-name="T6"> </text:span><text:span text:style-name="T5">tales</text:span><text:span text:style-name="T6"> </text:span><text:span text:style-name="T5">similitudes</text:span><text:span text:style-name="T6"> </text:span><text:span text:style-name="T5">características</text:span><text:span text:style-name="T6"> </text:span><text:span text:style-name="T5">inmediatamente</text:span><text:span text:style-name="T6"> </text:span><text:span text:style-name="T5">perceptibles.</text:span><text:span text:style-name="T6"> </text:span><text:span text:style-name="T5">Las</text:span><text:span text:style-name="T6"> </text:span><text:span text:style-name="T5">cosas</text:span><text:span text:style-name="T6"> </text:span><text:span text:style-name="T5">que</text:span><text:span text:style-name="T6"> </text:span><text:span text:style-name="T5">no</text:span><text:span text:style-name="T6"> </text:span><text:span text:style-name="T5">tienen</text:span><text:span text:style-name="T6"> </text:span><text:span text:style-name="T5">ninguna</text:span><text:span text:style-name="T6"> </text:span><text:span text:style-name="T5">o</text:span><text:span text:style-name="T6"> </text:span><text:span text:style-name="T5">muy</text:span><text:span text:style-name="T6"> </text:span><text:span text:style-name="T5">pocas</text:span><text:span text:style-name="T6"> </text:span><text:span text:style-name="T5">similitudes</text:span><text:span text:style-name="T6"> </text:span><text:span text:style-name="T5">características</text:span><text:span text:style-name="T6"> </text:span><text:span text:style-name="T5">inmediatamente</text:span><text:span text:style-name="T6"> </text:span><text:span text:style-name="T5">sobresalientes</text:span><text:span text:style-name="T6"> </text:span><text:span text:style-name="T5">pueden,</text:span><text:span text:style-name="T6"> </text:span><text:span text:style-name="T5">a</text:span><text:span text:style-name="T6"> </text:span><text:span text:style-name="T5">pesar</text:span><text:span text:style-name="T6"> </text:span><text:span text:style-name="T5">de</text:span><text:span text:style-name="T6"> </text:span><text:span text:style-name="T5">todo,</text:span><text:span text:style-name="T6"> </text:span><text:span text:style-name="T5">parecerse</text:span><text:span text:style-name="T6"> </text:span><text:span text:style-name="T5">entre</text:span><text:span text:style-name="T6"> </text:span><text:span text:style-name="T5">sí</text:span><text:span text:style-name="T6"> </text:span><text:span text:style-name="T5">en</text:span><text:span text:style-name="T6"> </text:span><text:span text:style-name="T5">relación</text:span><text:span text:style-name="T6"> </text:span><text:span text:style-name="T5">con</text:span><text:span text:style-name="T6"> </text:span><text:span text:style-name="T5">el</text:span><text:span text:style-name="T6"> </text:span><text:span text:style-name="T5">potencial</text:span><text:span text:style-name="T6"> </text:span><text:span text:style-name="T5">de</text:span><text:span text:style-name="T6"> </text:span><text:span text:style-name="T5">ser</text:span><text:span text:style-name="T6"> </text:span><text:span text:style-name="T5">presas</text:span><text:span text:style-name="T6"> </text:span><text:span text:style-name="T5">-o</text:span><text:span text:style-name="T6"> </text:span><text:span text:style-name="T5">depredadores</text:span><text:span text:style-name="T6"> </text:span><text:span text:style-name="T5">potenciales</text:span><text:span text:style-name="T6"> </text:span><text:span text:style-name="T5">en</text:span><text:span text:style-name="T6"> </text:span><text:span text:style-name="T5">cuestión.</text:span><text:span text:style-name="T6"> </text:span><text:span text:style-name="T5">Parte</text:span><text:span text:style-name="T6"> </text:span><text:span text:style-name="T5">de</text:span><text:span text:style-name="T6"> </text:span><text:span text:style-name="T5">lo</text:span><text:span text:style-name="T6"> </text:span><text:span text:style-name="T5">que</text:span><text:span text:style-name="T6"> </text:span><text:span text:style-name="T5">es</text:span><text:span text:style-name="T6"> </text:span><text:span text:style-name="T5">para</text:span><text:span text:style-name="T6"> </text:span><text:span text:style-name="T5">una</text:span><text:span text:style-name="T6"> </text:span><text:span text:style-name="T5">criatura</text:span><text:span text:style-name="T6"> </text:span><text:span text:style-name="T5">no</text:span><text:span text:style-name="T6"> </text:span><text:span text:style-name="T5">lingüística</text:span><text:span text:style-name="T6"> </text:span><text:span text:style-name="T5">de</text:span><text:span text:style-name="T6"> </text:span><text:span text:style-name="T5">aprehender</text:span><text:span text:style-name="T6"> </text:span><text:span text:style-name="T5">algo</text:span><text:span text:style-name="T6"> </text:span><text:span text:style-name="T5">como</text:span><text:span text:style-name="T6"> </text:span><text:span text:style-name="T5">un</text:span><text:span text:style-name="T6"> </text:span><text:span text:style-name="T5">depredador</text:span><text:span text:style-name="T6"> </text:span><text:span text:style-name="T5">(en</text:span><text:span text:style-name="T6"> </text:span><text:span text:style-name="T5">el</text:span><text:span text:style-name="T6"> </text:span><text:span text:style-name="T5">modo</text:span><text:span text:style-name="T6"> </text:span><text:span text:style-name="T5">de</text:span><text:span text:style-name="T6"> </text:span><text:span text:style-name="T5">depredador</text:span><text:span text:style-name="T6"> </text:span><text:span text:style-name="T5">de</text:span><text:span text:style-name="T6"> </text:span><text:span text:style-name="T5">la</text:span><text:span text:style-name="T6"> </text:span><text:span text:style-name="T5">presentación)</text:span><text:span text:style-name="T6"> </text:span><text:span text:style-name="T5">es</text:span><text:span text:style-name="T6"> </text:span><text:span text:style-name="T5">que</text:span><text:span text:style-name="T6"> </text:span><text:span text:style-name="T5">debe</text:span><text:span text:style-name="T6"> </text:span><text:span text:style-name="T5">ser</text:span><text:span text:style-name="T6"> </text:span><text:span text:style-name="T5">sensible</text:span><text:span text:style-name="T6"> </text:span><text:span text:style-name="T5">a</text:span><text:span text:style-name="T6"> </text:span><text:span text:style-name="T5">las</text:span><text:span text:style-name="T6"> </text:span><text:span text:style-name="T5">similitudes</text:span><text:span text:style-name="T6"> </text:span><text:span text:style-name="T5">entre</text:span><text:span text:style-name="T6"> </text:span><text:span text:style-name="T5">eso</text:span><text:span text:style-name="T6"> </text:span><text:span text:style-name="T5">y</text:span><text:span text:style-name="T6"> </text:span><text:span text:style-name="T5">otros</text:span><text:span text:style-name="T6"> </text:span><text:span text:style-name="T5">depredadores</text:span><text:span text:style-name="T6"> </text:span><text:span text:style-name="T5">potenciales,</text:span><text:span text:style-name="T6"> </text:span><text:span text:style-name="T5">similitudes</text:span><text:span text:style-name="T6"> </text:span><text:span text:style-name="T5">que</text:span><text:span text:style-name="T6"> </text:span><text:span text:style-name="T5">pueden</text:span><text:span text:style-name="T6"> </text:span><text:span text:style-name="T5">a</text:span><text:span text:style-name="T6"> </text:span><text:span text:style-name="T5">lo</text:span><text:span text:style-name="T6"> </text:span><text:span text:style-name="T5">sumo</text:span><text:span text:style-name="T6"> </text:span><text:span text:style-name="T5">ser</text:span><text:span text:style-name="T6"> </text:span><text:span text:style-name="T5">percibidas</text:span><text:span text:style-name="T6"> </text:span><text:span text:style-name="T5">mediatamente.</text:span><text:span text:style-name="T6"> </text:span><text:span text:style-name="T5">La</text:span><text:span text:style-name="T6"> </text:span><text:span text:style-name="T5">sensibilidad</text:span><text:span text:style-name="T6"> </text:span><text:span text:style-name="T5">a</text:span><text:span text:style-name="T6"> </text:span><text:span text:style-name="T5">estas</text:span><text:span text:style-name="T6"> </text:span><text:span text:style-name="T5">similitudes</text:span><text:span text:style-name="T6"> </text:span><text:span text:style-name="T5">mediatamente</text:span><text:span text:style-name="T6"> </text:span><text:span text:style-name="T5">perceptibles</text:span><text:span text:style-name="T6"> </text:span><text:span text:style-name="T5">se</text:span><text:span text:style-name="T6"> </text:span><text:span text:style-name="T5">manifiesta</text:span><text:span text:style-name="T6"> </text:span><text:span text:style-name="T5">en</text:span><text:span text:style-name="T6"> </text:span><text:span text:style-name="T5">la</text:span><text:span text:style-name="T6"> </text:span><text:span text:style-name="T5">similitud</text:span><text:span text:style-name="T6"> </text:span><text:span text:style-name="T5">de</text:span><text:span text:style-name="T6"> </text:span><text:span text:style-name="T5">la</text:span><text:span text:style-name="T6"> </text:span><text:soft-page-break/><text:span text:style-name="T5">respuesta</text:span><text:span text:style-name="T6"> </text:span><text:span text:style-name="T5">del</text:span><text:span text:style-name="T6"> </text:span><text:span text:style-name="T5">comportamiento,</text:span><text:span text:style-name="T6"> </text:span><text:span text:style-name="T5">a</text:span><text:span text:style-name="T6"> </text:span><text:span text:style-name="T5">fin</text:span><text:span text:style-name="T6"> </text:span><text:span text:style-name="T5">de</text:span><text:span text:style-name="T6"> </text:span><text:span text:style-name="T5">que</text:span><text:span text:style-name="T6"> </text:span><text:span text:style-name="T5">las</text:span><text:span text:style-name="T6"> </text:span><text:span text:style-name="T5">cosas</text:span><text:span text:style-name="T6"> </text:span><text:span text:style-name="T5">que</text:span><text:span text:style-name="T6"> </text:span><text:span text:style-name="T5">se</text:span><text:span text:style-name="T6"> </text:span><text:span text:style-name="T5">perciben</text:span><text:span text:style-name="T6"> </text:span><text:span text:style-name="T5">en</text:span><text:span text:style-name="T6"> </text:span><text:span text:style-name="T5">el</text:span><text:span text:style-name="T6"> </text:span><text:span text:style-name="T5">mismo</text:span><text:span text:style-name="T6"> </text:span><text:span text:style-name="T5">modo</text:span><text:span text:style-name="T6"> </text:span><text:span text:style-name="T5">de</text:span><text:span text:style-name="T6"> </text:span><text:span text:style-name="T5">presentación</text:span><text:span text:style-name="T6"> </text:span><text:span text:style-name="T5">obtengan</text:span><text:span text:style-name="T6"> </text:span><text:span text:style-name="T5">el</text:span><text:span text:style-name="T6"> </text:span><text:span text:style-name="T5">mismo</text:span><text:span text:style-name="T6"> </text:span><text:span text:style-name="T5">tipo</text:span><text:span text:style-name="T6"> </text:span><text:span text:style-name="T5">de</text:span><text:span text:style-name="T6"> </text:span><text:span text:style-name="T5">respuesta</text:span><text:span text:style-name="T6"> </text:span><text:span text:style-name="T5">(en</text:span><text:span text:style-name="T6"> </text:span><text:span text:style-name="T5">los</text:span><text:span text:style-name="T6"> </text:span><text:span text:style-name="T5">contextos</text:span><text:span text:style-name="T6"> </text:span><text:span text:style-name="T5">apropiados).</text:span><text:span text:style-name="T6"> </text:span><text:span text:style-name="T5">Y,</text:span><text:span text:style-name="T6"> </text:span><text:span text:style-name="T5">por</text:span><text:span text:style-name="T6"> </text:span><text:span text:style-name="T5">supuesto,</text:span><text:span text:style-name="T6"> </text:span><text:span text:style-name="T5">desde</text:span><text:span text:style-name="T6"> </text:span><text:span text:style-name="T5">la</text:span><text:span text:style-name="T6"> </text:span><text:span text:style-name="T5">perspectiva</text:span><text:span text:style-name="T6"> </text:span><text:span text:style-name="T5">de</text:span><text:span text:style-name="T6"> </text:span><text:span text:style-name="T5">tercera</text:span><text:span text:style-name="T6"> </text:span><text:span text:style-name="T5">persona</text:span><text:span text:style-name="T6"> </text:span><text:span text:style-name="T5">del</text:span><text:span text:style-name="T6"> </text:span><text:span text:style-name="T5">etólogo</text:span><text:span text:style-name="T6"> </text:span><text:span text:style-name="T5">o</text:span><text:span text:style-name="T6"> <text:s/></text:span><text:span text:style-name="T5">de</text:span><text:span text:style-name="T6"> </text:span><text:span text:style-name="T5">un</text:span><text:span text:style-name="T6"> </text:span><text:span text:style-name="T5">psicólogo</text:span><text:span text:style-name="T6"> </text:span><text:span text:style-name="T5">del</text:span><text:span text:style-name="T6"> </text:span><text:span text:style-name="T5">desarrollo,</text:span><text:span text:style-name="T6"> </text:span><text:span text:style-name="T5">la</text:span><text:span text:style-name="T6"> </text:span><text:span text:style-name="T5">similitud</text:span><text:span text:style-name="T6"> </text:span><text:span text:style-name="T5">de</text:span><text:span text:style-name="T6"> </text:span><text:span text:style-name="T5">la</text:span><text:span text:style-name="T6"> </text:span><text:span text:style-name="T5">respuesta</text:span><text:span text:style-name="T6"> </text:span><text:span text:style-name="T5">conductual</text:span><text:span text:style-name="T6"> </text:span><text:span text:style-name="T5">es</text:span><text:span text:style-name="T6"> </text:span><text:span text:style-name="T5">la</text:span><text:span text:style-name="T6"> </text:span><text:span text:style-name="T5">clave</text:span><text:span text:style-name="T6"> </text:span><text:span text:style-name="T5">principal</text:span><text:span text:style-name="T6"> </text:span><text:span text:style-name="T5">para</text:span><text:span text:style-name="T6"> </text:span><text:span text:style-name="T5">identificar</text:span><text:span text:style-name="T6"> </text:span><text:span text:style-name="T5">el</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n</text:span><text:span text:style-name="T6"> </text:span><text:span text:style-name="T5">virtud</text:span><text:span text:style-name="T6"> </text:span><text:span text:style-name="T5">del</text:span><text:span text:style-name="T6"> </text:span><text:span text:style-name="T5">cual</text:span><text:span text:style-name="T6"> </text:span><text:span text:style-name="T5">un</text:span><text:span text:style-name="T6"> </text:span><text:span text:style-name="T5">objeto</text:span><text:span text:style-name="T6"> </text:span><text:span text:style-name="T5">en</text:span><text:span text:style-name="T6"> </text:span><text:span text:style-name="T5">particular</text:span><text:span text:style-name="T6"> </text:span><text:span text:style-name="T5">es</text:span><text:span text:style-name="T6"> </text:span><text:span text:style-name="T5">aprehendido.</text:span><text:span text:style-name="T6"> </text:span><text:span text:style-name="T5">Pero</text:span><text:span text:style-name="T6"> </text:span><text:span text:style-name="T5">es</text:span><text:span text:style-name="T6"> </text:span><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las</text:span><text:span text:style-name="T6"> </text:span><text:span text:style-name="T5">cosas</text:span><text:span text:style-name="T6"> </text:span><text:span text:style-name="T5">de</text:span><text:span text:style-name="T6"> </text:span><text:span text:style-name="T5">un</text:span><text:span text:style-name="T6"> </text:span><text:span text:style-name="T5">cierto</text:span><text:span text:style-name="T6"> </text:span><text:span text:style-name="T5">tipo</text:span><text:span text:style-name="T6"> </text:span><text:span text:style-name="T5">(en</text:span><text:span text:style-name="T6"> </text:span><text:span text:style-name="T5">relación</text:span><text:span text:style-name="T6"> </text:span><text:span text:style-name="T5">con</text:span><text:span text:style-name="T6"> </text:span><text:span text:style-name="T5">el</text:span><text:span text:style-name="T6"> </text:span><text:span text:style-name="T5">perceptor)</text:span><text:span text:style-name="T6"> </text:span><text:span text:style-name="T5">son</text:span><text:span text:style-name="T6"> </text:span><text:span text:style-name="T5">percibidas</text:span><text:span text:style-name="T6"> </text:span><text:span text:style-name="T5">en</text:span><text:span text:style-name="T6"> </text:span><text:span text:style-name="T5">el</text:span><text:span text:style-name="T6"> </text:span><text:span text:style-name="T5">mismo</text:span><text:span text:style-name="T6"> </text:span><text:span text:style-name="T5">modo</text:span><text:span text:style-name="T6"> </text:span><text:span text:style-name="T5">de</text:span><text:span text:style-name="T6"> </text:span><text:span text:style-name="T5">presentación</text:span><text:span text:style-name="T6"> </text:span><text:span text:style-name="T5">que</text:span><text:span text:style-name="T6"> </text:span><text:span text:style-name="T5">cimienta</text:span><text:span text:style-name="T6"> </text:span><text:span text:style-name="T5">a</text:span><text:span text:style-name="T6"> </text:span><text:span text:style-name="T5">esta</text:span><text:span text:style-name="T6"> </text:span><text:span text:style-name="T5">igualdad</text:span><text:span text:style-name="T6"> </text:span><text:span text:style-name="T5">de</text:span><text:span text:style-name="T6"> </text:span><text:span text:style-name="T5">respuesta,</text:span><text:span text:style-name="T6"> </text:span><text:span text:style-name="T5">en</text:span><text:span text:style-name="T6"> </text:span><text:span text:style-name="T5">vez</text:span><text:span text:style-name="T6"> </text:span><text:span text:style-name="T5">de</text:span><text:span text:style-name="T6"> </text:span><text:span text:style-name="T5">la</text:span><text:span text:style-name="T6"> </text:span><text:span text:style-name="T5">uniformidad</text:span><text:span text:style-name="T6"> </text:span><text:span text:style-name="T5">de</text:span><text:span text:style-name="T6"> </text:span><text:span text:style-name="T5">la</text:span><text:span text:style-name="T6"> </text:span><text:span text:style-name="T5">respuesta</text:span><text:span text:style-name="T6"> </text:span><text:span text:style-name="T5">que</text:span><text:span text:style-name="T6"> </text:span><text:span text:style-name="T5">constituye</text:span><text:span text:style-name="T6"> </text:span><text:span text:style-name="T5">a</text:span><text:span text:style-name="T6"> </text:span><text:span text:style-name="T5">su</text:span><text:span text:style-name="T6"> </text:span><text:span text:style-name="T5">ser</text:span><text:span text:style-name="T6"> </text:span><text:span text:style-name="T5">percibido</text:span><text:span text:style-name="T6"> </text:span><text:span text:style-name="T5">en</text:span><text:span text:style-name="T6"> </text:span><text:span text:style-name="T5">el</text:span><text:span text:style-name="T6"> </text:span><text:span text:style-name="T5">mismo</text:span><text:span text:style-name="T6"> </text:span><text:span text:style-name="T5">modo</text:span><text:span text:style-name="T6"> </text:span><text:span text:style-name="T5">de</text:span><text:span text:style-name="T6"> </text:span><text:span text:style-name="T5">su</text:span><text:span text:style-name="T6"> </text:span><text:span text:style-name="T5">presentación.</text:span></text:p>
      <text:p text:style-name="P6"><text:span text:style-name="T6"><text:s text:c="5"/></text:span><text:span text:style-name="T5">Para</text:span><text:span text:style-name="T6"> </text:span><text:span text:style-name="T5">dibujar</text:span><text:span text:style-name="T6"> </text:span><text:span text:style-name="T5">los</text:span><text:span text:style-name="T6"> </text:span><text:span text:style-name="T5">hilos</text:span><text:span text:style-name="T6"> </text:span><text:span text:style-name="T5">de</text:span><text:span text:style-name="T6"> </text:span><text:span text:style-name="T5">esta</text:span><text:span text:style-name="T6"> </text:span><text:span text:style-name="T5">sección</text:span><text:span text:style-name="T6"> </text:span><text:span text:style-name="T5">en</text:span><text:span text:style-name="T6"> </text:span><text:span text:style-name="T5">conjunto,</text:span><text:span text:style-name="T6"> </text:span><text:span text:style-name="T5">la</text:span><text:span text:style-name="T6"> </text:span><text:span text:style-name="T5">idea</text:span><text:span text:style-name="T6"> </text:span><text:span text:style-name="T5">de</text:span><text:span text:style-name="T6"> </text:span><text:span text:style-name="T5">aprehender</text:span><text:span text:style-name="T6"> </text:span><text:span text:style-name="T5">a</text:span><text:span text:style-name="T6"> </text:span><text:span text:style-name="T5">los</text:span><text:span text:style-name="T6"> </text:span><text:span text:style-name="T5">individuos</text:span><text:span text:style-name="T6"> </text:span><text:span text:style-name="T5">en</text:span><text:span text:style-name="T6"> </text:span><text:span text:style-name="T5">los</text:span><text:span text:style-name="T6"> </text:span><text:span text:style-name="T5">modos</text:span><text:span text:style-name="T6"> </text:span><text:span text:style-name="T5">particulares</text:span><text:span text:style-name="T6"> </text:span><text:span text:style-name="T5">de</text:span><text:span text:style-name="T6"> </text:span><text:span text:style-name="T5">presentación</text:span><text:span text:style-name="T6"> </text:span><text:span text:style-name="T5">es</text:span><text:span text:style-name="T6"> </text:span><text:span text:style-name="T5">aplicable</text:span><text:span text:style-name="T6"> </text:span><text:span text:style-name="T5">a</text:span><text:span text:style-name="T6"> </text:span><text:span text:style-name="T5">las</text:span><text:span text:style-name="T6"> </text:span><text:span text:style-name="T5">criaturas</text:span><text:span text:style-name="T6"> </text:span><text:span text:style-name="T5">no</text:span><text:span text:style-name="T6"> </text:span><text:span text:style-name="T5">lingüísticas</text:span><text:span text:style-name="T6"> </text:span><text:span text:style-name="T5">en</text:span><text:span text:style-name="T6"> </text:span><text:span text:style-name="T5">la</text:span><text:span text:style-name="T6"> </text:span><text:span text:style-name="T5">medida</text:span><text:span text:style-name="T6"> </text:span><text:span text:style-name="T5">en</text:span><text:span text:style-name="T6"> </text:span><text:span text:style-name="T5">que</text:span><text:span text:style-name="T6"> </text:span><text:span text:style-name="T5">aprehendan</text:span><text:span text:style-name="T6"> </text:span><text:span text:style-name="T5">a</text:span><text:span text:style-name="T6"> </text:span><text:span text:style-name="T5">los</text:span><text:span text:style-name="T6"> </text:span><text:span text:style-name="T5">individuos</text:span><text:span text:style-name="T6"> </text:span><text:span text:style-name="T5">cosificados</text:span><text:span text:style-name="T6"> </text:span><text:span text:style-name="T5">como</text:span><text:span text:style-name="T6"> </text:span><text:span text:style-name="T5">objetos*</text:span><text:span text:style-name="T6"> </text:span><text:span text:style-name="T5">de</text:span><text:span text:style-name="T6"> </text:span><text:span text:style-name="T5">cierto</text:span><text:span text:style-name="T6"> </text:span><text:span text:style-name="T5">tipo.</text:span><text:span text:style-name="T6"> </text:span><text:span text:style-name="T5">La</text:span><text:span text:style-name="T6"> </text:span><text:span text:style-name="T5">locución</text:span><text:span text:style-name="T6"> </text:span><text:span text:style-name="T5">del</text:span><text:span text:style-name="T6"> </text:span><text:span text:style-name="T5">objeto*</text:span><text:span text:style-name="T6"> </text:span><text:span text:style-name="T5">está</text:span><text:span text:style-name="T6"> </text:span><text:span text:style-name="T5">destinada</text:span><text:span text:style-name="T6"> </text:span><text:span text:style-name="T5">a</text:span><text:span text:style-name="T6"> </text:span><text:span text:style-name="T5">servir</text:span><text:span text:style-name="T6"> </text:span><text:span text:style-name="T5">como</text:span><text:span text:style-name="T6"> </text:span><text:span text:style-name="T5">un</text:span><text:span text:style-name="T6"> </text:span><text:span text:style-name="T5">marcador</text:span><text:span text:style-name="T6"> </text:span><text:span text:style-name="T5">de</text:span><text:span text:style-name="T6"> </text:span><text:span text:style-name="T5">posición,</text:span><text:span text:style-name="T6"> </text:span><text:span text:style-name="T5">para</text:span><text:span text:style-name="T6"> </text:span><text:span text:style-name="T5">hacer</text:span><text:span text:style-name="T6"> </text:span><text:span text:style-name="T5">justicia</text:span><text:span text:style-name="T6"> </text:span><text:span text:style-name="T5">al</text:span><text:span text:style-name="T6"> </text:span><text:span text:style-name="T5">hecho</text:span><text:span text:style-name="T6"> </text:span><text:span text:style-name="T5">de</text:span><text:span text:style-name="T6"> </text:span><text:span text:style-name="T5">que</text:span><text:span text:style-name="T6"> </text:span><text:span text:style-name="T5">los</text:span><text:span text:style-name="T6"> </text:span><text:span text:style-name="T5">diferentes</text:span><text:span text:style-name="T6"> </text:span><text:span text:style-name="T5">tipos</text:span><text:span text:style-name="T6"> </text:span><text:span text:style-name="T5">de</text:span><text:span text:style-name="T6"> </text:span><text:span text:style-name="T5">criaturas</text:span><text:span text:style-name="T6"> </text:span><text:span text:style-name="T5">no</text:span><text:span text:style-name="T6"> </text:span><text:span text:style-name="T5">lingüísticas</text:span><text:span text:style-name="T6"> </text:span><text:span text:style-name="T5">repartirán</text:span><text:span text:style-name="T6"> </text:span><text:span text:style-name="T5">su</text:span><text:span text:style-name="T6"> </text:span><text:span text:style-name="T5">medio</text:span><text:span text:style-name="T6"> </text:span><text:span text:style-name="T5">ambiente</text:span><text:span text:style-name="T6"> </text:span><text:span text:style-name="T5">de</text:span><text:span text:style-name="T6"> </text:span><text:span text:style-name="T5">diferentes</text:span><text:span text:style-name="T6"> </text:span><text:span text:style-name="T5">maneras</text:span><text:span text:style-name="T6"> </text:span><text:span text:style-name="T5">en</text:span><text:span text:style-name="T6"> </text:span><text:span text:style-name="T5">función</text:span><text:span text:style-name="T6"> </text:span><text:span text:style-name="T5">de</text:span><text:span text:style-name="T6"> </text:span><text:span text:style-name="T5">de</text:span><text:span text:style-name="T6"> </text:span><text:span text:style-name="T5">ser</text:span><text:span text:style-name="T6"> <text:s/></text:span><text:span text:style-name="T5">perceptualmente</text:span><text:span text:style-name="T6"> </text:span><text:span text:style-name="T5">sensibles</text:span><text:span text:style-name="T6"> </text:span><text:span text:style-name="T5">a</text:span><text:span text:style-name="T6"> </text:span><text:span text:style-name="T5">propiedades</text:span><text:span text:style-name="T6"> </text:span><text:span text:style-name="T5">de</text:span><text:span text:style-name="T6"> </text:span><text:span text:style-name="T5">objeto</text:span><text:span text:style-name="T6"> </text:span><text:span text:style-name="T5">diferentes.</text:span><text:span text:style-name="T6"> </text:span><text:span text:style-name="T5">La</text:span><text:span text:style-name="T6"> </text:span><text:span text:style-name="T5">esencia</text:span><text:span text:style-name="T6"> </text:span><text:span text:style-name="T5">de</text:span><text:span text:style-name="T6"> </text:span><text:span text:style-name="T5">la</text:span><text:span text:style-name="T6"> </text:span><text:span text:style-name="T5">percepción</text:span><text:span text:style-name="T6"> </text:span><text:span text:style-name="T5">en</text:span><text:span text:style-name="T6"> </text:span><text:span text:style-name="T5">un</text:span><text:span text:style-name="T6"> </text:span><text:span text:style-name="T5">modo</text:span><text:span text:style-name="T6"> </text:span><text:span text:style-name="T5">particular</text:span><text:span text:style-name="T6"> </text:span><text:span text:style-name="T5">de</text:span><text:span text:style-name="T6"> </text:span><text:span text:style-name="T5">presentación</text:span><text:span text:style-name="T6"> </text:span><text:span text:style-name="T5">se</text:span><text:span text:style-name="T6"> </text:span><text:span text:style-name="T5">debe</text:span><text:span text:style-name="T6"> </text:span><text:span text:style-name="T5">a</text:span><text:span text:style-name="T6"> </text:span><text:span text:style-name="T5">que</text:span><text:span text:style-name="T6"> </text:span><text:span text:style-name="T5">diferentes</text:span><text:span text:style-name="T6"> </text:span><text:span text:style-name="T5">criaturas</text:span><text:span text:style-name="T6"> </text:span><text:span text:style-name="T5">no</text:span><text:span text:style-name="T6"> </text:span><text:span text:style-name="T5">lingüísticas</text:span><text:span text:style-name="T6"> </text:span><text:span text:style-name="T5">perciben</text:span><text:span text:style-name="T6"> </text:span><text:span text:style-name="T5">los</text:span><text:span text:style-name="T6"> </text:span><text:span text:style-name="T5">diferentes</text:span><text:span text:style-name="T6"> </text:span><text:span text:style-name="T5">tipos</text:span><text:span text:style-name="T6"> </text:span><text:span text:style-name="T5">de</text:span><text:span text:style-name="T6"> </text:span><text:span text:style-name="T5">similitud</text:span><text:span text:style-name="T6"> </text:span><text:span text:style-name="T5">entre</text:span><text:span text:style-name="T6"> </text:span><text:span text:style-name="T5">los</text:span><text:span text:style-name="T6"> </text:span><text:span text:style-name="T5">objetos*.Cualquier</text:span><text:span text:style-name="T6"> </text:span><text:span text:style-name="T5">objeto*</text:span><text:span text:style-name="T6"> </text:span><text:span text:style-name="T5">puede</text:span><text:span text:style-name="T6"> </text:span><text:span text:style-name="T5">estar</text:span><text:span text:style-name="T6"> </text:span><text:span text:style-name="T5">en</text:span><text:span text:style-name="T6"> </text:span><text:span text:style-name="T5">una</text:span><text:span text:style-name="T6"> </text:span><text:span text:style-name="T5">amplia</text:span><text:span text:style-name="T6"> </text:span><text:span text:style-name="T5">gama</text:span><text:span text:style-name="T6"> </text:span><text:span text:style-name="T5">de</text:span><text:span text:style-name="T6"> </text:span><text:span text:style-name="T5">relaciones</text:span><text:span text:style-name="T6"> </text:span><text:span text:style-name="T5">de</text:span><text:span text:style-name="T6"> </text:span><text:span text:style-name="T5">similitud,</text:span><text:span text:style-name="T6"> </text:span><text:span text:style-name="T5">en</text:span><text:span text:style-name="T6"> </text:span><text:span text:style-name="T5">correlación</text:span><text:span text:style-name="T6"> </text:span><text:span text:style-name="T5">con</text:span><text:span text:style-name="T6"> </text:span><text:span text:style-name="T5">las</text:span><text:span text:style-name="T6"> </text:span><text:span text:style-name="T5">propiedades</text:span><text:span text:style-name="T6"> </text:span><text:span text:style-name="T5">que</text:span><text:span text:style-name="T6"> </text:span><text:span text:style-name="T5">son</text:span><text:span text:style-name="T6"> </text:span><text:span text:style-name="T5">mediatamente</text:span><text:span text:style-name="T6"> </text:span><text:span text:style-name="T5">e</text:span><text:span text:style-name="T6"> </text:span><text:span text:style-name="T5">inmediatamente</text:span><text:span text:style-name="T6"> </text:span><text:span text:style-name="T5">perceptible.</text:span><text:span text:style-name="T6"> </text:span><text:span text:style-name="T5">Tales</text:span><text:span text:style-name="T6"> </text:span><text:span text:style-name="T5">propiedades</text:span><text:span text:style-name="T6"> </text:span><text:span text:style-name="T5">diferentes</text:span><text:span text:style-name="T6"> </text:span><text:span text:style-name="T5">serán</text:span><text:span text:style-name="T6"> </text:span><text:span text:style-name="T5">relevantes</text:span><text:span text:style-name="T6"> </text:span><text:span text:style-name="T5">para</text:span><text:span text:style-name="T6"> </text:span><text:span text:style-name="T5">una</text:span><text:span text:style-name="T6"> </text:span><text:span text:style-name="T5">criatura</text:span><text:span text:style-name="T6"> </text:span><text:span text:style-name="T5">dada</text:span><text:span text:style-name="T6"> </text:span><text:span text:style-name="T5">en</text:span><text:span text:style-name="T6"> </text:span><text:span text:style-name="T5">momentos</text:span><text:span text:style-name="T6"> </text:span><text:span text:style-name="T5">diferentes,</text:span><text:span text:style-name="T6"> </text:span><text:span text:style-name="T5">o</text:span><text:span text:style-name="T6"> </text:span><text:span text:style-name="T5">de</text:span><text:span text:style-name="T6"> </text:span><text:span text:style-name="T5">las</text:span><text:span text:style-name="T6"> </text:span><text:span text:style-name="T5">diferentes</text:span><text:span text:style-name="T6"> </text:span><text:span text:style-name="T5">criaturas</text:span><text:span text:style-name="T6"> </text:span><text:span text:style-name="T5">en</text:span><text:span text:style-name="T6"> </text:span><text:span text:style-name="T5">un</text:span><text:span text:style-name="T6"> </text:span><text:span text:style-name="T5">momento</text:span><text:span text:style-name="T6"> </text:span><text:span text:style-name="T5">dado.</text:span><text:span text:style-name="T6"> </text:span><text:span text:style-name="T5">Como</text:span><text:span text:style-name="T6"> </text:span><text:span text:style-name="T5">consecuencia,</text:span><text:span text:style-name="T6"> </text:span><text:span text:style-name="T5">una</text:span><text:span text:style-name="T6"> </text:span><text:span text:style-name="T5">criatura</text:span><text:span text:style-name="T6"> </text:span><text:span text:style-name="T5">va</text:span><text:span text:style-name="T6"> </text:span><text:span text:style-name="T5">a</text:span><text:span text:style-name="T6"> </text:span><text:span text:style-name="T5">ser</text:span><text:span text:style-name="T6"> </text:span><text:span text:style-name="T5">capaz</text:span><text:span text:style-name="T6"> </text:span><text:span text:style-name="T5">de</text:span><text:span text:style-name="T6"> </text:span><text:span text:style-name="T5">actuar</text:span><text:span text:style-name="T6"> </text:span><text:span text:style-name="T5">de</text:span><text:span text:style-name="T6"> </text:span><text:span text:style-name="T5">diferentes</text:span><text:span text:style-name="T6"> </text:span><text:span text:style-name="T5">maneras</text:span><text:span text:style-name="T6"> </text:span><text:span text:style-name="T5">enfrente</text:span><text:span text:style-name="T6"> </text:span><text:span text:style-name="T5">a</text:span><text:span text:style-name="T6"> </text:span><text:span text:style-name="T5">un</text:span><text:span text:style-name="T6"> </text:span><text:span text:style-name="T5">objeto</text:span><text:span text:style-name="T6"> </text:span><text:span text:style-name="T5">dado</text:span><text:span text:style-name="T6"> </text:span><text:span text:style-name="T5">en</text:span><text:span text:style-name="T6"> </text:span><text:span text:style-name="T5">diferentes</text:span><text:span text:style-name="T6"> </text:span><text:span text:style-name="T5">momentos</text:span><text:span text:style-name="T6"> </text:span><text:span text:style-name="T5">y</text:span><text:span text:style-name="T6"> </text:span><text:span text:style-name="T5">diferentes</text:span><text:span text:style-name="T6"> </text:span><text:span text:style-name="T5">criaturas</text:span><text:span text:style-name="T6"> </text:span><text:span text:style-name="T5">serán</text:span><text:span text:style-name="T6"> </text:span><text:span text:style-name="T5">capaces</text:span><text:span text:style-name="T6"> </text:span><text:span text:style-name="T5">de</text:span><text:span text:style-name="T6"> </text:span><text:span text:style-name="T5">actuar</text:span><text:span text:style-name="T6"> </text:span><text:span text:style-name="T5">de</text:span><text:span text:style-name="T6"> </text:span><text:span text:style-name="T5">maneras</text:span><text:span text:style-name="T6"> </text:span><text:span text:style-name="T5">diferentes</text:span><text:span text:style-name="T6"> </text:span><text:span text:style-name="T5">hacia</text:span><text:span text:style-name="T6"> </text:span><text:span text:style-name="T5">el</text:span><text:span text:style-name="T6"> </text:span><text:span text:style-name="T5">mismo</text:span><text:span text:style-name="T6"> </text:span><text:span text:style-name="T5">objeto</text:span><text:span text:style-name="T6"> </text:span><text:span text:style-name="T5">al</text:span><text:span text:style-name="T6"> </text:span><text:span text:style-name="T5">mismo</text:span><text:span text:style-name="T6"> </text:span><text:span text:style-name="T5">tiempo.</text:span><text:span text:style-name="T6"> </text:span><text:span text:style-name="T5">La</text:span><text:span text:style-name="T6"> </text:span><text:span text:style-name="T5">forma</text:span><text:span text:style-name="T6"> </text:span><text:span text:style-name="T5">particular</text:span><text:span text:style-name="T6"> </text:span><text:span text:style-name="T5">en</text:span><text:span text:style-name="T6"> </text:span><text:span text:style-name="T5">que</text:span><text:span text:style-name="T6"> </text:span><text:span text:style-name="T5">una</text:span><text:span text:style-name="T6"> </text:span><text:span text:style-name="T5">criatura</text:span><text:span text:style-name="T6"> </text:span><text:span text:style-name="T5">no</text:span><text:span text:style-name="T6"> </text:span><text:span text:style-name="T5">lingüística</text:span><text:span text:style-name="T6"> </text:span><text:span text:style-name="T5">actúa,</text:span><text:span text:style-name="T6"> </text:span><text:span text:style-name="T5">estará</text:span><text:span text:style-name="T6"> </text:span><text:span text:style-name="T5">en</text:span><text:span text:style-name="T6"> </text:span><text:span text:style-name="T5">función</text:span><text:span text:style-name="T6"> </text:span><text:span text:style-name="T5">del</text:span><text:span text:style-name="T6"> </text:span><text:span text:style-name="T5">modo</text:span><text:span text:style-name="T6"> </text:span><text:span text:style-name="T5">particular</text:span><text:span text:style-name="T6"> </text:span><text:span text:style-name="T5">basado</text:span><text:span text:style-name="T6"> </text:span><text:span text:style-name="T5">en</text:span><text:span text:style-name="T6"> </text:span><text:span text:style-name="T5">la</text:span><text:span text:style-name="T6"> </text:span><text:span text:style-name="T5">similitud</text:span><text:span text:style-name="T6"> </text:span><text:span text:style-name="T5">de</text:span><text:span text:style-name="T6"> </text:span><text:span text:style-name="T5">la</text:span><text:span text:style-name="T6"> </text:span><text:span text:style-name="T5">presentación,</text:span><text:span text:style-name="T6"> </text:span><text:span text:style-name="T5">que</text:span><text:span text:style-name="T6"> </text:span><text:span text:style-name="T5">domina</text:span><text:span text:style-name="T6"> </text:span><text:span text:style-name="T5">en</text:span><text:span text:style-name="T6"> </text:span><text:span text:style-name="T5">ese</text:span><text:span text:style-name="T6"> </text:span><text:span text:style-name="T5">momento.</text:span><text:span text:style-name="T6"> </text:span><text:span text:style-name="T5">La</text:span><text:span text:style-name="T6"> </text:span><text:span text:style-name="T5">incorporación</text:span><text:span text:style-name="T6"> </text:span><text:span text:style-name="T5">de</text:span><text:span text:style-name="T6"> </text:span><text:span text:style-name="T5">este</text:span><text:span text:style-name="T6"> </text:span><text:span text:style-name="T5">conocimiento</text:span><text:span text:style-name="T6"> </text:span><text:span text:style-name="T5">de</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n</text:span><text:span text:style-name="T6"> </text:span><text:span text:style-name="T5">la</text:span><text:span text:style-name="T6"> </text:span><text:span text:style-name="T5">forma</text:span><text:span text:style-name="T6"> </text:span><text:span text:style-name="T5">que</text:span><text:span text:style-name="T6"> </text:span><text:span text:style-name="T5">especificamos</text:span><text:span text:style-name="T6"> </text:span><text:span text:style-name="T5">las</text:span><text:span text:style-name="T6"> </text:span><text:span text:style-name="T5">condiciones</text:span><text:span text:style-name="T6"> </text:span><text:span text:style-name="T5">de</text:span><text:span text:style-name="T6"> </text:span><text:span text:style-name="T5">utilidad</text:span><text:span text:style-name="T6"> </text:span><text:span text:style-name="T5">nos</text:span><text:span text:style-name="T6"> </text:span><text:span text:style-name="T5">llevará</text:span><text:span text:style-name="T6"> </text:span><text:span text:style-name="T5">más</text:span><text:span text:style-name="T6"> </text:span><text:span text:style-name="T5">cerca</text:span><text:span text:style-name="T6"> </text:span><text:span text:style-name="T5">de</text:span><text:span text:style-name="T6"> </text:span><text:span text:style-name="T5">cumplir</text:span><text:span text:style-name="T6"> </text:span><text:span text:style-name="T5">los</text:span><text:span text:style-name="T6"> </text:span><text:span text:style-name="T5">requisitos</text:span><text:span text:style-name="T6"> </text:span><text:span text:style-name="T5">de</text:span><text:span text:style-name="T6"> </text:span><text:span text:style-name="T5">la</text:span><text:span text:style-name="T6"> </text:span><text:span text:style-name="T5">explicación</text:span><text:span text:style-name="T6"> </text:span><text:span text:style-name="T5">psicológica.</text:span><text:span text:style-name="T6"> </text:span><text:span text:style-name="T5">El</text:span><text:span text:style-name="T6"> </text:span><text:span text:style-name="T5">siguiente</text:span><text:span text:style-name="T6"> </text:span><text:span text:style-name="T5">paso</text:span><text:span text:style-name="T6"> </text:span><text:span text:style-name="T5">es</text:span><text:span text:style-name="T6"> </text:span><text:span text:style-name="T5">ampliar</text:span><text:span text:style-name="T6"> </text:span><text:span text:style-name="T5">el</text:span><text:span text:style-name="T6"> </text:span><text:span text:style-name="T5">concepto</text:span><text:span text:style-name="T6"> </text:span><text:span text:style-name="T5">de</text:span><text:span text:style-name="T6"> </text:span><text:span text:style-name="T5">modo</text:span><text:span text:style-name="T6"> </text:span><text:span text:style-name="T5">de</text:span><text:span text:style-name="T6"> </text:span><text:span text:style-name="T5">presentación</text:span><text:span text:style-name="T6"> </text:span><text:span text:style-name="T5">de</text:span><text:span text:style-name="T6"> </text:span><text:span text:style-name="T5">la</text:span><text:span text:style-name="T6"> </text:span><text:span text:style-name="T5">aprehensión</text:span><text:span text:style-name="T6"> </text:span><text:span text:style-name="T5">de</text:span><text:span text:style-name="T6"> </text:span><text:span text:style-name="T5">los</text:span><text:span text:style-name="T6"> </text:span><text:span text:style-name="T5">objetos</text:span><text:span text:style-name="T6"> </text:span><text:span text:style-name="T5">a</text:span><text:span text:style-name="T6"> </text:span><text:span text:style-name="T5">la</text:span><text:span text:style-name="T6"> </text:span><text:span text:style-name="T5">aprehensión</text:span><text:span text:style-name="T6"> </text:span><text:span text:style-name="T5">de</text:span><text:span text:style-name="T6"> </text:span><text:span text:style-name="T5">las</text:span><text:span text:style-name="T6"> </text:span><text:span text:style-name="T5">propiedades,</text:span><text:span text:style-name="T6"> </text:span><text:span text:style-name="T5">con</text:span><text:span text:style-name="T6"> </text:span><text:span text:style-name="T5">lo</text:span><text:span text:style-name="T6"> </text:span><text:span text:style-name="T5">que</text:span><text:span text:style-name="T6"> </text:span><text:span text:style-name="T5">dispone</text:span><text:span text:style-name="T6"> </text:span><text:span text:style-name="T5">la</text:span><text:span text:style-name="T6"> </text:span><text:span text:style-name="T5">idea</text:span><text:span text:style-name="T6"> </text:span><text:span text:style-name="T5">de</text:span><text:span text:style-name="T6"> </text:span><text:span text:style-name="T5">un</text:span><text:span text:style-name="T6"> </text:span><text:span text:style-name="T5">estado</text:span><text:span text:style-name="T6"> </text:span><text:span text:style-name="T5">de</text:span><text:span text:style-name="T6"> </text:span><text:span text:style-name="T5">completa</text:span><text:span text:style-name="T6"> </text:span><text:span text:style-name="T5">utilidad</text:span><text:span text:style-name="T6"> </text:span><text:span text:style-name="T5">de</text:span><text:span text:style-name="T6"> </text:span><text:span text:style-name="T5">ser</text:span><text:span text:style-name="T6"> </text:span><text:span text:style-name="T5">aprehendidos</text:span><text:span text:style-name="T6"> </text:span><text:span text:style-name="T5">en</text:span><text:span text:style-name="T6"> </text:span><text:span text:style-name="T5">un</text:span><text:span text:style-name="T6"> </text:span><text:span text:style-name="T5">determinado</text:span><text:span text:style-name="T6"> </text:span><text:span text:style-name="T5">modo</text:span><text:span text:style-name="T6"> </text:span><text:span text:style-name="T5">de</text:span><text:span text:style-name="T6"> </text:span><text:span text:style-name="T5">presentación.</text:span></text:p>
      <text:p text:style-name="P1"><text:soft-page-break/><text:span text:style-name="T3">5.2</text:span><text:span text:style-name="T4"> </text:span><text:span text:style-name="T3">Los</text:span><text:span text:style-name="T4"> </text:span><text:span text:style-name="T3">pensamientos</text:span><text:span text:style-name="T4"> </text:span><text:span text:style-name="T3">estructurados</text:span><text:span text:style-name="T4"> </text:span><text:span text:style-name="T3">y</text:span><text:span text:style-name="T4"> </text:span><text:span text:style-name="T3">la</text:span><text:span text:style-name="T4"> </text:span><text:span text:style-name="T3">explicación</text:span><text:span text:style-name="T4"> </text:span><text:span text:style-name="T3">psicológica</text:span></text:p>
      <text:p text:style-name="P11">   Al discutir el enfoque minimalista sobre pensamiento no lingüístico en el capítulo 3, mostramos que la práctica de dar explicaciones psicológicas al comportamiento de creaturas no lingüísticas descansa en que esos pensamientos estén estructurados. Las explicaciones psicológicas sólo pueden ser útiles para predecir (el comportamiento) y genuinamente explicativas si los pensamientos que ellas involucran están compuestos de construcciones de pensamientos distinguibles que puedan presentarse en más pensamientos. Integrado a las explicaciones genuinas están las predicciones sobre cómo el agente se comportará en situaciones similares, asumiendo que hay constantes en la forma en que el agente represente el ambiente en estas situaciones. Un animal continuará persiguiendo una misma meta aunque se encuentre en dos ambientes distintos sólo, y sólo sí la reconoce. El reconocimiento que se refleja en el hecho que hay un solo constitutivo de contenido en ambos casos. Por supuesto que las constantes representativas no se mantienen simplemente en estados perceptivos. Ellas se adquieren si las creencias instrumentales se anclan en percepciones del ambiente, así como proporcionando conexiones entre estados motivacionales y estados doxásticos perceptuales. Constantes conductuales y constantes representativas van de la mano, pero la disponibilidad de esas constantes representativas depende de la existencia de pensamientos estructurados. La pregunta epistemológicamente clave para los teóricos del pensamiento no lingüístico es cómo se hace para atribuir esos pensamientos estructurados. </text:p>
      <text:p text:style-name="P11">La discusión en las secciones previas nos llevó parte del camino en la búsqueda de esta respuesta, al ilustrarnos lo que podría ser para una creatura no lingüística el aprehender objetos particulares bajos distintos modos de presentación. Pero, aunque la discusión de la noción de sentido y modo de presentación in el contexto del <text:s/>lenguaje natural se ha tendido a concentrar en nombres apropiados, está claro que no tendremos los materiales para entender la maquinaria de los pensamientos completos a menos que la noción de modo de presentación pueda ser aplicada a las propiedad de aprehensión; y por lo tanto pueda presentarse en el componente predicativo de un pensamiento. En esta sección exploraremos cómo esto podría alcanzarse, al trabajar con detalle un ejemple de cómo un teórico tratando de aplicar la semántica asertiva para explicar un <text:soft-page-break/>comportamiento particular podría resolver un tipo particular de indeterminación, levantándose en un principio con respecto al componente predicativo de un pensamiento. </text:p>
      <text:p text:style-name="P11">Imaginemos entonces, un etólogo cognitivo o un estudioso del comportamiento animal confrontado con la acción particular que trata de explicar.la discusión en capítulos anteriores ha mostrado como esa persona podría iniciar. Nosotros podemos asumir el observador ha establecido que el comportamiento es uno que ciertamente requiere una explicación psicológica. El comportamiento muestra un grado de apropiado de flexibilidad en la respuesta al ambiente inmediato y no parece haber una instancia de un patrón de comportamiento fijo, o el resultado de un patrón directo de condicionamiento instrumental. El primer paso sería el descifrar cual es la meta que perseguía el animal cuando actuó de la manera en que lo hizo ¿Estaba comiendo, buscando pareja, buscando un lugar para anidar, escapando un predador? Una vez que la meta ha sido identificada con razonable certeza, el siguiente paso es identificar la condición de utilidad relevante; el estado de los hechos que, en situaciones normales, traería la satisfacción del estado motivacional. Por supuesto que la condición de utilidad puede o no sostenerse, dependiendo en sí la acción es o no exitosa. De nada sirve, sin embrago, describir esta condición de utilidad en relación al esquema conceptual propio, necesita ser descrito de una manera que refleje cómo es aprehendido por la creatura en cuestión. <text:s/></text:p>
      <text:p text:style-name="P11">Supongamos que tenemos un rango de posibles contenidos de adscripción para nuestro comportamiento; el contenido de adscripción refleja que nosotros sabemos la ontología del agente. Estos contenidos de adscripción, por supuesto, son diferentes descripciones de la condición de utilidad relevante. La variación entre ellos no será en el nivel de objetos individuales que son elegidos por términos singulares y anunciados comunes. Podemos esperar que estos permanezcan constantes en las descripciones diferentes. Supongamos también que tenemos algún entendimiento, sugerido entrelíneas en la sección anterior, del particular modo de presentación bajo el que ésos objetos son aprehendidos. Para poder movernos más allá de esto y seleccionar una especificación canónica de la condición de utilidad, necesitamos un principio para, tanto identificar las propiedades para la creatura estás contiene, y/o las relaciones en las que las representa independientes, y de identificar la forma en que esas propiedades y relaciones son aprehendidas. <text:s/></text:p>
      <text:p text:style-name="P11"><text:soft-page-break/>     Es en este punto que debemos regresar a las consideraciones que nos han guiado a necesidad de adscribir pensamientos estructurados; y en particular a la idea de que las constantes de comportamiento de este tipo son reflejadas por estructuras de pensamientos que presentadas en un rango de pensamientos diferentes. La idea clave aquí es que las estructuras de pensamientos que reflejan las propiedades y relaciones aprehendidas por la creatura deben ser proyectables. Ellas deben ser capaces de realizar un trabajo explicativo genuino cuando son integradas en diferentes pensamientos operativos, en diferentes contextos. ¿Cómo puede esto ser determinado?</text:p>
      <text:p text:style-name="P12"><text:s text:c="4"/>Describiremos como proceder en lo abstracto y después daremos un ejemplo concreto de cómo podría ser aplicado. Necesitaremos identificar series comparables de oraciones que describan la condición de utilidad de otros comportamientos resaltantes, similares al comportamiento marcado; como son, por ejemplo, como el animal actúa en diferentes ambientes que son estructuralmente similares, o cómo actúa cuando el contingente instrumental entre el comportamiento y la meta deja de sostenerse, o cómo actúa en situaciones similares cuando ya no tiene el deseo en cuestión. Sí la serie original de oraciones que describen nuestro comportamiento seleccionado no tuviese <text:s/>un contenido predicado continuo, entonces cada serie de oraciones que describen la condición de utilidad de los comportamientos resaltantes deben también tener el mismo rango de componentes predicativos. Claramente todos los miembros de la serie original oraciones (que llamaremos serie clave) son posibles candidatos para la explicación psicológica del comportamiento elegido; más acertadamente ellos especifican el contenido de las creencias que pueden ser usadas para explicar el comportamiento en cuestión. Sin embargo, el mismo no se mantiene para todos los miembros de la serie de oraciones que describen la condición de utilidad de los comportamientos resaltantes (la serie resaltante). <text:s/>Algunas de estas oraciones simplemente no serán apropiadas para el comportamiento con el que están acopladas. Asumamos que, por el bien de la simplicidad, las oraciones en la serie clave y sus equivalentes en la serie resaltante son oraciones atómicas y por tanto difieren sólo en una estructura de contenido. Esto será, por supuesto, el componente predicativo (desde que fue mencionado antes, sólo podemos asumir términos singulares constantes y enunciados comunes a lo lardo de la serie clave y de la serie resaltante). Cuando tenemos una estructura de contenido <text:s/>a <text:soft-page-break/>lo largo de la serie clave y la serie resaltante es potencialmente explicativa del comportamiento elegido, pero no del comportamiento resaltante, debemos decir que la estructura de contenido falla en proyectar. A la inversa, las estructuras de contenido que proyectan son las comunes en la serie clave y que tienen potencial explicativo en cualquier subserie de una serie resaltante dada. <text:s text:c="3"/>    Para poder determinar cuál de las descripciones de la condición de utilidad de comportamiento clave refleja cómo ése estado de los hechos es aprehendido por el agente, tenemos que buscar el miembro de la serie clave que tenga que estructura de contenido más proyectable. Es decir, que buscaremos el miembro de la serie clave que tenga el número más grande de contra partes genuinamente explicadoras en las series resaltantes. Esto nos dará un modo de presentación con propiedades relevantes en virtud de darnos la explicación más simple y poderosa de cómo se comporta el animal.</text:p>
      <text:p text:style-name="P12"><text:s text:c="5"/>Para ponerlo más sencillo, supongamos que nuestro comportamiento clave es el éxito de una rata en recuperar la comida de un laberinto en forma de cruz, la rata ha logrado aprender cómo recorrer el laberinto y conseguir la comida. Aplicando nuestra metodología estándar, comenzaremos por identificar el estado motivacional que mueve el comportamiento de la rata. Claramente este será el deseo de obtener comida, una meta-deseo en lugar de una situación-deseo, siguiendo una terminología anterior. El próximo paso es identificar la condición de utilidad que acompaña la creencia. El deseo de conseguir comida se satisface porque la comida está en el <text:s/>lugar esperado. Llamaremos este lugar P. la condición de utilidad, entonces, es que haya comida en el lugar P. En cuanto a la condición de utilidad de la creencia que es algo inmaterial el cómo este lugar se codifica y describe. Cualquier punto de referencia puede usarse para reparar el lugar. Entonces habrá un rango de oraciones diferentes que describan correctamente ese lugar al trazarlo desde diferentes sistemas de coordenadas. Estas oraciones serán atómicas, esencialmente atribuyéndole a la comida el estar en un lugar particular.3 las oraciones se diferenciarán únicamente en sus componentes predicativos, y estas diferencias reflejarán diferentes maneras de codificar la ubicación de la comida. La ubicación espacial de la comida de hecho es constante, pero existe un rango de formas distintas en que la rata podría conseguirla. Está claro que nosotros no aprehendemos la ubicación espacial a simple vista, nosotros la aprehendemos en <text:s/>relación a diferentes marcos de referencia y sistemas de <text:soft-page-break/>coordenadas. Es lo mismo para la rata. Ella ha aprendido cómo navegar el laberinto y su camino, sólo una oración atómica captura correctamente la forma en que la memoria de la rata codifica la ubicación espacial de la comida ¿Cómo identificaremos esta oración?</text:p>
      <text:p text:style-name="P12"><text:s text:c="5"/>La rata puede estar codificando la ubicación de la comida como el punto final de una serie de movimientos corporales. Esto es, la rata recuerda una serie de movimientos particulares que la llevaron a la comida en primer lugar. Claro que estrictamente hablando esto no sería codificar la ubicación de la comida en términos espaciales, ya que no es cuestión de identificar coordenadas relativas a un marco de referencia. Sin embargo, sería la interpretación del comportamiento de la rata favorita de una larga línea de estudiosos del comportamiento. Podrían hacerse más distinciones derivadas de las formas en que una secuencia de movimientos puede hacerse, derivada de las diferentes formas en que una serie de movimientos podría ser aprehendida; en términos de unión de articulaciones y flexiones y contracciones musculares, por ejemplo, lo que se opone a la sucesión de movimientos individuales que terminan en algo. Pero podemos dejar esto a un lado.</text:p>
      <text:p text:style-name="P12"><text:s text:c="5"/>Supongamos, por otro lado, que la rata codifica la ubicación como un lugar definido por relación geométrica con otros lugares. En este caso hay diferentes sistemas de coordenadas que podría emplear. Podría estar usando, por ejemplo, un sistema de coordenadas basado en un marco de referencia egocéntrico que se origina en su propia posición corporal al momento de recorrer el laberinto. Entonces podría corregir la ubicación del alimento usando predicados espaciales subjetivos como “a mi derecha”, “frente a mi” y así por el estilo. Este tipo de sistema de coordenadas es similar a la ubicación espacial condigo en términos de una secuencia encadenada de movimientos corporales aunque sea en el sentido que vendrá ahora. Sin importar cómo <text:s/>se mueva el laberinto en el ambiente cercano, la ubicación espacial codificada de la comida dentro del laberinto permanecerá constante con respecto al punto de partida de la rata. Sin embargo, uno podría esperar las dos formas de codificar la pista a diferentes comportamientos sí algunas distancias espaciales involucradas son cambiadas. Considerando un simple laberinto en forma de cruz, y suponiendo que la comida está escondida en el brazo oriental mientras que la rata parte desde el final del brazo sur del laberinto ¿Podría una rata que <text:soft-page-break/>ha aprendido a recuperar la comida en este laberinto hacerlo en otro laberinto de la misma forma, estando la comida en el mismo lugar, pero en el que el brazo sur es el doble de largo? Parece posible que si la rata estuviese codificando en términos de una secuencia de movimientos corporales que no consiguiera la comida. Repitiendo la secuencia de movimientos no lo llevará a la comida, ya que esos movimientos sólo lo llevarían a hasta la mitad del brazo sur. Ahora bien, si tenemos una rata que codificó que el requisito para llegar es girar a la izquierda al final del brazo sur en un sistema de coordenadas relativas al cuerpo. La distancia que se debe recorrer en el brazo es algo secundario en la importancia del sistema egocéntrico en comparación con la relación corporal de girar al final. </text:p>
      <text:p text:style-name="P12"><text:s text:c="5"/>Si la rata no está usando un sistema de coordenadas egocéntrico y no está codificando la ubicación en términos de una serie de movimientos encadenados entonces debe estar empleando un marco referencial alocéntrico, que se centra en puntos fijos del ambiente en lugar de su propio cuerpo. Parece haber dos tipos de sistemas de coordenadas alocéntricas, podría estar usando uno centrados en coordenadas externas al laberinto que puedan ser observadas desde el mismo, o podría estar usando un sistema de coordenadas centradas en un punto dentro del laberinto. El primero permite codificar la ubicación espacial del alimento aunque varíe con ciertos movimientos del laberinto en relación con el ambiente fuera del laberinto. Ambos sistemas de coordenadas difieren de las dos primeras formas de codificar la ubicación espacial al permitir que la codificación de la ubicación de la comida relativa a la rata se mantenga constante cuando la posición de partida de la rata cambie. Si la rata codifica la posición del alimento, digamos a un bombillo en techo que esté sobre la comida, entonces será capaz de encontrar la comida aunque empiece en otro lugar del laberinto. Lo mismo se sostiene si la rata ha codificado la ubicación del alimento a una serie de puntos de referencia dentro del laberinto. En contraste, si la codificación espacial de la rata toma la forma de una secuencia encadenada de movimientos corporales o de un sistema subjetivo de coordenadas entonces el cambio de la posición de partida del laberinto la hará incapaz de regresar al lugar en que encontró la comida originalmente.</text:p>
      <text:p text:style-name="P12"><text:s text:c="4"/>La diferencia entre estas cuatro formas de entender el componente predicativo del pensamiento debe ser entendido en el nivel de sentido. En el nivel de referencia hay sólo una <text:soft-page-break/>propiedad; a saber, la propiedad de ser ubicado en el espacio.4 la condición de utilidad de la creencia (que es, el estado de los hechos que de ser sostenido asegurará la satisfacción del hambre de la rata) es el estado de los hechos de que la comida está ubicada en un lugar en particular (teniendo la particularidad de estar ubicada en ese lugar particular). Los cuatro marcos referenciales posibles en términos de cual ubicación de la comida puede ser codificada por la rata en el laberinto representa cuatro modos de presentación bajo los que la rata puede aprehender la propiedad de un objeto que esté ubicado en ese lugar. El punto es que los pensadores y agentes sólo pueden pensar y actuar en puntos en espacios relativos a un marco referencial en que ellas son capaces de ubicarse ellos mismo.5 una locación necesita ser representada en una forma que le permita al agente actuar en relación a la misma. <text:s/>Explicaciones psicológicas que sean descriptivamente adecuada y predictivamente poderosas <text:s/>necesitan tener en cuenta el marco referencial empleado por el pensamiento del agente de quien se quiere explicar el comportamiento.</text:p>
      <text:p text:style-name="P12">En el nivel de sentido, entonces, hay cuatro formas diferentes de aprehender la propiedad de estar ubicado ene se lugar en particular; la propiedad de que de hecho se sostiene la comida determina la condición de utilidad de la creencia.6 esto nos da cuatro creencias candidatas acerca de la ubicación de la comida, a groso modo en las siguientes líneas: </text:p>
      <text:p text:style-name="P12">(La) El alimento está ubicado punto final de movimientos M… n</text:p>
      <text:p text:style-name="P12">(Ib) El alimento está ubicado en las coordenadas (x, y) en el espacio subjetivo.</text:p>
      <text:p text:style-name="P12">(Ic) El alimento está ubicado en las coordenadas (x', y') del espacio del laberinto.</text:p>
      <text:p text:style-name="P12">(Id) El alimento está ubicado en las coordenadas (x", y") del espacio ambiental.</text:p>
      <text:p text:style-name="P13"/>
      <text:p text:style-name="P12"><text:s text:c="5"/>Podemos dividir estas cuatro para rendir cuatro estructuras constitutivas posibles, que corresponden a los cuatro siguientes predicados relacionales: <text:s/></text:p>
      <text:p text:style-name="P12"><text:soft-page-break/>(a') n—Ubicado en el punto final de los movimientos—"</text:p>
      <text:p text:style-name="P12">(b') n—Ubicado en las coordenadas egocéntricas (x, y)—"</text:p>
      <text:p text:style-name="P12">(c') n—Ubicado en las coordenadas del laberinto (x', y')—"</text:p>
      <text:p text:style-name="P12">(d') "—Ubicado en las coordenadas ambientales (x", y")—"</text:p>
      <text:p text:style-name="P11"><text:s text:c="4"/>El simple comportamiento de la rata en el laberinto en forma de cruz es neutro en las cuatro descripciones. La rata que aprende a recorrer el laberinto y conseguir el alimento con éxito cuando es puesta al principio del laberinto puede estar empleando cualquiera de estas formas de codificar la ubicación de la comida.</text:p>
      <text:p text:style-name="P6"><text:span text:style-name="T6"><text:s text:c="5"/></text:span><text:span text:style-name="T5">Si</text:span><text:span text:style-name="T6"> </text:span><text:span text:style-name="T5">hemos</text:span><text:span text:style-name="T6"> </text:span><text:span text:style-name="T5">de</text:span><text:span text:style-name="T6"> </text:span><text:span text:style-name="T5">discriminar</text:span><text:span text:style-name="T6"> </text:span><text:span text:style-name="T5">entre</text:span><text:span text:style-name="T6"> </text:span><text:span text:style-name="T5">ellos,</text:span><text:span text:style-name="T6"> </text:span><text:span text:style-name="T5">hay</text:span><text:span text:style-name="T6"> </text:span><text:span text:style-name="T5">que</text:span><text:span text:style-name="T6"> </text:span><text:span text:style-name="T5">manipular</text:span><text:span text:style-name="T6"> </text:span><text:span text:style-name="T5">los</text:span><text:span text:style-name="T6"> </text:span><text:span text:style-name="T5">parámetros</text:span><text:span text:style-name="T6"> </text:span><text:span text:style-name="T5">para</text:span><text:span text:style-name="T6"> </text:span><text:span text:style-name="T5">tratar</text:span><text:span text:style-name="T6"> </text:span><text:span text:style-name="T5">de</text:span><text:span text:style-name="T6"> </text:span><text:span text:style-name="T5">averiguar</text:span><text:span text:style-name="T6"> </text:span><text:span text:style-name="T5">cuáles</text:span><text:span text:style-name="T6"> </text:span><text:span text:style-name="T5">especificaciones</text:span><text:span text:style-name="T6"> </text:span><text:span text:style-name="T5">de</text:span><text:span text:style-name="T6"> </text:span><text:span text:style-name="T5">l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son</text:span><text:span text:style-name="T6"> </text:span><text:span text:style-name="T5">adecuadamente</text:span><text:span text:style-name="T6"> </text:span><text:span text:style-name="T5">proyectables,</text:span><text:span text:style-name="T6"> </text:span><text:span text:style-name="T5">en</text:span><text:span text:style-name="T6"> </text:span><text:span text:style-name="T5">el</text:span><text:span text:style-name="T6"> </text:span><text:span text:style-name="T5">sentido</text:span><text:span text:style-name="T6"> </text:span><text:span text:style-name="T5">discutido</text:span><text:span text:style-name="T6"> </text:span><text:span text:style-name="T5">antes.</text:span><text:span text:style-name="T6"> </text:span><text:span text:style-name="T5">Tenemos</text:span><text:span text:style-name="T6"> </text:span><text:span text:style-name="T5">que</text:span><text:span text:style-name="T6"> </text:span><text:span text:style-name="T5">identificar</text:span><text:span text:style-name="T6"> </text:span><text:span text:style-name="T5">una</text:span><text:span text:style-name="T6"> </text:span><text:span text:style-name="T5">nueva</text:span><text:span text:style-name="T6"> </text:span><text:span text:style-name="T5">serie</text:span><text:span text:style-name="T6"> </text:span><text:span text:style-name="T5">de</text:span><text:span text:style-name="T6"> </text:span><text:span text:style-name="T5">comportamientos</text:span><text:span text:style-name="T6"> </text:span><text:span text:style-name="T5">de</text:span><text:span text:style-name="T6"> </text:span><text:span text:style-name="T5">navegación</text:span><text:span text:style-name="T6"> </text:span><text:span text:style-name="T5">(lo</text:span><text:span text:style-name="T6"> </text:span><text:span text:style-name="T5">que</text:span><text:span text:style-name="T6"> </text:span><text:span text:style-name="T5">antes</text:span><text:span text:style-name="T6"> </text:span><text:span text:style-name="T5">he</text:span><text:span text:style-name="T6"> </text:span><text:span text:style-name="T5">denominado</text:span><text:span text:style-name="T6"> </text:span><text:span text:style-name="T5">comportamientos</text:span><text:span text:style-name="T6"> </text:span><text:span text:style-name="T5">sobresalientes)</text:span><text:span text:style-name="T6"> </text:span><text:span text:style-name="T5">que</text:span><text:span text:style-name="T6"> </text:span><text:span text:style-name="T5">modifican</text:span><text:span text:style-name="T6"> </text:span><text:span text:style-name="T5">algunos</text:span><text:span text:style-name="T6"> </text:span><text:span text:style-name="T5">de</text:span><text:span text:style-name="T6"> </text:span><text:span text:style-name="T5">los</text:span><text:span text:style-name="T6"> </text:span><text:span text:style-name="T5">parámetros</text:span><text:span text:style-name="T6"> </text:span><text:span text:style-name="T5">relevantes</text:span><text:span text:style-name="T6"> </text:span><text:span text:style-name="T5">de</text:span><text:span text:style-name="T6"> </text:span><text:span text:style-name="T5">una</text:span><text:span text:style-name="T6"> </text:span><text:span text:style-name="T5">manera</text:span><text:span text:style-name="T6"> </text:span><text:span text:style-name="T5">que</text:span><text:span text:style-name="T6"> </text:span><text:span text:style-name="T5">discrimina</text:span><text:span text:style-name="T6"> </text:span><text:span text:style-name="T5">entre</text:span><text:span text:style-name="T6"> </text:span><text:span text:style-name="T5">las</text:span><text:span text:style-name="T6"> </text:span><text:span text:style-name="T5">diferentes</text:span><text:span text:style-name="T6"> </text:span><text:span text:style-name="T5">formas</text:span><text:span text:style-name="T6"> </text:span><text:span text:style-name="T5">en</text:span><text:span text:style-name="T6"> </text:span><text:span text:style-name="T5">que</text:span><text:span text:style-name="T6"> </text:span><text:span text:style-name="T5">la</text:span><text:span text:style-name="T6"> </text:span><text:span text:style-name="T5">rata</text:span><text:span text:style-name="T6"> </text:span><text:span text:style-name="T5">puede</text:span><text:span text:style-name="T6"> </text:span><text:span text:style-name="T5">aprehender</text:span><text:span text:style-name="T6"> </text:span><text:span text:style-name="T5">a</text:span><text:span text:style-name="T6"> </text:span><text:span text:style-name="T5">la</text:span><text:span text:style-name="T6"> </text:span><text:span text:style-name="T5">ubicación</text:span><text:span text:style-name="T6"> </text:span><text:span text:style-name="T5">espacial.</text:span><text:span text:style-name="T6"> </text:span><text:span text:style-name="T5">El</text:span><text:span text:style-name="T6"> </text:span><text:span text:style-name="T5">supuesto</text:span><text:span text:style-name="T6"> </text:span><text:span text:style-name="T5">guía</text:span><text:span text:style-name="T6"> </text:span><text:span text:style-name="T5">aquí,</text:span><text:span text:style-name="T6"> </text:span><text:span text:style-name="T5">por</text:span><text:span text:style-name="T6"> </text:span><text:span text:style-name="T5">supuesto,</text:span><text:span text:style-name="T6"> </text:span><text:span text:style-name="T5">es</text:span><text:span text:style-name="T6"> </text:span><text:span text:style-name="T5">que</text:span><text:span text:style-name="T6"> </text:span><text:span text:style-name="T5">la</text:span><text:span text:style-name="T6"> </text:span><text:span text:style-name="T5">rata</text:span><text:span text:style-name="T6"> </text:span><text:span text:style-name="T5">emplean</text:span><text:span text:style-name="T6"> </text:span><text:span text:style-name="T5">los</text:span><text:span text:style-name="T6"> </text:span><text:span text:style-name="T5">mismos</text:span><text:span text:style-name="T6"> </text:span><text:span text:style-name="T5">medios</text:span><text:span text:style-name="T6"> </text:span><text:span text:style-name="T5">generales</text:span><text:span text:style-name="T6"> </text:span><text:span text:style-name="T5">de</text:span><text:span text:style-name="T6"> </text:span><text:span text:style-name="T5">la</text:span><text:span text:style-name="T6"> </text:span><text:span text:style-name="T5">codificación</text:span><text:span text:style-name="T6"> </text:span><text:span text:style-name="T5">de</text:span><text:span text:style-name="T6"> </text:span><text:span text:style-name="T5">la</text:span><text:span text:style-name="T6"> </text:span><text:span text:style-name="T5">ubicación</text:span><text:span text:style-name="T6"> </text:span><text:span text:style-name="T5">de</text:span><text:span text:style-name="T6"> </text:span><text:span text:style-name="T5">los</text:span><text:span text:style-name="T6"> </text:span><text:span text:style-name="T5">alimentos</text:span><text:span text:style-name="T6"> </text:span><text:span text:style-name="T5">en</text:span><text:span text:style-name="T6"> </text:span><text:span text:style-name="T5">los</text:span><text:span text:style-name="T6"> </text:span><text:span text:style-name="T5">comportamientos</text:span><text:span text:style-name="T6"> </text:span><text:span text:style-name="T5">sobresalientes,</text:span><text:span text:style-name="T6"> </text:span><text:span text:style-name="T5">como</text:span><text:span text:style-name="T6"> </text:span><text:span text:style-name="T5">en</text:span><text:span text:style-name="T6"> </text:span><text:span text:style-name="T5">el</text:span><text:span text:style-name="T6"> </text:span><text:span text:style-name="T5">comportamiento</text:span><text:span text:style-name="T6"> </text:span><text:span text:style-name="T5">objetivo.</text:span><text:span text:style-name="T6"> </text:span><text:span text:style-name="T5">Esto</text:span><text:span text:style-name="T6"> </text:span><text:span text:style-name="T5">puede</text:span><text:span text:style-name="T6"> </text:span><text:span text:style-name="T5">ocurrir,</text:span><text:span text:style-name="T6"> </text:span><text:span text:style-name="T5">y</text:span><text:span text:style-name="T6"> </text:span><text:span text:style-name="T5">nos</text:span><text:span text:style-name="T6"> </text:span><text:span text:style-name="T5">permite</text:span><text:span text:style-name="T6"> </text:span><text:span text:style-name="T5">aprovechar</text:span><text:span text:style-name="T6"> </text:span><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cada</text:span><text:span text:style-name="T6"> </text:span><text:span text:style-name="T5">frase</text:span><text:span text:style-name="T6"> </text:span><text:span text:style-name="T5">en</text:span><text:span text:style-name="T6"> </text:span><text:span text:style-name="T5">el</text:span><text:span text:style-name="T6"> </text:span><text:span text:style-name="T5">conjunto</text:span><text:span text:style-name="T6"> </text:span><text:span text:style-name="T5">objetivo</text:span><text:span text:style-name="T6"> </text:span><text:span text:style-name="T5">genera</text:span><text:span text:style-name="T6"> </text:span><text:span text:style-name="T5">diferentes</text:span><text:span text:style-name="T6"> </text:span><text:span text:style-name="T5">predicciones</text:span><text:span text:style-name="T6"> </text:span><text:span text:style-name="T5">sobre</text:span><text:span text:style-name="T6"> </text:span><text:span text:style-name="T5">cómo</text:span><text:span text:style-name="T6"> </text:span><text:span text:style-name="T5">se</text:span><text:span text:style-name="T6"> </text:span><text:span text:style-name="T5">comportará</text:span><text:span text:style-name="T6"> </text:span><text:span text:style-name="T5">la</text:span><text:span text:style-name="T6"> </text:span><text:span text:style-name="T5">rata,</text:span><text:span text:style-name="T6"> </text:span><text:span text:style-name="T5">si,</text:span><text:span text:style-name="T6"> </text:span><text:span text:style-name="T5">una</text:span><text:span text:style-name="T6"> </text:span><text:span text:style-name="T5">vez</text:span><text:span text:style-name="T6"> </text:span><text:span text:style-name="T5">que</text:span><text:span text:style-name="T6"> </text:span><text:span text:style-name="T5">ha</text:span><text:span text:style-name="T6"> </text:span><text:span text:style-name="T5">aprendido</text:span><text:span text:style-name="T6"> </text:span><text:span text:style-name="T5">a</text:span><text:span text:style-name="T6"> </text:span><text:span text:style-name="T5">correr</text:span><text:span text:style-name="T6"> </text:span><text:span text:style-name="T5">por</text:span><text:span text:style-name="T6"> </text:span><text:span text:style-name="T5">el</text:span><text:span text:style-name="T6"> </text:span><text:span text:style-name="T5">laberinto,</text:span><text:span text:style-name="T6"> </text:span><text:span text:style-name="T5">la</text:span><text:span text:style-name="T6"> </text:span><text:span text:style-name="T5">colocan</text:span><text:span text:style-name="T6"> </text:span><text:span text:style-name="T5">en</text:span><text:span text:style-name="T6"> </text:span><text:span text:style-name="T5">un</text:span><text:span text:style-name="T6"> </text:span><text:span text:style-name="T5">laberinto</text:span><text:span text:style-name="T6"> </text:span><text:span text:style-name="T5">configurado</text:span><text:span text:style-name="T6"> </text:span><text:span text:style-name="T5">diferentemente.</text:span><text:span text:style-name="T6"> </text:span><text:span text:style-name="T5">De</text:span><text:span text:style-name="T6"> </text:span><text:span text:style-name="T5">acuerdo</text:span><text:span text:style-name="T6"> </text:span><text:span text:style-name="T5">con</text:span><text:span text:style-name="T6"> </text:span><text:span text:style-name="T5">la</text:span><text:span text:style-name="T6"> </text:span><text:span text:style-name="T5">interpretación</text:span><text:span text:style-name="T6"> </text:span><text:span text:style-name="T5">del</text:span><text:span text:style-name="T6"> </text:span><text:span text:style-name="T5">programa</text:span><text:span text:style-name="T6"> </text:span><text:span text:style-name="T5">de</text:span><text:span text:style-name="T6"> </text:span><text:span text:style-name="T5">motor</text:span><text:span text:style-name="T6"> </text:span><text:span text:style-name="T5">en</text:span><text:span text:style-name="T6"> </text:span><text:span text:style-name="T5">cadena,</text:span><text:span text:style-name="T6"> </text:span><text:span text:style-name="T5">lo</text:span><text:span text:style-name="T6"> </text:span><text:span text:style-name="T5">que</text:span><text:span text:style-name="T6"> </text:span><text:span text:style-name="T5">corresponde</text:span><text:span text:style-name="T6"> </text:span><text:span text:style-name="T5">a</text:span><text:span text:style-name="T6"> </text:span><text:span text:style-name="T5">la</text:span><text:span text:style-name="T6"> </text:span><text:span text:style-name="T5">sentencia</text:span><text:span text:style-name="T6"> </text:span><text:span text:style-name="T5">(la)</text:span><text:span text:style-name="T6"> </text:span><text:span text:style-name="T5">y</text:span><text:span text:style-name="T6"> </text:span><text:span text:style-name="T5">el</text:span><text:span text:style-name="T6"> </text:span><text:span text:style-name="T5">constituyente</text:span><text:span text:style-name="T6"> <text:s/></text:span><text:span text:style-name="T5">de</text:span><text:span text:style-name="T6"> </text:span><text:span text:style-name="T5">contenido</text:span><text:span text:style-name="T6"> </text:span><text:span text:style-name="T5">(a</text:span><text:span text:style-name="T6"> </text:span><text:span text:style-name="T5">'),</text:span><text:span text:style-name="T6"> </text:span><text:span text:style-name="T5">la</text:span><text:span text:style-name="T6"> </text:span><text:span text:style-name="T5">rata</text:span><text:span text:style-name="T6"> </text:span><text:span text:style-name="T5">hace</text:span><text:span text:style-name="T6"> </text:span><text:span text:style-name="T5">la</text:span><text:span text:style-name="T6"> </text:span><text:span text:style-name="T5">misma</text:span><text:span text:style-name="T6"> </text:span><text:span text:style-name="T5">serie</text:span><text:span text:style-name="T6"> </text:span><text:span text:style-name="T5">de</text:span><text:span text:style-name="T6"> </text:span><text:span text:style-name="T5">movimientos</text:span><text:span text:style-name="T6"> </text:span><text:span text:style-name="T5">que</text:span><text:span text:style-name="T6"> </text:span><text:span text:style-name="T5">la</text:span><text:span text:style-name="T6"> </text:span><text:span text:style-name="T5">había</text:span><text:span text:style-name="T6"> </text:span><text:span text:style-name="T5">llevado</text:span><text:span text:style-name="T6"> </text:span><text:span text:style-name="T5">a</text:span><text:span text:style-name="T6"> </text:span><text:span text:style-name="T5">la</text:span><text:span text:style-name="T6"> </text:span><text:span text:style-name="T5">comida</text:span><text:span text:style-name="T6"> </text:span><text:span text:style-name="T5">en</text:span><text:span text:style-name="T6"> </text:span><text:span text:style-name="T5">el</text:span><text:span text:style-name="T6"> </text:span><text:span text:style-name="T5">laberinto</text:span><text:span text:style-name="T6"> </text:span><text:span text:style-name="T5">original.</text:span><text:span text:style-name="T6"> </text:span><text:span text:style-name="T5">Según</text:span><text:span text:style-name="T6"> </text:span><text:span text:style-name="T5">la</text:span><text:span text:style-name="T6"> </text:span><text:span text:style-name="T5">interpretación</text:span><text:span text:style-name="T6"> </text:span><text:span text:style-name="T5">de</text:span><text:span text:style-name="T6"> </text:span><text:span text:style-name="T5">las</text:span><text:span text:style-name="T6"> </text:span><text:span text:style-name="T5">coordenadas</text:span><text:span text:style-name="T6"> </text:span><text:span text:style-name="T5">egocéntricas,</text:span><text:span text:style-name="T6"> </text:span><text:span text:style-name="T5">tal</text:span><text:span text:style-name="T6"> </text:span><text:span text:style-name="T5">como</text:span><text:span text:style-name="T6"> </text:span><text:span text:style-name="T5">se</text:span><text:span text:style-name="T6"> </text:span><text:span text:style-name="T5">refleja</text:span><text:span text:style-name="T6"> </text:span><text:span text:style-name="T5">en</text:span><text:span text:style-name="T6"> </text:span><text:span text:style-name="T5">la</text:span><text:span text:style-name="T6"> </text:span><text:span text:style-name="T5">oración</text:span><text:span text:style-name="T6"> </text:span><text:span text:style-name="T5">(Ib)</text:span><text:span text:style-name="T6"> </text:span><text:span text:style-name="T5">en</text:span><text:span text:style-name="T6"> </text:span><text:span text:style-name="T5">el</text:span><text:span text:style-name="T6"> </text:span><text:span text:style-name="T5">conjunto</text:span><text:span text:style-name="T6"> </text:span><text:span text:style-name="T5">objetivo</text:span><text:span text:style-name="T6"> </text:span><text:span text:style-name="T5">y</text:span><text:span text:style-name="T6"> </text:span><text:span text:style-name="T5">que</text:span><text:span text:style-name="T6"> </text:span><text:span text:style-name="T5">corresponde</text:span><text:span text:style-name="T6"> </text:span><text:span text:style-name="T5">al</text:span><text:span text:style-name="T6"> </text:span><text:span text:style-name="T5">constituyente</text:span><text:span text:style-name="T6"> </text:span><text:span text:style-name="T5">de</text:span><text:span text:style-name="T6"> </text:span><text:span text:style-name="T5">contenido</text:span><text:span text:style-name="T6"> </text:span><text:span text:style-name="T5">(b</text:span><text:span text:style-name="T6"> </text:span><text:span text:style-name="T5">'),</text:span><text:span text:style-name="T6"> </text:span><text:span text:style-name="T5">la</text:span><text:span text:style-name="T6"> </text:span><text:span text:style-name="T5">rata</text:span><text:span text:style-name="T6"> </text:span><text:span text:style-name="T5">se</text:span><text:span text:style-name="T6"> </text:span><text:span text:style-name="T5">mueve</text:span><text:span text:style-name="T6"> </text:span><text:span text:style-name="T5">a</text:span><text:span text:style-name="T6"> </text:span><text:span text:style-name="T5">la</text:span><text:span text:style-name="T6"> </text:span><text:span text:style-name="T5">misma</text:span><text:span text:style-name="T6"> </text:span><text:span text:style-name="T5">posición</text:span><text:span text:style-name="T6"> </text:span><text:span text:style-name="T5">con</text:span><text:span text:style-name="T6"> </text:span><text:span text:style-name="T5">respecto</text:span><text:span text:style-name="T6"> </text:span><text:span text:style-name="T5">a</text:span><text:span text:style-name="T6"> </text:span><text:span text:style-name="T5">su</text:span><text:span text:style-name="T6"> </text:span><text:span text:style-name="T5">punto</text:span><text:span text:style-name="T6"> </text:span><text:span text:style-name="T5">de</text:span><text:span text:style-name="T6"> </text:span><text:span text:style-name="T5">partida</text:span><text:span text:style-name="T6"> </text:span><text:span text:style-name="T5">como</text:span><text:span text:style-name="T6"> </text:span><text:span text:style-name="T5">en</text:span><text:span text:style-name="T6"> </text:span><text:span text:style-name="T5">el</text:span><text:span text:style-name="T6"> </text:span><text:span text:style-name="T5">laberinto</text:span><text:span text:style-name="T6"> </text:span><text:span text:style-name="T5">original.</text:span><text:span text:style-name="T6"> </text:span><text:span text:style-name="T5">La</text:span><text:span text:style-name="T6"> </text:span><text:span text:style-name="T5">vista</text:span><text:span text:style-name="T6"> </text:span><text:span text:style-name="T5">del</text:span><text:span text:style-name="T6"> </text:span><text:span text:style-name="T5">espacio</text:span><text:span text:style-name="T6"> </text:span><text:span text:style-name="T5">del</text:span><text:span text:style-name="T6"> </text:span><text:span text:style-name="T5">laberinto</text:span><text:span text:style-name="T6"> – </text:span><text:span text:style-name="T5">en</text:span><text:span text:style-name="T6"> </text:span><text:span text:style-name="T5">la</text:span><text:span text:style-name="T6"> </text:span><text:span text:style-name="T5">oracion</text:span><text:span text:style-name="T6"> </text:span><text:span text:style-name="T5">(Ic)</text:span><text:span text:style-name="T6"> </text:span><text:span text:style-name="T5">y</text:span><text:span text:style-name="T6"> </text:span><text:span text:style-name="T5">el</text:span><text:span text:style-name="T6"> </text:span><text:span text:style-name="T5">contenido</text:span><text:span text:style-name="T6"> </text:span><text:span text:style-name="T5">de</text:span><text:span text:style-name="T6"> </text:span><text:span text:style-name="T5">constituyentes</text:span><text:span text:style-name="T6"> </text:span><text:span text:style-name="T5">(c</text:span><text:span text:style-name="T6"> </text:span><text:span text:style-name="T5">'),</text:span><text:span text:style-name="T6"> </text:span><text:span text:style-name="T5">predice</text:span><text:span text:style-name="T6"> </text:span><text:span text:style-name="T5">que</text:span><text:span text:style-name="T6"> </text:span><text:span text:style-name="T5">la</text:span><text:span text:style-name="T6"> </text:span><text:span text:style-name="T5">rata</text:span><text:span text:style-name="T6"> </text:span><text:span text:style-name="T5">se</text:span><text:span text:style-name="T6"> </text:span><text:span text:style-name="T5">destinará</text:span><text:span text:style-name="T6"> </text:span><text:span text:style-name="T5">a</text:span><text:span text:style-name="T6"> </text:span><text:span text:style-name="T5">la</text:span><text:span text:style-name="T6"> </text:span><text:span text:style-name="T5">misma</text:span><text:span text:style-name="T6"> </text:span><text:span text:style-name="T5">posición</text:span><text:span text:style-name="T6"> </text:span><text:span text:style-name="T5">en</text:span><text:span text:style-name="T6"> </text:span><text:span text:style-name="T5">el</text:span><text:span text:style-name="T6"> </text:span><text:span text:style-name="T5">espacio</text:span><text:span text:style-name="T6"> </text:span><text:span text:style-name="T5">de</text:span><text:span text:style-name="T6"> </text:span><text:span text:style-name="T5">laberinto,</text:span><text:span text:style-name="T6"> </text:span><text:span text:style-name="T5">mientras</text:span><text:span text:style-name="T6"> </text:span><text:span text:style-name="T5">que</text:span><text:span text:style-name="T6"> </text:span><text:span text:style-name="T5">el</text:span><text:span text:style-name="T6"> </text:span><text:span text:style-name="T5">espacio</text:span><text:span text:style-name="T6"> </text:span><text:span text:style-name="T5">ambiental</text:span><text:span text:style-name="T6"> </text:span><text:span text:style-name="T5">de</text:span><text:span text:style-name="T6"> </text:span><text:span text:style-name="T5">vista</text:span><text:span text:style-name="T6"> </text:span><text:span text:style-name="T5">(Id)</text:span><text:span text:style-name="T6"> </text:span><text:span text:style-name="T5">y</text:span><text:span text:style-name="T6"> </text:span><text:span text:style-name="T5">(d'),</text:span><text:span text:style-name="T6"> </text:span><text:span text:style-name="T5">predice</text:span><text:span text:style-name="T6"> </text:span><text:span text:style-name="T5">que</text:span><text:span text:style-name="T6"> </text:span><text:span text:style-name="T5">la</text:span><text:span text:style-name="T6"> </text:span><text:span text:style-name="T5">rata</text:span><text:span text:style-name="T6"> </text:span><text:span text:style-name="T5">se</text:span><text:span text:style-name="T6"> </text:span><text:span text:style-name="T5">destinará</text:span><text:span text:style-name="T6"> </text:span><text:span text:style-name="T5">a</text:span><text:span text:style-name="T6"> </text:span><text:span text:style-name="T5">la</text:span><text:span text:style-name="T6"> </text:span><text:span text:style-name="T5">misma</text:span><text:span text:style-name="T6"> </text:span><text:span text:style-name="T5">posición</text:span><text:span text:style-name="T6"> </text:span><text:span text:style-name="T5">en</text:span><text:span text:style-name="T6"> </text:span><text:span text:style-name="T5">espacio</text:span><text:span text:style-name="T6"> </text:span><text:span text:style-name="T5">ambiental.</text:span></text:p>
      <text:p text:style-name="P6"><text:soft-page-break/><text:span text:style-name="T6"><text:s text:c="5"/></text:span><text:span text:style-name="T5">Lo</text:span><text:span text:style-name="T6"> </text:span><text:span text:style-name="T5">que</text:span><text:span text:style-name="T6"> </text:span><text:span text:style-name="T5">tenemos</text:span><text:span text:style-name="T6"> </text:span><text:span text:style-name="T5">que</text:span><text:span text:style-name="T6"> </text:span><text:span text:style-name="T5">hacer,</text:span><text:span text:style-name="T6"> </text:span><text:span text:style-name="T5">por</text:span><text:span text:style-name="T6"> </text:span><text:span text:style-name="T5">lo</text:span><text:span text:style-name="T6"> </text:span><text:span text:style-name="T5">tanto,</text:span><text:span text:style-name="T6"> </text:span><text:span text:style-name="T5">es</text:span><text:span text:style-name="T6"> </text:span><text:span text:style-name="T5">modificar</text:span><text:span text:style-name="T6"> </text:span><text:span text:style-name="T5">el</text:span><text:span text:style-name="T6"> </text:span><text:span text:style-name="T5">laberinto</text:span><text:span text:style-name="T6"> </text:span><text:span text:style-name="T5">de</text:span><text:span text:style-name="T6"> </text:span><text:span text:style-name="T5">una</text:span><text:span text:style-name="T6"> </text:span><text:span text:style-name="T5">manera</text:span><text:span text:style-name="T6"> </text:span><text:span text:style-name="T5">que</text:span><text:span text:style-name="T6"> </text:span><text:span text:style-name="T5">genere</text:span><text:span text:style-name="T6"> </text:span><text:span text:style-name="T5">una</text:span><text:span text:style-name="T6"> </text:span><text:span text:style-name="T5">serie</text:span><text:span text:style-name="T6"> </text:span><text:span text:style-name="T5">de</text:span><text:span text:style-name="T6"> </text:span><text:span text:style-name="T5">comportamientos</text:span><text:span text:style-name="T6"> </text:span><text:span text:style-name="T5">más</text:span><text:span text:style-name="T6"> </text:span><text:span text:style-name="T5">sobresalientes</text:span><text:span text:style-name="T6"> </text:span><text:span text:style-name="T5">y</text:span><text:span text:style-name="T6"> </text:span><text:span text:style-name="T5">nos</text:span><text:span text:style-name="T6"> </text:span><text:span text:style-name="T5">permiten</text:span><text:span text:style-name="T6"> </text:span><text:span text:style-name="T5">ver</text:span><text:span text:style-name="T6"> </text:span><text:span text:style-name="T5">cuál</text:span><text:span text:style-name="T6"> </text:span><text:span text:style-name="T5">de</text:span><text:span text:style-name="T6"> </text:span><text:span text:style-name="T5">los</text:span><text:span text:style-name="T6"> </text:span><text:span text:style-name="T5">cuatro</text:span><text:span text:style-name="T6"> </text:span><text:span text:style-name="T5">constituyentes</text:span><text:span text:style-name="T6"> </text:span><text:span text:style-name="T5">de</text:span><text:span text:style-name="T6"> </text:span><text:span text:style-name="T5">contenido</text:span><text:span text:style-name="T6"> </text:span><text:span text:style-name="T5">(a</text:span><text:span text:style-name="T6"> </text:span><text:span text:style-name="T5">')</text:span><text:span text:style-name="T6"> </text:span><text:span text:style-name="T5">-</text:span><text:span text:style-name="T6"> </text:span><text:span text:style-name="T5">(d)</text:span><text:span text:style-name="T6"> </text:span><text:span text:style-name="T5">son</text:span><text:span text:style-name="T6"> </text:span><text:span text:style-name="T5">adecuadamente</text:span><text:span text:style-name="T6"> </text:span><text:span text:style-name="T5">proyectable.</text:span><text:span text:style-name="T6"> </text:span><text:span text:style-name="T5">Hay,</text:span><text:span text:style-name="T6"> </text:span><text:span text:style-name="T5">de</text:span><text:span text:style-name="T6"> </text:span><text:span text:style-name="T5">hecho,</text:span><text:span text:style-name="T6"> </text:span><text:span text:style-name="T5">una</text:span><text:span text:style-name="T6"> </text:span><text:span text:style-name="T5">literatura</text:span><text:span text:style-name="T6"> </text:span><text:span text:style-name="T5">experimental</text:span><text:span text:style-name="T6"> </text:span><text:span text:style-name="T5">relativamente</text:span><text:span text:style-name="T6"> </text:span><text:span text:style-name="T5">bien</text:span><text:span text:style-name="T6"> </text:span><text:span text:style-name="T5">conocida</text:span><text:span text:style-name="T6"> </text:span><text:span text:style-name="T5">que</text:span><text:span text:style-name="T6"> </text:span><text:span text:style-name="T5">puede</text:span><text:span text:style-name="T6"> </text:span><text:span text:style-name="T5">ser</text:span><text:span text:style-name="T6"> </text:span><text:span text:style-name="T5">interpretada</text:span><text:span text:style-name="T6"> </text:span><text:span text:style-name="T5">como</text:span><text:span text:style-name="T6"> </text:span><text:span text:style-name="T5">el</text:span><text:span text:style-name="T6"> </text:span><text:span text:style-name="T5">hacer</text:span><text:span text:style-name="T6"> </text:span><text:span text:style-name="T5">precisamente</text:span><text:span text:style-name="T6"> </text:span><text:span text:style-name="T5">eso</text:span><text:span text:style-name="T6"> </text:span><text:span text:style-name="T5">(Gallistel,</text:span><text:span text:style-name="T6"> </text:span><text:span text:style-name="T5">1990).</text:span><text:span text:style-name="T6"> </text:span><text:span text:style-name="T5">En</text:span><text:span text:style-name="T6"> </text:span><text:span text:style-name="T5">lo</text:span><text:span text:style-name="T6"> </text:span><text:span text:style-name="T5">que</text:span><text:span text:style-name="T6"> </text:span><text:span text:style-name="T5">sigue,</text:span><text:span text:style-name="T6"> </text:span><text:span text:style-name="T5">adoptaré</text:span><text:span text:style-name="T6"> </text:span><text:span text:style-name="T5">una</text:span><text:span text:style-name="T6"> </text:span><text:span text:style-name="T5">ligera</text:span><text:span text:style-name="T6"> </text:span><text:span text:style-name="T5">simplificación</text:span><text:span text:style-name="T6"> </text:span><text:span text:style-name="T5">en</text:span><text:span text:style-name="T6"> </text:span><text:span text:style-name="T5">la</text:span><text:span text:style-name="T6"> </text:span><text:span text:style-name="T5">descripción</text:span><text:span text:style-name="T6"> </text:span><text:span text:style-name="T5">de</text:span><text:span text:style-name="T6"> </text:span><text:span text:style-name="T5">los</text:span><text:span text:style-name="T6"> </text:span><text:span text:style-name="T5">trabajos</text:span><text:span text:style-name="T6"> </text:span><text:span text:style-name="T5">experimentales</text:span><text:span text:style-name="T6"> </text:span><text:span text:style-name="T5">en</text:span><text:span text:style-name="T6"> </text:span><text:span text:style-name="T5">la</text:span><text:span text:style-name="T6"> </text:span><text:span text:style-name="T5">codificación</text:span><text:span text:style-name="T6"> </text:span><text:span text:style-name="T5">de</text:span><text:span text:style-name="T6"> </text:span><text:span text:style-name="T5">la</text:span><text:span text:style-name="T6"> </text:span><text:span text:style-name="T5">ubicación</text:span><text:span text:style-name="T6"> </text:span><text:span text:style-name="T5">espacial</text:span><text:span text:style-name="T6"> </text:span><text:span text:style-name="T5">en</text:span><text:span text:style-name="T6"> </text:span><text:span text:style-name="T5">ratas.</text:span><text:span text:style-name="T6"> </text:span><text:span text:style-name="T5">Los</text:span><text:span text:style-name="T6"> </text:span><text:span text:style-name="T5">experimentos</text:span><text:span text:style-name="T6"> </text:span><text:span text:style-name="T5">dependerán</text:span><text:span text:style-name="T6"> </text:span><text:span text:style-name="T5">de</text:span><text:span text:style-name="T6"> </text:span><text:span text:style-name="T5">comparar</text:span><text:span text:style-name="T6"> </text:span><text:span text:style-name="T5">el</text:span><text:span text:style-name="T6"> </text:span><text:span text:style-name="T5">rendimiento</text:span><text:span text:style-name="T6"> </text:span><text:span text:style-name="T5">en</text:span><text:span text:style-name="T6"> </text:span><text:span text:style-name="T5">diferentes</text:span><text:span text:style-name="T6"> </text:span><text:span text:style-name="T5">laberintos.</text:span><text:span text:style-name="T6"> </text:span><text:span text:style-name="T5">El</text:span><text:span text:style-name="T6"> </text:span><text:span text:style-name="T5">rendimiento</text:span><text:span text:style-name="T6"> </text:span><text:span text:style-name="T5">se</text:span><text:span text:style-name="T6"> </text:span><text:span text:style-name="T5">puede</text:span><text:span text:style-name="T6"> </text:span><text:span text:style-name="T5">calcular</text:span><text:span text:style-name="T6"> </text:span><text:span text:style-name="T5">en</text:span><text:span text:style-name="T6"> </text:span><text:span text:style-name="T5">términos</text:span><text:span text:style-name="T6"> </text:span><text:span text:style-name="T5">del</text:span><text:span text:style-name="T6"> </text:span><text:span text:style-name="T5">número</text:span><text:span text:style-name="T6"> </text:span><text:span text:style-name="T5">de</text:span><text:span text:style-name="T6"> </text:span><text:span text:style-name="T5">ensayos</text:span><text:span text:style-name="T6"> </text:span><text:span text:style-name="T5">necesarios</text:span><text:span text:style-name="T6"> </text:span><text:span text:style-name="T5">para</text:span><text:span text:style-name="T6"> </text:span><text:span text:style-name="T5">aprender</text:span><text:span text:style-name="T6"> </text:span><text:span text:style-name="T5">a</text:span><text:span text:style-name="T6"> </text:span><text:span text:style-name="T5">cómo</text:span><text:span text:style-name="T6"> </text:span><text:span text:style-name="T5">correr</text:span><text:span text:style-name="T6"> </text:span><text:span text:style-name="T5">por</text:span><text:span text:style-name="T6"> </text:span><text:span text:style-name="T5">el</text:span><text:span text:style-name="T6"> </text:span><text:span text:style-name="T5">laberinto</text:span><text:span text:style-name="T6"> </text:span><text:span text:style-name="T5">-</text:span><text:span text:style-name="T6"> </text:span><text:span text:style-name="T5">o</text:span><text:span text:style-name="T6"> </text:span><text:span text:style-name="T5">en</text:span><text:span text:style-name="T6"> </text:span><text:span text:style-name="T5">función</text:span><text:span text:style-name="T6"> </text:span><text:span text:style-name="T5">del</text:span><text:span text:style-name="T6"> </text:span><text:span text:style-name="T5">porcentaje</text:span><text:span text:style-name="T6"> </text:span><text:span text:style-name="T5">de</text:span><text:span text:style-name="T6"> </text:span><text:span text:style-name="T5">los</text:span><text:span text:style-name="T6"> </text:span><text:span text:style-name="T5">ensayos</text:span><text:span text:style-name="T6"> </text:span><text:span text:style-name="T5">asertivos.</text:span><text:span text:style-name="T6"> </text:span><text:span text:style-name="T5">Se</text:span><text:span text:style-name="T6"> </text:span><text:span text:style-name="T5">trata</text:span><text:span text:style-name="T6"> </text:span><text:span text:style-name="T5">esencialmente</text:span><text:span text:style-name="T6"> </text:span><text:span text:style-name="T5">de</text:span><text:span text:style-name="T6"> </text:span><text:span text:style-name="T5">una</text:span><text:span text:style-name="T6"> </text:span><text:span text:style-name="T5">estadística</text:span><text:span text:style-name="T6"> </text:span><text:span text:style-name="T5">medida</text:span><text:span text:style-name="T6"> </text:span><text:span text:style-name="T5">calculada</text:span><text:span text:style-name="T6"> </text:span><text:span text:style-name="T5">sobre</text:span><text:span text:style-name="T6"> </text:span><text:span text:style-name="T5">la</text:span><text:span text:style-name="T6"> </text:span><text:span text:style-name="T5">actuación</text:span><text:span text:style-name="T6"> </text:span><text:span text:style-name="T5">de</text:span><text:span text:style-name="T6"> </text:span><text:span text:style-name="T5">los</text:span><text:span text:style-name="T6"> </text:span><text:span text:style-name="T5">grupos</text:span><text:span text:style-name="T6"> </text:span><text:span text:style-name="T5">de</text:span><text:span text:style-name="T6"> </text:span><text:span text:style-name="T5">ratas,</text:span><text:span text:style-name="T6"> </text:span><text:span text:style-name="T5">no</text:span><text:span text:style-name="T6"> </text:span><text:span text:style-name="T5">siempre</text:span><text:span text:style-name="T6"> </text:span><text:span text:style-name="T5">involucrando</text:span><text:span text:style-name="T6"> </text:span><text:span text:style-name="T5">a</text:span><text:span text:style-name="T6"> </text:span><text:span text:style-name="T5">las</text:span><text:span text:style-name="T6"> </text:span><text:span text:style-name="T5">mismas</text:span><text:span text:style-name="T6"> </text:span><text:span text:style-name="T5">ratas</text:span><text:span text:style-name="T6"> </text:span><text:span text:style-name="T5">en</text:span><text:span text:style-name="T6"> </text:span><text:span text:style-name="T5">laberintos</text:span><text:span text:style-name="T6"> </text:span><text:span text:style-name="T5">diferentes.</text:span><text:span text:style-name="T6"> </text:span><text:span text:style-name="T5">Algunos</text:span><text:span text:style-name="T6"> </text:span><text:span text:style-name="T5">experimentos</text:span><text:span text:style-name="T6"> </text:span><text:span text:style-name="T5">implican</text:span><text:span text:style-name="T6"> </text:span><text:span text:style-name="T5">entrenamiento</text:span><text:span text:style-name="T6"> </text:span><text:span text:style-name="T5">de</text:span><text:span text:style-name="T6"> </text:span><text:span text:style-name="T5">las</text:span><text:span text:style-name="T6"> </text:span><text:span text:style-name="T5">ratas</text:span><text:span text:style-name="T6"> </text:span><text:span text:style-name="T5">para</text:span><text:span text:style-name="T6"> </text:span><text:span text:style-name="T5">que</text:span><text:span text:style-name="T6"> </text:span><text:span text:style-name="T5">corran</text:span><text:span text:style-name="T6"> </text:span><text:span text:style-name="T5">en</text:span><text:span text:style-name="T6"> </text:span><text:span text:style-name="T5">un</text:span><text:span text:style-name="T6"> </text:span><text:span text:style-name="T5">laberinto</text:span><text:span text:style-name="T6"> </text:span><text:span text:style-name="T5">en</text:span><text:span text:style-name="T6"> </text:span><text:span text:style-name="T5">particular</text:span><text:span text:style-name="T6"> </text:span><text:span text:style-name="T5">y</text:span><text:span text:style-name="T6"> </text:span><text:span text:style-name="T5">luego,</text:span><text:span text:style-name="T6"> </text:span><text:span text:style-name="T5">ya</text:span><text:span text:style-name="T6"> </text:span><text:span text:style-name="T5">sea</text:span><text:span text:style-name="T6"> </text:span><text:span text:style-name="T5">cambiando</text:span><text:span text:style-name="T6"> </text:span><text:span text:style-name="T5">la</text:span><text:span text:style-name="T6"> </text:span><text:span text:style-name="T5">configuración</text:span><text:span text:style-name="T6"> </text:span><text:span text:style-name="T5">del</text:span><text:span text:style-name="T6"> </text:span><text:span text:style-name="T5">laberinto</text:span><text:span text:style-name="T6"> </text:span><text:span text:style-name="T5">(mediante</text:span><text:span text:style-name="T6"> </text:span><text:span text:style-name="T5">el</text:span><text:span text:style-name="T6"> </text:span><text:span text:style-name="T5">bloqueo</text:span><text:span text:style-name="T6"> </text:span><text:span text:style-name="T5">de</text:span><text:span text:style-name="T6"> </text:span><text:span text:style-name="T5">algunas</text:span><text:span text:style-name="T6"> </text:span><text:span text:style-name="T5">de</text:span><text:span text:style-name="T6"> </text:span><text:span text:style-name="T5">las</text:span><text:span text:style-name="T6"> </text:span><text:span text:style-name="T5">rutas,</text:span><text:span text:style-name="T6"> </text:span><text:span text:style-name="T5">por</text:span><text:span text:style-name="T6"> </text:span><text:span text:style-name="T5">ejemplo,</text:span><text:span text:style-name="T6"> </text:span><text:span text:style-name="T5">o</text:span><text:span text:style-name="T6"> </text:span><text:span text:style-name="T5">girando</text:span><text:span text:style-name="T6"> </text:span><text:span text:style-name="T5">el</text:span><text:span text:style-name="T6"> </text:span><text:span text:style-name="T5">laberinto</text:span><text:span text:style-name="T6"> </text:span><text:span text:style-name="T5">como</text:span><text:span text:style-name="T6"> </text:span><text:span text:style-name="T5">un</text:span><text:span text:style-name="T6"> </text:span><text:span text:style-name="T5">todo)</text:span><text:span text:style-name="T6"> </text:span><text:span text:style-name="T5">o</text:span><text:span text:style-name="T6"> </text:span><text:span text:style-name="T5">colocando</text:span><text:span text:style-name="T6"> </text:span><text:span text:style-name="T5">a</text:span><text:span text:style-name="T6"> </text:span><text:span text:style-name="T5">las</text:span><text:span text:style-name="T6"> </text:span><text:span text:style-name="T5">ratas</text:span><text:span text:style-name="T6"> </text:span><text:span text:style-name="T5">para</text:span><text:span text:style-name="T6"> </text:span><text:span text:style-name="T5">que</text:span><text:span text:style-name="T6"> </text:span><text:span text:style-name="T5">inicien</text:span><text:span text:style-name="T6"> </text:span><text:span text:style-name="T5">en</text:span><text:span text:style-name="T6"> </text:span><text:span text:style-name="T5">una</text:span><text:span text:style-name="T6"> </text:span><text:span text:style-name="T5">sección</text:span><text:span text:style-name="T6"> </text:span><text:span text:style-name="T5">diferente</text:span><text:span text:style-name="T6"> </text:span><text:span text:style-name="T5">de</text:span><text:span text:style-name="T6"> </text:span><text:span text:style-name="T5">la</text:span><text:span text:style-name="T6"> </text:span><text:span text:style-name="T5">laberinto</text:span><text:span text:style-name="T6"> </text:span><text:span text:style-name="T5">de</text:span><text:span text:style-name="T6"> </text:span><text:span text:style-name="T5">la</text:span><text:span text:style-name="T6"> </text:span><text:span text:style-name="T5">que</text:span><text:span text:style-name="T6"> </text:span><text:span text:style-name="T5">partieron</text:span><text:span text:style-name="T6"> </text:span><text:span text:style-name="T5">en</text:span><text:span text:style-name="T6"> </text:span><text:span text:style-name="T5">la</text:span><text:span text:style-name="T6"> </text:span><text:span text:style-name="T5">carreras</text:span><text:span text:style-name="T6"> </text:span><text:span text:style-name="T5">de</text:span><text:span text:style-name="T6"> </text:span><text:span text:style-name="T5">entrenamiento.</text:span><text:span text:style-name="T6"> </text:span><text:span text:style-name="T5">Otros</text:span><text:span text:style-name="T6"> </text:span><text:span text:style-name="T5">paradigmas</text:span><text:span text:style-name="T6"> </text:span><text:span text:style-name="T5">entrenan</text:span><text:span text:style-name="T6"> </text:span><text:span text:style-name="T5">a</text:span><text:span text:style-name="T6"> </text:span><text:span text:style-name="T5">grupos</text:span><text:span text:style-name="T6"> </text:span><text:span text:style-name="T5">de</text:span><text:span text:style-name="T6"> </text:span><text:span text:style-name="T5">ratas</text:span><text:span text:style-name="T6"> </text:span><text:span text:style-name="T5">para</text:span><text:span text:style-name="T6"> </text:span><text:span text:style-name="T5">que</text:span><text:span text:style-name="T6"> </text:span><text:span text:style-name="T5">recorran</text:span><text:span text:style-name="T6"> </text:span><text:span text:style-name="T5">laberintos</text:span><text:span text:style-name="T6"> </text:span><text:span text:style-name="T5">de</text:span><text:span text:style-name="T6"> </text:span><text:span text:style-name="T5">una</text:span><text:span text:style-name="T6"> </text:span><text:span text:style-name="T5">manera</text:span><text:span text:style-name="T6"> </text:span><text:span text:style-name="T5">diseñada</text:span><text:span text:style-name="T6"> </text:span><text:span text:style-name="T5">y</text:span><text:span text:style-name="T6"> </text:span><text:span text:style-name="T5">así</text:span><text:span text:style-name="T6"> </text:span><text:span text:style-name="T5">recurrir</text:span><text:span text:style-name="T6"> </text:span><text:span text:style-name="T5">a</text:span><text:span text:style-name="T6"> </text:span><text:span text:style-name="T5">diferentes</text:span><text:span text:style-name="T6"> </text:span><text:span text:style-name="T5">formas</text:span><text:span text:style-name="T6"> </text:span><text:span text:style-name="T5">de</text:span><text:span text:style-name="T6"> </text:span><text:span text:style-name="T5">codificación</text:span><text:span text:style-name="T6"> </text:span><text:span text:style-name="T5">de</text:span><text:span text:style-name="T6"> </text:span><text:span text:style-name="T5">la</text:span><text:span text:style-name="T6"> </text:span><text:span text:style-name="T5">ubicación</text:span><text:span text:style-name="T6"> </text:span><text:span text:style-name="T5">espacial.</text:span><text:span text:style-name="T6"> </text:span><text:span text:style-name="T5">En</text:span><text:span text:style-name="T6"> </text:span><text:span text:style-name="T5">este</text:span><text:span text:style-name="T6"> </text:span><text:span text:style-name="T5">segundo</text:span><text:span text:style-name="T6"> </text:span><text:span text:style-name="T5">tipo</text:span><text:span text:style-name="T6"> </text:span><text:span text:style-name="T5">de</text:span><text:span text:style-name="T6"> </text:span><text:span text:style-name="T5">experimento</text:span><text:span text:style-name="T6"> </text:span><text:span text:style-name="T5">lo</text:span><text:span text:style-name="T6"> </text:span><text:span text:style-name="T5">que</text:span><text:span text:style-name="T6"> </text:span><text:span text:style-name="T5">es</text:span><text:span text:style-name="T6"> </text:span><text:span text:style-name="T5">importante</text:span><text:span text:style-name="T6"> </text:span><text:span text:style-name="T5">es</text:span><text:span text:style-name="T6"> </text:span><text:span text:style-name="T5">la</text:span><text:span text:style-name="T6"> </text:span><text:span text:style-name="T5">velocidad</text:span><text:span text:style-name="T6"> </text:span><text:span text:style-name="T5">relativa</text:span><text:span text:style-name="T6"> </text:span><text:span text:style-name="T5">con</text:span><text:span text:style-name="T6"> </text:span><text:span text:style-name="T5">la</text:span><text:span text:style-name="T6"> </text:span><text:span text:style-name="T5">que</text:span><text:span text:style-name="T6"> </text:span><text:span text:style-name="T5">los</text:span><text:span text:style-name="T6"> </text:span><text:span text:style-name="T5">respectivos</text:span><text:span text:style-name="T6"> </text:span><text:span text:style-name="T5">grupos</text:span><text:span text:style-name="T6"> </text:span><text:span text:style-name="T5">de</text:span><text:span text:style-name="T6"> </text:span><text:span text:style-name="T5">ratas</text:span><text:span text:style-name="T6"> </text:span><text:span text:style-name="T5">aprenden</text:span><text:span text:style-name="T6"> </text:span><text:span text:style-name="T5">a</text:span><text:span text:style-name="T6"> </text:span><text:span text:style-name="T5">correr</text:span><text:span text:style-name="T6"> </text:span><text:span text:style-name="T5">por</text:span><text:span text:style-name="T6"> </text:span><text:span text:style-name="T5">el</text:span><text:span text:style-name="T6"> </text:span><text:span text:style-name="T5">laberinto.</text:span><text:span text:style-name="T6"> </text:span><text:span text:style-name="T5">Voy</text:span><text:span text:style-name="T6"> </text:span><text:span text:style-name="T5">a</text:span><text:span text:style-name="T6"> </text:span><text:span text:style-name="T5">describir</text:span><text:span text:style-name="T6"> </text:span><text:span text:style-name="T5">los</text:span><text:span text:style-name="T6"> </text:span><text:span text:style-name="T5">experimentos,</text:span><text:span text:style-name="T6"> </text:span><text:span text:style-name="T5">sin</text:span><text:span text:style-name="T6"> </text:span><text:span text:style-name="T5">embargo,</text:span><text:span text:style-name="T6"> </text:span><text:span text:style-name="T5">como</text:span><text:span text:style-name="T6"> </text:span><text:span text:style-name="T5">si</text:span><text:span text:style-name="T6"> </text:span><text:span text:style-name="T5">implicaran</text:span><text:span text:style-name="T6"> </text:span><text:span text:style-name="T5">la</text:span><text:span text:style-name="T6"> </text:span><text:span text:style-name="T5">formación</text:span><text:span text:style-name="T6"> </text:span><text:span text:style-name="T5">de</text:span><text:span text:style-name="T6"> </text:span><text:span text:style-name="T5">una</text:span><text:span text:style-name="T6"> </text:span><text:span text:style-name="T5">sola</text:span><text:span text:style-name="T6"> </text:span><text:span text:style-name="T5">rata</text:span><text:span text:style-name="T6"> </text:span><text:span text:style-name="T5">en</text:span><text:span text:style-name="T6"> </text:span><text:span text:style-name="T5">un</text:span><text:span text:style-name="T6"> </text:span><text:span text:style-name="T5">laberinto</text:span><text:span text:style-name="T6"> </text:span><text:span text:style-name="T5">y</text:span><text:span text:style-name="T6"> </text:span><text:span text:style-name="T5">la</text:span><text:span text:style-name="T6"> </text:span><text:span text:style-name="T5">observación</text:span><text:span text:style-name="T6"> </text:span><text:span text:style-name="T5">de</text:span><text:span text:style-name="T6"> </text:span><text:span text:style-name="T5">su</text:span><text:span text:style-name="T6"> </text:span><text:span text:style-name="T5">desempeño</text:span><text:span text:style-name="T6"> </text:span><text:span text:style-name="T5">en</text:span><text:span text:style-name="T6"> </text:span><text:span text:style-name="T5">un</text:span><text:span text:style-name="T6"> </text:span><text:span text:style-name="T5">solo</text:span><text:span text:style-name="T6"> </text:span><text:span text:style-name="T5">ensayo</text:span><text:span text:style-name="T6"> </text:span><text:span text:style-name="T5">en</text:span><text:span text:style-name="T6"> </text:span><text:span text:style-name="T5">otro</text:span><text:span text:style-name="T6"> </text:span><text:span text:style-name="T5">laberinto</text:span><text:span text:style-name="T6"> </text:span><text:span text:style-name="T5">-a</text:span><text:span text:style-name="T6"> </text:span><text:span text:style-name="T5">pesar</text:span><text:span text:style-name="T6"> </text:span><text:span text:style-name="T5">de</text:span><text:span text:style-name="T6"> </text:span><text:span text:style-name="T5">que</text:span><text:span text:style-name="T6"> </text:span><text:span text:style-name="T5">sea</text:span><text:span text:style-name="T6"> </text:span><text:span text:style-name="T5">muy</text:span><text:span text:style-name="T6"> </text:span><text:span text:style-name="T5">poco</text:span><text:span text:style-name="T6"> </text:span><text:span text:style-name="T5">probable</text:span><text:span text:style-name="T6"> </text:span><text:span text:style-name="T5">que</text:span><text:span text:style-name="T6"> </text:span><text:span text:style-name="T5">alguna</text:span><text:span text:style-name="T6"> </text:span><text:span text:style-name="T5">rata</text:span><text:span text:style-name="T6"> </text:span><text:span text:style-name="T5">sola</text:span><text:span text:style-name="T6"> </text:span><text:span text:style-name="T5">haya</text:span><text:span text:style-name="T6"> </text:span><text:span text:style-name="T5">sido</text:span><text:span text:style-name="T6"> </text:span><text:span text:style-name="T5">gestionada</text:span><text:span text:style-name="T6"> </text:span><text:span text:style-name="T5">a</text:span><text:span text:style-name="T6"> </text:span><text:span text:style-name="T5">través</text:span><text:span text:style-name="T6"> </text:span><text:span text:style-name="T5">de</text:span><text:span text:style-name="T6"> </text:span><text:span text:style-name="T5">todos</text:span><text:span text:style-name="T6"> </text:span><text:span text:style-name="T5">los</text:span><text:span text:style-name="T6"> </text:span><text:span text:style-name="T5">laberintos</text:span><text:span text:style-name="T6"> </text:span><text:span text:style-name="T5">que</text:span><text:span text:style-name="T6"> </text:span><text:span text:style-name="T5">voy</text:span><text:span text:style-name="T6"> </text:span><text:span text:style-name="T5">a</text:span><text:span text:style-name="T6"> </text:span><text:span text:style-name="T5">describir.</text:span></text:p>
      <text:p text:style-name="P6"><text:span text:style-name="T6"><text:s text:c="5"/></text:span><text:span text:style-name="T5">Hay</text:span><text:span text:style-name="T6"> </text:span><text:span text:style-name="T5">que</text:span><text:span text:style-name="T6"> </text:span><text:span text:style-name="T5">recordar</text:span><text:span text:style-name="T6"> </text:span><text:span text:style-name="T5">que</text:span><text:span text:style-name="T6"> </text:span><text:span text:style-name="T5">el</text:span><text:span text:style-name="T6"> </text:span><text:span text:style-name="T5">comportamiento</text:span><text:span text:style-name="T6"> </text:span><text:span text:style-name="T5">que</text:span><text:span text:style-name="T6"> </text:span><text:span text:style-name="T5">estamos</text:span><text:span text:style-name="T6"> </text:span><text:span text:style-name="T5">tratando</text:span><text:span text:style-name="T6"> </text:span><text:span text:style-name="T5">de</text:span><text:span text:style-name="T6"> </text:span><text:span text:style-name="T5">explicar</text:span><text:span text:style-name="T6"> </text:span><text:span text:style-name="T5">es</text:span><text:span text:style-name="T6"> </text:span><text:span text:style-name="T5">el</text:span><text:span text:style-name="T6"> </text:span><text:span text:style-name="T5">desempeño</text:span><text:span text:style-name="T6"> </text:span><text:span text:style-name="T5">asertivo</text:span><text:span text:style-name="T6"> </text:span><text:span text:style-name="T5">de</text:span><text:span text:style-name="T6"> </text:span><text:span text:style-name="T5">una</text:span><text:span text:style-name="T6"> </text:span><text:span text:style-name="T5">rata</text:span><text:span text:style-name="T6"> </text:span><text:span text:style-name="T5">en</text:span><text:span text:style-name="T6"> </text:span><text:span text:style-name="T5">un</text:span><text:span text:style-name="T6"> </text:span><text:span text:style-name="T5">laberinto</text:span><text:span text:style-name="T6"> </text:span><text:span text:style-name="T5">en</text:span><text:span text:style-name="T6"> </text:span><text:span text:style-name="T5">forma</text:span><text:span text:style-name="T6"> </text:span><text:span text:style-name="T5">de</text:span><text:span text:style-name="T6"> </text:span><text:span text:style-name="T5">cruz.</text:span><text:span text:style-name="T6"> </text:span><text:span text:style-name="T5">La</text:span><text:span text:style-name="T6"> </text:span><text:span text:style-name="T5">rata</text:span><text:span text:style-name="T6"> </text:span><text:span text:style-name="T5">se</text:span><text:span text:style-name="T6"> </text:span><text:span text:style-name="T5">inicia</text:span><text:span text:style-name="T6"> </text:span><text:span text:style-name="T5">en</text:span><text:span text:style-name="T6"> </text:span><text:span text:style-name="T5">uno</text:span><text:span text:style-name="T6"> </text:span><text:span text:style-name="T5">de</text:span><text:span text:style-name="T6"> </text:span><text:span text:style-name="T5">los</text:span><text:span text:style-name="T6"> </text:span><text:span text:style-name="T5">cuatro</text:span><text:span text:style-name="T6"> </text:span><text:span text:style-name="T5">brazos</text:span><text:span text:style-name="T6"> </text:span><text:span text:style-name="T5">del</text:span><text:span text:style-name="T6"> </text:span><text:span text:style-name="T5">laberinto,</text:span><text:span text:style-name="T6"> </text:span><text:span text:style-name="T5">mientras</text:span><text:span text:style-name="T6"> </text:span><text:span text:style-name="T5">que</text:span><text:span text:style-name="T6"> </text:span><text:span text:style-name="T5">la</text:span><text:span text:style-name="T6"> </text:span><text:span text:style-name="T5">comida</text:span><text:span text:style-name="T6"> </text:span><text:span text:style-name="T5">se</text:span><text:span text:style-name="T6"> </text:span><text:span text:style-name="T5">encuentra</text:span><text:span text:style-name="T6"> </text:span><text:span text:style-name="T5">en</text:span><text:span text:style-name="T6"> </text:span><text:span text:style-name="T5">un</text:span><text:span text:style-name="T6"> </text:span><text:span text:style-name="T5">brazo</text:span><text:span text:style-name="T6"> </text:span><text:span text:style-name="T5">diferente.</text:span><text:span text:style-name="T6"> </text:span><text:span text:style-name="T5">Una</text:span><text:span text:style-name="T6"> </text:span><text:span text:style-name="T5">modificación</text:span><text:span text:style-name="T6"> </text:span><text:span text:style-name="T5">evidente</text:span><text:span text:style-name="T6"> </text:span><text:span text:style-name="T5">de</text:span><text:span text:style-name="T6"> </text:span><text:span text:style-name="T5">la</text:span><text:span text:style-name="T6"> </text:span><text:span text:style-name="T5">configuración</text:span><text:span text:style-name="T6"> </text:span><text:span text:style-name="T5">experimental</text:span><text:span text:style-name="T6"> </text:span><text:span text:style-name="T5">sería</text:span><text:span text:style-name="T6"> </text:span><text:span text:style-name="T5">mantener</text:span><text:span text:style-name="T6"> </text:span><text:span text:style-name="T5">la</text:span><text:span text:style-name="T6"> </text:span><text:span text:style-name="T5">ubicación</text:span><text:span text:style-name="T6"> </text:span><text:span text:style-name="T5">de</text:span><text:span text:style-name="T6"> </text:span><text:span text:style-name="T5">la</text:span><text:span text:style-name="T6"> </text:span><text:span text:style-name="T5">comida</text:span><text:span text:style-name="T6"> </text:span><text:span text:style-name="T5">constante,</text:span><text:span text:style-name="T6"> </text:span><text:span text:style-name="T5">mientras</text:span><text:span text:style-name="T6"> </text:span><text:span text:style-name="T5">que</text:span><text:span text:style-name="T6"> </text:span><text:span text:style-name="T5">la</text:span><text:span text:style-name="T6"> </text:span><text:span text:style-name="T5">salida</text:span><text:span text:style-name="T6"> </text:span><text:span text:style-name="T5">de</text:span><text:span text:style-name="T6"> </text:span><text:span text:style-name="T5">la</text:span><text:span text:style-name="T6"> </text:span><text:span text:style-name="T5">rata</text:span><text:span text:style-name="T6"> </text:span><text:span text:style-name="T5">de</text:span><text:span text:style-name="T6"> </text:span><text:span text:style-name="T5">un</text:span><text:span text:style-name="T6"> </text:span><text:span text:style-name="T5">brazo</text:span><text:span text:style-name="T6"> </text:span><text:span text:style-name="T5">diferente.</text:span><text:span text:style-name="T6"> </text:span><text:span text:style-name="T5">Este</text:span><text:span text:style-name="T6"> </text:span><text:span text:style-name="T5">experimento</text:span><text:span text:style-name="T6"> </text:span><text:span text:style-name="T5">se</text:span><text:span text:style-name="T6"> </text:span><text:span text:style-name="T5">llevó</text:span><text:span text:style-name="T6"> </text:span><text:span text:style-name="T5">acabo</text:span><text:span text:style-name="T6"> </text:span><text:span text:style-name="T5">famosamente</text:span><text:span text:style-name="T6"> </text:span><text:span text:style-name="T5">por</text:span><text:span text:style-name="T6"> </text:span><text:span text:style-name="T5">Tolman</text:span><text:span text:style-name="T6"> </text:span><text:span text:style-name="T5">y</text:span><text:span text:style-name="T6"> </text:span><text:span text:style-name="T5">sus</text:span><text:span text:style-name="T6"> </text:span><text:span text:style-name="T5">colaboradores</text:span><text:span text:style-name="T6"> </text:span><text:span text:style-name="T5">en</text:span><text:span text:style-name="T6"> </text:span><text:span text:style-name="T5">uno</text:span><text:span text:style-name="T6"> </text:span><text:span text:style-name="T5">de</text:span><text:span text:style-name="T6"> </text:span><text:span text:style-name="T5">los</text:span><text:span text:style-name="T6"> </text:span><text:span text:style-name="T5">primeros</text:span><text:span text:style-name="T6"> </text:span><text:span text:style-name="T5">experimentos</text:span><text:span text:style-name="T6"> </text:span><text:span text:style-name="T5">para</text:span><text:span text:style-name="T6"> </text:span><text:span text:style-name="T5">presentar</text:span><text:span text:style-name="T6"> </text:span><text:span text:style-name="T5">un</text:span><text:span text:style-name="T6"> </text:span><text:span text:style-name="T5">gran</text:span><text:span text:style-name="T6"> </text:span><text:span text:style-name="T5">desafío</text:span><text:span text:style-name="T6"> </text:span><text:span text:style-name="T5">a</text:span><text:span text:style-name="T6"> </text:span><text:span text:style-name="T5">las</text:span><text:span text:style-name="T6"> </text:span><text:span text:style-name="T5">teorías</text:span><text:span text:style-name="T6"> </text:span><text:span text:style-name="T5">conductistas</text:span><text:span text:style-name="T6"> </text:span><text:span text:style-name="T5">de</text:span><text:span text:style-name="T6"> </text:span><text:span text:style-name="T5">la</text:span><text:span text:style-name="T6"> </text:span><text:span text:style-name="T5">codificación</text:span><text:span text:style-name="T6"> </text:span><text:span text:style-name="T5">de</text:span><text:span text:style-name="T6"> </text:span><text:span text:style-name="T5">ubicación.</text:span><text:span text:style-name="T6"> </text:span><text:span text:style-name="T5">Su</text:span><text:span text:style-name="T6"> </text:span><text:span text:style-name="T5">variación</text:span><text:span text:style-name="T6"> </text:span><text:soft-page-break/><text:span text:style-name="T5">fue</text:span><text:span text:style-name="T6"> </text:span><text:span text:style-name="T5">capacitar</text:span><text:span text:style-name="T6"> </text:span><text:span text:style-name="T5">a</text:span><text:span text:style-name="T6"> </text:span><text:span text:style-name="T5">la</text:span><text:span text:style-name="T6"> </text:span><text:span text:style-name="T5">rata</text:span><text:span text:style-name="T6"> </text:span><text:span text:style-name="T5">para</text:span><text:span text:style-name="T6"> </text:span><text:span text:style-name="T5">comenzar</text:span><text:span text:style-name="T6"> </text:span><text:span text:style-name="T5">desde</text:span><text:span text:style-name="T6"> </text:span><text:span text:style-name="T5">una</text:span><text:span text:style-name="T6"> </text:span><text:span text:style-name="T5">parte</text:span><text:span text:style-name="T6"> </text:span><text:span text:style-name="T5">del</text:span><text:span text:style-name="T6"> </text:span><text:span text:style-name="T5">laberinto</text:span><text:span text:style-name="T6"> </text:span><text:span text:style-name="T5">y</text:span><text:span text:style-name="T6"> </text:span><text:span text:style-name="T5">luego</text:span><text:span text:style-name="T6"> </text:span><text:span text:style-name="T5">observar</text:span><text:span text:style-name="T6"> </text:span><text:span text:style-name="T5">cómo</text:span><text:span text:style-name="T6"> </text:span><text:span text:style-name="T5">se</text:span><text:span text:style-name="T6"> </text:span><text:span text:style-name="T5">comportaba</text:span><text:span text:style-name="T6"> </text:span><text:span text:style-name="T5">cuando</text:span><text:span text:style-name="T6"> </text:span><text:span text:style-name="T5">se</text:span><text:span text:style-name="T6"> </text:span><text:span text:style-name="T5">comenzaba</text:span><text:span text:style-name="T6"> </text:span><text:span text:style-name="T5">desde</text:span><text:span text:style-name="T6"> </text:span><text:span text:style-name="T5">una</text:span><text:span text:style-name="T6"> </text:span><text:span text:style-name="T5">parte</text:span><text:span text:style-name="T6"> </text:span><text:span text:style-name="T5">opuesta</text:span><text:span text:style-name="T6"> </text:span><text:span text:style-name="T5">de</text:span><text:span text:style-name="T6"> </text:span><text:span text:style-name="T5">este</text:span><text:span text:style-name="T6"> </text:span><text:span text:style-name="T5">(Tolman,</text:span><text:span text:style-name="T6"> </text:span><text:span text:style-name="T5">Ritchie</text:span><text:span text:style-name="T6"> </text:span><text:span text:style-name="T5">y</text:span><text:span text:style-name="T6"> </text:span><text:span text:style-name="T5">Kalish</text:span><text:span text:style-name="T6"> </text:span><text:span text:style-name="T5">1946).</text:span><text:span text:style-name="T6"> </text:span><text:span text:style-name="T5">Voy</text:span><text:span text:style-name="T6"> </text:span><text:span text:style-name="T5">a</text:span><text:span text:style-name="T6"> </text:span><text:span text:style-name="T5">denominar</text:span><text:span text:style-name="T6"> </text:span><text:span text:style-name="T5">a</text:span><text:span text:style-name="T6"> </text:span><text:span text:style-name="T5">esto</text:span><text:span text:style-name="T6"> </text:span><text:span text:style-name="T5">el</text:span><text:span text:style-name="T6"> </text:span><text:span text:style-name="T5">paradigma</text:span><text:span text:style-name="T6"> </text:span><text:span text:style-name="T5">inicial</text:span><text:span text:style-name="T6"> </text:span><text:span text:style-name="T5">invertido.</text:span><text:span text:style-name="T6"> </text:span><text:span text:style-name="T5">Como</text:span><text:span text:style-name="T6"> </text:span><text:span text:style-name="T5">es</text:span><text:span text:style-name="T6"> </text:span><text:span text:style-name="T5">bien</text:span><text:span text:style-name="T6"> </text:span><text:span text:style-name="T5">sabido,</text:span><text:span text:style-name="T6"> </text:span><text:span text:style-name="T5">la</text:span><text:span text:style-name="T6"> </text:span><text:span text:style-name="T5">rata</text:span><text:span text:style-name="T6"> </text:span><text:span text:style-name="T5">llegó</text:span><text:span text:style-name="T6"> </text:span><text:span text:style-name="T5">a</text:span><text:span text:style-name="T6"> </text:span><text:span text:style-name="T5">la</text:span><text:span text:style-name="T6"> </text:span><text:span text:style-name="T5">meta</text:span><text:span text:style-name="T6"> </text:span><text:span text:style-name="T5">con</text:span><text:span text:style-name="T6"> </text:span><text:span text:style-name="T5">éxito.</text:span><text:span text:style-name="T6"> </text:span><text:span text:style-name="T5">Está</text:span><text:span text:style-name="T6"> </text:span><text:span text:style-name="T5">claro</text:span><text:span text:style-name="T6"> </text:span><text:span text:style-name="T5">que</text:span><text:span text:style-name="T6"> </text:span><text:span text:style-name="T5">la</text:span><text:span text:style-name="T6"> </text:span><text:span text:style-name="T5">rata</text:span><text:span text:style-name="T6"> </text:span><text:span text:style-name="T5">no</text:span><text:span text:style-name="T6"> </text:span><text:span text:style-name="T5">habría</text:span><text:span text:style-name="T6"> </text:span><text:span text:style-name="T5">tenido</text:span><text:span text:style-name="T6"> </text:span><text:span text:style-name="T5">éxito</text:span><text:span text:style-name="T6"> </text:span><text:span text:style-name="T5">si</text:span><text:span text:style-name="T6"> </text:span><text:span text:style-name="T5">hubiera</text:span><text:span text:style-name="T6"> </text:span><text:span text:style-name="T5">estado</text:span><text:span text:style-name="T6"> <text:s/></text:span><text:span text:style-name="T5">codificando</text:span><text:span text:style-name="T6"> </text:span><text:span text:style-name="T5">la</text:span><text:span text:style-name="T6"> </text:span><text:span text:style-name="T5">ubicación</text:span><text:span text:style-name="T6"> </text:span><text:span text:style-name="T5">de</text:span><text:span text:style-name="T6"> </text:span><text:span text:style-name="T5">la</text:span><text:span text:style-name="T6"> </text:span><text:span text:style-name="T5">meta</text:span><text:span text:style-name="T6"> </text:span><text:span text:style-name="T5">en</text:span><text:span text:style-name="T6"> </text:span><text:span text:style-name="T5">términos</text:span><text:span text:style-name="T6"> </text:span><text:span text:style-name="T5">de</text:span><text:span text:style-name="T6"> </text:span><text:span text:style-name="T5">un</text:span><text:span text:style-name="T6"> </text:span><text:span text:style-name="T5">programa</text:span><text:span text:style-name="T6"> </text:span><text:span text:style-name="T5">de</text:span><text:span text:style-name="T6"> </text:span><text:span text:style-name="T5">motor</text:span><text:span text:style-name="T6"> </text:span><text:span text:style-name="T5">en</text:span><text:span text:style-name="T6"> </text:span><text:span text:style-name="T5">cadena.</text:span><text:span text:style-name="T6"> </text:span><text:span text:style-name="T5">Tampoco</text:span><text:span text:style-name="T6"> </text:span><text:span text:style-name="T5">lo</text:span><text:span text:style-name="T6"> </text:span><text:span text:style-name="T5">habría</text:span><text:span text:style-name="T6"> </text:span><text:span text:style-name="T5">logrado</text:span><text:span text:style-name="T6"> </text:span><text:span text:style-name="T5">si</text:span><text:span text:style-name="T6"> </text:span><text:span text:style-name="T5">hubiera</text:span><text:span text:style-name="T6"> </text:span><text:span text:style-name="T5">estado</text:span><text:span text:style-name="T6"> </text:span><text:span text:style-name="T5">codificando</text:span><text:span text:style-name="T6"> </text:span><text:span text:style-name="T5">la</text:span><text:span text:style-name="T6"> </text:span><text:span text:style-name="T5">ubicación</text:span><text:span text:style-name="T6"> </text:span><text:span text:style-name="T5">de</text:span><text:span text:style-name="T6"> </text:span><text:span text:style-name="T5">los</text:span><text:span text:style-name="T6"> </text:span><text:span text:style-name="T5">alimentos</text:span><text:span text:style-name="T6"> </text:span><text:span text:style-name="T5">en</text:span><text:span text:style-name="T6"> </text:span><text:span text:style-name="T5">coordenadas</text:span><text:span text:style-name="T6"> </text:span><text:span text:style-name="T5">espaciales</text:span><text:span text:style-name="T6"> </text:span><text:span text:style-name="T5">de</text:span><text:span text:style-name="T6"> </text:span><text:span text:style-name="T5">comportamiento</text:span><text:span text:style-name="T6"> </text:span><text:span text:style-name="T5">egocéntrico.</text:span><text:span text:style-name="T6"> </text:span><text:span text:style-name="T5">Supongamos</text:span><text:span text:style-name="T6"> </text:span><text:span text:style-name="T5">que</text:span><text:span text:style-name="T6"> </text:span><text:span text:style-name="T5">en</text:span><text:span text:style-name="T6"> </text:span><text:span text:style-name="T5">el</text:span><text:span text:style-name="T6"> </text:span><text:span text:style-name="T5">laberinto</text:span><text:span text:style-name="T6"> </text:span><text:span text:style-name="T5">original</text:span><text:span text:style-name="T6"> </text:span><text:span text:style-name="T5">la</text:span><text:span text:style-name="T6"> </text:span><text:span text:style-name="T5">rata</text:span><text:span text:style-name="T6"> </text:span><text:span text:style-name="T5">comenzó</text:span><text:span text:style-name="T6"> </text:span><text:span text:style-name="T5">desde</text:span><text:span text:style-name="T6"> </text:span><text:span text:style-name="T5">el</text:span><text:span text:style-name="T6"> </text:span><text:span text:style-name="T5">brazo</text:span><text:span text:style-name="T6"> </text:span><text:span text:style-name="T5">sur,</text:span><text:span text:style-name="T6"> </text:span><text:span text:style-name="T5">con</text:span><text:span text:style-name="T6"> </text:span><text:span text:style-name="T5">la</text:span><text:span text:style-name="T6"> </text:span><text:span text:style-name="T5">recompensa</text:span><text:span text:style-name="T6"> </text:span><text:span text:style-name="T5">de</text:span><text:span text:style-name="T6"> </text:span><text:span text:style-name="T5">comida</text:span><text:span text:style-name="T6"> </text:span><text:span text:style-name="T5">ubicada</text:span><text:span text:style-name="T6"> </text:span><text:span text:style-name="T5">en</text:span><text:span text:style-name="T6"> </text:span><text:span text:style-name="T5">el</text:span><text:span text:style-name="T6"> </text:span><text:span text:style-name="T5">brazo</text:span><text:span text:style-name="T6"> </text:span><text:span text:style-name="T5">oriental.</text:span><text:span text:style-name="T6"> </text:span><text:span text:style-name="T5">Para</text:span><text:span text:style-name="T6"> </text:span><text:span text:style-name="T5">obtener</text:span><text:span text:style-name="T6"> </text:span><text:span text:style-name="T5">la</text:span><text:span text:style-name="T6"> </text:span><text:span text:style-name="T5">recompensa,</text:span><text:span text:style-name="T6"> </text:span><text:span text:style-name="T5">la</text:span><text:span text:style-name="T6"> </text:span><text:span text:style-name="T5">rata</text:span><text:span text:style-name="T6"> </text:span><text:span text:style-name="T5">debe</text:span><text:span text:style-name="T6"> </text:span><text:span text:style-name="T5">girar</text:span><text:span text:style-name="T6"> </text:span><text:span text:style-name="T5">a</text:span><text:span text:style-name="T6"> </text:span><text:span text:style-name="T5">la</text:span><text:span text:style-name="T6"> </text:span><text:span text:style-name="T5">derecha</text:span><text:span text:style-name="T6"> </text:span><text:span text:style-name="T5">en</text:span><text:span text:style-name="T6"> </text:span><text:span text:style-name="T5">el</text:span><text:span text:style-name="T6"> </text:span><text:span text:style-name="T5">centro</text:span><text:span text:style-name="T6"> </text:span><text:span text:style-name="T5">de</text:span><text:span text:style-name="T6"> </text:span><text:span text:style-name="T5">la</text:span><text:span text:style-name="T6"> </text:span><text:span text:style-name="T5">cruz.</text:span><text:span text:style-name="T6"> </text:span><text:span text:style-name="T5">En</text:span><text:span text:style-name="T6"> </text:span><text:span text:style-name="T5">la</text:span><text:span text:style-name="T6"> </text:span><text:span text:style-name="T5">situación</text:span><text:span text:style-name="T6"> </text:span><text:span text:style-name="T5">experimental,</text:span><text:span text:style-name="T6"> </text:span><text:span text:style-name="T5">por</text:span><text:span text:style-name="T6"> </text:span><text:span text:style-name="T5">el</text:span><text:span text:style-name="T6"> </text:span><text:span text:style-name="T5">contrario,</text:span><text:span text:style-name="T6"> </text:span><text:span text:style-name="T5">la</text:span><text:span text:style-name="T6"> </text:span><text:span text:style-name="T5">rata</text:span><text:span text:style-name="T6"> </text:span><text:span text:style-name="T5">comenzó</text:span><text:span text:style-name="T6"> </text:span><text:span text:style-name="T5">en</text:span><text:span text:style-name="T6"> </text:span><text:span text:style-name="T5">el</text:span><text:span text:style-name="T6"> </text:span><text:span text:style-name="T5">brazo</text:span><text:span text:style-name="T6"> </text:span><text:span text:style-name="T5">norte,</text:span><text:span text:style-name="T6"> </text:span><text:span text:style-name="T5">para</text:span><text:span text:style-name="T6"> </text:span><text:span text:style-name="T5">obtener</text:span><text:span text:style-name="T6"> </text:span><text:span text:style-name="T5">el</text:span><text:span text:style-name="T6"> </text:span><text:span text:style-name="T5">alimento</text:span><text:span text:style-name="T6"> </text:span><text:span text:style-name="T5">tubo</text:span><text:span text:style-name="T6"> </text:span><text:span text:style-name="T5">que</text:span><text:span text:style-name="T6"> </text:span><text:span text:style-name="T5">girar</text:span><text:span text:style-name="T6"> </text:span><text:span text:style-name="T5">a</text:span><text:span text:style-name="T6"> </text:span><text:span text:style-name="T5">la</text:span><text:span text:style-name="T6"> </text:span><text:span text:style-name="T5">izquierda</text:span><text:span text:style-name="T6"> </text:span><text:span text:style-name="T5">en</text:span><text:span text:style-name="T6"> </text:span><text:span text:style-name="T5">el</text:span><text:span text:style-name="T6"> </text:span><text:span text:style-name="T5">centro</text:span><text:span text:style-name="T6"> </text:span><text:span text:style-name="T5">de</text:span><text:span text:style-name="T6"> </text:span><text:span text:style-name="T5">la</text:span><text:span text:style-name="T6"> </text:span><text:span text:style-name="T5">cruz.</text:span><text:span text:style-name="T6"> </text:span><text:span text:style-name="T5">Tanto</text:span><text:span text:style-name="T6"> </text:span><text:span text:style-name="T5">en</text:span><text:span text:style-name="T6"> </text:span><text:span text:style-name="T5">vista</text:span><text:span text:style-name="T6"> </text:span><text:span text:style-name="T5">del</text:span><text:span text:style-name="T6"> </text:span><text:span text:style-name="T5">comportamiento</text:span><text:span text:style-name="T6"> </text:span><text:span text:style-name="T5">espacial</text:span><text:span text:style-name="T6"> </text:span><text:span text:style-name="T5">como</text:span><text:span text:style-name="T6"> </text:span><text:span text:style-name="T5">en</text:span><text:span text:style-name="T6"> </text:span><text:span text:style-name="T5">vista</text:span><text:span text:style-name="T6"> </text:span><text:span text:style-name="T5">del</text:span><text:span text:style-name="T6"> </text:span><text:span text:style-name="T5">programa</text:span><text:span text:style-name="T6"> </text:span><text:span text:style-name="T5">motor,</text:span><text:span text:style-name="T6"> </text:span><text:span text:style-name="T5">la</text:span><text:span text:style-name="T6"> </text:span><text:span text:style-name="T5">rata</text:span><text:span text:style-name="T6"> </text:span><text:span text:style-name="T5">no</text:span><text:span text:style-name="T6"> </text:span><text:span text:style-name="T5">giraría</text:span><text:span text:style-name="T6"> </text:span><text:span text:style-name="T5">a</text:span><text:span text:style-name="T6"> </text:span><text:span text:style-name="T5">la</text:span><text:span text:style-name="T6"> </text:span><text:span text:style-name="T5">izquierda</text:span><text:span text:style-name="T6"> </text:span><text:span text:style-name="T5">viniendo</text:span><text:span text:style-name="T6"> </text:span><text:span text:style-name="T5">desde</text:span><text:span text:style-name="T6"> </text:span><text:span text:style-name="T5">el</text:span><text:span text:style-name="T6"> </text:span><text:span text:style-name="T5">norte,</text:span><text:span text:style-name="T6"> </text:span><text:span text:style-name="T5">sino</text:span><text:span text:style-name="T6"> </text:span><text:span text:style-name="T5">que</text:span><text:span text:style-name="T6"> </text:span><text:span text:style-name="T5">repetiría</text:span><text:span text:style-name="T6"> </text:span><text:span text:style-name="T5">el</text:span><text:span text:style-name="T6"> </text:span><text:span text:style-name="T5">giro</text:span><text:span text:style-name="T6"> </text:span><text:span text:style-name="T5">original</text:span><text:span text:style-name="T6"> </text:span><text:span text:style-name="T5">de</text:span><text:span text:style-name="T6"> </text:span><text:span text:style-name="T5">la</text:span><text:span text:style-name="T6"> </text:span><text:span text:style-name="T5">derecha,</text:span><text:span text:style-name="T6"> </text:span><text:span text:style-name="T5">terminando</text:span><text:span text:style-name="T6"> </text:span><text:span text:style-name="T5">en</text:span><text:span text:style-name="T6"> </text:span><text:span text:style-name="T5">el</text:span><text:span text:style-name="T6"> </text:span><text:span text:style-name="T5">brazo</text:span><text:span text:style-name="T6"> </text:span><text:span text:style-name="T5">occidental</text:span><text:span text:style-name="T6"> </text:span><text:span text:style-name="T5">del</text:span><text:span text:style-name="T6"> </text:span><text:span text:style-name="T5">laberinto.</text:span><text:span text:style-name="T6"> </text:span><text:span text:style-name="T5">Ambos</text:span><text:span text:style-name="T6"> </text:span><text:span text:style-name="T5">de</text:span><text:span text:style-name="T6"> </text:span><text:span text:style-name="T5">estos</text:span><text:span text:style-name="T6"> </text:span><text:span text:style-name="T5">dos</text:span><text:span text:style-name="T6"> </text:span><text:span text:style-name="T5">códigos,</text:span><text:span text:style-name="T6"> </text:span><text:span text:style-name="T5">podría</text:span><text:span text:style-name="T6"> </text:span><text:span text:style-name="T5">tomar</text:span><text:span text:style-name="T6"> </text:span><text:span text:style-name="T5">la</text:span><text:span text:style-name="T6"> </text:span><text:span text:style-name="T5">rata,</text:span><text:span text:style-name="T6"> </text:span><text:span text:style-name="T5">desde</text:span><text:span text:style-name="T6"> </text:span><text:span text:style-name="T5">su</text:span><text:span text:style-name="T6"> </text:span><text:span text:style-name="T5">propio</text:span><text:span text:style-name="T6"> </text:span><text:span text:style-name="T5">punto</text:span><text:span text:style-name="T6"> </text:span><text:span text:style-name="T5">de</text:span><text:span text:style-name="T6"> </text:span><text:span text:style-name="T5">vista,</text:span><text:span text:style-name="T6"> </text:span><text:span text:style-name="T5">el</text:span><text:span text:style-name="T6"> </text:span><text:span text:style-name="T5">mismo</text:span><text:span text:style-name="T6"> </text:span><text:span text:style-name="T5">turno</text:span><text:span text:style-name="T6"> </text:span><text:span text:style-name="T5">en</text:span><text:span text:style-name="T6"> </text:span><text:span text:style-name="T5">la</text:span><text:span text:style-name="T6"> </text:span><text:span text:style-name="T5">parte</text:span><text:span text:style-name="T6"> </text:span><text:span text:style-name="T5">opuesta</text:span><text:span text:style-name="T6"> </text:span><text:span text:style-name="T5">del</text:span><text:span text:style-name="T6"> </text:span><text:span text:style-name="T5">laberinto</text:span><text:span text:style-name="T6"> </text:span><text:span text:style-name="T5">como</text:span><text:span text:style-name="T6"> </text:span><text:span text:style-name="T5">lo</text:span><text:span text:style-name="T6"> </text:span><text:span text:style-name="T5">hizo</text:span><text:span text:style-name="T6"> </text:span><text:span text:style-name="T5">en</text:span><text:span text:style-name="T6"> </text:span><text:span text:style-name="T5">la</text:span><text:span text:style-name="T6"> </text:span><text:span text:style-name="T5">parte</text:span><text:span text:style-name="T6"> </text:span><text:span text:style-name="T5">original,</text:span><text:span text:style-name="T6"> </text:span><text:span text:style-name="T5">y</text:span><text:span text:style-name="T6"> </text:span><text:span text:style-name="T5">esto</text:span><text:span text:style-name="T6"> </text:span><text:span text:style-name="T5">lo</text:span><text:span text:style-name="T6"> </text:span><text:span text:style-name="T5">colocaría</text:span><text:span text:style-name="T6"> </text:span><text:span text:style-name="T5">en</text:span><text:span text:style-name="T6"> </text:span><text:span text:style-name="T5">la</text:span><text:span text:style-name="T6"> </text:span><text:span text:style-name="T5">lugar</text:span><text:span text:style-name="T6"> </text:span><text:span text:style-name="T5">equivocado</text:span><text:span text:style-name="T6"> </text:span><text:span text:style-name="T5">de</text:span><text:span text:style-name="T6"> </text:span><text:span text:style-name="T5">donde</text:span><text:span text:style-name="T6"> </text:span><text:span text:style-name="T5">se</text:span><text:span text:style-name="T6"> </text:span><text:span text:style-name="T5">encuentran</text:span><text:span text:style-name="T6"> </text:span><text:span text:style-name="T5">los</text:span><text:span text:style-name="T6"> </text:span><text:span text:style-name="T5">alimentos.</text:span></text:p>
      <text:p text:style-name="P6"><text:span text:style-name="T6"><text:s text:c="5"/></text:span><text:span text:style-name="T5">En</text:span><text:span text:style-name="T6"> </text:span><text:span text:style-name="T5">términos</text:span><text:span text:style-name="T6"> </text:span><text:span text:style-name="T5">de</text:span><text:span text:style-name="T6"> </text:span><text:span text:style-name="T5">nuestras</text:span><text:span text:style-name="T6"> </text:span><text:span text:style-name="T5">creencias</text:span><text:span text:style-name="T6"> </text:span><text:span text:style-name="T5">candidatas</text:span><text:span text:style-name="T6"> </text:span><text:span text:style-name="T5">originales,</text:span><text:span text:style-name="T6"> </text:span><text:span text:style-name="T5">los</text:span><text:span text:style-name="T6"> </text:span><text:span text:style-name="T5">componentes</text:span><text:span text:style-name="T6"> </text:span><text:span text:style-name="T5">de</text:span><text:span text:style-name="T6"> </text:span><text:span text:style-name="T5">contenido</text:span><text:span text:style-name="T6"> </text:span><text:span text:style-name="T5">en</text:span><text:span text:style-name="T6"> </text:span><text:span text:style-name="T5">el</text:span><text:span text:style-name="T6"> </text:span><text:span text:style-name="T5">(la)</text:span><text:span text:style-name="T6"> </text:span><text:span text:style-name="T5">y</text:span><text:span text:style-name="T6"> </text:span><text:span text:style-name="T5">(Ib)</text:span><text:span text:style-name="T6"> </text:span><text:span text:style-name="T5">fallan</text:span><text:span text:style-name="T6"> </text:span><text:span text:style-name="T5">para</text:span><text:span text:style-name="T6"> </text:span><text:span text:style-name="T5">proyectar</text:span><text:span text:style-name="T6"> </text:span><text:span text:style-name="T5">el</text:span><text:span text:style-name="T6"> </text:span><text:span text:style-name="T5">paradigma</text:span><text:span text:style-name="T6"> </text:span><text:span text:style-name="T5">inicial</text:span><text:span text:style-name="T6"> </text:span><text:span text:style-name="T5">invertido.</text:span><text:span text:style-name="T6"> </text:span><text:span text:style-name="T5">Esto</text:span><text:span text:style-name="T6"> </text:span><text:span text:style-name="T5">nos</text:span><text:span text:style-name="T6"> </text:span><text:span text:style-name="T5">deja</text:span><text:span text:style-name="T6"> </text:span><text:span text:style-name="T5">con</text:span><text:span text:style-name="T6"> </text:span><text:span text:style-name="T5">las</text:span><text:span text:style-name="T6"> </text:span><text:span text:style-name="T5">dos</text:span><text:span text:style-name="T6"> </text:span><text:span text:style-name="T5">restantes</text:span><text:span text:style-name="T6"> </text:span><text:span text:style-name="T5">creencias.</text:span><text:span text:style-name="T6"> </text:span><text:span text:style-name="T5">Por</text:span><text:span text:style-name="T6"> </text:span><text:span text:style-name="T5">lo</text:span><text:span text:style-name="T6"> </text:span><text:span text:style-name="T5">tanto,</text:span><text:span text:style-name="T6"> </text:span><text:span text:style-name="T5">las</text:span><text:span text:style-name="T6"> </text:span><text:span text:style-name="T5">creencias</text:span><text:span text:style-name="T6"> </text:span><text:span text:style-name="T5">candidatas</text:span><text:span text:style-name="T6"> </text:span><text:span text:style-name="T5">aquí</text:span><text:span text:style-name="T6"> </text:span><text:span text:style-name="T5">son</text:span><text:span text:style-name="T6"> </text:span><text:span text:style-name="T5">los</text:span><text:span text:style-name="T6"> </text:span><text:span text:style-name="T5">siguientes.</text:span></text:p>
      <text:p text:style-name="P6"><text:span text:style-name="T5">(2c)</text:span><text:span text:style-name="T6"> </text:span><text:span text:style-name="T5">Los</text:span><text:span text:style-name="T6"> </text:span><text:span text:style-name="T5">alimentos</text:span><text:span text:style-name="T6"> </text:span><text:span text:style-name="T5">se</text:span><text:span text:style-name="T6"> </text:span><text:span text:style-name="T5">encuentra</text:span><text:span text:style-name="T6"> </text:span><text:span text:style-name="T5">en</text:span><text:span text:style-name="T6"> </text:span><text:span text:style-name="T5">las</text:span><text:span text:style-name="T6"> </text:span><text:span text:style-name="T5">coordenadas</text:span><text:span text:style-name="T6"> </text:span><text:span text:style-name="T5">del</text:span><text:span text:style-name="T6"> </text:span><text:span text:style-name="T5">laberinto</text:span><text:span text:style-name="T6"> </text:span><text:span text:style-name="T5">(x</text:span><text:span text:style-name="T6"> </text:span><text:span text:style-name="T5">',</text:span><text:span text:style-name="T6"> </text:span><text:span text:style-name="T5">y')</text:span></text:p>
      <text:p text:style-name="P6"><text:span text:style-name="T5">(2d)</text:span><text:span text:style-name="T6"> </text:span><text:span text:style-name="T5">Los</text:span><text:span text:style-name="T6"> </text:span><text:span text:style-name="T5">alimentos</text:span><text:span text:style-name="T6"> </text:span><text:span text:style-name="T5">se</text:span><text:span text:style-name="T6"> </text:span><text:span text:style-name="T5">encuentra</text:span><text:span text:style-name="T6"> </text:span><text:span text:style-name="T5">en</text:span><text:span text:style-name="T6"> </text:span><text:span text:style-name="T5">las</text:span><text:span text:style-name="T6"> </text:span><text:span text:style-name="T5">coordenadas</text:span><text:span text:style-name="T6"> </text:span><text:span text:style-name="T5">del</text:span><text:span text:style-name="T6"> </text:span><text:span text:style-name="T5">medio</text:span><text:span text:style-name="T6"> </text:span><text:span text:style-name="T5">ambiente</text:span><text:span text:style-name="T6"> </text:span><text:span text:style-name="T5">(x</text:span><text:span text:style-name="T6"> </text:span><text:span text:style-name="T5">",</text:span><text:span text:style-name="T6"> </text:span><text:span text:style-name="T5">y")</text:span></text:p>
      <text:p text:style-name="P6"><text:span text:style-name="T5">El</text:span><text:span text:style-name="T6"> </text:span><text:span text:style-name="T5">componente</text:span><text:span text:style-name="T6"> </text:span><text:span text:style-name="T5">predicativo</text:span><text:span text:style-name="T6"> </text:span><text:span text:style-name="T5">en</text:span><text:span text:style-name="T6"> </text:span><text:span text:style-name="T5">cada</text:span><text:span text:style-name="T6"> </text:span><text:span text:style-name="T5">una</text:span><text:span text:style-name="T6"> </text:span><text:span text:style-name="T5">de</text:span><text:span text:style-name="T6"> </text:span><text:span text:style-name="T5">estas</text:span><text:span text:style-name="T6"> </text:span><text:span text:style-name="T5">creencias</text:span><text:span text:style-name="T6"> </text:span><text:span text:style-name="T5">candidatas</text:span><text:span text:style-name="T6"> </text:span><text:span text:style-name="T5">en</text:span><text:span text:style-name="T6"> </text:span><text:span text:style-name="T5">efecto,</text:span><text:span text:style-name="T6"> </text:span><text:span text:style-name="T5">proyecta</text:span><text:span text:style-name="T6"> </text:span><text:span text:style-name="T5">con</text:span><text:span text:style-name="T6"> </text:span><text:span text:style-name="T5">el</text:span><text:span text:style-name="T6"> </text:span><text:span text:style-name="T5">paradigma</text:span><text:span text:style-name="T6"> </text:span><text:span text:style-name="T5">inicial</text:span><text:span text:style-name="T6"> </text:span><text:span text:style-name="T5">invertido</text:span><text:span text:style-name="T6"> </text:span><text:span text:style-name="T5">Ya</text:span><text:span text:style-name="T6"> </text:span><text:span text:style-name="T5">hemos</text:span><text:span text:style-name="T6"> </text:span><text:span text:style-name="T5">tenido</text:span><text:span text:style-name="T6"> </text:span><text:span text:style-name="T5">éxito,</text:span><text:span text:style-name="T6"> </text:span><text:span text:style-name="T5">consecuentemente,</text:span><text:span text:style-name="T6"> </text:span><text:span text:style-name="T5">en</text:span><text:span text:style-name="T6"> </text:span><text:span text:style-name="T5">hacer</text:span><text:span text:style-name="T6"> </text:span><text:span text:style-name="T5">una</text:span><text:span text:style-name="T6"> </text:span><text:span text:style-name="T5">separación</text:span><text:span text:style-name="T6"> </text:span><text:span text:style-name="T5">previa</text:span><text:span text:style-name="T6"> </text:span><text:span text:style-name="T5">de</text:span><text:span text:style-name="T6"> </text:span><text:span text:style-name="T5">los</text:span><text:span text:style-name="T6"> </text:span><text:span text:style-name="T5">cuatro</text:span><text:span text:style-name="T6"> </text:span><text:span text:style-name="T5">originales</text:span><text:span text:style-name="T6"> </text:span><text:span text:style-name="T5">constituyentes</text:span><text:span text:style-name="T6"> </text:span><text:span text:style-name="T5">candidatos</text:span><text:span text:style-name="T6"> </text:span><text:span text:style-name="T5">de</text:span><text:span text:style-name="T6"> </text:span><text:span text:style-name="T5">contenido.</text:span><text:span text:style-name="T6"> </text:span><text:span text:style-name="T5">Sin</text:span><text:span text:style-name="T6"> </text:span><text:span text:style-name="T5">embargo,</text:span><text:span text:style-name="T6"> </text:span><text:span text:style-name="T5">todavía</text:span><text:span text:style-name="T6"> </text:span><text:span text:style-name="T5">tenemos</text:span><text:span text:style-name="T6"> </text:span><text:span text:style-name="T5">que</text:span><text:span text:style-name="T6"> </text:span><text:span text:style-name="T5">eliminar</text:span><text:span text:style-name="T6"> </text:span><text:span text:style-name="T5">la</text:span><text:span text:style-name="T6"> </text:span><text:span text:style-name="T5">ambigüedad</text:span><text:span text:style-name="T6"> </text:span><text:span text:style-name="T5">entre</text:span><text:span text:style-name="T6"> </text:span><text:span text:style-name="T5">los</text:span><text:span text:style-name="T6"> </text:span><text:span text:style-name="T5">dos</text:span><text:span text:style-name="T6"> </text:span><text:span text:style-name="T5">candidatos</text:span><text:span text:style-name="T6"> </text:span><text:span text:style-name="T5">que</text:span><text:span text:style-name="T6"> </text:span><text:span text:style-name="T5">quedan</text:span><text:span text:style-name="T6"> </text:span><text:span text:style-name="T5">en</text:span><text:span text:style-name="T6"> </text:span><text:span text:style-name="T5">el</text:span><text:span text:style-name="T6"> </text:span><text:span text:style-name="T5">juego.</text:span></text:p>
      <text:p text:style-name="P6"><text:span text:style-name="T6"><text:s text:c="5"/></text:span><text:span text:style-name="T5">Otra</text:span><text:span text:style-name="T6"> </text:span><text:span text:style-name="T5">variación</text:span><text:span text:style-name="T6"> </text:span><text:span text:style-name="T5">del</text:span><text:span text:style-name="T6"> </text:span><text:span text:style-name="T5">parámetro</text:span><text:span text:style-name="T6"> </text:span><text:span text:style-name="T5">clásico</text:span><text:span text:style-name="T6"> </text:span><text:span text:style-name="T5">es</text:span><text:span text:style-name="T6"> </text:span><text:span text:style-name="T5">el</text:span><text:span text:style-name="T6"> </text:span><text:span text:style-name="T5">de</text:span><text:span text:style-name="T6"> </text:span><text:span text:style-name="T5">alterar</text:span><text:span text:style-name="T6"> </text:span><text:span text:style-name="T5">la</text:span><text:span text:style-name="T6"> </text:span><text:span text:style-name="T5">forma</text:span><text:span text:style-name="T6"> </text:span><text:span text:style-name="T5">del</text:span><text:span text:style-name="T6"> </text:span><text:span text:style-name="T5">laberinto.</text:span><text:span text:style-name="T6"> </text:span><text:span text:style-name="T5">Así,</text:span><text:span text:style-name="T6"> </text:span><text:span text:style-name="T5">en</text:span><text:span text:style-name="T6"> </text:span><text:span text:style-name="T5">lugar</text:span><text:span text:style-name="T6"> </text:span><text:span text:style-name="T5">de</text:span><text:span text:style-name="T6"> </text:span><text:span text:style-name="T5">que</text:span><text:span text:style-name="T6"> </text:span><text:span text:style-name="T5">la</text:span><text:span text:style-name="T6"> </text:span><text:span text:style-name="T5">rata</text:span><text:span text:style-name="T6"> </text:span><text:span text:style-name="T5">comience</text:span><text:span text:style-name="T6"> </text:span><text:span text:style-name="T5">desde</text:span><text:span text:style-name="T6"> </text:span><text:span text:style-name="T5">el</text:span><text:span text:style-name="T6"> </text:span><text:span text:style-name="T5">punto</text:span><text:span text:style-name="T6"> </text:span><text:span text:style-name="T5">opuesto</text:span><text:span text:style-name="T6"> </text:span><text:span text:style-name="T5">de</text:span><text:span text:style-name="T6"> </text:span><text:span text:style-name="T5">un</text:span><text:span text:style-name="T6"> </text:span><text:span text:style-name="T5">laberinto</text:span><text:span text:style-name="T6"> </text:span><text:span text:style-name="T5">en</text:span><text:span text:style-name="T6"> </text:span><text:span text:style-name="T5">forma</text:span><text:span text:style-name="T6"> </text:span><text:span text:style-name="T5">de</text:span><text:span text:style-name="T6"> </text:span><text:span text:style-name="T5">cruz,</text:span><text:span text:style-name="T6"> </text:span><text:span text:style-name="T5">se</text:span><text:span text:style-name="T6"> </text:span><text:span text:style-name="T5">puede</text:span><text:span text:style-name="T6"> </text:span><text:soft-page-break/><text:span text:style-name="T5">entrenar</text:span><text:span text:style-name="T6"> </text:span><text:span text:style-name="T5">a</text:span><text:span text:style-name="T6"> </text:span><text:span text:style-name="T5">la</text:span><text:span text:style-name="T6"> </text:span><text:span text:style-name="T5">rata</text:span><text:span text:style-name="T6"> </text:span><text:span text:style-name="T5">en</text:span><text:span text:style-name="T6"> </text:span><text:span text:style-name="T5">un</text:span><text:span text:style-name="T6"> </text:span><text:span text:style-name="T5">laberinto</text:span><text:span text:style-name="T6"> </text:span><text:span text:style-name="T5">en</text:span><text:span text:style-name="T6"> </text:span><text:span text:style-name="T5">forma</text:span><text:span text:style-name="T6"> </text:span><text:span text:style-name="T5">de</text:span><text:span text:style-name="T6"> </text:span><text:span text:style-name="T5">T</text:span><text:span text:style-name="T6"> </text:span><text:span text:style-name="T5">y</text:span><text:span text:style-name="T6"> </text:span><text:span text:style-name="T5">luego</text:span><text:span text:style-name="T6"> </text:span><text:span text:style-name="T5">ver</text:span><text:span text:style-name="T6"> </text:span><text:span text:style-name="T5">cómo</text:span><text:span text:style-name="T6"> </text:span><text:span text:style-name="T5">reacciona</text:span><text:span text:style-name="T6"> </text:span><text:span text:style-name="T5">cuando</text:span><text:span text:style-name="T6"> </text:span><text:span text:style-name="T5">el</text:span><text:span text:style-name="T6"> </text:span><text:span text:style-name="T5">laberinto</text:span><text:span text:style-name="T6"> </text:span><text:span text:style-name="T5">se</text:span><text:span text:style-name="T6"> </text:span><text:span text:style-name="T5">desplaza</text:span><text:span text:style-name="T6"> </text:span><text:span text:style-name="T5">180</text:span><text:span text:style-name="T6"> </text:span><text:span text:style-name="T5">°</text:span><text:span text:style-name="T6"> </text:span><text:span text:style-name="T5">(Tolman,</text:span><text:span text:style-name="T6"> </text:span><text:span text:style-name="T5">Ritchie</text:span><text:span text:style-name="T6"> </text:span><text:span text:style-name="T5">y</text:span><text:span text:style-name="T6"> </text:span><text:span text:style-name="T5">Kalish</text:span><text:span text:style-name="T6"> </text:span><text:span text:style-name="T5">1947).</text:span><text:span text:style-name="T6"> </text:span><text:span text:style-name="T5">Extrapolando</text:span><text:span text:style-name="T6"> </text:span><text:span text:style-name="T5">a</text:span><text:span text:style-name="T6"> </text:span><text:span text:style-name="T5">partir</text:span><text:span text:style-name="T6"> </text:span><text:span text:style-name="T5">de</text:span><text:span text:style-name="T6"> </text:span><text:span text:style-name="T5">la</text:span><text:span text:style-name="T6"> </text:span><text:span text:style-name="T5">conducta</text:span><text:span text:style-name="T6"> </text:span><text:span text:style-name="T5">en</text:span><text:span text:style-name="T6"> </text:span><text:span text:style-name="T5">el</text:span><text:span text:style-name="T6"> </text:span><text:span text:style-name="T5">laberinto</text:span><text:span text:style-name="T6"> </text:span><text:span text:style-name="T5">en</text:span><text:span text:style-name="T6"> </text:span><text:span text:style-name="T5">forma</text:span><text:span text:style-name="T6"> </text:span><text:span text:style-name="T5">de</text:span><text:span text:style-name="T6"> </text:span><text:span text:style-name="T5">cruz,</text:span><text:span text:style-name="T6"> </text:span><text:span text:style-name="T5">se</text:span><text:span text:style-name="T6"> </text:span><text:span text:style-name="T5">podría</text:span><text:span text:style-name="T6"> </text:span><text:span text:style-name="T5">esperar</text:span><text:span text:style-name="T6"> </text:span><text:span text:style-name="T5">que</text:span><text:span text:style-name="T6"> </text:span><text:span text:style-name="T5">la</text:span><text:span text:style-name="T6"> </text:span><text:span text:style-name="T5">rata</text:span><text:span text:style-name="T6"> </text:span><text:span text:style-name="T5">tome</text:span><text:span text:style-name="T6"> </text:span><text:span text:style-name="T5">la</text:span><text:span text:style-name="T6"> </text:span><text:span text:style-name="T5">dirección</text:span><text:span text:style-name="T6"> </text:span><text:span text:style-name="T5">opuesta</text:span><text:span text:style-name="T6"> </text:span><text:span text:style-name="T5">a</text:span><text:span text:style-name="T6"> </text:span><text:span text:style-name="T5">la</text:span><text:span text:style-name="T6"> </text:span><text:span text:style-name="T5">del</text:span><text:span text:style-name="T6"> </text:span><text:span text:style-name="T5">plan</text:span><text:span text:style-name="T6"> </text:span><text:span text:style-name="T5">de</text:span><text:span text:style-name="T6"> </text:span><text:span text:style-name="T5">formación</text:span><text:span text:style-name="T6"> </text:span><text:span text:style-name="T5">con</text:span><text:span text:style-name="T6"> </text:span><text:span text:style-name="T5">el</text:span><text:span text:style-name="T6"> </text:span><text:span text:style-name="T5">fin</text:span><text:span text:style-name="T6"> </text:span><text:span text:style-name="T5">de</text:span><text:span text:style-name="T6"> </text:span><text:span text:style-name="T5">volver</text:span><text:span text:style-name="T6"> </text:span><text:span text:style-name="T5">a</text:span><text:span text:style-name="T6"> </text:span><text:span text:style-name="T5">lo</text:span><text:span text:style-name="T6"> </text:span><text:span text:style-name="T5">mismo</text:span><text:span text:style-name="T6"> </text:span><text:span text:style-name="T5">"lugar".</text:span><text:span text:style-name="T6"> </text:span><text:span text:style-name="T5">Pero</text:span><text:span text:style-name="T6"> </text:span><text:span text:style-name="T5">esto</text:span><text:span text:style-name="T6"> </text:span><text:span text:style-name="T5">no</text:span><text:span text:style-name="T6"> </text:span><text:span text:style-name="T5">es</text:span><text:span text:style-name="T6"> </text:span><text:span text:style-name="T5">lo</text:span><text:span text:style-name="T6"> </text:span><text:span text:style-name="T5">que</text:span><text:span text:style-name="T6"> </text:span><text:span text:style-name="T5">sucede.</text:span><text:span text:style-name="T6"> </text:span><text:span text:style-name="T5">Las</text:span><text:span text:style-name="T6"> </text:span><text:span text:style-name="T5">ratas</text:span><text:span text:style-name="T6"> </text:span><text:span text:style-name="T5">tienden</text:span><text:span text:style-name="T6"> </text:span><text:span text:style-name="T5">a</text:span><text:span text:style-name="T6"> </text:span><text:span text:style-name="T5">hacer</text:span><text:span text:style-name="T6"> </text:span><text:span text:style-name="T5">el</text:span><text:span text:style-name="T6"> </text:span><text:span text:style-name="T5">mismo</text:span><text:span text:style-name="T6"> </text:span><text:span text:style-name="T5">giro</text:span><text:span text:style-name="T6"> </text:span><text:span text:style-name="T5">como</text:span><text:span text:style-name="T6"> </text:span><text:span text:style-name="T5">en</text:span><text:span text:style-name="T6"> </text:span><text:span text:style-name="T5">el</text:span><text:span text:style-name="T6"> </text:span><text:span text:style-name="T5">plan</text:span><text:span text:style-name="T6"> </text:span><text:span text:style-name="T5">de</text:span><text:span text:style-name="T6"> </text:span><text:span text:style-name="T5">formación.</text:span><text:span text:style-name="T6"> <text:s/></text:span><text:span text:style-name="T5">Entonces</text:span><text:span text:style-name="T6"> </text:span><text:span text:style-name="T5">Lo</text:span><text:span text:style-name="T6"> </text:span><text:span text:style-name="T5">sería</text:span><text:span text:style-name="T6"> </text:span><text:span text:style-name="T5">apropiado</text:span><text:span text:style-name="T6"> </text:span><text:span text:style-name="T5">pensar</text:span><text:span text:style-name="T6"> </text:span><text:span text:style-name="T5">que</text:span><text:span text:style-name="T6"> </text:span><text:span text:style-name="T5">las</text:span><text:span text:style-name="T6"> </text:span><text:span text:style-name="T5">ratas</text:span><text:span text:style-name="T6"> </text:span><text:span text:style-name="T5">no</text:span><text:span text:style-name="T6"> </text:span><text:span text:style-name="T5">están</text:span><text:span text:style-name="T6"> </text:span><text:span text:style-name="T5">más</text:span><text:span text:style-name="T6"> </text:span><text:span text:style-name="T5">que</text:span><text:span text:style-name="T6"> </text:span><text:span text:style-name="T5">repitiendo</text:span><text:span text:style-name="T6"> </text:span><text:span text:style-name="T5">la</text:span><text:span text:style-name="T6"> </text:span><text:span text:style-name="T5">misma</text:span><text:span text:style-name="T6"> </text:span><text:span text:style-name="T5">secuencia</text:span><text:span text:style-name="T6"> </text:span><text:span text:style-name="T5">de</text:span><text:span text:style-name="T6"> </text:span><text:span text:style-name="T5">movimientos</text:span><text:span text:style-name="T6"> </text:span><text:span text:style-name="T5">corporales.</text:span><text:span text:style-name="T6"> </text:span><text:span text:style-name="T5">Esto</text:span><text:span text:style-name="T6"> </text:span><text:span text:style-name="T5">apoya</text:span><text:span text:style-name="T6"> </text:span><text:span text:style-name="T5">la</text:span><text:span text:style-name="T6"> </text:span><text:span text:style-name="T5">siguiente.</text:span></text:p>
      <text:p text:style-name="P6"><text:span text:style-name="T5">(3a</text:span><text:span text:style-name="T5">)</text:span><text:span text:style-name="T6"> </text:span><text:span text:style-name="T5">La</text:span><text:span text:style-name="T6"> </text:span><text:span text:style-name="T5">comida</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punto</text:span><text:span text:style-name="T6"> </text:span><text:span text:style-name="T5">final</text:span><text:span text:style-name="T6"> </text:span><text:span text:style-name="T5">de</text:span><text:span text:style-name="T6"> </text:span><text:span text:style-name="T5">los</text:span><text:span text:style-name="T6"> </text:span><text:span text:style-name="T5">movimientos</text:span><text:span text:style-name="T6"> </text:span><text:span text:style-name="T5">de</text:span><text:span text:style-name="T6"> </text:span><text:span text:style-name="T5">M</text:span><text:span text:style-name="T6"> </text:span><text:span text:style-name="T5">...</text:span><text:span text:style-name="T6"> </text:span><text:span text:style-name="T5">n</text:span></text:p>
      <text:p text:style-name="P6"><text:span text:style-name="T5">También</text:span><text:span text:style-name="T6"> </text:span><text:span text:style-name="T5">podrían</text:span><text:span text:style-name="T6"> </text:span><text:span text:style-name="T5">regresar</text:span><text:span text:style-name="T6"> </text:span><text:span text:style-name="T5">al</text:span><text:span text:style-name="T6"> </text:span><text:span text:style-name="T5">mismo</text:span><text:span text:style-name="T6"> </text:span><text:span text:style-name="T5">punto</text:span><text:span text:style-name="T6"> </text:span><text:span text:style-name="T5">en</text:span><text:span text:style-name="T6"> </text:span><text:span text:style-name="T5">el</text:span><text:span text:style-name="T6"> </text:span><text:span text:style-name="T5">espacio</text:span><text:span text:style-name="T6"> </text:span><text:span text:style-name="T5">del</text:span><text:span text:style-name="T6"> </text:span><text:span text:style-name="T5">comportamiento,</text:span><text:span text:style-name="T6"> </text:span><text:span text:style-name="T5">el</text:span><text:span text:style-name="T6"> </text:span><text:span text:style-name="T5">cual</text:span><text:span text:style-name="T6"> </text:span><text:span text:style-name="T5">apoya</text:span><text:span text:style-name="T6"> </text:span><text:span text:style-name="T5">a:</text:span></text:p>
      <text:p text:style-name="P6"><text:span text:style-name="T5">(3b)</text:span><text:span text:style-name="T6"> </text:span><text:span text:style-name="T5">Los</text:span><text:span text:style-name="T6"> </text:span><text:span text:style-name="T5">alimentos</text:span><text:span text:style-name="T6"> </text:span><text:span text:style-name="T5">se</text:span><text:span text:style-name="T6"> </text:span><text:span text:style-name="T5">encuentra</text:span><text:span text:style-name="T6"> </text:span><text:span text:style-name="T5">en</text:span><text:span text:style-name="T6"> </text:span><text:span text:style-name="T5">coordenadas</text:span><text:span text:style-name="T6"> </text:span><text:span text:style-name="T5">egocéntricas</text:span><text:span text:style-name="T6"> </text:span><text:span text:style-name="T5">(x,</text:span><text:span text:style-name="T6"> </text:span><text:span text:style-name="T5">y)</text:span></text:p>
      <text:p text:style-name="P6"><text:span text:style-name="T5">Pero</text:span><text:span text:style-name="T6"> </text:span><text:span text:style-name="T5">podría,</text:span><text:span text:style-name="T6"> </text:span><text:span text:style-name="T5">por</text:span><text:span text:style-name="T6"> </text:span><text:span text:style-name="T5">supuesto,</text:span><text:span text:style-name="T6"> </text:span><text:span text:style-name="T5">ser</text:span><text:span text:style-name="T6"> </text:span><text:span text:style-name="T5">que</text:span><text:span text:style-name="T6"> </text:span><text:span text:style-name="T5">las</text:span><text:span text:style-name="T6"> </text:span><text:span text:style-name="T5">ratas</text:span><text:span text:style-name="T6"> </text:span><text:span text:style-name="T5">están</text:span><text:span text:style-name="T6"> </text:span><text:span text:style-name="T5">regresando</text:span><text:span text:style-name="T6"> </text:span><text:span text:style-name="T5">a</text:span><text:span text:style-name="T6"> </text:span><text:span text:style-name="T5">la</text:span><text:span text:style-name="T6"> </text:span><text:span text:style-name="T5">misma</text:span><text:span text:style-name="T6"> </text:span><text:span text:style-name="T5">ubicación</text:span><text:span text:style-name="T6"> </text:span><text:span text:style-name="T5">laberinto.</text:span></text:p>
      <text:p text:style-name="P6"><text:span text:style-name="T5">Al</text:span><text:span text:style-name="T6"> </text:span><text:span text:style-name="T5">girar</text:span><text:span text:style-name="T6"> </text:span><text:span text:style-name="T5">el</text:span><text:span text:style-name="T6"> </text:span><text:span text:style-name="T5">laberinto</text:span><text:span text:style-name="T6"> </text:span><text:span text:style-name="T5">alrededor</text:span><text:span text:style-name="T6"> </text:span><text:span text:style-name="T5">de</text:span><text:span text:style-name="T6"> </text:span><text:span text:style-name="T5">180</text:span><text:span text:style-name="T6"> </text:span><text:span text:style-name="T5">°</text:span><text:span text:style-name="T6"> </text:span><text:span text:style-name="T5">no</text:span><text:span text:style-name="T6"> </text:span><text:span text:style-name="T5">se</text:span><text:span text:style-name="T6"> </text:span><text:span text:style-name="T5">altera</text:span><text:span text:style-name="T6"> </text:span><text:span text:style-name="T5">ninguna</text:span><text:span text:style-name="T6"> </text:span><text:span text:style-name="T5">de</text:span><text:span text:style-name="T6"> </text:span><text:span text:style-name="T5">las</text:span><text:span text:style-name="T6"> </text:span><text:span text:style-name="T5">relaciones</text:span><text:span text:style-name="T6"> </text:span><text:span text:style-name="T5">geométricas</text:span><text:span text:style-name="T6"> </text:span><text:span text:style-name="T5">internas</text:span><text:span text:style-name="T6"> </text:span><text:span text:style-name="T5">del</text:span><text:span text:style-name="T6"> </text:span><text:span text:style-name="T5">laberinto.</text:span><text:span text:style-name="T6"> </text:span><text:span text:style-name="T5">Esto</text:span><text:span text:style-name="T6"> </text:span><text:span text:style-name="T5">apoyaría:</text:span></text:p>
      <text:p text:style-name="P6"><text:span text:style-name="T5">(3c)</text:span><text:span text:style-name="T6"> </text:span><text:span text:style-name="T5">Los</text:span><text:span text:style-name="T6"> </text:span><text:span text:style-name="T5">alimentos</text:span><text:span text:style-name="T6"> </text:span><text:span text:style-name="T5">se</text:span><text:span text:style-name="T6"> </text:span><text:span text:style-name="T5">encuentra</text:span><text:span text:style-name="T6"> </text:span><text:span text:style-name="T5">en</text:span><text:span text:style-name="T6"> </text:span><text:span text:style-name="T5">las</text:span><text:span text:style-name="T6"> </text:span><text:span text:style-name="T5">coordenadas</text:span><text:span text:style-name="T6"> </text:span><text:span text:style-name="T5">del</text:span><text:span text:style-name="T6"> </text:span><text:span text:style-name="T5">laberinto</text:span><text:span text:style-name="T6"> </text:span><text:span text:style-name="T5">(x</text:span><text:span text:style-name="T6"> </text:span><text:span text:style-name="T5">',</text:span><text:span text:style-name="T6"> </text:span><text:span text:style-name="T5">y')</text:span></text:p>
      <text:p text:style-name="P6"><text:span text:style-name="T5">Las</text:span><text:span text:style-name="T6"> </text:span><text:span text:style-name="T5">ratas</text:span><text:span text:style-name="T6"> </text:span><text:span text:style-name="T5">no</text:span><text:span text:style-name="T6"> </text:span><text:span text:style-name="T5">pueden,</text:span><text:span text:style-name="T6"> </text:span><text:span text:style-name="T5">sin</text:span><text:span text:style-name="T6"> </text:span><text:span text:style-name="T5">embargo,</text:span><text:span text:style-name="T6"> </text:span><text:span text:style-name="T5">volver</text:span><text:span text:style-name="T6"> </text:span><text:span text:style-name="T5">a</text:span><text:span text:style-name="T6"> </text:span><text:span text:style-name="T5">la</text:span><text:span text:style-name="T6"> </text:span><text:span text:style-name="T5">misma</text:span><text:span text:style-name="T6"> </text:span><text:span text:style-name="T5">ubicación</text:span><text:span text:style-name="T6"> </text:span><text:span text:style-name="T5">en</text:span><text:span text:style-name="T6"> </text:span><text:span text:style-name="T5">el</text:span><text:span text:style-name="T6"> </text:span><text:span text:style-name="T5">espacio</text:span><text:span text:style-name="T6"> </text:span><text:span text:style-name="T5">del</text:span><text:span text:style-name="T6"> </text:span><text:span text:style-name="T5">medio</text:span><text:span text:style-name="T6"> </text:span><text:span text:style-name="T5">ambiente,</text:span><text:span text:style-name="T6"> </text:span><text:span text:style-name="T5">debido</text:span><text:span text:style-name="T6"> </text:span><text:span text:style-name="T5">a</text:span><text:span text:style-name="T6"> </text:span><text:span text:style-name="T5">las</text:span><text:span text:style-name="T6"> </text:span><text:span text:style-name="T5">relaciones</text:span><text:span text:style-name="T6"> </text:span><text:span text:style-name="T5">geométricas</text:span><text:span text:style-name="T6"> </text:span><text:span text:style-name="T5">entre</text:span><text:span text:style-name="T6"> </text:span><text:span text:style-name="T5">los</text:span><text:span text:style-name="T6"> </text:span><text:span text:style-name="T5">puntos</text:span><text:span text:style-name="T6"> </text:span><text:span text:style-name="T5">adentro</text:span><text:span text:style-name="T6"> </text:span><text:span text:style-name="T5">y</text:span><text:span text:style-name="T6"> </text:span><text:span text:style-name="T5">los</text:span><text:span text:style-name="T6"> </text:span><text:span text:style-name="T5">puntos</text:span><text:span text:style-name="T6"> </text:span><text:span text:style-name="T5">de</text:span><text:span text:style-name="T6"> </text:span><text:span text:style-name="T5">fuera</text:span><text:span text:style-name="T6"> </text:span><text:span text:style-name="T5">del</text:span><text:span text:style-name="T6"> </text:span><text:span text:style-name="T5">laberinto</text:span><text:span text:style-name="T6"> </text:span><text:span text:style-name="T5">se</text:span><text:span text:style-name="T6"> </text:span><text:span text:style-name="T5">ven</text:span><text:span text:style-name="T6"> </text:span><text:span text:style-name="T5">alterados</text:span><text:span text:style-name="T6"> </text:span><text:span text:style-name="T5">por</text:span><text:span text:style-name="T6"> </text:span><text:span text:style-name="T5">el</text:span><text:span text:style-name="T6"> </text:span><text:span text:style-name="T5">movimiento</text:span><text:span text:style-name="T6"> </text:span><text:span text:style-name="T5">del</text:span><text:span text:style-name="T6"> </text:span><text:span text:style-name="T5">laberinto</text:span><text:span text:style-name="T6"> </text:span><text:span text:style-name="T5">de</text:span><text:span text:style-name="T6"> </text:span><text:span text:style-name="T5">180</text:span><text:span text:style-name="T6"> </text:span><text:span text:style-name="T5">°.</text:span><text:span text:style-name="T6"> </text:span><text:span text:style-name="T5">En</text:span><text:span text:style-name="T6"> </text:span><text:span text:style-name="T5">este</text:span><text:span text:style-name="T6"> </text:span><text:span text:style-name="T5">tercer</text:span><text:span text:style-name="T6"> </text:span><text:span text:style-name="T5">comportamiento</text:span><text:span text:style-name="T6"> </text:span><text:span text:style-name="T5">hemos</text:span><text:span text:style-name="T6"> </text:span><text:span text:style-name="T5">identificado</text:span><text:span text:style-name="T6"> </text:span><text:span text:style-name="T5">,</text:span><text:span text:style-name="T6"> </text:span><text:span text:style-name="T5">por</text:span><text:span text:style-name="T6"> </text:span><text:span text:style-name="T5">lo</text:span><text:span text:style-name="T6"> </text:span><text:span text:style-name="T5">tanto,</text:span><text:span text:style-name="T6"> </text:span><text:span text:style-name="T5">tres</text:span><text:span text:style-name="T6"> </text:span><text:span text:style-name="T5">componentes</text:span><text:span text:style-name="T6"> </text:span><text:span text:style-name="T5">proyectables</text:span><text:span text:style-name="T6"> </text:span><text:span text:style-name="T5">de</text:span><text:span text:style-name="T6"> </text:span><text:span text:style-name="T5">contenido</text:span><text:span text:style-name="T6"> <text:s/></text:span><text:span text:style-name="T5">.</text:span></text:p>
      <text:p text:style-name="P6"><text:span text:style-name="T6"><text:s text:c="5"/></text:span><text:span text:style-name="T5">Para</text:span><text:span text:style-name="T6"> </text:span><text:span text:style-name="T5">cada</text:span><text:span text:style-name="T6"> </text:span><text:span text:style-name="T5">una</text:span><text:span text:style-name="T6"> </text:span><text:span text:style-name="T5">de</text:span><text:span text:style-name="T6"> </text:span><text:span text:style-name="T5">estas</text:span><text:span text:style-name="T6"> </text:span><text:span text:style-name="T5">conductas</text:span><text:span text:style-name="T6"> </text:span><text:span text:style-name="T5">podemos,</text:span><text:span text:style-name="T6"> </text:span><text:span text:style-name="T5">en</text:span><text:span text:style-name="T6"> </text:span><text:span text:style-name="T5">nuestro</text:span><text:span text:style-name="T6"> </text:span><text:span text:style-name="T5">paradigma</text:span><text:span text:style-name="T6"> </text:span><text:span text:style-name="T5">simplificado,</text:span><text:span text:style-name="T6"> </text:span><text:span text:style-name="T5">identificar</text:span><text:span text:style-name="T6"> </text:span><text:span text:style-name="T5">el</text:span><text:span text:style-name="T6"> </text:span><text:span text:style-name="T5">posible</text:span><text:span text:style-name="T6"> </text:span><text:span text:style-name="T5">contenido</text:span><text:span text:style-name="T6"> </text:span><text:span text:style-name="T5">de</text:span><text:span text:style-name="T6"> </text:span><text:span text:style-name="T5">los</text:span><text:span text:style-name="T6"> </text:span><text:span text:style-name="T5">constituyentes.</text:span><text:span text:style-name="T6"> </text:span><text:span text:style-name="T5">Podemos</text:span><text:span text:style-name="T6"> </text:span><text:span text:style-name="T5">determinarlos</text:span><text:span text:style-name="T6"> </text:span><text:span text:style-name="T5">y</text:span><text:span text:style-name="T6"> </text:span><text:span text:style-name="T5">hacer</text:span><text:span text:style-name="T6"> </text:span><text:span text:style-name="T5">una</text:span><text:span text:style-name="T6"> </text:span><text:span text:style-name="T5">tabla</text:span><text:span text:style-name="T6"> </text:span><text:span text:style-name="T5">de</text:span><text:span text:style-name="T6"> </text:span><text:span text:style-name="T5">la</text:span><text:span text:style-name="T6"> </text:span><text:span text:style-name="T5">siguiente</text:span><text:span text:style-name="T6"> </text:span><text:span text:style-name="T5">manera.</text:span></text:p>
      <text:p text:style-name="P6"><text:span text:style-name="T5">C</text:span><text:span text:style-name="T5">omportamiento</text:span><text:span text:style-name="T6"> </text:span><text:span text:style-name="T5">1</text:span><text:span text:style-name="T6"> <text:s text:c="6"/></text:span><text:span text:style-name="T5">(a)</text:span><text:span text:style-name="T6"> </text:span><text:span text:style-name="T5">(b)</text:span><text:span text:style-name="T6"> </text:span><text:span text:style-name="T5">(c)</text:span><text:span text:style-name="T6"> </text:span><text:span text:style-name="T5">(d)</text:span></text:p>
      <text:p text:style-name="P6"><text:span text:style-name="T5">Comportamiento</text:span><text:span text:style-name="T6"> </text:span><text:span text:style-name="T5">2</text:span><text:span text:style-name="T6"> <text:s text:c="17"/></text:span><text:span text:style-name="T5">(c)</text:span><text:span text:style-name="T6"> </text:span><text:span text:style-name="T5">(d)</text:span></text:p>
      <text:p text:style-name="P6"><text:soft-page-break/><text:span text:style-name="T5">Comportamiento</text:span><text:span text:style-name="T6"> </text:span><text:span text:style-name="T5">3</text:span><text:span text:style-name="T6"> <text:s text:c="11"/></text:span><text:span text:style-name="T5">(a)</text:span><text:span text:style-name="T6"> </text:span><text:span text:style-name="T5">(b)</text:span><text:span text:style-name="T6"> </text:span><text:span text:style-name="T5">(c)</text:span></text:p>
      <text:p text:style-name="P6"><text:span text:style-name="T6"><text:s text:c="5"/></text:span><text:span text:style-name="T5">Por</text:span><text:span text:style-name="T6"> </text:span><text:span text:style-name="T5">lo</text:span><text:span text:style-name="T6"> </text:span><text:span text:style-name="T5">tanto,</text:span><text:span text:style-name="T6"> </text:span><text:span text:style-name="T5">tenemos</text:span><text:span text:style-name="T6"> </text:span><text:span text:style-name="T5">cuatro</text:span><text:span text:style-name="T6"> </text:span><text:span text:style-name="T5">posibles</text:span><text:span text:style-name="T6"> </text:span><text:span text:style-name="T5">formas</text:span><text:span text:style-name="T6"> </text:span><text:span text:style-name="T5">de</text:span><text:span text:style-name="T6"> </text:span><text:span text:style-name="T5">enunciar</text:span><text:span text:style-name="T6"> </text:span><text:span text:style-name="T5">las</text:span><text:span text:style-name="T6"> </text:span><text:span text:style-name="T5">condiciones</text:span><text:span text:style-name="T6"> </text:span><text:span text:style-name="T5">de</text:span><text:span text:style-name="T6"> </text:span><text:span text:style-name="T5">utilidades</text:span><text:span text:style-name="T6"> </text:span><text:span text:style-name="T5">de</text:span><text:span text:style-name="T6"> </text:span><text:span text:style-name="T5">la</text:span><text:span text:style-name="T6"> </text:span><text:span text:style-name="T5">conducta</text:span><text:span text:style-name="T6"> </text:span><text:span text:style-name="T5">de</text:span><text:span text:style-name="T6"> </text:span><text:span text:style-name="T5">la</text:span><text:span text:style-name="T6"> </text:span><text:span text:style-name="T5">rata</text:span><text:span text:style-name="T6"> </text:span><text:span text:style-name="T5">en</text:span><text:span text:style-name="T6"> </text:span><text:span text:style-name="T5">el</text:span><text:span text:style-name="T6"> </text:span><text:span text:style-name="T5">primer</text:span><text:span text:style-name="T6"> </text:span><text:span text:style-name="T5">el</text:span><text:span text:style-name="T6"> </text:span><text:span text:style-name="T5">laberinto,</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toma</text:span><text:span text:style-name="T6"> </text:span><text:span text:style-name="T5">la</text:span><text:span text:style-name="T6"> </text:span><text:span text:style-name="T5">rata</text:span><text:span text:style-name="T6"> </text:span><text:span text:style-name="T5">que</text:span><text:span text:style-name="T6"> </text:span><text:span text:style-name="T5">codifica</text:span><text:span text:style-name="T6"> </text:span><text:span text:style-name="T5">la</text:span><text:span text:style-name="T6"> </text:span><text:span text:style-name="T5">ubicación</text:span><text:span text:style-name="T6"> </text:span><text:span text:style-name="T5">de</text:span><text:span text:style-name="T6"> </text:span><text:span text:style-name="T5">los</text:span><text:span text:style-name="T6"> </text:span><text:span text:style-name="T5">alimentos.</text:span><text:span text:style-name="T6"> </text:span><text:span text:style-name="T5">Suponemos</text:span><text:span text:style-name="T6"> </text:span><text:span text:style-name="T5">que</text:span><text:span text:style-name="T6"> </text:span><text:span text:style-name="T5">la</text:span><text:span text:style-name="T6"> </text:span><text:span text:style-name="T5">codificación</text:span><text:span text:style-name="T6"> </text:span><text:span text:style-name="T5">de</text:span><text:span text:style-name="T6"> </text:span><text:span text:style-name="T5">las</text:span><text:span text:style-name="T6"> </text:span><text:span text:style-name="T5">ratas</text:span><text:span text:style-name="T6"> </text:span><text:span text:style-name="T5">del</text:span><text:span text:style-name="T6"> </text:span><text:span text:style-name="T5">lugar</text:span><text:span text:style-name="T6"> </text:span><text:span text:style-name="T5">donde</text:span><text:span text:style-name="T6"> </text:span><text:span text:style-name="T5">se</text:span><text:span text:style-name="T6"> </text:span><text:span text:style-name="T5">encuentra</text:span><text:span text:style-name="T6"> </text:span><text:span text:style-name="T5">el</text:span><text:span text:style-name="T6"> </text:span><text:span text:style-name="T5">alimento</text:span><text:span text:style-name="T6"> </text:span><text:span text:style-name="T5">se</text:span><text:span text:style-name="T6"> </text:span><text:span text:style-name="T5">mantiene</text:span><text:span text:style-name="T6"> </text:span><text:span text:style-name="T5">constante.</text:span><text:span text:style-name="T6"> </text:span><text:span text:style-name="T5">Como</text:span><text:span text:style-name="T6"> </text:span><text:span text:style-name="T5">muestra</text:span><text:span text:style-name="T6"> </text:span><text:span text:style-name="T5">el</text:span><text:span text:style-name="T6"> </text:span><text:span text:style-name="T5">cuadro,</text:span><text:span text:style-name="T6"> </text:span><text:span text:style-name="T5">sólo</text:span><text:span text:style-name="T6"> </text:span><text:span text:style-name="T5">hay</text:span><text:span text:style-name="T6"> </text:span><text:span text:style-name="T5">una</text:span><text:span text:style-name="T6"> </text:span><text:span text:style-name="T5">forma</text:span><text:span text:style-name="T6"> </text:span><text:span text:style-name="T5">de</text:span><text:span text:style-name="T6"> </text:span><text:span text:style-name="T5">detallar</text:span><text:span text:style-name="T6"> </text:span><text:span text:style-name="T5">el</text:span><text:span text:style-name="T6"> </text:span><text:span text:style-name="T5">modo</text:span><text:span text:style-name="T6"> </text:span><text:span text:style-name="T5">de</text:span><text:span text:style-name="T6"> </text:span><text:span text:style-name="T5">presentación</text:span><text:span text:style-name="T6"> </text:span><text:span text:style-name="T5">en</text:span><text:span text:style-name="T6"> </text:span><text:span text:style-name="T5">virtud</text:span><text:span text:style-name="T6"> </text:span><text:span text:style-name="T5">del</text:span><text:span text:style-name="T6"> </text:span><text:span text:style-name="T5">cual</text:span><text:span text:style-name="T6"> </text:span><text:span text:style-name="T5">la</text:span><text:span text:style-name="T6"> </text:span><text:span text:style-name="T5">rata</text:span><text:span text:style-name="T6"> </text:span><text:span text:style-name="T5">está</text:span><text:span text:style-name="T6"> </text:span><text:span text:style-name="T5">aprehendiendo</text:span><text:span text:style-name="T6"> </text:span><text:span text:style-name="T5">el</text:span><text:span text:style-name="T6"> </text:span><text:span text:style-name="T5">lugar</text:span><text:span text:style-name="T6"> </text:span><text:span text:style-name="T5">de</text:span><text:span text:style-name="T6"> </text:span><text:span text:style-name="T5">destino</text:span><text:span text:style-name="T6"> </text:span><text:span text:style-name="T5">que</text:span><text:span text:style-name="T6"> </text:span><text:span text:style-name="T5">se</text:span><text:span text:style-name="T6"> </text:span><text:span text:style-name="T5">proyecta</text:span><text:span text:style-name="T6"> </text:span><text:span text:style-name="T5">con</text:span><text:span text:style-name="T6"> </text:span><text:span text:style-name="T5">éxito</text:span><text:span text:style-name="T6"> </text:span><text:span text:style-name="T5">a</text:span><text:span text:style-name="T6"> </text:span><text:span text:style-name="T5">través</text:span><text:span text:style-name="T6"> </text:span><text:span text:style-name="T5">de</text:span><text:span text:style-name="T6"> </text:span><text:span text:style-name="T5">los</text:span><text:span text:style-name="T6"> </text:span><text:span text:style-name="T5">tres</text:span><text:span text:style-name="T6"> </text:span><text:span text:style-name="T5">comportamientos.</text:span><text:span text:style-name="T6"> </text:span><text:span text:style-name="T5">Debemos</text:span><text:span text:style-name="T6"> </text:span><text:span text:style-name="T5">concluir,</text:span><text:span text:style-name="T6"> </text:span><text:span text:style-name="T5">por</text:span><text:span text:style-name="T6"> </text:span><text:span text:style-name="T5">tanto,</text:span><text:span text:style-name="T6"> </text:span><text:span text:style-name="T5">que</text:span><text:span text:style-name="T6"> </text:span><text:span text:style-name="T5">la</text:span><text:span text:style-name="T6"> </text:span><text:span text:style-name="T5">rata</text:span><text:span text:style-name="T6"> </text:span><text:span text:style-name="T5">está</text:span><text:span text:style-name="T6"> </text:span><text:span text:style-name="T5">codificando</text:span><text:span text:style-name="T6"> </text:span><text:span text:style-name="T5">la</text:span><text:span text:style-name="T6"> </text:span><text:span text:style-name="T5">localización</text:span><text:span text:style-name="T6"> </text:span><text:span text:style-name="T5">de</text:span><text:span text:style-name="T6"> </text:span><text:span text:style-name="T5">la</text:span><text:span text:style-name="T6"> </text:span><text:span text:style-name="T5">comida</text:span><text:span text:style-name="T6"> </text:span><text:span text:style-name="T5">dentro</text:span><text:span text:style-name="T6"> </text:span><text:span text:style-name="T5">de</text:span><text:span text:style-name="T6"> </text:span><text:span text:style-name="T5">un</text:span><text:span text:style-name="T6"> </text:span><text:span text:style-name="T5">sistema</text:span><text:span text:style-name="T6"> </text:span><text:span text:style-name="T5">de</text:span><text:span text:style-name="T6"> </text:span><text:span text:style-name="T5">coordenadas</text:span><text:span text:style-name="T6"> </text:span><text:span text:style-name="T5">cuyo</text:span><text:span text:style-name="T6"> </text:span><text:span text:style-name="T5">marco</text:span><text:span text:style-name="T6"> </text:span><text:span text:style-name="T5">de</text:span><text:span text:style-name="T6"> </text:span><text:span text:style-name="T5">referencia</text:span><text:span text:style-name="T6"> </text:span><text:span text:style-name="T5">viene</text:span><text:span text:style-name="T6"> </text:span><text:span text:style-name="T5">determinada</text:span><text:span text:style-name="T6"> </text:span><text:span text:style-name="T5">por</text:span><text:span text:style-name="T6"> </text:span><text:span text:style-name="T5">puntos</text:span><text:span text:style-name="T6"> </text:span><text:span text:style-name="T5">fijos</text:span><text:span text:style-name="T6"> </text:span><text:span text:style-name="T5">en</text:span><text:span text:style-name="T6"> </text:span><text:span text:style-name="T5">el</text:span><text:span text:style-name="T6"> </text:span><text:span text:style-name="T5">espacio</text:span><text:span text:style-name="T6"> </text:span><text:span text:style-name="T5">del</text:span><text:span text:style-name="T6"> </text:span><text:span text:style-name="T5">laberinto.</text:span></text:p>
      <text:p text:style-name="P6"><text:span text:style-name="T6"><text:s text:c="5"/></text:span><text:span text:style-name="T5">Esto</text:span><text:span text:style-name="T6"> </text:span><text:span text:style-name="T5">nos</text:span><text:span text:style-name="T6"> </text:span><text:span text:style-name="T5">da</text:span><text:span text:style-name="T6"> </text:span><text:span text:style-name="T5">los</text:span><text:span text:style-name="T6"> </text:span><text:span text:style-name="T5">recursos</text:span><text:span text:style-name="T6"> </text:span><text:span text:style-name="T5">para</text:span><text:span text:style-name="T6"> </text:span><text:span text:style-name="T5">identificar</text:span><text:span text:style-name="T6"> </text:span><text:span text:style-name="T5">la</text:span><text:span text:style-name="T6"> </text:span><text:span text:style-name="T5">adscripción</text:span><text:span text:style-name="T6"> </text:span><text:span text:style-name="T5">del</text:span><text:span text:style-name="T6"> </text:span><text:span text:style-name="T5">contenido</text:span><text:span text:style-name="T6"> </text:span><text:span text:style-name="T5">en</text:span><text:span text:style-name="T6"> </text:span><text:span text:style-name="T5">el</text:span><text:span text:style-name="T6"> </text:span><text:span text:style-name="T5">primer</text:span><text:span text:style-name="T6"> </text:span><text:span text:style-name="T5">comportamiento</text:span><text:span text:style-name="T6"> </text:span><text:span text:style-name="T5">que</text:span><text:span text:style-name="T6"> </text:span><text:span text:style-name="T5">se</text:span><text:span text:style-name="T6"> </text:span><text:span text:style-name="T5">proyecta</text:span><text:span text:style-name="T6"> </text:span><text:span text:style-name="T5">de</text:span><text:span text:style-name="T6"> </text:span><text:span text:style-name="T5">una</text:span><text:span text:style-name="T6"> </text:span><text:span text:style-name="T5">manera</text:span><text:span text:style-name="T6"> </text:span><text:span text:style-name="T5">explicativa.</text:span><text:span text:style-name="T6"> </text:span><text:span text:style-name="T5">La</text:span><text:span text:style-name="T6"> </text:span><text:span text:style-name="T5">frase</text:span><text:span text:style-name="T6"> </text:span><text:span text:style-name="T5">que</text:span><text:span text:style-name="T6"> </text:span><text:span text:style-name="T5">expresa</text:span><text:span text:style-name="T6"> </text:span><text:span text:style-name="T5">un</text:span><text:span text:style-name="T6"> </text:span><text:span text:style-name="T5">pensamiento</text:span><text:span text:style-name="T6"> </text:span><text:span text:style-name="T5">que</text:span><text:span text:style-name="T6"> </text:span><text:span text:style-name="T5">contiene</text:span><text:span text:style-name="T6"> </text:span><text:span text:style-name="T5">los</text:span><text:span text:style-name="T6"> </text:span><text:span text:style-name="T5">constituyentes</text:span><text:span text:style-name="T6"> </text:span><text:span text:style-name="T5">de</text:span><text:span text:style-name="T6"> </text:span><text:span text:style-name="T5">contenido</text:span><text:span text:style-name="T6"> </text:span><text:span text:style-name="T5">(c)</text:span><text:span text:style-name="T6"> </text:span><text:span text:style-name="T5">se</text:span><text:span text:style-name="T6"> </text:span><text:span text:style-name="T5">debe</text:span><text:span text:style-name="T6"> </text:span><text:span text:style-name="T5">tomar</text:span><text:span text:style-name="T6"> </text:span><text:span text:style-name="T5">para</text:span><text:span text:style-name="T6"> </text:span><text:span text:style-name="T5">expresar</text:span><text:span text:style-name="T6"> </text:span><text:span text:style-name="T5">el</text:span><text:span text:style-name="T6"> </text:span><text:span text:style-name="T5">contenido</text:span><text:span text:style-name="T6"> </text:span><text:span text:style-name="T5">determinado,</text:span><text:span text:style-name="T6"> </text:span><text:span text:style-name="T5">ya</text:span><text:span text:style-name="T6"> </text:span><text:span text:style-name="T5">que</text:span><text:span text:style-name="T6"> </text:span><text:span text:style-name="T5">permite</text:span><text:span text:style-name="T6"> </text:span><text:span text:style-name="T5">la</text:span><text:span text:style-name="T6"> </text:span><text:span text:style-name="T5">identificación</text:span><text:span text:style-name="T6"> </text:span><text:span text:style-name="T5">de</text:span><text:span text:style-name="T6"> </text:span><text:span text:style-name="T5">un</text:span><text:span text:style-name="T6"> </text:span><text:span text:style-name="T5">componente</text:span><text:span text:style-name="T6"> </text:span><text:span text:style-name="T5">común</text:span><text:span text:style-name="T6"> </text:span><text:span text:style-name="T5">de</text:span><text:span text:style-name="T6"> </text:span><text:span text:style-name="T5">contenidos</text:span><text:span text:style-name="T6"> </text:span><text:span text:style-name="T5">en</text:span><text:span text:style-name="T6"> </text:span><text:span text:style-name="T5">toda</text:span><text:span text:style-name="T6"> </text:span><text:span text:style-name="T5">la</text:span><text:span text:style-name="T6"> </text:span><text:span text:style-name="T5">gama</text:span><text:span text:style-name="T6"> </text:span><text:span text:style-name="T5">de</text:span><text:span text:style-name="T6"> </text:span><text:span text:style-name="T5">conductas</text:span><text:span text:style-name="T6"> </text:span><text:span text:style-name="T5">-y</text:span><text:span text:style-name="T6"> </text:span><text:span text:style-name="T5">necesitamos</text:span><text:span text:style-name="T6"> </text:span><text:span text:style-name="T5">un</text:span><text:span text:style-name="T6"> </text:span><text:span text:style-name="T5">constituyente</text:span><text:span text:style-name="T6"> </text:span><text:span text:style-name="T5">común</text:span><text:span text:style-name="T6"> </text:span><text:span text:style-name="T5">de</text:span><text:span text:style-name="T6"> </text:span><text:span text:style-name="T5">contenido</text:span><text:span text:style-name="T6"> </text:span><text:span text:style-name="T5">porque</text:span><text:span text:style-name="T6"> </text:span><text:span text:style-name="T5">los</text:span><text:span text:style-name="T6"> </text:span><text:span text:style-name="T5">deseos</text:span><text:span text:style-name="T6"> </text:span><text:span text:style-name="T5">relevantes</text:span><text:span text:style-name="T6"> </text:span><text:span text:style-name="T5">y</text:span><text:span text:style-name="T6"> </text:span><text:span text:style-name="T5">las</text:span><text:span text:style-name="T6"> </text:span><text:span text:style-name="T5">condiciones</text:span><text:span text:style-name="T6"> </text:span><text:span text:style-name="T5">cognitivas</text:span><text:span text:style-name="T6"> </text:span><text:span text:style-name="T5">de</text:span><text:span text:style-name="T6"> </text:span><text:span text:style-name="T5">fondo</text:span><text:span text:style-name="T6"> </text:span><text:span text:style-name="T5">se</text:span><text:span text:style-name="T6"> </text:span><text:span text:style-name="T5">mantienen</text:span><text:span text:style-name="T6"> </text:span><text:span text:style-name="T5">constantes</text:span><text:span text:style-name="T6"> </text:span><text:span text:style-name="T5">a</text:span><text:span text:style-name="T6"> </text:span><text:span text:style-name="T5">través</text:span><text:span text:style-name="T6"> </text:span><text:span text:style-name="T5">de</text:span><text:span text:style-name="T6"> </text:span><text:span text:style-name="T5">los</text:span><text:span text:style-name="T6"> </text:span><text:span text:style-name="T5">comportamientos.</text:span></text:p>
      <text:p text:style-name="P6"><text:span text:style-name="T6"><text:s text:c="5"/></text:span><text:span text:style-name="T5">Algunas</text:span><text:span text:style-name="T6"> </text:span><text:span text:style-name="T5">advertencias</text:span><text:span text:style-name="T6"> </text:span><text:span text:style-name="T5">deben</text:span><text:span text:style-name="T6"> </text:span><text:span text:style-name="T5">ser</text:span><text:span text:style-name="T6"> </text:span><text:span text:style-name="T5">registradas</text:span><text:span text:style-name="T6"> </text:span><text:span text:style-name="T5">en</text:span><text:span text:style-name="T6"> </text:span><text:span text:style-name="T5">este</text:span><text:span text:style-name="T6"> </text:span><text:span text:style-name="T5">punto.</text:span><text:span text:style-name="T6"> </text:span><text:span text:style-name="T5">No</text:span><text:span text:style-name="T6"> </text:span><text:span text:style-name="T5">hay</text:span><text:span text:style-name="T6"> </text:span><text:span text:style-name="T5">razón</text:span><text:span text:style-name="T6"> </text:span><text:span text:style-name="T5">para</text:span><text:span text:style-name="T6"> </text:span><text:span text:style-name="T5">pensar</text:span><text:span text:style-name="T6"> </text:span><text:span text:style-name="T5">que</text:span><text:span text:style-name="T6"> </text:span><text:span text:style-name="T5">una</text:span><text:span text:style-name="T6"> </text:span><text:span text:style-name="T5">rata</text:span><text:span text:style-name="T6"> </text:span><text:span text:style-name="T5">siempre</text:span><text:span text:style-name="T6"> </text:span><text:span text:style-name="T5">codifica</text:span><text:span text:style-name="T6"> </text:span><text:span text:style-name="T5">la</text:span><text:span text:style-name="T6"> </text:span><text:span text:style-name="T5">ubicación</text:span><text:span text:style-name="T6"> </text:span><text:span text:style-name="T5">de</text:span><text:span text:style-name="T6"> </text:span><text:span text:style-name="T5">la</text:span><text:span text:style-name="T6"> </text:span><text:span text:style-name="T5">misma</text:span><text:span text:style-name="T6"> </text:span><text:span text:style-name="T5">manera.</text:span><text:span text:style-name="T6"> </text:span><text:span text:style-name="T5">Está</text:span><text:span text:style-name="T6"> </text:span><text:span text:style-name="T5">bien</text:span><text:span text:style-name="T6"> </text:span><text:span text:style-name="T5">documentado,</text:span><text:span text:style-name="T6"> </text:span><text:span text:style-name="T5">por</text:span><text:span text:style-name="T6"> </text:span><text:span text:style-name="T5">ejemplo,</text:span><text:span text:style-name="T6"> </text:span><text:span text:style-name="T5">que</text:span><text:span text:style-name="T6"> </text:span><text:span text:style-name="T5">las</text:span><text:span text:style-name="T6"> </text:span><text:span text:style-name="T5">ratas</text:span><text:span text:style-name="T6"> </text:span><text:span text:style-name="T5">pueden</text:span><text:span text:style-name="T6"> </text:span><text:span text:style-name="T5">orientarse</text:span><text:span text:style-name="T6"> </text:span><text:span text:style-name="T5">en</text:span><text:span text:style-name="T6"> </text:span><text:span text:style-name="T5">el</text:span><text:span text:style-name="T6"> </text:span><text:span text:style-name="T5">laberinto</text:span><text:span text:style-name="T6"> </text:span><text:span text:style-name="T5">por</text:span><text:span text:style-name="T6"> </text:span><text:span text:style-name="T5">el</text:span><text:span text:style-name="T6"> </text:span><text:span text:style-name="T5">uso</text:span><text:span text:style-name="T6"> </text:span><text:span text:style-name="T5">de</text:span><text:span text:style-name="T6"> </text:span><text:span text:style-name="T5">señas</text:span><text:span text:style-name="T6"> </text:span><text:span text:style-name="T5">no</text:span><text:span text:style-name="T6"> </text:span><text:span text:style-name="T5">geométricas</text:span><text:span text:style-name="T6"> </text:span><text:span text:style-name="T5">(Cheng,</text:span><text:span text:style-name="T6"> </text:span><text:span text:style-name="T5">1986).</text:span><text:span text:style-name="T6"> </text:span><text:span text:style-name="T5">Las</text:span><text:span text:style-name="T6"> </text:span><text:span text:style-name="T5">ratas</text:span><text:span text:style-name="T6"> </text:span><text:span text:style-name="T5">aprenden</text:span><text:span text:style-name="T6"> </text:span><text:span text:style-name="T5">a</text:span><text:span text:style-name="T6"> </text:span><text:span text:style-name="T5">una</text:span><text:span text:style-name="T6"> </text:span><text:span text:style-name="T5">velocidad</text:span><text:span text:style-name="T6"> </text:span><text:span text:style-name="T5">sorprendente</text:span><text:span text:style-name="T6"> </text:span><text:span text:style-name="T5">para</text:span><text:span text:style-name="T6"> </text:span><text:span text:style-name="T5">recorrer</text:span><text:span text:style-name="T6"> </text:span><text:span text:style-name="T5">un</text:span><text:span text:style-name="T6"> </text:span><text:span text:style-name="T5">laberinto</text:span><text:span text:style-name="T6"> </text:span><text:span text:style-name="T5">radial</text:span><text:span text:style-name="T6"> </text:span><text:span text:style-name="T5">en</text:span><text:span text:style-name="T6"> </text:span><text:span text:style-name="T5">donde</text:span><text:span text:style-name="T6"> </text:span><text:span text:style-name="T5">los</text:span><text:span text:style-name="T6"> </text:span><text:span text:style-name="T5">brazos</text:span><text:span text:style-name="T6"> </text:span><text:span text:style-name="T5">están</text:span><text:span text:style-name="T6"> </text:span><text:span text:style-name="T5">permutados</text:span><text:span text:style-name="T6"> </text:span><text:span text:style-name="T5">al</text:span><text:span text:style-name="T6"> </text:span><text:span text:style-name="T5">azar</text:span><text:span text:style-name="T6"> </text:span><text:span text:style-name="T5">entre</text:span><text:span text:style-name="T6"> </text:span><text:span text:style-name="T5">cada</text:span><text:span text:style-name="T6"> </text:span><text:span text:style-name="T5">prueba,</text:span><text:span text:style-name="T6"> </text:span><text:span text:style-name="T5">dados</text:span><text:span text:style-name="T6"> </text:span><text:span text:style-name="T5">los</text:span><text:span text:style-name="T6"> </text:span><text:span text:style-name="T5">brazos</text:span><text:span text:style-name="T6"> </text:span><text:span text:style-name="T5">son</text:span><text:span text:style-name="T6"> </text:span><text:span text:style-name="T5">característicamente</text:span><text:span text:style-name="T6"> </text:span><text:span text:style-name="T5">muy</text:span><text:span text:style-name="T6"> </text:span><text:span text:style-name="T5">distintos.</text:span><text:span text:style-name="T6"> </text:span><text:span text:style-name="T5">Del</text:span><text:span text:style-name="T6"> </text:span><text:span text:style-name="T5">mismo</text:span><text:span text:style-name="T6"> </text:span><text:span text:style-name="T5">modo,</text:span><text:span text:style-name="T6"> </text:span><text:span text:style-name="T5">parece</text:span><text:span text:style-name="T6"> </text:span><text:span text:style-name="T5">que</text:span><text:span text:style-name="T6"> </text:span><text:span text:style-name="T5">la</text:span><text:span text:style-name="T6"> </text:span><text:span text:style-name="T5">relevancia</text:span><text:span text:style-name="T6"> </text:span><text:span text:style-name="T5">de</text:span><text:span text:style-name="T6"> </text:span><text:span text:style-name="T5">los</text:span><text:span text:style-name="T6"> </text:span><text:span text:style-name="T5">hitos</text:span><text:span text:style-name="T6"> </text:span><text:span text:style-name="T5">en</text:span><text:span text:style-name="T6"> </text:span><text:span text:style-name="T5">el</text:span><text:span text:style-name="T6"> </text:span><text:span text:style-name="T5">medio</text:span><text:span text:style-name="T6"> </text:span><text:span text:style-name="T5">ambiente</text:span><text:span text:style-name="T6"> </text:span><text:span text:style-name="T5">fuera</text:span><text:span text:style-name="T6"> </text:span><text:span text:style-name="T5">del</text:span><text:span text:style-name="T6"> </text:span><text:span text:style-name="T5">laberinto</text:span><text:span text:style-name="T6"> </text:span><text:span text:style-name="T5">si</text:span><text:span text:style-name="T6"> </text:span><text:span text:style-name="T5">afecta</text:span><text:span text:style-name="T6"> </text:span><text:span text:style-name="T5">si</text:span><text:span text:style-name="T6"> </text:span><text:span text:style-name="T5">las</text:span><text:span text:style-name="T6"> </text:span><text:span text:style-name="T5">ratas</text:span><text:span text:style-name="T6"> </text:span><text:span text:style-name="T5">codifican</text:span><text:span text:style-name="T6"> </text:span><text:span text:style-name="T5">los</text:span><text:span text:style-name="T6"> </text:span><text:span text:style-name="T5">lugares</text:span><text:span text:style-name="T6"> </text:span><text:span text:style-name="T5">en</text:span><text:span text:style-name="T6"> </text:span><text:span text:style-name="T5">un</text:span><text:span text:style-name="T6"> </text:span><text:span text:style-name="T5">marco</text:span><text:span text:style-name="T6"> </text:span><text:span text:style-name="T5">centrado</text:span><text:span text:style-name="T6"> </text:span><text:span text:style-name="T5">en</text:span><text:span text:style-name="T6"> </text:span><text:span text:style-name="T5">el</text:span><text:span text:style-name="T6"> </text:span><text:span text:style-name="T5">laberinto</text:span><text:span text:style-name="T6"> </text:span><text:span text:style-name="T5">o</text:span><text:span text:style-name="T6"> </text:span><text:span text:style-name="T5">centrado</text:span><text:span text:style-name="T6"> </text:span><text:span text:style-name="T5">en</text:span><text:span text:style-name="T6"> </text:span><text:span text:style-name="T5">el</text:span><text:span text:style-name="T6"> </text:span><text:span text:style-name="T5">ambiente</text:span><text:span text:style-name="T6"> </text:span><text:span text:style-name="T5">de</text:span><text:span text:style-name="T6"> </text:span><text:span text:style-name="T5">referencia</text:span><text:span text:style-name="T6"> </text:span><text:span text:style-name="T5">(véase</text:span><text:span text:style-name="T6"> </text:span><text:span text:style-name="T5">Cheng</text:span><text:span text:style-name="T6"> </text:span><text:span text:style-name="T5">1986,</text:span><text:span text:style-name="T6"> </text:span><text:span text:style-name="T5">Gallistel</text:span><text:span text:style-name="T6"> </text:span><text:span text:style-name="T5">1990,</text:span><text:span text:style-name="T6"> </text:span><text:span text:style-name="T5">cap.</text:span><text:span text:style-name="T6"> </text:span><text:span text:style-name="T5">6).</text:span><text:span text:style-name="T6"> </text:span><text:span text:style-name="T5">El</text:span><text:span text:style-name="T6"> </text:span><text:span text:style-name="T5">experimentador</text:span><text:span text:style-name="T6"> </text:span><text:span text:style-name="T5">debe</text:span><text:span text:style-name="T6"> </text:span><text:span text:style-name="T5">asegurarse</text:span><text:span text:style-name="T6"> </text:span><text:span text:style-name="T5">de</text:span><text:span text:style-name="T6"> </text:span><text:span text:style-name="T5">que</text:span><text:span text:style-name="T6"> </text:span><text:span text:style-name="T5">sean</text:span><text:span text:style-name="T6"> </text:span><text:span text:style-name="T5">lo</text:span><text:span text:style-name="T6"> </text:span><text:span text:style-name="T5">más</text:span><text:span text:style-name="T6"> </text:span><text:span text:style-name="T5">similar</text:span><text:span text:style-name="T6"> </text:span><text:span text:style-name="T5">como</text:span><text:span text:style-name="T6"> </text:span><text:span text:style-name="T5">sea</text:span><text:span text:style-name="T6"> </text:span><text:span text:style-name="T5">posible</text:span><text:span text:style-name="T6"> </text:span><text:span text:style-name="T5">entre</text:span><text:span text:style-name="T6"> </text:span><text:span text:style-name="T5">la</text:span><text:span text:style-name="T6"> </text:span><text:span text:style-name="T5">conducta</text:span><text:span text:style-name="T6"> </text:span><text:span text:style-name="T5">objetiva</text:span><text:span text:style-name="T6"> </text:span><text:span text:style-name="T5">y</text:span><text:span text:style-name="T6"> </text:span><text:span text:style-name="T5">las</text:span><text:span text:style-name="T6"> </text:span><text:span text:style-name="T5">conductas</text:span><text:span text:style-name="T6"> </text:span><text:span text:style-name="T5">inducidas</text:span><text:span text:style-name="T6"> </text:span><text:span text:style-name="T5">experimentalmente</text:span><text:span text:style-name="T6"> </text:span><text:span text:style-name="T5">sobresalientes.</text:span><text:span text:style-name="T6"> </text:span><text:span text:style-name="T5">Sólo</text:span><text:span text:style-name="T6"> </text:span><text:span text:style-name="T5">así</text:span><text:span text:style-name="T6"> </text:span><text:span text:style-name="T5">se</text:span><text:span text:style-name="T6"> </text:span><text:span text:style-name="T5">puede</text:span><text:span text:style-name="T6"> </text:span><text:span text:style-name="T5">establecer</text:span><text:span text:style-name="T6"> </text:span><text:span text:style-name="T5">una</text:span><text:span text:style-name="T6"> </text:span><text:span text:style-name="T5">proyectabilidad</text:span><text:span text:style-name="T6"> </text:span><text:span text:style-name="T5">genuina.</text:span></text:p>
      <text:p text:style-name="P6"><text:soft-page-break/><text:span text:style-name="T6"><text:s text:c="5"/></text:span><text:span text:style-name="T5">No</text:span><text:span text:style-name="T6"> </text:span><text:span text:style-name="T5">obstante,</text:span><text:span text:style-name="T6"> </text:span><text:span text:style-name="T5">y</text:span><text:span text:style-name="T6"> </text:span><text:span text:style-name="T5">teniendo</text:span><text:span text:style-name="T6"> </text:span><text:span text:style-name="T5">en</text:span><text:span text:style-name="T6"> </text:span><text:span text:style-name="T5">cuenta</text:span><text:span text:style-name="T6"> </text:span><text:span text:style-name="T5">estas</text:span><text:span text:style-name="T6"> </text:span><text:span text:style-name="T5">advertencias,</text:span><text:span text:style-name="T6"> </text:span><text:span text:style-name="T5">a</text:span><text:span text:style-name="T6"> </text:span><text:span text:style-name="T5">través</text:span><text:span text:style-name="T6"> </text:span><text:span text:style-name="T5">de</text:span><text:span text:style-name="T6"> </text:span><text:span text:style-name="T5">este</text:span><text:span text:style-name="T6"> </text:span><text:span text:style-name="T5">ejemplo,</text:span><text:span text:style-name="T6"> </text:span><text:span text:style-name="T5">en</text:span><text:span text:style-name="T6"> </text:span><text:span text:style-name="T5">relación</text:span><text:span text:style-name="T6"> </text:span><text:span text:style-name="T5">con</text:span><text:span text:style-name="T6"> </text:span><text:span text:style-name="T5">la</text:span><text:span text:style-name="T6"> </text:span><text:span text:style-name="T5">discusión</text:span><text:span text:style-name="T6"> </text:span><text:span text:style-name="T5">en</text:span><text:span text:style-name="T6"> </text:span><text:span text:style-name="T5">la</text:span><text:span text:style-name="T6"> </text:span><text:span text:style-name="T5">sección</text:span><text:span text:style-name="T6"> </text:span><text:span text:style-name="T5">anterior,</text:span><text:span text:style-name="T6"> </text:span><text:span text:style-name="T5">muestra</text:span><text:span text:style-name="T6"> </text:span><text:span text:style-name="T5">cómo</text:span><text:span text:style-name="T6"> </text:span><text:span text:style-name="T5">un</text:span><text:span text:style-name="T6"> </text:span><text:span text:style-name="T5">teórico</text:span><text:span text:style-name="T6"> </text:span><text:span text:style-name="T5">puede</text:span><text:span text:style-name="T6"> </text:span><text:span text:style-name="T5">ir</text:span><text:span text:style-name="T6"> </text:span><text:span text:style-name="T5">sobre</text:span><text:span text:style-name="T6"> </text:span><text:span text:style-name="T5">la</text:span><text:span text:style-name="T6"> </text:span><text:span text:style-name="T5">resolución</text:span><text:span text:style-name="T6"> </text:span><text:span text:style-name="T5">de</text:span><text:span text:style-name="T6"> </text:span><text:span text:style-name="T5">las</text:span><text:span text:style-name="T6"> </text:span><text:span text:style-name="T5">indeterminaciones</text:span><text:span text:style-name="T6"> </text:span><text:span text:style-name="T5">inevitables</text:span><text:span text:style-name="T6"> </text:span><text:span text:style-name="T5">generadas</text:span><text:span text:style-name="T6"> </text:span><text:span text:style-name="T5">por</text:span><text:span text:style-name="T6"> </text:span><text:span text:style-name="T5">la</text:span><text:span text:style-name="T6"> </text:span><text:span text:style-name="T5">aplicación</text:span><text:span text:style-name="T6"> </text:span><text:span text:style-name="T5">de</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pan><text:span text:style-name="T5">a</text:span><text:span text:style-name="T6"> </text:span><text:span text:style-name="T5">una</text:span><text:span text:style-name="T6"> </text:span><text:span text:style-name="T5">conducta</text:span><text:span text:style-name="T6"> </text:span><text:span text:style-name="T5">meta.</text:span><text:span text:style-name="T6"> </text:span><text:span text:style-name="T5">Estas</text:span><text:span text:style-name="T6"> </text:span><text:span text:style-name="T5">indeterminaciones</text:span><text:span text:style-name="T6"> </text:span><text:span text:style-name="T5">se</text:span><text:span text:style-name="T6"> </text:span><text:span text:style-name="T5">presentan</text:span><text:span text:style-name="T6"> </text:span><text:span text:style-name="T5">al</text:span><text:span text:style-name="T6"> </text:span><text:span text:style-name="T5">nivel</text:span><text:span text:style-name="T6"> </text:span><text:span text:style-name="T5">del</text:span><text:span text:style-name="T6"> </text:span><text:span text:style-name="T5">sentido.</text:span><text:span text:style-name="T6"> </text:span><text:span text:style-name="T5">Se</text:span><text:span text:style-name="T6"> </text:span><text:span text:style-name="T5">derivan</text:span><text:span text:style-name="T6"> </text:span><text:span text:style-name="T5">de</text:span><text:span text:style-name="T6"> </text:span><text:span text:style-name="T5">las</text:span><text:span text:style-name="T6"> </text:span><text:span text:style-name="T5">diferentes</text:span><text:span text:style-name="T6"> </text:span><text:span text:style-name="T5">formas</text:span><text:span text:style-name="T6"> </text:span><text:span text:style-name="T5">que</text:span><text:span text:style-name="T6"> </text:span><text:span text:style-name="T5">una</text:span><text:span text:style-name="T6"> </text:span><text:span text:style-name="T5">criatura</text:span><text:span text:style-name="T6"> </text:span><text:span text:style-name="T5">podría</text:span><text:span text:style-name="T6"> </text:span><text:span text:style-name="T5">aprehender</text:span><text:span text:style-name="T6"> </text:span><text:span text:style-name="T5">un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dada.</text:span><text:span text:style-name="T6"> </text:span><text:span text:style-name="T5">La</text:span><text:span text:style-name="T6"> </text:span><text:span text:style-name="T5">semántica</text:span><text:span text:style-name="T6"> </text:span><text:span text:style-name="T5">del</text:span><text:span text:style-name="T6"> </text:span><text:span text:style-name="T5">acierto</text:span><text:span text:style-name="T6"> <text:s/></text:span><text:span text:style-name="T5">por</text:span><text:span text:style-name="T6"> </text:span><text:span text:style-name="T5">sí</text:span><text:span text:style-name="T6"> </text:span><text:span text:style-name="T5">sola</text:span><text:span text:style-name="T6"> </text:span><text:span text:style-name="T5">no</text:span><text:span text:style-name="T6"> </text:span><text:span text:style-name="T5">puede</text:span><text:span text:style-name="T6"> </text:span><text:span text:style-name="T5">proporcionar</text:span><text:span text:style-name="T6"> </text:span><text:span text:style-name="T5">una</text:span><text:span text:style-name="T6"> </text:span><text:span text:style-name="T5">especificación</text:span><text:span text:style-name="T6"> </text:span><text:span text:style-name="T5">determinada</text:span><text:span text:style-name="T6"> </text:span><text:span text:style-name="T5">de</text:span><text:span text:style-name="T6"> </text:span><text:span text:style-name="T5">un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En</text:span><text:span text:style-name="T6"> </text:span><text:span text:style-name="T5">el</text:span><text:span text:style-name="T6"> </text:span><text:span text:style-name="T5">mejor</text:span><text:span text:style-name="T6"> </text:span><text:span text:style-name="T5">de</text:span><text:span text:style-name="T6"> </text:span><text:span text:style-name="T5">los</text:span><text:span text:style-name="T6"> </text:span><text:span text:style-name="T5">casos</text:span><text:span text:style-name="T6"> </text:span><text:span text:style-name="T5">nos</text:span><text:span text:style-name="T6"> </text:span><text:span text:style-name="T5">dejará</text:span><text:span text:style-name="T6"> </text:span><text:span text:style-name="T5">con</text:span><text:span text:style-name="T6"> </text:span><text:span text:style-name="T5">una</text:span><text:span text:style-name="T6"> </text:span><text:span text:style-name="T5">elección</text:span><text:span text:style-name="T6"> </text:span><text:span text:style-name="T5">entre</text:span><text:span text:style-name="T6"> </text:span><text:span text:style-name="T5">diferentes</text:span><text:span text:style-name="T6"> </text:span><text:span text:style-name="T5">descripciones</text:span><text:span text:style-name="T6"> </text:span><text:span text:style-name="T5">del</text:span><text:span text:style-name="T6"> </text:span><text:span text:style-name="T5">estado</text:span><text:span text:style-name="T6"> </text:span><text:span text:style-name="T5">relevante</text:span><text:span text:style-name="T6"> </text:span><text:span text:style-name="T5">de</text:span><text:span text:style-name="T6"> </text:span><text:span text:style-name="T5">cosas.</text:span><text:span text:style-name="T6"> </text:span><text:span text:style-name="T5">A</text:span><text:span text:style-name="T6"> </text:span><text:span text:style-name="T5">menos</text:span><text:span text:style-name="T6"> </text:span><text:span text:style-name="T5">que</text:span><text:span text:style-name="T6"> </text:span><text:span text:style-name="T5">separemos</text:span><text:span text:style-name="T6"> <text:s/></text:span><text:span text:style-name="T5">las</text:span><text:span text:style-name="T6"> </text:span><text:span text:style-name="T5">descripciones</text:span><text:span text:style-name="T6"> </text:span><text:span text:style-name="T5">en</text:span><text:span text:style-name="T6"> </text:span><text:span text:style-name="T5">componentes</text:span><text:span text:style-name="T6"> </text:span><text:span text:style-name="T5">de</text:span><text:span text:style-name="T6"> </text:span><text:span text:style-name="T5">contenido</text:span><text:span text:style-name="T6"> </text:span><text:span text:style-name="T5">separables</text:span><text:span text:style-name="T6"> <text:s/></text:span><text:span text:style-name="T5">y</text:span><text:span text:style-name="T6"> </text:span><text:span text:style-name="T5">consideremos</text:span><text:span text:style-name="T6"> </text:span><text:span text:style-name="T5">cuáles</text:span><text:span text:style-name="T6"> </text:span><text:span text:style-name="T5">de</text:span><text:span text:style-name="T6"> </text:span><text:span text:style-name="T5">estos</text:span><text:span text:style-name="T6"> </text:span><text:span text:style-name="T5">constituyentes</text:span><text:span text:style-name="T6"> </text:span><text:span text:style-name="T5">de</text:span><text:span text:style-name="T6"> </text:span><text:span text:style-name="T5">contenido</text:span><text:span text:style-name="T6"> </text:span><text:span text:style-name="T5">son</text:span><text:span text:style-name="T6"> </text:span><text:span text:style-name="T5">proyectables</text:span><text:span text:style-name="T6"> </text:span><text:span text:style-name="T5">en</text:span><text:span text:style-name="T6"> </text:span><text:span text:style-name="T5">la</text:span><text:span text:style-name="T6"> </text:span><text:span text:style-name="T5">forma</text:span><text:span text:style-name="T6"> </text:span><text:span text:style-name="T5">descrita</text:span><text:span text:style-name="T6"> </text:span><text:span text:style-name="T5">en</text:span><text:span text:style-name="T6"> </text:span><text:span text:style-name="T5">esta</text:span><text:span text:style-name="T6"> </text:span><text:span text:style-name="T5">sección,</text:span><text:span text:style-name="T6"> </text:span><text:span text:style-name="T5">no</text:span><text:span text:style-name="T6"> </text:span><text:span text:style-name="T5">seremos</text:span><text:span text:style-name="T6"> </text:span><text:span text:style-name="T5">capaces</text:span><text:span text:style-name="T6"> </text:span><text:span text:style-name="T5">de</text:span><text:span text:style-name="T6"> </text:span><text:span text:style-name="T5">reducir</text:span><text:span text:style-name="T6"> </text:span><text:span text:style-name="T5">la</text:span><text:span text:style-name="T6"> </text:span><text:span text:style-name="T5">lista</text:span><text:span text:style-name="T6"> </text:span><text:span text:style-name="T5">de</text:span><text:span text:style-name="T6"> </text:span><text:span text:style-name="T5">las</text:span><text:span text:style-name="T6"> </text:span><text:span text:style-name="T5">creencias</text:span><text:span text:style-name="T6"> </text:span><text:span text:style-name="T5">candidatos</text:span><text:span text:style-name="T6"> </text:span><text:span text:style-name="T5">de</text:span><text:span text:style-name="T6"> </text:span><text:span text:style-name="T5">la</text:span><text:span text:style-name="T6"> </text:span><text:span text:style-name="T5">manera</text:span><text:span text:style-name="T6"> </text:span><text:span text:style-name="T5">demandada</text:span><text:span text:style-name="T6"> </text:span><text:span text:style-name="T5">para</text:span><text:span text:style-name="T6"> </text:span><text:span text:style-name="T5">respetar</text:span><text:span text:style-name="T6"> </text:span><text:span text:style-name="T5">el</text:span><text:span text:style-name="T6"> </text:span><text:span text:style-name="T5">requisito</text:span><text:span text:style-name="T6"> </text:span><text:span text:style-name="T5">de</text:span><text:span text:style-name="T6"> </text:span><text:span text:style-name="T5">una</text:span><text:span text:style-name="T6"> </text:span><text:span text:style-name="T5">explicación</text:span><text:span text:style-name="T6"> </text:span><text:span text:style-name="T5">psicológica</text:span><text:span text:style-name="T6"> </text:span><text:span text:style-name="T5">que</text:span><text:span text:style-name="T6"> </text:span><text:span text:style-name="T5">reflejan</text:span><text:span text:style-name="T6"> </text:span><text:span text:style-name="T5">la</text:span><text:span text:style-name="T6"> </text:span><text:span text:style-name="T5">forma</text:span><text:span text:style-name="T6"> </text:span><text:span text:style-name="T5">en</text:span><text:span text:style-name="T6"> </text:span><text:span text:style-name="T5">que</text:span><text:span text:style-name="T6"> </text:span><text:span text:style-name="T5">una</text:span><text:span text:style-name="T6"> </text:span><text:span text:style-name="T5">criatura</text:span><text:span text:style-name="T6"> </text:span><text:span text:style-name="T5">aprehende</text:span><text:span text:style-name="T6"> </text:span><text:span text:style-name="T5">su</text:span><text:span text:style-name="T6"> </text:span><text:span text:style-name="T5">entorno.</text:span></text:p>
      <text:p text:style-name="P6"><text:span text:style-name="T6"><text:s text:c="5"/></text:span><text:span text:style-name="T5">No</text:span><text:span text:style-name="T6"> </text:span><text:span text:style-name="T5">debe</text:span><text:span text:style-name="T6"> </text:span><text:span text:style-name="T5">pensarse,</text:span><text:span text:style-name="T6"> </text:span><text:span text:style-name="T5">sin</text:span><text:span text:style-name="T6"> </text:span><text:span text:style-name="T5">embargo,</text:span><text:span text:style-name="T6"> </text:span><text:span text:style-name="T5">que</text:span><text:span text:style-name="T6"> </text:span><text:span text:style-name="T5">este</text:span><text:span text:style-name="T6"> </text:span><text:span text:style-name="T5">tipo</text:span><text:span text:style-name="T6"> </text:span><text:span text:style-name="T5">de</text:span><text:span text:style-name="T6"> </text:span><text:span text:style-name="T5">desambigüación</text:span><text:span text:style-name="T6"> </text:span><text:span text:style-name="T5">sólo</text:span><text:span text:style-name="T6"> </text:span><text:span text:style-name="T5">es</text:span><text:span text:style-name="T6"> </text:span><text:span text:style-name="T5">posible</text:span><text:span text:style-name="T6"> </text:span><text:span text:style-name="T5">en</text:span><text:span text:style-name="T6"> </text:span><text:span text:style-name="T5">un</text:span><text:span text:style-name="T6"> </text:span><text:span text:style-name="T5">entorno</text:span><text:span text:style-name="T6"> </text:span><text:span text:style-name="T5">de</text:span><text:span text:style-name="T6"> </text:span><text:span text:style-name="T5">laboratorio.</text:span><text:span text:style-name="T6"> </text:span><text:span text:style-name="T5">Me</text:span><text:span text:style-name="T6"> </text:span><text:span text:style-name="T5">he</text:span><text:span text:style-name="T6"> </text:span><text:span text:style-name="T5">concentrado</text:span><text:span text:style-name="T6"> </text:span><text:span text:style-name="T5">en</text:span><text:span text:style-name="T6"> </text:span><text:span text:style-name="T5">el</text:span><text:span text:style-name="T6"> </text:span><text:span text:style-name="T5">ejemplo</text:span><text:span text:style-name="T6"> </text:span><text:span text:style-name="T5">de</text:span><text:span text:style-name="T6"> </text:span><text:span text:style-name="T5">un</text:span><text:span text:style-name="T6"> </text:span><text:span text:style-name="T5">trabajo</text:span><text:span text:style-name="T6"> </text:span><text:span text:style-name="T5">experimental</text:span><text:span text:style-name="T6"> </text:span><text:span text:style-name="T5">sobre</text:span><text:span text:style-name="T6"> </text:span><text:span text:style-name="T5">las</text:span><text:span text:style-name="T6"> <text:s/></text:span><text:span text:style-name="T5">capacidades</text:span><text:span text:style-name="T6"> </text:span><text:span text:style-name="T5">de</text:span><text:span text:style-name="T6"> </text:span><text:span text:style-name="T5">navegación</text:span><text:span text:style-name="T6"> </text:span><text:span text:style-name="T5">de</text:span><text:span text:style-name="T6"> </text:span><text:span text:style-name="T5">las</text:span><text:span text:style-name="T6"> </text:span><text:span text:style-name="T5">ratas,</text:span><text:span text:style-name="T6"> </text:span><text:span text:style-name="T5">ya</text:span><text:span text:style-name="T6"> </text:span><text:span text:style-name="T5">que</text:span><text:span text:style-name="T6"> </text:span><text:span text:style-name="T5">se</text:span><text:span text:style-name="T6"> </text:span><text:span text:style-name="T5">presenta</text:span><text:span text:style-name="T6"> </text:span><text:span text:style-name="T5">en</text:span><text:span text:style-name="T6"> </text:span><text:span text:style-name="T5">forma</text:span><text:span text:style-name="T6"> </text:span><text:span text:style-name="T5">muy</text:span><text:span text:style-name="T6"> </text:span><text:span text:style-name="T5">clara</text:span><text:span text:style-name="T6"> </text:span><text:span text:style-name="T5">la</text:span><text:span text:style-name="T6"> </text:span><text:span text:style-name="T5">estructura</text:span><text:span text:style-name="T6"> </text:span><text:span text:style-name="T5">básica</text:span><text:span text:style-name="T6"> </text:span><text:span text:style-name="T5">de</text:span><text:span text:style-name="T6"> </text:span><text:span text:style-name="T5">la</text:span><text:span text:style-name="T6"> </text:span><text:span text:style-name="T5">estrategia</text:span><text:span text:style-name="T6"> </text:span><text:span text:style-name="T5">que</text:span><text:span text:style-name="T6"> </text:span><text:span text:style-name="T5">se</text:span><text:span text:style-name="T6"> </text:span><text:span text:style-name="T5">adoptará</text:span><text:span text:style-name="T6"> </text:span><text:span text:style-name="T5">en</text:span><text:span text:style-name="T6"> </text:span><text:span text:style-name="T5">la</text:span><text:span text:style-name="T6"> </text:span><text:span text:style-name="T5">especificación</text:span><text:span text:style-name="T6"> </text:span><text:span text:style-name="T5">de</text:span><text:span text:style-name="T6"> </text:span><text:span text:style-name="T5">una</text:span><text:span text:style-name="T6"> </text:span><text:span text:style-name="T5">condición</text:span><text:span text:style-name="T6"> </text:span><text:span text:style-name="T5">de</text:span><text:span text:style-name="T6"> </text:span><text:span text:style-name="T5">utilidad</text:span><text:span text:style-name="T6"> </text:span><text:span text:style-name="T5">en</text:span><text:span text:style-name="T6"> </text:span><text:span text:style-name="T5">el</text:span><text:span text:style-name="T6"> </text:span><text:span text:style-name="T5">nivel</text:span><text:span text:style-name="T6"> </text:span><text:span text:style-name="T5">del</text:span><text:span text:style-name="T6"> </text:span><text:span text:style-name="T5">sentido.</text:span><text:span text:style-name="T6"> </text:span><text:span text:style-name="T5">Pero</text:span><text:span text:style-name="T6"> </text:span><text:span text:style-name="T5">no</text:span><text:span text:style-name="T6"> </text:span><text:span text:style-name="T5">hay</text:span><text:span text:style-name="T6"> </text:span><text:span text:style-name="T5">razón</text:span><text:span text:style-name="T6"> </text:span><text:span text:style-name="T5">alguna</text:span><text:span text:style-name="T6"> </text:span><text:span text:style-name="T5">para</text:span><text:span text:style-name="T6"> </text:span><text:span text:style-name="T5">que</text:span><text:span text:style-name="T6"> </text:span><text:span text:style-name="T5">una</text:span><text:span text:style-name="T6"> </text:span><text:span text:style-name="T5">estrategia</text:span><text:span text:style-name="T6"> </text:span><text:span text:style-name="T5">similar</text:span><text:span text:style-name="T6"> </text:span><text:span text:style-name="T5">no</text:span><text:span text:style-name="T6"> </text:span><text:span text:style-name="T5">deba</text:span><text:span text:style-name="T6"> </text:span><text:span text:style-name="T5">ser</text:span><text:span text:style-name="T6"> </text:span><text:span text:style-name="T5">adoptada</text:span><text:span text:style-name="T6"> </text:span><text:span text:style-name="T5">en</text:span><text:span text:style-name="T6"> </text:span><text:span text:style-name="T5">un</text:span><text:span text:style-name="T6"> </text:span><text:span text:style-name="T5">contexto</text:span><text:span text:style-name="T6"> </text:span><text:span text:style-name="T5">más</text:span><text:span text:style-name="T6"> </text:span><text:span text:style-name="T5">ecológicamente</text:span><text:span text:style-name="T6"> </text:span><text:span text:style-name="T5">válido</text:span><text:span text:style-name="T6"> </text:span><text:span text:style-name="T5">para</text:span><text:span text:style-name="T6"> </text:span><text:span text:style-name="T5">atribuir</text:span><text:span text:style-name="T6"> </text:span><text:span text:style-name="T5">creencias</text:span><text:span text:style-name="T6"> </text:span><text:span text:style-name="T5">a</text:span><text:span text:style-name="T6"> </text:span><text:span text:style-name="T5">los</text:span><text:span text:style-name="T6"> </text:span><text:span text:style-name="T5">animales</text:span><text:span text:style-name="T6"> </text:span><text:span text:style-name="T5">en</text:span><text:span text:style-name="T6"> </text:span><text:span text:style-name="T5">su</text:span><text:span text:style-name="T6"> </text:span><text:span text:style-name="T5">hábitat</text:span><text:span text:style-name="T6"> </text:span><text:span text:style-name="T5">natural.</text:span><text:span text:style-name="T6"> </text:span><text:span text:style-name="T5">Lo</text:span><text:span text:style-name="T6"> </text:span><text:span text:style-name="T5">que</text:span><text:span text:style-name="T6"> </text:span><text:span text:style-name="T5">yo</text:span><text:span text:style-name="T6"> </text:span><text:span text:style-name="T5">llamo</text:span><text:span text:style-name="T6"> </text:span><text:span text:style-name="T5">los</text:span><text:span text:style-name="T6"> </text:span><text:span text:style-name="T5">comportamientos</text:span><text:span text:style-name="T6"> </text:span><text:span text:style-name="T5">más</text:span><text:span text:style-name="T6"> </text:span><text:span text:style-name="T5">destacados</text:span><text:span text:style-name="T6"> </text:span><text:span text:style-name="T5">se</text:span><text:span text:style-name="T6"> </text:span><text:span text:style-name="T5">pueden</text:span><text:span text:style-name="T6"> </text:span><text:span text:style-name="T5">identificar</text:span><text:span text:style-name="T6"> </text:span><text:span text:style-name="T5">mediante</text:span><text:span text:style-name="T6"> </text:span><text:span text:style-name="T5">la</text:span><text:span text:style-name="T6"> </text:span><text:span text:style-name="T5">observación.</text:span><text:span text:style-name="T6"> </text:span><text:span text:style-name="T5">Los</text:span><text:span text:style-name="T6"> </text:span><text:span text:style-name="T5">comportamientos</text:span><text:span text:style-name="T6"> </text:span><text:span text:style-name="T5">más</text:span><text:span text:style-name="T6"> </text:span><text:span text:style-name="T5">destacados</text:span><text:span text:style-name="T6"> </text:span><text:span text:style-name="T5">incluyen</text:span><text:span text:style-name="T6"> </text:span><text:span text:style-name="T5">la</text:span><text:span text:style-name="T6"> </text:span><text:span text:style-name="T5">variación</text:span><text:span text:style-name="T6"> </text:span><text:span text:style-name="T5">de</text:span><text:span text:style-name="T6"> </text:span><text:span text:style-name="T5">los</text:span><text:span text:style-name="T6"> </text:span><text:span text:style-name="T5">parámetros,</text:span><text:span text:style-name="T6"> </text:span><text:span text:style-name="T5">y</text:span><text:span text:style-name="T6"> </text:span><text:span text:style-name="T5">esto</text:span><text:span text:style-name="T6"> </text:span><text:span text:style-name="T5">es</text:span><text:span text:style-name="T6"> </text:span><text:span text:style-name="T5">posible,</text:span><text:span text:style-name="T6"> </text:span><text:span text:style-name="T5">desde</text:span><text:span text:style-name="T6"> </text:span><text:span text:style-name="T5">luego</text:span><text:span text:style-name="T6"> </text:span><text:span text:style-name="T5">sin</text:span><text:span text:style-name="T6"> </text:span><text:span text:style-name="T5">manipular</text:span><text:span text:style-name="T6"> </text:span><text:span text:style-name="T5">activamente</text:span><text:span text:style-name="T6"> </text:span><text:span text:style-name="T5">a</text:span><text:span text:style-name="T6"> </text:span><text:span text:style-name="T5">esos</text:span><text:span text:style-name="T6"> </text:span><text:span text:style-name="T5">parámetros.</text:span><text:span text:style-name="T6"> </text:span><text:span text:style-name="T5">Igualmente,</text:span><text:span text:style-name="T6"> </text:span><text:span text:style-name="T5">es</text:span><text:span text:style-name="T6"> </text:span><text:span text:style-name="T5">probable</text:span><text:span text:style-name="T6"> </text:span><text:span text:style-name="T5">que</text:span><text:span text:style-name="T6"> </text:span><text:span text:style-name="T5">en</text:span><text:span text:style-name="T6"> </text:span><text:span text:style-name="T5">la</text:span><text:span text:style-name="T6"> </text:span><text:span text:style-name="T5">práctica</text:span><text:span text:style-name="T6"> </text:span><text:span text:style-name="T5">las</text:span><text:span text:style-name="T6"> </text:span><text:span text:style-name="T5">estrategias</text:span><text:span text:style-name="T6"> </text:span><text:span text:style-name="T5">mixtas</text:span><text:span text:style-name="T6"> </text:span><text:span text:style-name="T5">puedan</text:span><text:span text:style-name="T6"> </text:span><text:span text:style-name="T5">ser</text:span><text:span text:style-name="T6"> </text:span><text:span text:style-name="T5">provechosamente</text:span><text:span text:style-name="T6"> </text:span><text:span text:style-name="T5">seguidas,</text:span><text:span text:style-name="T6"> </text:span><text:span text:style-name="T5">implementando</text:span><text:span text:style-name="T6"> </text:span><text:span text:style-name="T5">la</text:span><text:span text:style-name="T6"> </text:span><text:span text:style-name="T5">investigación</text:span><text:span text:style-name="T6"> </text:span><text:span text:style-name="T5">realizada</text:span><text:span text:style-name="T6"> </text:span><text:span text:style-name="T5">en</text:span><text:span text:style-name="T6"> </text:span><text:span text:style-name="T5">contextos</text:span><text:span text:style-name="T6"> </text:span><text:span text:style-name="T5">experimentales</text:span><text:span text:style-name="T6"> </text:span><text:span text:style-name="T5">sobre</text:span><text:span text:style-name="T6"> </text:span><text:span text:style-name="T5">sus</text:span><text:span text:style-name="T6"> </text:span><text:span text:style-name="T5">congéneres</text:span><text:span text:style-name="T6"> </text:span><text:span text:style-name="T5">para</text:span><text:span text:style-name="T6"> </text:span><text:span text:style-name="T5">guiar</text:span><text:span text:style-name="T6"> </text:span><text:span text:style-name="T5">a</text:span><text:span text:style-name="T6"> </text:span><text:span text:style-name="T5">la</text:span><text:span text:style-name="T6"> </text:span><text:span text:style-name="T5">atribución</text:span><text:span text:style-name="T6"> </text:span><text:span text:style-name="T5">de</text:span><text:span text:style-name="T6"> </text:span><text:span text:style-name="T5">los</text:span><text:span text:style-name="T6"> </text:span><text:span text:style-name="T5">pensamientos</text:span><text:span text:style-name="T6"> </text:span><text:span text:style-name="T5">de</text:span><text:span text:style-name="T6"> </text:span><text:span text:style-name="T5">los</text:span><text:span text:style-name="T6"> </text:span><text:span text:style-name="T5">animales</text:span><text:span text:style-name="T6"> </text:span><text:span text:style-name="T5">en</text:span><text:span text:style-name="T6"> </text:span><text:span text:style-name="T5">su</text:span><text:span text:style-name="T6"> </text:span><text:span text:style-name="T5">hábitat</text:span><text:span text:style-name="T6"> </text:span><text:span text:style-name="T5">natural.</text:span><text:span text:style-name="T6"> </text:span><text:span text:style-name="T5">De</text:span><text:span text:style-name="T6"> </text:span><text:span text:style-name="T5">hecho,</text:span><text:span text:style-name="T6"> </text:span><text:span text:style-name="T5">debería</text:span><text:span text:style-name="T6"> </text:span><text:span text:style-name="T5">ser</text:span><text:span text:style-name="T6"> </text:span><text:span text:style-name="T5">posible</text:span><text:span text:style-name="T6"> </text:span><text:span text:style-name="T5">el</text:span><text:span text:style-name="T6"> </text:span><text:span text:style-name="T5">despliegue</text:span><text:span text:style-name="T6"> </text:span><text:span text:style-name="T5">de</text:span><text:span text:style-name="T6"> </text:span><text:span text:style-name="T5">los</text:span><text:span text:style-name="T6"> </text:span><text:span text:style-name="T5">comportamientos</text:span><text:span text:style-name="T6"> </text:span><text:span text:style-name="T5">más</text:span><text:span text:style-name="T6"> </text:span><text:span text:style-name="T5">destacados</text:span><text:span text:style-name="T6"> </text:span><text:span text:style-name="T5">de</text:span><text:span text:style-name="T6"> </text:span><text:span text:style-name="T5">los</text:span><text:span text:style-name="T6"> </text:span><text:span text:style-name="T5">miembros</text:span><text:span text:style-name="T6"> </text:span><text:span text:style-name="T5">de</text:span><text:span text:style-name="T6"> </text:span><text:span text:style-name="T5">otras</text:span><text:span text:style-name="T6"> </text:span><text:span text:style-name="T5">especies,</text:span><text:span text:style-name="T6"> </text:span><text:span text:style-name="T5">ya</text:span><text:span text:style-name="T6"> </text:span><text:span text:style-name="T5">sea</text:span><text:span text:style-name="T6"> </text:span><text:span text:style-name="T5">en</text:span><text:span text:style-name="T6"> </text:span><text:span text:style-name="T5">cautiverio</text:span><text:span text:style-name="T6"> </text:span><text:span text:style-name="T5">o</text:span><text:span text:style-name="T6"> </text:span><text:span text:style-name="T5">en</text:span><text:span text:style-name="T6"> </text:span><text:span text:style-name="T5">la</text:span><text:span text:style-name="T6"> </text:span><text:span text:style-name="T5">naturaleza-siempre</text:span><text:span text:style-name="T6"> </text:span><text:span text:style-name="T5">que</text:span><text:span text:style-name="T6"> </text:span><text:span text:style-name="T5">se</text:span><text:span text:style-name="T6"> </text:span><text:span text:style-name="T5">tenga</text:span><text:span text:style-name="T6"> </text:span><text:span text:style-name="T5">en</text:span><text:span text:style-name="T6"> </text:span><text:span text:style-name="T5">cuenta</text:span><text:span text:style-name="T6"> </text:span><text:span text:style-name="T5">la</text:span><text:span text:style-name="T6"> </text:span><text:span text:style-name="T5">posibilidad</text:span><text:span text:style-name="T6"> </text:span><text:span text:style-name="T5">de</text:span><text:span text:style-name="T6"> </text:span><text:span text:style-name="T5">que</text:span><text:span text:style-name="T6"> </text:span><text:span text:style-name="T5">las</text:span><text:span text:style-name="T6"> </text:span><text:span text:style-name="T5">generalizaciones</text:span><text:span text:style-name="T6"> </text:span><text:span text:style-name="T5">de</text:span><text:span text:style-name="T6"> </text:span><text:span text:style-name="T5">especies</text:span><text:span text:style-name="T6"> </text:span><text:span text:style-name="T5">cruzadas</text:span><text:span text:style-name="T6"> </text:span><text:span text:style-name="T5">puedan</text:span><text:span text:style-name="T6"> </text:span><text:span text:style-name="T5">ser</text:span><text:span text:style-name="T6"> </text:span><text:span text:style-name="T5">no</text:span><text:span text:style-name="T6"> </text:span><text:span text:style-name="T5">válidas.</text:span></text:p>
      <text:p text:style-name="P3"><text:span text:style-name="T1">5.3</text:span><text:span text:style-name="T2"> </text:span><text:span text:style-name="T1">Semántica</text:span><text:span text:style-name="T2"> </text:span><text:span text:style-name="T1">del</text:span><text:span text:style-name="T2"> </text:span><text:span text:style-name="T1">acierto</text:span><text:span text:style-name="T2"> </text:span><text:span text:style-name="T1">y</text:span><text:span text:style-name="T2"> </text:span><text:span text:style-name="T1">el</text:span><text:span text:style-name="T2"> </text:span><text:span text:style-name="T1">pensamiento</text:span><text:span text:style-name="T2"> </text:span><text:span text:style-name="T1">no</text:span><text:span text:style-name="T2"> </text:span><text:span text:style-name="T1">lingüístico:</text:span><text:span text:style-name="T2"> </text:span><text:span text:style-name="T1">una</text:span><text:span text:style-name="T2"> </text:span><text:span text:style-name="T1">visión</text:span><text:span text:style-name="T2"> </text:span><text:span text:style-name="T1">general</text:span></text:p>
      <text:p text:style-name="P6"><text:soft-page-break/><text:span text:style-name="T9">El</text:span><text:span text:style-name="T10"> </text:span><text:span text:style-name="T9">resultado</text:span><text:span text:style-name="T10"> </text:span><text:span text:style-name="T9">de</text:span><text:span text:style-name="T10"> </text:span><text:span text:style-name="T9">la</text:span><text:span text:style-name="T10"> </text:span><text:span text:style-name="T9">discusión</text:span><text:span text:style-name="T10"> </text:span><text:span text:style-name="T9">del</text:span><text:span text:style-name="T10"> </text:span><text:span text:style-name="T9">minimalismo</text:span><text:span text:style-name="T10"> </text:span><text:span text:style-name="T9">en</text:span><text:span text:style-name="T10"> </text:span><text:span text:style-name="T9">el</text:span><text:span text:style-name="T10"> </text:span><text:span text:style-name="T9">capítulo</text:span><text:span text:style-name="T10"> </text:span><text:span text:style-name="T9">3</text:span><text:span text:style-name="T10"> </text:span><text:span text:style-name="T9">es</text:span><text:span text:style-name="T10"> </text:span><text:span text:style-name="T9">que</text:span><text:span text:style-name="T10"> </text:span><text:span text:style-name="T9">una</text:span><text:span text:style-name="T10"> </text:span><text:span text:style-name="T9">importante</text:span><text:span text:style-name="T10"> </text:span><text:span text:style-name="T9">clase</text:span><text:span text:style-name="T10"> </text:span><text:span text:style-name="T9">de</text:span><text:span text:style-name="T10"> </text:span><text:span text:style-name="T9">comportamiento</text:span><text:span text:style-name="T10"> </text:span><text:span text:style-name="T9">no</text:span><text:span text:style-name="T10"> </text:span><text:span text:style-name="T9">lingüístico</text:span><text:span text:style-name="T10"> </text:span><text:span text:style-name="T9">requiere</text:span><text:span text:style-name="T10"> </text:span><text:span text:style-name="T9">de</text:span><text:span text:style-name="T10"> </text:span><text:span text:style-name="T9">una</text:span><text:span text:style-name="T10"> </text:span><text:span text:style-name="T9">explicación</text:span><text:span text:style-name="T10"> </text:span><text:span text:style-name="T9">en</text:span><text:span text:style-name="T10"> </text:span><text:span text:style-name="T9">términos</text:span><text:span text:style-name="T10"> </text:span><text:span text:style-name="T9">de</text:span><text:span text:style-name="T10"> </text:span><text:span text:style-name="T9">la</text:span><text:span text:style-name="T10"> </text:span><text:span text:style-name="T9">psicología</text:span><text:span text:style-name="T10"> </text:span><text:span text:style-name="T9">de</text:span><text:span text:style-name="T10"> </text:span><text:span text:style-name="T9">actitud</text:span><text:span text:style-name="T10"> </text:span><text:span text:style-name="T9">proposicional.</text:span><text:span text:style-name="T10"> </text:span><text:span text:style-name="T9">Los</text:span><text:span text:style-name="T10"> </text:span><text:span text:style-name="T9">tipos</text:span><text:span text:style-name="T10"> </text:span><text:span text:style-name="T9">de</text:span><text:span text:style-name="T10"> </text:span><text:span text:style-name="T9">pensamiento</text:span><text:span text:style-name="T10"> </text:span><text:span text:style-name="T9">no</text:span><text:span text:style-name="T10"> </text:span><text:span text:style-name="T9">proposicionales</text:span><text:span text:style-name="T10"> </text:span><text:span text:style-name="T9">explorados</text:span><text:span text:style-name="T10"> </text:span><text:span text:style-name="T9">por</text:span><text:span text:style-name="T10"> </text:span><text:span text:style-name="T9">las</text:span><text:span text:style-name="T10"> </text:span><text:span text:style-name="T9">diferentes</text:span><text:span text:style-name="T10"> </text:span><text:span text:style-name="T9">formas</text:span><text:span text:style-name="T10"> </text:span><text:span text:style-name="T9">del</text:span><text:span text:style-name="T10"> </text:span><text:span text:style-name="T9">enfoque</text:span><text:span text:style-name="T10"> </text:span><text:span text:style-name="T9">minimalista</text:span><text:span text:style-name="T10"> </text:span><text:span text:style-name="T9">no</text:span><text:span text:style-name="T10"> </text:span><text:span text:style-name="T9">pueden</text:span><text:span text:style-name="T10"> </text:span><text:span text:style-name="T9">explicar</text:span><text:span text:style-name="T10"> </text:span><text:span text:style-name="T9">todos</text:span><text:span text:style-name="T10"> </text:span><text:span text:style-name="T9">los</text:span><text:span text:style-name="T10"> </text:span><text:span text:style-name="T9">tipos</text:span><text:span text:style-name="T10"> </text:span><text:span text:style-name="T9">de</text:span><text:span text:style-name="T10"> </text:span><text:span text:style-name="T9">comportamiento</text:span><text:span text:style-name="T10"> </text:span><text:span text:style-name="T9">lingüístico.</text:span><text:span text:style-name="T10"> </text:span><text:span text:style-name="T9">En</text:span><text:span text:style-name="T10"> </text:span><text:span text:style-name="T9">este</text:span><text:span text:style-name="T10"> </text:span><text:span text:style-name="T9">contexto,</text:span><text:span text:style-name="T10"> </text:span><text:span text:style-name="T9">entonces,</text:span><text:span text:style-name="T10"> </text:span><text:span text:style-name="T9">es</text:span><text:span text:style-name="T10"> </text:span><text:span text:style-name="T9">importante</text:span><text:span text:style-name="T10"> </text:span><text:span text:style-name="T9">destacar</text:span><text:span text:style-name="T10"> </text:span><text:span text:style-name="T9">qu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está</text:span><text:span text:style-name="T10"> </text:span><text:span text:style-name="T9">destinada</text:span><text:span text:style-name="T10"> </text:span><text:span text:style-name="T9">a</text:span><text:span text:style-name="T10"> </text:span><text:span text:style-name="T9">proporcionar</text:span><text:span text:style-name="T10"> </text:span><text:span text:style-name="T9">un</text:span><text:span text:style-name="T10"> </text:span><text:span text:style-name="T9">medio</text:span><text:span text:style-name="T10"> </text:span><text:span text:style-name="T9">de</text:span><text:span text:style-name="T10"> </text:span><text:span text:style-name="T9">la</text:span><text:span text:style-name="T10"> </text:span><text:span text:style-name="T9">psicología</text:span><text:span text:style-name="T10"> </text:span><text:span text:style-name="T9">de</text:span><text:span text:style-name="T10"> </text:span><text:span text:style-name="T9">actitud</text:span><text:span text:style-name="T10"> </text:span><text:span text:style-name="T9">proposicional</text:span><text:span text:style-name="T10"> </text:span><text:span text:style-name="T9">extendida</text:span><text:span text:style-name="T10"> </text:span><text:span text:style-name="T9">a</text:span><text:span text:style-name="T10"> </text:span><text:span text:style-name="T9">las</text:span><text:span text:style-name="T10"> </text:span><text:span text:style-name="T9">criaturas</text:span><text:span text:style-name="T10"> </text:span><text:span text:style-name="T9">no</text:span><text:span text:style-name="T10"> </text:span><text:span text:style-name="T9">lingüísticas.</text:span><text:span text:style-name="T10"> </text:span><text:span text:style-name="T9">Se</text:span><text:span text:style-name="T10"> </text:span><text:span text:style-name="T9">propone</text:span><text:span text:style-name="T10"> </text:span><text:span text:style-name="T9">como</text:span><text:span text:style-name="T10"> </text:span><text:span text:style-name="T9">una</text:span><text:span text:style-name="T10"> </text:span><text:span text:style-name="T9">forma</text:span><text:span text:style-name="T10"> </text:span><text:span text:style-name="T9">de</text:span><text:span text:style-name="T10"> </text:span><text:span text:style-name="T9">atribuir</text:span><text:span text:style-name="T10"> </text:span><text:span text:style-name="T9">creencias</text:span><text:span text:style-name="T10"> </text:span><text:span text:style-name="T9">y</text:span><text:span text:style-name="T10"> </text:span><text:span text:style-name="T9">deseos</text:span><text:span text:style-name="T10"> </text:span><text:span text:style-name="T9">en</text:span><text:span text:style-name="T10"> </text:span><text:span text:style-name="T9">la</text:span><text:span text:style-name="T10"> </text:span><text:span text:style-name="T9">ausencia</text:span><text:span text:style-name="T10"> </text:span><text:span text:style-name="T9">de</text:span><text:span text:style-name="T10"> </text:span><text:span text:style-name="T9">lenguaje,</text:span><text:span text:style-name="T10"> </text:span><text:span text:style-name="T9">y</text:span><text:span text:style-name="T10"> </text:span><text:span text:style-name="T9">como</text:span><text:span text:style-name="T10"> </text:span><text:span text:style-name="T9">tal,</text:span><text:span text:style-name="T10"> </text:span><text:span text:style-name="T9">por</text:span><text:span text:style-name="T10"> </text:span><text:span text:style-name="T9">supuesto,</text:span><text:span text:style-name="T10"> </text:span><text:span text:style-name="T9">tiene</text:span><text:span text:style-name="T10"> </text:span><text:span text:style-name="T9">que</text:span><text:span text:style-name="T10"> </text:span><text:span text:style-name="T9">satisfacer</text:span><text:span text:style-name="T10"> </text:span><text:span text:style-name="T9">las</text:span><text:span text:style-name="T10"> </text:span><text:span text:style-name="T9">desideratas</text:span><text:span text:style-name="T10"> </text:span><text:span text:style-name="T9">básicas</text:span><text:span text:style-name="T10"> </text:span><text:span text:style-name="T9">que</text:span><text:span text:style-name="T10"> </text:span><text:span text:style-name="T9">sostienen</text:span><text:span text:style-name="T10"> </text:span><text:span text:style-name="T9">a</text:span><text:span text:style-name="T10"> </text:span><text:span text:style-name="T9">cualquier</text:span><text:span text:style-name="T10"> </text:span><text:span text:style-name="T9">teoría</text:span><text:span text:style-name="T10"> </text:span><text:span text:style-name="T9">del</text:span><text:span text:style-name="T10"> </text:span><text:span text:style-name="T9">pensamiento</text:span><text:span text:style-name="T10"> </text:span><text:span text:style-name="T9">proposicional,</text:span><text:span text:style-name="T10"> </text:span><text:span text:style-name="T9">a</text:span><text:span text:style-name="T10"> </text:span><text:span text:style-name="T9">diferencia</text:span><text:span text:style-name="T10"> </text:span><text:span text:style-name="T9">de</text:span><text:span text:style-name="T10"> </text:span><text:span text:style-name="T9">los</text:span><text:span text:style-name="T10"> </text:span><text:span text:style-name="T9">tipos</text:span><text:span text:style-name="T10"> </text:span><text:span text:style-name="T9">más</text:span><text:span text:style-name="T10"> </text:span><text:span text:style-name="T9">imaginista</text:span><text:span text:style-name="T10"> </text:span><text:span text:style-name="T9">y</text:span><text:span text:style-name="T10"> </text:span><text:span text:style-name="T9">aproposicional</text:span><text:span text:style-name="T10"> </text:span><text:span text:style-name="T9">del</text:span><text:span text:style-name="T10"> </text:span><text:span text:style-name="T9">pensamiento</text:span><text:span text:style-name="T10"> </text:span><text:span text:style-name="T9">discutido</text:span><text:span text:style-name="T10"> </text:span><text:span text:style-name="T9">en</text:span><text:span text:style-name="T10"> </text:span><text:span text:style-name="T9">el</text:span><text:span text:style-name="T10"> </text:span><text:span text:style-name="T9">contexto</text:span><text:span text:style-name="T10"> </text:span><text:span text:style-name="T9">de</text:span><text:span text:style-name="T10"> </text:span><text:span text:style-name="T9">la</text:span><text:span text:style-name="T10"> </text:span><text:span text:style-name="T9">concepción</text:span><text:span text:style-name="T10"> </text:span><text:span text:style-name="T9">minimalista</text:span><text:span text:style-name="T10"> </text:span><text:span text:style-name="T9">en</text:span><text:span text:style-name="T10"> </text:span><text:span text:style-name="T9">el</text:span><text:span text:style-name="T10"> </text:span><text:span text:style-name="T9">capítulo</text:span><text:span text:style-name="T10"> </text:span><text:span text:style-name="T9">4.1</text:span><text:span text:style-name="T10"> </text:span><text:span text:style-name="T9">donde</text:span><text:span text:style-name="T10"> </text:span><text:span text:style-name="T9">se</text:span><text:span text:style-name="T10"> </text:span><text:span text:style-name="T9">consideraron</text:span><text:span text:style-name="T10"> </text:span><text:span text:style-name="T9">cuatro</text:span><text:span text:style-name="T10"> </text:span><text:span text:style-name="T9">desideratas</text:span><text:span text:style-name="T10"> </text:span><text:span text:style-name="T9">como</text:span><text:span text:style-name="T10"> </text:span><text:span text:style-name="T9">en</text:span><text:span text:style-name="T10"> <text:s/></text:span><text:span text:style-name="T9">el</text:span><text:span text:style-name="T10"> </text:span><text:span text:style-name="T9">3.2.</text:span></text:p>
      <text:p text:style-name="P6"><text:span text:style-name="T9">-El</text:span><text:span text:style-name="T10"> </text:span><text:span text:style-name="T9">pensamiento</text:span><text:span text:style-name="T10"> </text:span><text:span text:style-name="T9">proposicional</text:span><text:span text:style-name="T10"> </text:span><text:span text:style-name="T9">implica</text:span><text:span text:style-name="T10"> </text:span><text:span text:style-name="T9">una</text:span><text:span text:style-name="T10"> </text:span><text:span text:style-name="T9">clara</text:span><text:span text:style-name="T10"> </text:span><text:span text:style-name="T9">distinción</text:span><text:span text:style-name="T10"> </text:span><text:span text:style-name="T9">entre</text:span><text:span text:style-name="T10"> </text:span><text:span text:style-name="T9">actitud</text:span><text:span text:style-name="T10"> </text:span><text:span text:style-name="T9">y</text:span><text:span text:style-name="T10"> </text:span><text:span text:style-name="T9">contenido</text:span><text:span text:style-name="T10"> </text:span><text:span text:style-name="T9">-entre</text:span><text:span text:style-name="T10"> </text:span><text:span text:style-name="T9">la</text:span><text:span text:style-name="T10"> </text:span><text:span text:style-name="T9">propuesta</text:span><text:span text:style-name="T10"> </text:span><text:span text:style-name="T9">particular</text:span><text:span text:style-name="T10"> </text:span><text:span text:style-name="T9">que</text:span><text:span text:style-name="T10"> </text:span><text:span text:style-name="T9">es</text:span><text:span text:style-name="T10"> </text:span><text:span text:style-name="T9">el</text:span><text:span text:style-name="T10"> </text:span><text:span text:style-name="T9">objeto</text:span><text:span text:style-name="T10"> </text:span><text:span text:style-name="T9">del</text:span><text:span text:style-name="T10"> </text:span><text:span text:style-name="T9">estado</text:span><text:span text:style-name="T10"> </text:span><text:span text:style-name="T9">mental</text:span><text:span text:style-name="T10"> </text:span><text:span text:style-name="T9">de</text:span><text:span text:style-name="T10"> </text:span><text:span text:style-name="T9">uno</text:span><text:span text:style-name="T10"> </text:span><text:span text:style-name="T9">y</text:span><text:span text:style-name="T10"> </text:span><text:span text:style-name="T9">la</text:span><text:span text:style-name="T10"> </text:span><text:span text:style-name="T9">actitud</text:span><text:span text:style-name="T10"> </text:span><text:span text:style-name="T9">mental</text:span><text:span text:style-name="T10"> </text:span><text:span text:style-name="T9">se</text:span><text:span text:style-name="T10"> </text:span><text:span text:style-name="T9">tiene</text:span><text:span text:style-name="T10"> </text:span><text:span text:style-name="T9">hacia</text:span><text:span text:style-name="T10"> </text:span><text:span text:style-name="T9">ella.</text:span></text:p>
      <text:p text:style-name="P9"><text:span text:style-name="T9">-Las</text:span><text:span text:style-name="T10"> </text:span><text:span text:style-name="T9">proposiciones</text:span><text:span text:style-name="T10"> </text:span><text:span text:style-name="T9">deben</text:span><text:span text:style-name="T10"> </text:span><text:span text:style-name="T9">ser</text:span><text:span text:style-name="T10"> </text:span><text:span text:style-name="T9">independientes</text:span><text:span text:style-name="T10"> </text:span><text:span text:style-name="T9">del</text:span><text:span text:style-name="T10"> </text:span><text:span text:style-name="T9">contexto</text:span><text:span text:style-name="T10"> </text:span><text:span text:style-name="T9">particular</text:span><text:span text:style-name="T10"> </text:span><text:span text:style-name="T9">del</text:span><text:span text:style-name="T10"> </text:span><text:span text:style-name="T9">pensar.</text:span><text:span text:style-name="T10"> </text:span><text:span text:style-name="T9">Una</text:span><text:span text:style-name="T10"> </text:span><text:span text:style-name="T9">teoría</text:span><text:span text:style-name="T10"> </text:span><text:span text:style-name="T9">del</text:span><text:span text:style-name="T10"> </text:span><text:span text:style-name="T9">pensamiento</text:span><text:span text:style-name="T10"> </text:span><text:span text:style-name="T9">proposicional</text:span><text:span text:style-name="T10"> </text:span><text:span text:style-name="T9">debe</text:span><text:span text:style-name="T10"> </text:span><text:span text:style-name="T9">hacer</text:span><text:span text:style-name="T10"> </text:span><text:span text:style-name="T9">posible</text:span><text:span text:style-name="T10"> </text:span><text:span text:style-name="T9">que</text:span><text:span text:style-name="T10"> </text:span><text:span text:style-name="T9">un</text:span><text:span text:style-name="T10"> </text:span><text:span text:style-name="T9">pensador</text:span><text:span text:style-name="T10"> </text:span><text:span text:style-name="T9">tenga,</text:span><text:span text:style-name="T10"> </text:span><text:span text:style-name="T9">por</text:span><text:span text:style-name="T10"> </text:span><text:span text:style-name="T9">ejemplo,</text:span><text:span text:style-name="T10"> </text:span><text:span text:style-name="T9">creencias</text:span><text:span text:style-name="T10"> </text:span><text:span text:style-name="T9">erróneas</text:span><text:span text:style-name="T10"> </text:span><text:span text:style-name="T9">y</text:span><text:span text:style-name="T10"> </text:span><text:span text:style-name="T9">considere</text:span><text:span text:style-name="T10"> </text:span><text:span text:style-name="T9">un</text:span><text:span text:style-name="T10"> </text:span><text:span text:style-name="T9">pensamiento</text:span><text:span text:style-name="T10"> </text:span><text:span text:style-name="T9">sin</text:span><text:span text:style-name="T10"> </text:span><text:span text:style-name="T9">conocer</text:span><text:span text:style-name="T10"> </text:span><text:span text:style-name="T9">su</text:span><text:span text:style-name="T10"> </text:span><text:span text:style-name="T9">valor</text:span><text:span text:style-name="T10"> </text:span><text:span text:style-name="T9">de</text:span><text:span text:style-name="T10"> </text:span><text:span text:style-name="T9">verdad.</text:span></text:p>
      <text:p text:style-name="P9"><text:span text:style-name="T10"><text:s/></text:span><text:span text:style-name="T10"><text:s text:c="9"/></text:span><text:span text:style-name="T9">-Para</text:span><text:span text:style-name="T10"> </text:span><text:span text:style-name="T9">cualquier</text:span><text:span text:style-name="T10"> </text:span><text:span text:style-name="T9">actitud</text:span><text:span text:style-name="T10"> </text:span><text:span text:style-name="T9">proposicional,</text:span><text:span text:style-name="T10"> </text:span><text:span text:style-name="T9">en</text:span><text:span text:style-name="T10"> </text:span><text:span text:style-name="T9">principio</text:span><text:span text:style-name="T10"> </text:span><text:span text:style-name="T9">debería</text:span><text:span text:style-name="T10"> </text:span><text:span text:style-name="T9">ser</text:span><text:span text:style-name="T10"> </text:span><text:span text:style-name="T9">posible</text:span><text:span text:style-name="T10"> </text:span><text:span text:style-name="T9">encontrar</text:span><text:span text:style-name="T10"> </text:span><text:span text:style-name="T9">una</text:span><text:span text:style-name="T10"> </text:span><text:span text:style-name="T9">frase</text:span><text:span text:style-name="T10"> </text:span><text:span text:style-name="T9">que</text:span><text:span text:style-name="T10"> <text:s/></text:span><text:span text:style-name="T9">especifique</text:span><text:span text:style-name="T10"> </text:span><text:span text:style-name="T9">el</text:span><text:span text:style-name="T10"> </text:span><text:span text:style-name="T9">contenido</text:span><text:span text:style-name="T10"> </text:span><text:span text:style-name="T9">de</text:span><text:span text:style-name="T10"> </text:span><text:span text:style-name="T9">la</text:span><text:span text:style-name="T10"> </text:span><text:span text:style-name="T9">precisión</text:span><text:span text:style-name="T10"> </text:span><text:span text:style-name="T9">de</text:span><text:span text:style-name="T10"> </text:span><text:span text:style-name="T9">actitud</text:span><text:span text:style-name="T10"> </text:span><text:span text:style-name="T9">y</text:span><text:span text:style-name="T10"> </text:span><text:span text:style-name="T9">sin</text:span><text:span text:style-name="T10"> </text:span><text:span text:style-name="T9">el</text:span><text:span text:style-name="T10"> </text:span><text:span text:style-name="T9">resto.</text:span></text:p>
      <text:p text:style-name="P6"><text:span text:style-name="T9">-El</text:span><text:span text:style-name="T10"> </text:span><text:span text:style-name="T9">contenido</text:span><text:span text:style-name="T10"> </text:span><text:span text:style-name="T9">de</text:span><text:span text:style-name="T10"> </text:span><text:span text:style-name="T9">las</text:span><text:span text:style-name="T10"> </text:span><text:span text:style-name="T9">actitudes</text:span><text:span text:style-name="T10"> </text:span><text:span text:style-name="T9">proposicionales</text:span><text:span text:style-name="T10"> </text:span><text:span text:style-name="T9">tienen</text:span><text:span text:style-name="T10"> </text:span><text:span text:style-name="T9">una</text:span><text:span text:style-name="T10"> </text:span><text:span text:style-name="T9">estructura</text:span><text:span text:style-name="T10"> </text:span><text:span text:style-name="T9">que</text:span><text:span text:style-name="T10"> </text:span><text:span text:style-name="T9">les</text:span><text:span text:style-name="T10"> </text:span><text:span text:style-name="T9">permite</text:span><text:span text:style-name="T10"> </text:span><text:span text:style-name="T9">figurar</text:span><text:span text:style-name="T10"> </text:span><text:span text:style-name="T9">en</text:span><text:span text:style-name="T10"> </text:span><text:span text:style-name="T9">la</text:span><text:span text:style-name="T10"> </text:span><text:span text:style-name="T9">inferencia</text:span><text:span text:style-name="T10"> </text:span><text:span text:style-name="T9">y</text:span><text:span text:style-name="T10"> </text:span><text:span text:style-name="T9">que</text:span><text:span text:style-name="T10"> </text:span><text:span text:style-name="T9">en</text:span><text:span text:style-name="T10"> </text:span><text:span text:style-name="T9">algunos</text:span><text:span text:style-name="T10"> </text:span><text:span text:style-name="T9">sentido</text:span><text:span text:style-name="T10"> </text:span><text:span text:style-name="T9">isomórficos</text:span><text:span text:style-name="T10"> </text:span><text:span text:style-name="T9">a</text:span><text:span text:style-name="T10"> </text:span><text:span text:style-name="T9">una</text:span><text:span text:style-name="T10"> </text:span><text:span text:style-name="T9">manera</text:span><text:span text:style-name="T10"> </text:span><text:span text:style-name="T9">de</text:span><text:span text:style-name="T10"> </text:span><text:span text:style-name="T9">aprehender</text:span><text:span text:style-name="T10"> </text:span><text:span text:style-name="T9">la</text:span><text:span text:style-name="T10"> </text:span><text:span text:style-name="T9">estructura</text:span><text:span text:style-name="T10"> </text:span><text:span text:style-name="T9">del</text:span><text:span text:style-name="T10"> </text:span><text:span text:style-name="T9">estado</text:span><text:span text:style-name="T10"> </text:span><text:span text:style-name="T9">de</text:span><text:span text:style-name="T10"> </text:span><text:span text:style-name="T9">cosas</text:span><text:span text:style-name="T10"> </text:span><text:span text:style-name="T9">que</text:span><text:span text:style-name="T10"> </text:span><text:span text:style-name="T9">ese</text:span><text:span text:style-name="T10"> </text:span><text:span text:style-name="T9">contenido</text:span><text:span text:style-name="T10"> </text:span><text:span text:style-name="T9">representa.</text:span></text:p>
      <text:p text:style-name="P6"><text:span text:style-name="T9">Será</text:span><text:span text:style-name="T10"> </text:span><text:span text:style-name="T9">útil</text:span><text:span text:style-name="T10"> </text:span><text:span text:style-name="T9">usar</text:span><text:span text:style-name="T10"> </text:span><text:span text:style-name="T9">estas</text:span><text:span text:style-name="T10"> </text:span><text:span text:style-name="T9">cuatro</text:span><text:span text:style-name="T10"> </text:span><text:span text:style-name="T9">características</text:span><text:span text:style-name="T10"> </text:span><text:span text:style-name="T9">del</text:span><text:span text:style-name="T10"> </text:span><text:span text:style-name="T9">pensamiento</text:span><text:span text:style-name="T10"> </text:span><text:span text:style-name="T9">proposicional</text:span><text:span text:style-name="T10"> </text:span><text:span text:style-name="T9">a</text:span><text:span text:style-name="T10"> </text:span><text:span text:style-name="T9">la</text:span><text:span text:style-name="T10"> </text:span><text:span text:style-name="T9">estructuras,</text:span><text:span text:style-name="T10"> </text:span><text:span text:style-name="T9">una</text:span><text:span text:style-name="T10"> </text:span><text:span text:style-name="T9">visión</text:span><text:span text:style-name="T10"> </text:span><text:span text:style-name="T9">general</text:span><text:span text:style-name="T10"> </text:span><text:span text:style-name="T9">d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p>
      <text:p text:style-name="P6"><text:span text:style-name="T10"><text:s text:c="5"/></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a</text:span><text:span text:style-name="T10"> </text:span><text:span text:style-name="T9">diferencia</text:span><text:span text:style-name="T10"> </text:span><text:span text:style-name="T9">de</text:span><text:span text:style-name="T10"> </text:span><text:span text:style-name="T9">los</text:span><text:span text:style-name="T10"> </text:span><text:span text:style-name="T9">dos</text:span><text:span text:style-name="T10"> </text:span><text:span text:style-name="T9">modelos</text:span><text:span text:style-name="T10"> </text:span><text:span text:style-name="T9">de</text:span><text:span text:style-name="T10"> </text:span><text:span text:style-name="T9">pensamiento</text:span><text:span text:style-name="T10"> </text:span><text:span text:style-name="T9">proposicional</text:span><text:span text:style-name="T10"> </text:span><text:span text:style-name="T9">considerado</text:span><text:span text:style-name="T10"> </text:span><text:span text:style-name="T9">en</text:span><text:span text:style-name="T10"> </text:span><text:span text:style-name="T9">el</text:span><text:span text:style-name="T10"> </text:span><text:span text:style-name="T9">capítulo</text:span><text:span text:style-name="T10"> </text:span><text:span text:style-name="T9">2,</text:span><text:span text:style-name="T10"> </text:span><text:span text:style-name="T9">se</text:span><text:span text:style-name="T10"> </text:span><text:span text:style-name="T9">debe</text:span><text:span text:style-name="T10"> </text:span><text:span text:style-name="T9">principalmente</text:span><text:span text:style-name="T10"> </text:span><text:span text:style-name="T9">a</text:span><text:span text:style-name="T10"> </text:span><text:span text:style-name="T9">la</text:span><text:span text:style-name="T10"> </text:span><text:span text:style-name="T9">relación</text:span><text:span text:style-name="T10"> </text:span><text:span text:style-name="T9">entre</text:span><text:span text:style-name="T10"> </text:span><text:span text:style-name="T9">el</text:span><text:span text:style-name="T10"> </text:span><text:span text:style-name="T9">pensamiento</text:span><text:span text:style-name="T10"> </text:span><text:span text:style-name="T9">y</text:span><text:span text:style-name="T10"> </text:span><text:span text:style-name="T9">la</text:span><text:span text:style-name="T10"> </text:span><text:span text:style-name="T9">conducta.</text:span><text:span text:style-name="T10"> </text:span><text:span text:style-name="T9">Puede</text:span><text:span text:style-name="T10"> </text:span><text:span text:style-name="T9">ser</text:span><text:span text:style-name="T10"> </text:span><text:span text:style-name="T9">visto</text:span><text:span text:style-name="T10"> </text:span><text:span text:style-name="T9">como</text:span><text:span text:style-name="T10"> </text:span><text:span text:style-name="T9">tal,</text:span><text:span text:style-name="T10"> </text:span><text:span text:style-name="T9">como</text:span><text:span text:style-name="T10"> </text:span><text:span text:style-name="T9">una</text:span><text:span text:style-name="T10"> </text:span><text:span text:style-name="T9">forma</text:span><text:span text:style-name="T10"> </text:span><text:span text:style-name="T9">de</text:span><text:span text:style-name="T10"> </text:span><text:span text:style-name="T9">filosofía</text:span><text:span text:style-name="T10"> </text:span><text:span text:style-name="T9">de</text:span><text:span text:style-name="T10"> </text:span><text:span text:style-name="T9">functionalismo.7</text:span><text:span text:style-name="T10"> </text:span><text:span text:style-name="T9">Las</text:span><text:span text:style-name="T10"> </text:span><text:span text:style-name="T9">creencias,</text:span><text:span text:style-name="T10"> </text:span><text:span text:style-name="T9">de</text:span><text:span text:style-name="T10"> </text:span><text:span text:style-name="T9">acuerdo</text:span><text:span text:style-name="T10"> </text:span><text:span text:style-name="T9">a</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son</text:span><text:span text:style-name="T10"> </text:span><text:span text:style-name="T9">funciones</text:span><text:span text:style-name="T10"> </text:span><text:span text:style-name="T9">causales</text:span><text:span text:style-name="T10"> </text:span><text:span text:style-name="T9">de</text:span><text:span text:style-name="T10"> </text:span><text:soft-page-break/><text:span text:style-name="T9">los</text:span><text:span text:style-name="T10"> </text:span><text:span text:style-name="T9">deseos</text:span><text:span text:style-name="T10"> </text:span><text:span text:style-name="T9">de</text:span><text:span text:style-name="T10"> </text:span><text:span text:style-name="T9">las</text:span><text:span text:style-name="T10"> </text:span><text:span text:style-name="T9">acciones.</text:span><text:span text:style-name="T10"> </text:span><text:span text:style-name="T9">El</text:span><text:span text:style-name="T10"> </text:span><text:span text:style-name="T9">contenido</text:span><text:span text:style-name="T10"> </text:span><text:span text:style-name="T9">de</text:span><text:span text:style-name="T10"> </text:span><text:span text:style-name="T9">una</text:span><text:span text:style-name="T10"> </text:span><text:span text:style-name="T9">creencia</text:span><text:span text:style-name="T10"> </text:span><text:span text:style-name="T9">es</text:span><text:span text:style-name="T10"> </text:span><text:span text:style-name="T9">su</text:span><text:span text:style-name="T10"> </text:span><text:span text:style-name="T9">condición</text:span><text:span text:style-name="T10"> </text:span><text:span text:style-name="T9">de</text:span><text:span text:style-name="T10"> </text:span><text:span text:style-name="T9">utilidad,</text:span><text:span text:style-name="T10"> </text:span><text:span text:style-name="T9">una</text:span><text:span text:style-name="T10"> </text:span><text:span text:style-name="T9">condición</text:span><text:span text:style-name="T10"> </text:span><text:span text:style-name="T9">donde</text:span><text:span text:style-name="T10"> </text:span><text:span text:style-name="T9">la</text:span><text:span text:style-name="T10"> </text:span><text:span text:style-name="T9">utilidad</text:span><text:span text:style-name="T10"> </text:span><text:span text:style-name="T9">es</text:span><text:span text:style-name="T10"> </text:span><text:span text:style-name="T9">el</text:span><text:span text:style-name="T10"> </text:span><text:span text:style-name="T9">estado</text:span><text:span text:style-name="T10"> </text:span><text:span text:style-name="T9">de</text:span><text:span text:style-name="T10"> </text:span><text:span text:style-name="T9">cosas</text:span><text:span text:style-name="T10"> </text:span><text:span text:style-name="T9">cuya</text:span><text:span text:style-name="T10"> </text:span><text:span text:style-name="T9">explotación</text:span><text:span text:style-name="T10"> </text:span><text:span text:style-name="T9">podría</text:span><text:span text:style-name="T10"> </text:span><text:span text:style-name="T9">resultar</text:span><text:span text:style-name="T10"> </text:span><text:span text:style-name="T9">en</text:span><text:span text:style-name="T10"> </text:span><text:span text:style-name="T9">la</text:span><text:span text:style-name="T10"> </text:span><text:span text:style-name="T9">satisfacción</text:span><text:span text:style-name="T10"> </text:span><text:span text:style-name="T9">de</text:span><text:span text:style-name="T10"> </text:span><text:span text:style-name="T9">los</text:span><text:span text:style-name="T10"> </text:span><text:span text:style-name="T9">deseos</text:span><text:span text:style-name="T10"> </text:span><text:span text:style-name="T9">con</text:span><text:span text:style-name="T10"> </text:span><text:span text:style-name="T9">los</text:span><text:span text:style-name="T10"> </text:span><text:span text:style-name="T9">que</text:span><text:span text:style-name="T10"> </text:span><text:span text:style-name="T9">se</text:span><text:span text:style-name="T10"> </text:span><text:span text:style-name="T9">asocia</text:span><text:span text:style-name="T10"> </text:span><text:span text:style-name="T9">a</text:span><text:span text:style-name="T10"> </text:span><text:span text:style-name="T9">esa</text:span><text:span text:style-name="T10"> </text:span><text:span text:style-name="T9">creencia.</text:span><text:span text:style-name="T10"> </text:span><text:span text:style-name="T9">Las</text:span><text:span text:style-name="T10"> </text:span><text:span text:style-name="T9">creencias</text:span><text:span text:style-name="T10"> </text:span><text:span text:style-name="T9">verdaderas</text:span><text:span text:style-name="T10"> </text:span><text:span text:style-name="T9">son</text:span><text:span text:style-name="T10"> </text:span><text:span text:style-name="T9">tales</text:span><text:span text:style-name="T10"> </text:span><text:span text:style-name="T9">que</text:span><text:span text:style-name="T10"> </text:span><text:span text:style-name="T9">causan</text:span><text:span text:style-name="T10"> </text:span><text:span text:style-name="T9">las</text:span><text:span text:style-name="T10"> </text:span><text:span text:style-name="T9">acciones</text:span><text:span text:style-name="T10"> </text:span><text:span text:style-name="T9">que</text:span><text:span text:style-name="T10"> </text:span><text:span text:style-name="T9">satisfacen</text:span><text:span text:style-name="T10"> </text:span><text:span text:style-name="T9">a</text:span><text:span text:style-name="T10"> </text:span><text:span text:style-name="T9">los</text:span><text:span text:style-name="T10"> </text:span><text:span text:style-name="T9">deseos.</text:span><text:span text:style-name="T10"> </text:span><text:span text:style-name="T9">Claramente,</text:span><text:span text:style-name="T10"> </text:span><text:span text:style-name="T9">los</text:span><text:span text:style-name="T10"> </text:span><text:span text:style-name="T9">deseos</text:span><text:span text:style-name="T10"> </text:span><text:span text:style-name="T9">no</text:span><text:span text:style-name="T10"> </text:span><text:span text:style-name="T9">pueden,</text:span><text:span text:style-name="T10"> </text:span><text:span text:style-name="T9">sobre</text:span><text:span text:style-name="T10"> </text:span><text:span text:style-name="T9">el</text:span><text:span text:style-name="T10"> </text:span><text:span text:style-name="T9">dolor</text:span><text:span text:style-name="T10"> </text:span><text:span text:style-name="T9">de</text:span><text:span text:style-name="T10"> </text:span><text:span text:style-name="T9">circularidad,</text:span><text:span text:style-name="T10"> </text:span><text:span text:style-name="T9">ser</text:span><text:span text:style-name="T10"> </text:span><text:span text:style-name="T9">entendidos</text:span><text:span text:style-name="T10"> </text:span><text:span text:style-name="T9">como</text:span><text:span text:style-name="T10"> </text:span><text:span text:style-name="T9">funciones</text:span><text:span text:style-name="T10"> </text:span><text:span text:style-name="T9">desde</text:span><text:span text:style-name="T10"> </text:span><text:span text:style-name="T9">las</text:span><text:span text:style-name="T10"> </text:span><text:span text:style-name="T9">creencias</text:span><text:span text:style-name="T10"> </text:span><text:span text:style-name="T9">verdaderas</text:span><text:span text:style-name="T10"> </text:span><text:span text:style-name="T9">hacia</text:span><text:span text:style-name="T10"> </text:span><text:span text:style-name="T9">las</text:span><text:span text:style-name="T10"> </text:span><text:span text:style-name="T9">acciones,</text:span><text:span text:style-name="T10"> </text:span><text:span text:style-name="T9">y</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text:span><text:span text:style-name="T9">tiene</text:span><text:span text:style-name="T10"> </text:span><text:span text:style-name="T9">una</text:span><text:span text:style-name="T10"> </text:span><text:span text:style-name="T9">versión</text:span><text:span text:style-name="T10"> </text:span><text:span text:style-name="T9">diferente</text:span><text:span text:style-name="T10"> </text:span><text:span text:style-name="T9">de</text:span><text:span text:style-name="T10"> </text:span><text:span text:style-name="T9">los</text:span><text:span text:style-name="T10"> </text:span><text:span text:style-name="T9">contenidos</text:span><text:span text:style-name="T10"> </text:span><text:span text:style-name="T9">de</text:span><text:span text:style-name="T10"> </text:span><text:span text:style-name="T9">los</text:span><text:span text:style-name="T10"> </text:span><text:span text:style-name="T9">deseos.</text:span><text:span text:style-name="T10"> </text:span><text:span text:style-name="T9">Un</text:span><text:span text:style-name="T10"> </text:span><text:span text:style-name="T9">deseo</text:span><text:span text:style-name="T10"> </text:span><text:span text:style-name="T9">en</text:span><text:span text:style-name="T10"> </text:span><text:span text:style-name="T9">particular</text:span><text:span text:style-name="T10"> </text:span><text:span text:style-name="T9">tiene</text:span><text:span text:style-name="T10"> </text:span><text:span text:style-name="T9">el</text:span><text:span text:style-name="T10"> </text:span><text:span text:style-name="T9">contenido</text:span><text:span text:style-name="T10"> </text:span><text:span text:style-name="T9">que</text:span><text:span text:style-name="T10"> </text:span><text:span text:style-name="T9">lo</text:span><text:span text:style-name="T10"> </text:span><text:span text:style-name="T9">hace</text:span><text:span text:style-name="T10"> </text:span><text:span text:style-name="T9">en</text:span><text:span text:style-name="T10"> </text:span><text:span text:style-name="T9">virtud</text:span><text:span text:style-name="T10"> </text:span><text:span text:style-name="T9">de</text:span><text:span text:style-name="T10"> </text:span><text:span text:style-name="T9">su</text:span><text:span text:style-name="T10"> </text:span><text:span text:style-name="T9">condición</text:span><text:span text:style-name="T10"> </text:span><text:span text:style-name="T9">de</text:span><text:span text:style-name="T10"> </text:span><text:span text:style-name="T9">satisfacción-,</text:span><text:span text:style-name="T10"> </text:span><text:span text:style-name="T9">donde</text:span><text:span text:style-name="T10"> </text:span><text:span text:style-name="T9">la</text:span><text:span text:style-name="T10"> </text:span><text:span text:style-name="T9">condición</text:span><text:span text:style-name="T10"> </text:span><text:span text:style-name="T9">de</text:span><text:span text:style-name="T10"> </text:span><text:span text:style-name="T9">satisfacción</text:span><text:span text:style-name="T10"> </text:span><text:span text:style-name="T9">de</text:span><text:span text:style-name="T10"> </text:span><text:span text:style-name="T9">un</text:span><text:span text:style-name="T10"> <text:s/></text:span><text:span text:style-name="T9">deseo</text:span><text:span text:style-name="T10"> </text:span><text:span text:style-name="T9">es</text:span><text:span text:style-name="T10"> </text:span><text:span text:style-name="T9">el</text:span><text:span text:style-name="T10"> </text:span><text:span text:style-name="T9">estado</text:span><text:span text:style-name="T10"> </text:span><text:span text:style-name="T9">de</text:span><text:span text:style-name="T10"> </text:span><text:span text:style-name="T9">cosas</text:span><text:span text:style-name="T10"> </text:span><text:span text:style-name="T9">cuya</text:span><text:span text:style-name="T10"> </text:span><text:span text:style-name="T9">explotación</text:span><text:span text:style-name="T10"> </text:span><text:span text:style-name="T9">conduce</text:span><text:span text:style-name="T10"> </text:span><text:span text:style-name="T9">a</text:span><text:span text:style-name="T10"> </text:span><text:span text:style-name="T9">la</text:span><text:span text:style-name="T10"> </text:span><text:span text:style-name="T9">cesación</text:span><text:span text:style-name="T10"> </text:span><text:span text:style-name="T9">de</text:span><text:span text:style-name="T10"> </text:span><text:span text:style-name="T9">la</text:span><text:span text:style-name="T10"> </text:span><text:span text:style-name="T9">conducta</text:span><text:span text:style-name="T10"> </text:span><text:span text:style-name="T9">a</text:span><text:span text:style-name="T10"> </text:span><text:span text:style-name="T9">que</text:span><text:span text:style-name="T10"> </text:span><text:span text:style-name="T9">da</text:span><text:span text:style-name="T10"> </text:span><text:span text:style-name="T9">lugar</text:span><text:span text:style-name="T10"> </text:span><text:span text:style-name="T9">al</text:span><text:span text:style-name="T10"> </text:span><text:span text:style-name="T9">deseo.</text:span><text:span text:style-name="T10"> </text:span><text:span text:style-name="T9">El</text:span><text:span text:style-name="T10"> </text:span><text:span text:style-name="T9">estado</text:span><text:span text:style-name="T10"> </text:span><text:span text:style-name="T9">de</text:span><text:span text:style-name="T10"> </text:span><text:span text:style-name="T9">cosas</text:span><text:span text:style-name="T10"> </text:span><text:span text:style-name="T9">tiene</text:span><text:span text:style-name="T10"> </text:span><text:span text:style-name="T9">que</text:span><text:span text:style-name="T10"> </text:span><text:span text:style-name="T9">ser</text:span><text:span text:style-name="T10"> </text:span><text:span text:style-name="T9">tal,</text:span><text:span text:style-name="T10"> </text:span><text:span text:style-name="T9">por</text:span><text:span text:style-name="T10"> </text:span><text:span text:style-name="T9">otra</text:span><text:span text:style-name="T10"> </text:span><text:span text:style-name="T9">parte,</text:span><text:span text:style-name="T10"> </text:span><text:span text:style-name="T9">en</text:span><text:span text:style-name="T10"> </text:span><text:span text:style-name="T9">cuanto</text:span><text:span text:style-name="T10"> </text:span><text:span text:style-name="T9">a</text:span><text:span text:style-name="T10"> </text:span><text:span text:style-name="T9">proceder</text:span><text:span text:style-name="T10"> </text:span><text:span text:style-name="T9">a</text:span><text:span text:style-name="T10"> </text:span><text:span text:style-name="T9">cesar</text:span><text:span text:style-name="T10"> </text:span><text:span text:style-name="T9">las</text:span><text:span text:style-name="T10"> </text:span><text:span text:style-name="T9">conductas</text:span><text:span text:style-name="T10"> </text:span><text:span text:style-name="T9">relevantes</text:span><text:span text:style-name="T10"> </text:span><text:span text:style-name="T9">de</text:span><text:span text:style-name="T10"> </text:span><text:span text:style-name="T9">una</text:span><text:span text:style-name="T10"> </text:span><text:span text:style-name="T9">manera</text:span><text:span text:style-name="T10"> </text:span><text:span text:style-name="T9">que</text:span><text:span text:style-name="T10"> </text:span><text:span text:style-name="T9">hará</text:span><text:span text:style-name="T10"> </text:span><text:span text:style-name="T9">más</text:span><text:span text:style-name="T10"> </text:span><text:span text:style-name="T9">probable</text:span><text:span text:style-name="T10"> </text:span><text:span text:style-name="T9">que</text:span><text:span text:style-name="T10"> </text:span><text:span text:style-name="T9">la</text:span><text:span text:style-name="T10"> </text:span><text:span text:style-name="T9">criatura</text:span><text:span text:style-name="T10"> </text:span><text:span text:style-name="T9">a</text:span><text:span text:style-name="T10"> </text:span><text:span text:style-name="T9">sigua</text:span><text:span text:style-name="T10"> </text:span><text:span text:style-name="T9">ese</text:span><text:span text:style-name="T10"> </text:span><text:span text:style-name="T9">comportamiento</text:span><text:span text:style-name="T10"> </text:span><text:span text:style-name="T9">en</text:span><text:span text:style-name="T10"> </text:span><text:span text:style-name="T9">el</text:span><text:span text:style-name="T10"> </text:span><text:span text:style-name="T9">futuro.</text:span></text:p>
      <text:p text:style-name="P6"><text:span text:style-name="T10"><text:s text:c="5"/></text:span><text:span text:style-name="T9">Sin</text:span><text:span text:style-name="T10"> </text:span><text:span text:style-name="T9">embargo,</text:span><text:span text:style-name="T10"> </text:span><text:span text:style-name="T9">a</text:span><text:span text:style-name="T10"> </text:span><text:span text:style-name="T9">pesar</text:span><text:span text:style-name="T10"> </text:span><text:span text:style-name="T9">de</text:span><text:span text:style-name="T10"> </text:span><text:span text:style-name="T9">qu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ofrece</text:span><text:span text:style-name="T10"> </text:span><text:span text:style-name="T9">diferentes</text:span><text:span text:style-name="T10"> </text:span><text:span text:style-name="T9">explicaciones</text:span><text:span text:style-name="T10"> </text:span><text:span text:style-name="T9">de</text:span><text:span text:style-name="T10"> </text:span><text:span text:style-name="T9">los</text:span><text:span text:style-name="T10"> </text:span><text:span text:style-name="T9">contenidos</text:span><text:span text:style-name="T10"> </text:span><text:span text:style-name="T9">de</text:span><text:span text:style-name="T10"> </text:span><text:span text:style-name="T9">creencias</text:span><text:span text:style-name="T10"> </text:span><text:span text:style-name="T9">y</text:span><text:span text:style-name="T10"> </text:span><text:span text:style-name="T9">del</text:span><text:span text:style-name="T10"> </text:span><text:span text:style-name="T9">contenido</text:span><text:span text:style-name="T10"> </text:span><text:span text:style-name="T9">del</text:span><text:span text:style-name="T10"> </text:span><text:span text:style-name="T9">deseo,</text:span><text:span text:style-name="T10"> </text:span><text:span text:style-name="T9">ésta</text:span><text:span text:style-name="T10"> </text:span><text:span text:style-name="T9">es</text:span><text:span text:style-name="T10"> </text:span><text:span text:style-name="T9">capaz</text:span><text:span text:style-name="T10"> </text:span><text:span text:style-name="T9">de</text:span><text:span text:style-name="T10"> </text:span><text:span text:style-name="T9">satisfacer</text:span><text:span text:style-name="T10"> </text:span><text:span text:style-name="T9">a</text:span><text:span text:style-name="T10"> </text:span><text:span text:style-name="T9">las</text:span><text:span text:style-name="T10"> </text:span><text:span text:style-name="T9">dos</text:span><text:span text:style-name="T10"> </text:span><text:span text:style-name="T9">primeras</text:span><text:span text:style-name="T10"> </text:span><text:span text:style-name="T9">desideratas</text:span><text:span text:style-name="T10"> </text:span><text:span text:style-name="T9">de</text:span><text:span text:style-name="T10"> </text:span><text:span text:style-name="T9">una</text:span><text:span text:style-name="T10"> </text:span><text:span text:style-name="T9">teoría</text:span><text:span text:style-name="T10"> </text:span><text:span text:style-name="T9">del</text:span><text:span text:style-name="T10"> </text:span><text:span text:style-name="T9">pensamiento</text:span><text:span text:style-name="T10"> </text:span><text:span text:style-name="T9">proposicional.</text:span><text:span text:style-name="T10"> </text:span><text:span text:style-name="T9">Es</text:span><text:span text:style-name="T10"> </text:span><text:span text:style-name="T9">claro</text:span><text:span text:style-name="T10"> </text:span><text:span text:style-name="T9">el</text:span><text:span text:style-name="T10"> </text:span><text:span text:style-name="T9">caso</text:span><text:span text:style-name="T10"> </text:span><text:span text:style-name="T9">de</text:span><text:span text:style-name="T10"> </text:span><text:span text:style-name="T9">que</text:span><text:span text:style-name="T10"> </text:span><text:span text:style-name="T9">una</text:span><text:span text:style-name="T10"> </text:span><text:span text:style-name="T9">criatura</text:span><text:span text:style-name="T10"> </text:span><text:span text:style-name="T9">pueda</text:span><text:span text:style-name="T10"> </text:span><text:span text:style-name="T9">tener</text:span><text:span text:style-name="T10"> </text:span><text:span text:style-name="T9">actitudes</text:span><text:span text:style-name="T10"> </text:span><text:span text:style-name="T9">diferentes</text:span><text:span text:style-name="T10"> </text:span><text:span text:style-name="T9">hacia</text:span><text:span text:style-name="T10"> </text:span><text:span text:style-name="T9">el</text:span><text:span text:style-name="T10"> </text:span><text:span text:style-name="T9">mismo</text:span><text:span text:style-name="T10"> </text:span><text:span text:style-name="T9">contenido,</text:span><text:span text:style-name="T10"> </text:span><text:span text:style-name="T9">ya</text:span><text:span text:style-name="T10"> </text:span><text:span text:style-name="T9">que</text:span><text:span text:style-name="T10"> </text:span><text:span text:style-name="T9">un</text:span><text:span text:style-name="T10"> </text:span><text:span text:style-name="T9">solo</text:span><text:span text:style-name="T10"> </text:span><text:span text:style-name="T9">estado</text:span><text:span text:style-name="T10"> </text:span><text:span text:style-name="T9">de</text:span><text:span text:style-name="T10"> </text:span><text:span text:style-name="T9">cosas</text:span><text:span text:style-name="T10"> </text:span><text:span text:style-name="T9">puede</text:span><text:span text:style-name="T10"> </text:span><text:span text:style-name="T9">ser</text:span><text:span text:style-name="T10"> </text:span><text:span text:style-name="T9">a</text:span><text:span text:style-name="T10"> </text:span><text:span text:style-name="T9">la</text:span><text:span text:style-name="T10"> </text:span><text:span text:style-name="T9">vez</text:span><text:span text:style-name="T10"> </text:span><text:span text:style-name="T9">la</text:span><text:span text:style-name="T10"> </text:span><text:span text:style-name="T9">condición</text:span><text:span text:style-name="T10"> </text:span><text:span text:style-name="T9">de</text:span><text:span text:style-name="T10"> </text:span><text:span text:style-name="T9">utilidad</text:span><text:span text:style-name="T10"> </text:span><text:span text:style-name="T9">de</text:span><text:span text:style-name="T10"> </text:span><text:span text:style-name="T9">la</text:span><text:span text:style-name="T10"> </text:span><text:span text:style-name="T9">creencia</text:span><text:span text:style-name="T10"> </text:span><text:span text:style-name="T9">y</text:span><text:span text:style-name="T10"> </text:span><text:span text:style-name="T9">la</text:span><text:span text:style-name="T10"> </text:span><text:span text:style-name="T9">satisfacción</text:span><text:span text:style-name="T10"> </text:span><text:span text:style-name="T9">de</text:span><text:span text:style-name="T10"> </text:span><text:span text:style-name="T9">condiciones</text:span><text:span text:style-name="T10"> </text:span><text:span text:style-name="T9">de</text:span><text:span text:style-name="T10"> </text:span><text:span text:style-name="T9">un</text:span><text:span text:style-name="T10"> </text:span><text:span text:style-name="T9">deseo.</text:span><text:span text:style-name="T10"> </text:span><text:span text:style-name="T9">Por</text:span><text:span text:style-name="T10"> </text:span><text:span text:style-name="T9">otra</text:span><text:span text:style-name="T10"> </text:span><text:span text:style-name="T9">parte,</text:span><text:span text:style-name="T10"> </text:span><text:span text:style-name="T9">las</text:span><text:span text:style-name="T10"> </text:span><text:span text:style-name="T9">explicaciones</text:span><text:span text:style-name="T10"> </text:span><text:span text:style-name="T9">de</text:span><text:span text:style-name="T10"> </text:span><text:span text:style-name="T9">lo</text:span><text:span text:style-name="T10"> </text:span><text:span text:style-name="T9">que</text:span><text:span text:style-name="T10"> </text:span><text:span text:style-name="T9">es</text:span><text:span text:style-name="T10"> </text:span><text:span text:style-name="T9">tener</text:span><text:span text:style-name="T10"> </text:span><text:span text:style-name="T9">la</text:span><text:span text:style-name="T10"> </text:span><text:span text:style-name="T9">actitud</text:span><text:span text:style-name="T10"> </text:span><text:span text:style-name="T9">de</text:span><text:span text:style-name="T10"> </text:span><text:span text:style-name="T9">las</text:span><text:span text:style-name="T10"> </text:span><text:span text:style-name="T9">creencias</text:span><text:span text:style-name="T10"> </text:span><text:span text:style-name="T9">para</text:span><text:span text:style-name="T10"> </text:span><text:span text:style-name="T9">ese</text:span><text:span text:style-name="T10"> </text:span><text:span text:style-name="T9">estado</text:span><text:span text:style-name="T10"> </text:span><text:span text:style-name="T9">de</text:span><text:span text:style-name="T10"> </text:span><text:span text:style-name="T9">cosas</text:span><text:span text:style-name="T10"> </text:span><text:span text:style-name="T9">y</text:span><text:span text:style-name="T10"> </text:span><text:span text:style-name="T9">la</text:span><text:span text:style-name="T10"> </text:span><text:span text:style-name="T9">actitud</text:span><text:span text:style-name="T10"> </text:span><text:span text:style-name="T9">de</text:span><text:span text:style-name="T10"> </text:span><text:span text:style-name="T9">deseo</text:span><text:span text:style-name="T10"> </text:span><text:span text:style-name="T9">hacia</text:span><text:span text:style-name="T10"> </text:span><text:span text:style-name="T9">ella</text:span><text:span text:style-name="T10"> </text:span><text:span text:style-name="T9">son</text:span><text:span text:style-name="T10"> </text:span><text:span text:style-name="T9">distintos,</text:span><text:span text:style-name="T10"> </text:span><text:span text:style-name="T9">aunque</text:span><text:span text:style-name="T10"> </text:span><text:span text:style-name="T9">relacionados.</text:span><text:span text:style-name="T10"> </text:span><text:span text:style-name="T9">En</text:span><text:span text:style-name="T10"> </text:span><text:span text:style-name="T9">cuanto</text:span><text:span text:style-name="T10"> </text:span><text:span text:style-name="T9">a</text:span><text:span text:style-name="T10"> </text:span><text:span text:style-name="T9">la</text:span><text:span text:style-name="T10"> </text:span><text:span text:style-name="T9">segunda</text:span><text:span text:style-name="T10"> </text:span><text:span text:style-name="T9">característica</text:span><text:span text:style-name="T10"> </text:span><text:span text:style-name="T9">del</text:span><text:span text:style-name="T10"> </text:span><text:span text:style-name="T9">pensamiento</text:span><text:span text:style-name="T10"> </text:span><text:span text:style-name="T9">proposicional</text:span><text:span text:style-name="T10"> </text:span><text:span text:style-name="T9">se</text:span><text:span text:style-name="T10"> </text:span><text:span text:style-name="T9">refiere,</text:span><text:span text:style-name="T10"> </text:span><text:span text:style-name="T9">los</text:span><text:span text:style-name="T10"> </text:span><text:span text:style-name="T9">pensamientos</text:span><text:span text:style-name="T10"> </text:span><text:span text:style-name="T9">atribuidos</text:span><text:span text:style-name="T10"> </text:span><text:span text:style-name="T9">a</text:span><text:span text:style-name="T10"> </text:span><text:span text:style-name="T9">través</text:span><text:span text:style-name="T10"> </text:span><text:span text:style-name="T9">d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text:span><text:span text:style-name="T9">son</text:span><text:span text:style-name="T10"> </text:span><text:span text:style-name="T9">tanto</text:span><text:span text:style-name="T10"> </text:span><text:span text:style-name="T9">susceptibles</text:span><text:span text:style-name="T10"> </text:span><text:span text:style-name="T9">al</text:span><text:span text:style-name="T10"> </text:span><text:span text:style-name="T9">error</text:span><text:span text:style-name="T10"> </text:span><text:span text:style-name="T9">como</text:span><text:span text:style-name="T10"> </text:span><text:span text:style-name="T9">independiente</text:span><text:span text:style-name="T10"> </text:span><text:span text:style-name="T9">del</text:span><text:span text:style-name="T10"> </text:span><text:span text:style-name="T9">contexto</text:span><text:span text:style-name="T10"> </text:span><text:span text:style-name="T9">inmediato</text:span><text:span text:style-name="T10"> </text:span><text:span text:style-name="T9">del</text:span><text:span text:style-name="T10"> </text:span><text:span text:style-name="T9">pensamiento.</text:span><text:span text:style-name="T10"> </text:span><text:span text:style-name="T9">Considerando</text:span><text:span text:style-name="T10"> </text:span><text:span text:style-name="T9">que</text:span><text:span text:style-name="T10"> </text:span><text:span text:style-name="T9">el</text:span><text:span text:style-name="T10"> </text:span><text:span text:style-name="T9">enfoque</text:span><text:span text:style-name="T10"> </text:span><text:span text:style-name="T9">minimalista</text:span><text:span text:style-name="T10"> </text:span><text:span text:style-name="T9">de</text:span><text:span text:style-name="T10"> </text:span><text:span text:style-name="T9">pensamiento</text:span><text:span text:style-name="T10"> </text:span><text:span text:style-name="T9">no</text:span><text:span text:style-name="T10"> </text:span><text:span text:style-name="T9">lingüístico</text:span><text:span text:style-name="T10"> </text:span><text:span text:style-name="T9">tiene</text:span><text:span text:style-name="T10"> </text:span><text:span text:style-name="T9">dificultades</text:span><text:span text:style-name="T10"> </text:span><text:span text:style-name="T9">para</text:span><text:span text:style-name="T10"> </text:span><text:span text:style-name="T9">explicar</text:span><text:span text:style-name="T10"> </text:span><text:span text:style-name="T9">cómo</text:span><text:span text:style-name="T10"> </text:span><text:span text:style-name="T9">puede</text:span><text:span text:style-name="T10"> </text:span><text:span text:style-name="T9">haber</text:span><text:span text:style-name="T10"> </text:span><text:span text:style-name="T9">pensamientos</text:span><text:span text:style-name="T10"> </text:span><text:span text:style-name="T9">acerca</text:span><text:span text:style-name="T10"> </text:span><text:span text:style-name="T9">de</text:span><text:span text:style-name="T10"> </text:span><text:span text:style-name="T9">estados</text:span><text:span text:style-name="T10"> </text:span><text:span text:style-name="T9">de</text:span><text:span text:style-name="T10"> </text:span><text:span text:style-name="T9">cosas</text:span><text:span text:style-name="T10"> </text:span><text:span text:style-name="T9">que</text:span><text:span text:style-name="T10"> </text:span><text:span text:style-name="T9">no</text:span><text:span text:style-name="T10"> </text:span><text:span text:style-name="T9">son</text:span><text:span text:style-name="T10"> </text:span><text:span text:style-name="T9">de</text:span><text:span text:style-name="T10"> </text:span><text:span text:style-name="T9">alguna</text:span><text:span text:style-name="T10"> </text:span><text:span text:style-name="T9">manera,</text:span><text:span text:style-name="T10"> </text:span><text:span text:style-name="T9">parte</text:span><text:span text:style-name="T10"> </text:span><text:span text:style-name="T9">del</text:span><text:span text:style-name="T10"> </text:span><text:span text:style-name="T9">"aquí</text:span><text:span text:style-name="T10"> </text:span><text:span text:style-name="T9">y</text:span><text:span text:style-name="T10"> </text:span><text:span text:style-name="T9">ahora,"</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se</text:span><text:span text:style-name="T10"> </text:span><text:span text:style-name="T9">enfrenta</text:span><text:span text:style-name="T10"> </text:span><text:span text:style-name="T9">a</text:span><text:span text:style-name="T10"> </text:span><text:span text:style-name="T9">tal</text:span><text:span text:style-name="T10"> </text:span><text:span text:style-name="T9">restricción.</text:span><text:span text:style-name="T10"> </text:span><text:span text:style-name="T9">La</text:span><text:span text:style-name="T10"> </text:span><text:span text:style-name="T9">caracterización</text:span><text:span text:style-name="T10"> </text:span><text:span text:style-name="T9">de</text:span><text:span text:style-name="T10"> </text:span><text:span text:style-name="T9">la</text:span><text:span text:style-name="T10"> </text:span><text:span text:style-name="T9">creencia</text:span><text:span text:style-name="T10"> </text:span><text:span text:style-name="T9">y</text:span><text:span text:style-name="T10"> </text:span><text:span text:style-name="T9">del</text:span><text:span text:style-name="T10"> </text:span><text:span text:style-name="T9">deseo</text:span><text:span text:style-name="T10"> </text:span><text:span text:style-name="T9">no</text:span><text:span text:style-name="T10"> </text:span><text:span text:style-name="T9">está</text:span><text:span text:style-name="T10"> </text:span><text:span text:style-name="T9">en</text:span><text:span text:style-name="T10"> </text:span><text:span text:style-name="T9">modo</text:span><text:span text:style-name="T10"> </text:span><text:span text:style-name="T9">alguno</text:span><text:span text:style-name="T10"> </text:span><text:span text:style-name="T9">ligada</text:span><text:span text:style-name="T10"> </text:span><text:span text:style-name="T9">al</text:span><text:span text:style-name="T10"> </text:span><text:span text:style-name="T9">contexto</text:span><text:span text:style-name="T10"> </text:span><text:span text:style-name="T9">o</text:span><text:span text:style-name="T10"> </text:span><text:span text:style-name="T9">se</text:span><text:span text:style-name="T10"> </text:span><text:span text:style-name="T9">limita</text:span><text:span text:style-name="T10"> </text:span><text:span text:style-name="T9">a</text:span><text:span text:style-name="T10"> </text:span><text:span text:style-name="T9">estados</text:span><text:span text:style-name="T10"> </text:span><text:span text:style-name="T9">de</text:span><text:span text:style-name="T10"> </text:span><text:span text:style-name="T9">cosas</text:span><text:span text:style-name="T10"> </text:span><text:span text:style-name="T9">que</text:span><text:span text:style-name="T10"> </text:span><text:span text:style-name="T9">puedan</text:span><text:span text:style-name="T10"> </text:span><text:span text:style-name="T9">ser</text:span><text:span text:style-name="T10"> </text:span><text:span text:style-name="T9">mediatas</text:span><text:span text:style-name="T10"> </text:span><text:span text:style-name="T9">o</text:span><text:span text:style-name="T10"> </text:span><text:span text:style-name="T9">inmediatamente</text:span><text:span text:style-name="T10"> </text:span><text:span text:style-name="T9">percibidas.</text:span><text:span text:style-name="T10"> </text:span><text:span text:style-name="T9">Todo</text:span><text:span text:style-name="T10"> </text:span><text:span text:style-name="T9">lo</text:span><text:span text:style-name="T10"> </text:span><text:span text:style-name="T9">que</text:span><text:span text:style-name="T10"> </text:span><text:span text:style-name="T9">se</text:span><text:span text:style-name="T10"> </text:span><text:span text:style-name="T9">requiere</text:span><text:span text:style-name="T10"> </text:span><text:span text:style-name="T9">para</text:span><text:span text:style-name="T10"> </text:span><text:span text:style-name="T9">que</text:span><text:span text:style-name="T10"> </text:span><text:span text:style-name="T9">un</text:span><text:span text:style-name="T10"> </text:span><text:span text:style-name="T9">estado</text:span><text:span text:style-name="T10"> </text:span><text:span text:style-name="T9">de</text:span><text:span text:style-name="T10"> </text:span><text:span text:style-name="T9">cosas</text:span><text:span text:style-name="T10"> </text:span><text:span text:style-name="T9">sea</text:span><text:span text:style-name="T10"> </text:span><text:span text:style-name="T9">el</text:span><text:span text:style-name="T10"> </text:span><text:span text:style-name="T9">objeto</text:span><text:span text:style-name="T10"> </text:span><text:span text:style-name="T9">de</text:span><text:span text:style-name="T10"> </text:span><text:span text:style-name="T9">una</text:span><text:span text:style-name="T10"> </text:span><text:span text:style-name="T9">creencia</text:span><text:span text:style-name="T10"> </text:span><text:span text:style-name="T9">o</text:span><text:span text:style-name="T10"> </text:span><text:span text:style-name="T9">un</text:span><text:span text:style-name="T10"> </text:span><text:span text:style-name="T9">deseo,</text:span><text:span text:style-name="T10"> </text:span><text:span text:style-name="T9">respectivamente,</text:span><text:span text:style-name="T10"> </text:span><text:span text:style-name="T9">es</text:span><text:span text:style-name="T10"> </text:span><text:span text:style-name="T9">que</text:span><text:span text:style-name="T10"> </text:span><text:span text:style-name="T9">su</text:span><text:span text:style-name="T10"> </text:span><text:span text:style-name="T9">participación</text:span><text:span text:style-name="T10"> </text:span><text:span text:style-name="T9">debe</text:span><text:span text:style-name="T10"> </text:span><text:span text:style-name="T9">dar</text:span><text:span text:style-name="T10"> </text:span><text:span text:style-name="T9">lugar</text:span><text:span text:style-name="T10"> </text:span><text:span text:style-name="T9">ya</text:span><text:span text:style-name="T10"> </text:span><text:span text:style-name="T9">sea</text:span><text:span text:style-name="T10"> </text:span><text:span text:style-name="T9">en</text:span><text:span text:style-name="T10"> </text:span><text:span text:style-name="T9">la</text:span><text:span text:style-name="T10"> </text:span><text:span text:style-name="T9">satisfacción</text:span><text:span text:style-name="T10"> </text:span><text:span text:style-name="T9">del</text:span><text:span text:style-name="T10"> </text:span><text:span text:style-name="T9">deseo</text:span><text:span text:style-name="T10"> </text:span><text:span text:style-name="T9">(s)</text:span><text:span text:style-name="T10"> </text:span><text:span text:style-name="T9">con</text:span><text:span text:style-name="T10"> </text:span><text:span text:style-name="T9">la</text:span><text:span text:style-name="T10"> </text:span><text:span text:style-name="T9">que</text:span><text:span text:style-name="T10"> </text:span><text:span text:style-name="T9">está</text:span><text:span text:style-name="T10"> </text:span><text:span text:style-name="T9">unida</text:span><text:span text:style-name="T10"> </text:span><text:span text:style-name="T9">a</text:span><text:span text:style-name="T10"> </text:span><text:span text:style-name="T9">esa</text:span><text:span text:style-name="T10"> </text:span><text:span text:style-name="T9">creencia,</text:span><text:span text:style-name="T10"> </text:span><text:span text:style-name="T9">o</text:span><text:span text:style-name="T10"> </text:span><text:span text:style-name="T9">debe</text:span><text:span text:style-name="T10"> </text:span><text:span text:style-name="T9">ser</text:span><text:span text:style-name="T10"> </text:span><text:span text:style-name="T9">tal</text:span><text:span text:style-name="T10"> </text:span><text:span text:style-name="T9">para</text:span><text:span text:style-name="T10"> </text:span><text:span text:style-name="T9">extinguir</text:span><text:span text:style-name="T10"> </text:span><text:span text:style-name="T9">de</text:span><text:span text:style-name="T10"> <text:s/></text:span><text:span text:style-name="T9">una</text:span><text:span text:style-name="T10"> </text:span><text:span text:style-name="T9">manera</text:span><text:span text:style-name="T10"> </text:span><text:span text:style-name="T9">reforzada</text:span><text:span text:style-name="T10"> </text:span><text:span text:style-name="T9">un</text:span><text:span text:style-name="T10"> </text:span><text:span text:style-name="T9">patrón</text:span><text:span text:style-name="T10"> </text:span><text:span text:style-name="T9">de</text:span><text:span text:style-name="T10"> </text:span><text:span text:style-name="T9">comportamiento.</text:span><text:span text:style-name="T10"> </text:span><text:span text:style-name="T9">No</text:span><text:span text:style-name="T10"> </text:span><text:span text:style-name="T9">hay</text:span><text:span text:style-name="T10"> </text:span><text:span text:style-name="T9">restricciones</text:span><text:span text:style-name="T10"> </text:span><text:span text:style-name="T9">de</text:span><text:span text:style-name="T10"> </text:span><text:span text:style-name="T9">contigüidad</text:span><text:span text:style-name="T10"> </text:span><text:span text:style-name="T9">espacial</text:span><text:span text:style-name="T10"> </text:span><text:span text:style-name="T9">o</text:span><text:span text:style-name="T10"> </text:span><text:span text:style-name="T9">temporal.</text:span><text:span text:style-name="T10"> </text:span><text:soft-page-break/><text:span text:style-name="T9">Ni</text:span><text:span text:style-name="T10"> </text:span><text:span text:style-name="T9">son,</text:span><text:span text:style-name="T10"> </text:span><text:span text:style-name="T9">por</text:span><text:span text:style-name="T10"> </text:span><text:span text:style-name="T9">supuesto,</text:span><text:span text:style-name="T10"> </text:span><text:span text:style-name="T9">garantizadas</text:span><text:span text:style-name="T10"> </text:span><text:span text:style-name="T9">las</text:span><text:span text:style-name="T10"> </text:span><text:span text:style-name="T9">creencias</text:span><text:span text:style-name="T10"> <text:s/></text:span><text:span text:style-name="T9">para</text:span><text:span text:style-name="T10"> </text:span><text:span text:style-name="T9">que</text:span><text:span text:style-name="T10"> </text:span><text:span text:style-name="T9">sean</text:span><text:span text:style-name="T10"> </text:span><text:span text:style-name="T9">verdad</text:span><text:span text:style-name="T10"> </text:span><text:span text:style-name="T9">o</text:span><text:span text:style-name="T10"> <text:s/></text:span><text:span text:style-name="T9">ni</text:span><text:span text:style-name="T10"> </text:span><text:span text:style-name="T9">los</text:span><text:span text:style-name="T10"> </text:span><text:span text:style-name="T9">deseos</text:span><text:span text:style-name="T10"> <text:s/></text:span><text:span text:style-name="T9">para</text:span><text:span text:style-name="T10"> </text:span><text:span text:style-name="T9">que</text:span><text:span text:style-name="T10"> </text:span><text:span text:style-name="T9">sean</text:span><text:span text:style-name="T10"> </text:span><text:span text:style-name="T9">satisfechos.</text:span><text:span text:style-name="T10"> </text:span><text:span text:style-name="T9">La</text:span><text:span text:style-name="T10"> </text:span><text:span text:style-name="T9">satisfacción</text:span><text:span text:style-name="T10"> </text:span><text:span text:style-name="T9">de</text:span><text:span text:style-name="T10"> </text:span><text:span text:style-name="T9">un</text:span><text:span text:style-name="T10"> </text:span><text:span text:style-name="T9">deseo</text:span><text:span text:style-name="T10"> </text:span><text:span text:style-name="T9">condición</text:span><text:span text:style-name="T10"> </text:span><text:span text:style-name="T9">es</text:span><text:span text:style-name="T10"> </text:span><text:span text:style-name="T9">el</text:span><text:span text:style-name="T10"> </text:span><text:span text:style-name="T9">estado</text:span><text:span text:style-name="T10"> </text:span><text:span text:style-name="T9">de</text:span><text:span text:style-name="T10"> </text:span><text:span text:style-name="T9">cosas</text:span><text:span text:style-name="T10"> </text:span><text:span text:style-name="T9">que</text:span><text:span text:style-name="T10"> </text:span><text:span text:style-name="T9">lo</text:span><text:span text:style-name="T10"> </text:span><text:span text:style-name="T9">satisfagan,</text:span><text:span text:style-name="T10"> </text:span><text:span text:style-name="T9">y</text:span><text:span text:style-name="T10"> </text:span><text:span text:style-name="T9">la</text:span><text:span text:style-name="T10"> </text:span><text:span text:style-name="T9">condición</text:span><text:span text:style-name="T10"> </text:span><text:span text:style-name="T9">de</text:span><text:span text:style-name="T10"> </text:span><text:span text:style-name="T9">utilidad</text:span><text:span text:style-name="T10"> </text:span><text:span text:style-name="T9">de</text:span><text:span text:style-name="T10"> </text:span><text:span text:style-name="T9">una</text:span><text:span text:style-name="T10"> </text:span><text:span text:style-name="T9">creencia</text:span><text:span text:style-name="T10"> </text:span><text:span text:style-name="T9">es</text:span><text:span text:style-name="T10"> </text:span><text:span text:style-name="T9">la</text:span><text:span text:style-name="T10"> </text:span><text:span text:style-name="T9">situación</text:span><text:span text:style-name="T10"> </text:span><text:span text:style-name="T9">que</text:span><text:span text:style-name="T10"> </text:span><text:span text:style-name="T9">daría</text:span><text:span text:style-name="T10"> </text:span><text:span text:style-name="T9">lugar</text:span><text:span text:style-name="T10"> </text:span><text:span text:style-name="T9">a</text:span><text:span text:style-name="T10"> </text:span><text:span text:style-name="T9">la</text:span><text:span text:style-name="T10"> </text:span><text:span text:style-name="T9">satisfacción</text:span><text:span text:style-name="T10"> </text:span><text:span text:style-name="T9">de</text:span><text:span text:style-name="T10"> </text:span><text:span text:style-name="T9">los</text:span><text:span text:style-name="T10"> </text:span><text:span text:style-name="T9">deseos</text:span><text:span text:style-name="T10"> </text:span><text:span text:style-name="T9">con</text:span><text:span text:style-name="T10"> </text:span><text:span text:style-name="T9">la</text:span><text:span text:style-name="T10"> </text:span><text:span text:style-name="T9">que</text:span><text:span text:style-name="T10"> </text:span><text:span text:style-name="T9">está</text:span><text:span text:style-name="T10"> </text:span><text:span text:style-name="T9">unida.</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text:span><text:span text:style-name="T9">nos</text:span><text:span text:style-name="T10"> </text:span><text:span text:style-name="T9">permite</text:span><text:span text:style-name="T10"> </text:span><text:span text:style-name="T9">trabajar</text:span><text:span text:style-name="T10"> </text:span><text:span text:style-name="T9">hacia</text:span><text:span text:style-name="T10"> </text:span><text:span text:style-name="T9">atrás</text:span><text:span text:style-name="T10"> </text:span><text:span text:style-name="T9">desde</text:span><text:span text:style-name="T10"> </text:span><text:span text:style-name="T9">el</text:span><text:span text:style-name="T10"> </text:span><text:span text:style-name="T9">comportamiento</text:span><text:span text:style-name="T10"> </text:span><text:span text:style-name="T9">de</text:span><text:span text:style-name="T10"> </text:span><text:span text:style-name="T9">las</text:span><text:span text:style-name="T10"> </text:span><text:span text:style-name="T9">creencias</text:span><text:span text:style-name="T10"> </text:span><text:span text:style-name="T9">y</text:span><text:span text:style-name="T10"> </text:span><text:span text:style-name="T9">deseos,</text:span><text:span text:style-name="T10"> </text:span><text:span text:style-name="T9">sin</text:span><text:span text:style-name="T10"> </text:span><text:span text:style-name="T9">asumir</text:span><text:span text:style-name="T10"> </text:span><text:span text:style-name="T9">que</text:span><text:span text:style-name="T10"> </text:span><text:span text:style-name="T9">el</text:span><text:span text:style-name="T10"> </text:span><text:span text:style-name="T9">comportamiento</text:span><text:span text:style-name="T10"> </text:span><text:span text:style-name="T9">es</text:span><text:span text:style-name="T10"> </text:span><text:span text:style-name="T9">siempre</text:span><text:span text:style-name="T10"> </text:span><text:span text:style-name="T9">acertado.</text:span></text:p>
      <text:p text:style-name="P6"><text:span text:style-name="T10"><text:s text:c="5"/></text:span><text:span text:style-name="T9">Parecería,</text:span><text:span text:style-name="T10"> </text:span><text:span text:style-name="T9">entonces,</text:span><text:span text:style-name="T10"> </text:span><text:span text:style-name="T9">qu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text:span><text:span text:style-name="T9">ofrece</text:span><text:span text:style-name="T10"> </text:span><text:span text:style-name="T9">una</text:span><text:span text:style-name="T10"> </text:span><text:span text:style-name="T9">forma</text:span><text:span text:style-name="T10"> </text:span><text:span text:style-name="T9">de</text:span><text:span text:style-name="T10"> </text:span><text:span text:style-name="T9">entender</text:span><text:span text:style-name="T10"> </text:span><text:span text:style-name="T9">a</text:span><text:span text:style-name="T10"> </text:span><text:span text:style-name="T9">las</text:span><text:span text:style-name="T10"> </text:span><text:span text:style-name="T9">actitudes</text:span><text:span text:style-name="T10"> </text:span><text:span text:style-name="T9">proposicionales</text:span><text:span text:style-name="T10"> </text:span><text:span text:style-name="T9">que</text:span><text:span text:style-name="T10"> </text:span><text:span text:style-name="T9">respetan</text:span><text:span text:style-name="T10"> </text:span><text:span text:style-name="T9">a</text:span><text:span text:style-name="T10"> </text:span><text:span text:style-name="T9">las</text:span><text:span text:style-name="T10"> </text:span><text:span text:style-name="T9">características</text:span><text:span text:style-name="T10"> </text:span><text:span text:style-name="T9">básicas</text:span><text:span text:style-name="T10"> </text:span><text:span text:style-name="T9">de</text:span><text:span text:style-name="T10"> </text:span><text:span text:style-name="T9">la</text:span><text:span text:style-name="T10"> </text:span><text:span text:style-name="T9">distinción</text:span><text:span text:style-name="T10"> </text:span><text:span text:style-name="T9">entre</text:span><text:span text:style-name="T10"> </text:span><text:span text:style-name="T9">el</text:span><text:span text:style-name="T10"> </text:span><text:span text:style-name="T9">contenido</text:span><text:span text:style-name="T10"> </text:span><text:span text:style-name="T9">y</text:span><text:span text:style-name="T10"> </text:span><text:span text:style-name="T9">la</text:span><text:span text:style-name="T10"> </text:span><text:span text:style-name="T9">actitud.</text:span><text:span text:style-name="T10"> </text:span><text:span text:style-name="T9">Como</text:span><text:span text:style-name="T10"> </text:span><text:span text:style-name="T9">tal,</text:span><text:span text:style-name="T10"> </text:span><text:span text:style-name="T9">ésta</text:span><text:span text:style-name="T10"> </text:span><text:span text:style-name="T9">proporciona</text:span><text:span text:style-name="T10"> </text:span><text:span text:style-name="T9">una</text:span><text:span text:style-name="T10"> </text:span><text:span text:style-name="T9">respuesta</text:span><text:span text:style-name="T10"> </text:span><text:span text:style-name="T9">a</text:span><text:span text:style-name="T10"> </text:span><text:span text:style-name="T9">algunos</text:span><text:span text:style-name="T10"> </text:span><text:span text:style-name="T9">de</text:span><text:span text:style-name="T10"> </text:span><text:span text:style-name="T9">los</text:span><text:span text:style-name="T10"> </text:span><text:span text:style-name="T9">posibles</text:span><text:span text:style-name="T10"> </text:span><text:span text:style-name="T9">problemas</text:span><text:span text:style-name="T10"> </text:span><text:span text:style-name="T9">que</text:span><text:span text:style-name="T10"> </text:span><text:span text:style-name="T9">surgieron</text:span><text:span text:style-name="T10"> </text:span><text:span text:style-name="T9">en</text:span><text:span text:style-name="T10"> </text:span><text:span text:style-name="T9">el</text:span><text:span text:style-name="T10"> </text:span><text:span text:style-name="T9">contexto</text:span><text:span text:style-name="T10"> </text:span><text:span text:style-name="T9">de</text:span><text:span text:style-name="T10"> </text:span><text:span text:style-name="T9">la</text:span><text:span text:style-name="T10"> </text:span><text:span text:style-name="T9">concepción</text:span><text:span text:style-name="T10"> </text:span><text:span text:style-name="T9">Fregeana</text:span><text:span text:style-name="T10"> </text:span><text:span text:style-name="T9">de</text:span><text:span text:style-name="T10"> </text:span><text:span text:style-name="T9">los</text:span><text:span text:style-name="T10"> </text:span><text:span text:style-name="T9">pensamientos</text:span><text:span text:style-name="T10"> </text:span><text:span text:style-name="T9">como</text:span><text:span text:style-name="T10"> </text:span><text:span text:style-name="T9">los</text:span><text:span text:style-name="T10"> </text:span><text:span text:style-name="T9">sentidos</text:span><text:span text:style-name="T10"> </text:span><text:span text:style-name="T9">de</text:span><text:span text:style-name="T10"> </text:span><text:span text:style-name="T9">las</text:span><text:span text:style-name="T10"> </text:span><text:span text:style-name="T9">oraciones.</text:span><text:span text:style-name="T10"> </text:span><text:span text:style-name="T9">Hay</text:span><text:span text:style-name="T10"> </text:span><text:span text:style-name="T9">que</text:span><text:span text:style-name="T10"> </text:span><text:span text:style-name="T9">recordar</text:span><text:span text:style-name="T10"> </text:span><text:span text:style-name="T9">que</text:span><text:span text:style-name="T10"> </text:span><text:span text:style-name="T9">estos</text:span><text:span text:style-name="T10"> </text:span><text:span text:style-name="T9">problemas</text:span><text:span text:style-name="T10"> </text:span><text:span text:style-name="T9">fueron</text:span><text:span text:style-name="T10"> </text:span><text:span text:style-name="T9">abordados</text:span><text:span text:style-name="T10"> </text:span><text:span text:style-name="T9">también</text:span><text:span text:style-name="T10"> </text:span><text:span text:style-name="T9">por</text:span><text:span text:style-name="T10"> </text:span><text:span text:style-name="T9">la</text:span><text:span text:style-name="T10"> </text:span><text:span text:style-name="T9">hipótesis</text:span><text:span text:style-name="T10"> </text:span><text:span text:style-name="T9">del</text:span><text:span text:style-name="T10"> </text:span><text:span text:style-name="T9">lenguaje</text:span><text:span text:style-name="T10"> </text:span><text:span text:style-name="T9">del</text:span><text:span text:style-name="T10"> </text:span><text:span text:style-name="T9">pensamiento.</text:span><text:span text:style-name="T10"> </text:span><text:span text:style-name="T9">Sin</text:span><text:span text:style-name="T10"> </text:span><text:span text:style-name="T9">embargo,</text:span><text:span text:style-name="T10"> </text:span><text:span text:style-name="T9">como</text:span><text:span text:style-name="T10"> </text:span><text:span text:style-name="T9">he</text:span><text:span text:style-name="T10"> </text:span><text:span text:style-name="T9">mostrado</text:span><text:span text:style-name="T10"> </text:span><text:span text:style-name="T9">en</text:span><text:span text:style-name="T10"> </text:span><text:span text:style-name="T9">el</text:span><text:span text:style-name="T10"> </text:span><text:span text:style-name="T9">capítulo</text:span><text:span text:style-name="T10"> </text:span><text:span text:style-name="T9">2,</text:span><text:span text:style-name="T10"> </text:span><text:span text:style-name="T9">la</text:span><text:span text:style-name="T10"> </text:span><text:span text:style-name="T9">hipótesis</text:span><text:span text:style-name="T10"> </text:span><text:span text:style-name="T9">del</text:span><text:span text:style-name="T10"> </text:span><text:span text:style-name="T9">lenguaje</text:span><text:span text:style-name="T10"> </text:span><text:span text:style-name="T9">del</text:span><text:span text:style-name="T10"> </text:span><text:span text:style-name="T9">pensamiento</text:span><text:span text:style-name="T10"> </text:span><text:span text:style-name="T9">tiene</text:span><text:span text:style-name="T10"> </text:span><text:span text:style-name="T9">dificultades</text:span><text:span text:style-name="T10"> </text:span><text:span text:style-name="T9">con</text:span><text:span text:style-name="T10"> </text:span><text:span text:style-name="T9">la</text:span><text:span text:style-name="T10"> </text:span><text:span text:style-name="T9">dimensión</text:span><text:span text:style-name="T10"> </text:span><text:span text:style-name="T9">epistemológica</text:span><text:span text:style-name="T10"> </text:span><text:span text:style-name="T9">de</text:span><text:span text:style-name="T10"> </text:span><text:span text:style-name="T9">una</text:span><text:span text:style-name="T10"> </text:span><text:span text:style-name="T9">explicación</text:span><text:span text:style-name="T10"> </text:span><text:span text:style-name="T9">de</text:span><text:span text:style-name="T10"> </text:span><text:span text:style-name="T9">pensamiento.</text:span><text:span text:style-name="T10"> </text:span><text:span text:style-name="T9">No</text:span><text:span text:style-name="T10"> </text:span><text:span text:style-name="T9">proporciona</text:span><text:span text:style-name="T10"> </text:span><text:span text:style-name="T9">orientación</text:span><text:span text:style-name="T10"> </text:span><text:span text:style-name="T9">sobre</text:span><text:span text:style-name="T10"> </text:span><text:span text:style-name="T9">cómo</text:span><text:span text:style-name="T10"> </text:span><text:span text:style-name="T9">podemos</text:span><text:span text:style-name="T10"> </text:span><text:span text:style-name="T9">ir</text:span><text:span text:style-name="T10"> </text:span><text:span text:style-name="T9">en</text:span><text:span text:style-name="T10"> </text:span><text:span text:style-name="T9">atribuir</text:span><text:span text:style-name="T10"> </text:span><text:span text:style-name="T9">pensamientos</text:span><text:span text:style-name="T10"> </text:span><text:span text:style-name="T9">a</text:span><text:span text:style-name="T10"> </text:span><text:span text:style-name="T9">las</text:span><text:span text:style-name="T10"> </text:span><text:span text:style-name="T9">criaturas</text:span><text:span text:style-name="T10"> </text:span><text:span text:style-name="T9">no</text:span><text:span text:style-name="T10"> </text:span><text:span text:style-name="T9">lingüísticas</text:span><text:span text:style-name="T10"> </text:span><text:span text:style-name="T9">en</text:span><text:span text:style-name="T10"> </text:span><text:span text:style-name="T9">el</text:span><text:span text:style-name="T10"> </text:span><text:span text:style-name="T9">contexto</text:span><text:span text:style-name="T10"> </text:span><text:span text:style-name="T9">de</text:span><text:span text:style-name="T10"> </text:span><text:span text:style-name="T9">la</text:span><text:span text:style-name="T10"> </text:span><text:span text:style-name="T9">explicación</text:span><text:span text:style-name="T10"> </text:span><text:span text:style-name="T9">psicológica.</text:span><text:span text:style-name="T10"> </text:span><text:span text:style-name="T9">La</text:span><text:span text:style-name="T10"> </text:span><text:span text:style-name="T9">discusión</text:span><text:span text:style-name="T10"> </text:span><text:span text:style-name="T9">d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text:span><text:span text:style-name="T9">en</text:span><text:span text:style-name="T10"> </text:span><text:span text:style-name="T9">los</text:span><text:span text:style-name="T10"> </text:span><text:span text:style-name="T9">dos</text:span><text:span text:style-name="T10"> </text:span><text:span text:style-name="T9">capítulos</text:span><text:span text:style-name="T10"> </text:span><text:span text:style-name="T9">anteriores</text:span><text:span text:style-name="T10"> </text:span><text:span text:style-name="T9">debería</text:span><text:span text:style-name="T10"> </text:span><text:span text:style-name="T9">haber</text:span><text:span text:style-name="T10"> </text:span><text:span text:style-name="T9">mostrado,</text:span><text:span text:style-name="T10"> </text:span><text:span text:style-name="T9">por</text:span><text:span text:style-name="T10"> </text:span><text:span text:style-name="T9">el</text:span><text:span text:style-name="T10"> </text:span><text:span text:style-name="T9">contrario,</text:span><text:span text:style-name="T10"> </text:span><text:span text:style-name="T9">la</text:span><text:span text:style-name="T10"> </text:span><text:span text:style-name="T9">medida</text:span><text:span text:style-name="T10"> </text:span><text:span text:style-name="T9">en</text:span><text:span text:style-name="T10"> </text:span><text:span text:style-name="T9">qu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no</text:span><text:span text:style-name="T10"> </text:span><text:span text:style-name="T9">ofrece</text:span><text:span text:style-name="T10"> </text:span><text:span text:style-name="T9">simplemente</text:span><text:span text:style-name="T10"> </text:span><text:span text:style-name="T9">una</text:span><text:span text:style-name="T10"> </text:span><text:span text:style-name="T9">explicación</text:span><text:span text:style-name="T10"> </text:span><text:span text:style-name="T9">de</text:span><text:span text:style-name="T10"> </text:span><text:span text:style-name="T9">la</text:span><text:span text:style-name="T10"> </text:span><text:span text:style-name="T9">naturaleza</text:span><text:span text:style-name="T10"> </text:span><text:span text:style-name="T9">de</text:span><text:span text:style-name="T10"> </text:span><text:span text:style-name="T9">las</text:span><text:span text:style-name="T10"> </text:span><text:span text:style-name="T9">actitudes</text:span><text:span text:style-name="T10"> </text:span><text:span text:style-name="T9">proposicionales,</text:span><text:span text:style-name="T10"> </text:span><text:span text:style-name="T9">sino</text:span><text:span text:style-name="T10"> </text:span><text:span text:style-name="T9">también</text:span><text:span text:style-name="T10"> </text:span><text:span text:style-name="T9">un</text:span><text:span text:style-name="T10"> </text:span><text:span text:style-name="T9">marco</text:span><text:span text:style-name="T10"> </text:span><text:span text:style-name="T9">práctico</text:span><text:span text:style-name="T10"> </text:span><text:span text:style-name="T9">para</text:span><text:span text:style-name="T10"> </text:span><text:span text:style-name="T9">la</text:span><text:span text:style-name="T10"> </text:span><text:span text:style-name="T9">atribución</text:span><text:span text:style-name="T10"> </text:span><text:span text:style-name="T9">de</text:span><text:span text:style-name="T10"> </text:span><text:span text:style-name="T9">esos</text:span><text:span text:style-name="T10"> </text:span><text:span text:style-name="T9">pensamientos.</text:span><text:span text:style-name="T10"> </text:span><text:span text:style-name="T9">La</text:span><text:span text:style-name="T10"> </text:span><text:span text:style-name="T9">comprensión</text:span><text:span text:style-name="T10"> </text:span><text:span text:style-name="T9">de</text:span><text:span text:style-name="T10"> </text:span><text:span text:style-name="T9">los</text:span><text:span text:style-name="T10"> </text:span><text:span text:style-name="T9">contenidos</text:span><text:span text:style-name="T10"> </text:span><text:span text:style-name="T9">de</text:span><text:span text:style-name="T10"> </text:span><text:span text:style-name="T9">las</text:span><text:span text:style-name="T10"> </text:span><text:span text:style-name="T9">creencias</text:span><text:span text:style-name="T10"> </text:span><text:span text:style-name="T9">en</text:span><text:span text:style-name="T10"> </text:span><text:span text:style-name="T9">términos</text:span><text:span text:style-name="T10"> </text:span><text:span text:style-name="T9">de</text:span><text:span text:style-name="T10"> </text:span><text:span text:style-name="T9">condiciones</text:span><text:span text:style-name="T10"> </text:span><text:span text:style-name="T9">de</text:span><text:span text:style-name="T10"> </text:span><text:span text:style-name="T9">utilidades</text:span><text:span text:style-name="T10"> </text:span><text:span text:style-name="T9">y</text:span><text:span text:style-name="T10"> </text:span><text:span text:style-name="T9">el</text:span><text:span text:style-name="T10"> </text:span><text:span text:style-name="T9">contenido</text:span><text:span text:style-name="T10"> </text:span><text:span text:style-name="T9">de</text:span><text:span text:style-name="T10"> </text:span><text:span text:style-name="T9">los</text:span><text:span text:style-name="T10"> </text:span><text:span text:style-name="T9">deseos</text:span><text:span text:style-name="T10"> </text:span><text:span text:style-name="T9">en</text:span><text:span text:style-name="T10"> </text:span><text:span text:style-name="T9">términos</text:span><text:span text:style-name="T10"> </text:span><text:span text:style-name="T9">de</text:span><text:span text:style-name="T10"> </text:span><text:span text:style-name="T9">condiciones</text:span><text:span text:style-name="T10"> </text:span><text:span text:style-name="T9">de</text:span><text:span text:style-name="T10"> </text:span><text:span text:style-name="T9">satisfacción</text:span><text:span text:style-name="T10"> </text:span><text:span text:style-name="T9">claramente</text:span><text:span text:style-name="T10"> </text:span><text:span text:style-name="T9">ofrece</text:span><text:span text:style-name="T10"> </text:span><text:span text:style-name="T9">una</text:span><text:span text:style-name="T10"> </text:span><text:span text:style-name="T9">forma</text:span><text:span text:style-name="T10"> </text:span><text:span text:style-name="T9">de</text:span><text:span text:style-name="T10"> </text:span><text:span text:style-name="T9">trabajar</text:span><text:span text:style-name="T10"> </text:span><text:span text:style-name="T9">de</text:span><text:span text:style-name="T10"> </text:span><text:span text:style-name="T9">retroceso</text:span><text:span text:style-name="T10"> </text:span><text:span text:style-name="T9">desde</text:span><text:span text:style-name="T10"> </text:span><text:span text:style-name="T9">el</text:span><text:span text:style-name="T10"> </text:span><text:span text:style-name="T9">comportamiento</text:span><text:span text:style-name="T10"> </text:span><text:span text:style-name="T9">de</text:span><text:span text:style-name="T10"> </text:span><text:span text:style-name="T9">los</text:span><text:span text:style-name="T10"> </text:span><text:span text:style-name="T9">pensamientos</text:span><text:span text:style-name="T10"> </text:span><text:span text:style-name="T9">que</text:span><text:span text:style-name="T10"> </text:span><text:span text:style-name="T9">le</text:span><text:span text:style-name="T10"> </text:span><text:span text:style-name="T9">dieron</text:span><text:span text:style-name="T10"> </text:span><text:span text:style-name="T9">origen,</text:span><text:span text:style-name="T10"> </text:span><text:span text:style-name="T9">ya</text:span><text:span text:style-name="T10"> </text:span><text:span text:style-name="T9">que</text:span><text:span text:style-name="T10"> </text:span><text:span text:style-name="T9">el</text:span><text:span text:style-name="T10"> </text:span><text:span text:style-name="T9">contenido</text:span><text:span text:style-name="T10"> </text:span><text:span text:style-name="T9">de</text:span><text:span text:style-name="T10"> </text:span><text:span text:style-name="T9">cualquier</text:span><text:span text:style-name="T10"> </text:span><text:span text:style-name="T9">actitud</text:span><text:span text:style-name="T10"> </text:span><text:span text:style-name="T9">proposicional</text:span><text:span text:style-name="T10"> </text:span><text:span text:style-name="T9">dada</text:span><text:span text:style-name="T10"> </text:span><text:span text:style-name="T9">está</text:span><text:span text:style-name="T10"> </text:span><text:span text:style-name="T9">determinado</text:span><text:span text:style-name="T10"> </text:span><text:span text:style-name="T9">por</text:span><text:span text:style-name="T10"> </text:span><text:span text:style-name="T9">sus</text:span><text:span text:style-name="T10"> </text:span><text:span text:style-name="T9">consecuencias</text:span><text:span text:style-name="T10"> </text:span><text:span text:style-name="T9">de</text:span><text:span text:style-name="T10"> </text:span><text:span text:style-name="T9">comportamiento.</text:span><text:span text:style-name="T10"> </text:span><text:span text:style-name="T9">La</text:span><text:span text:style-name="T10"> </text:span><text:span text:style-name="T9">explicación</text:span><text:span text:style-name="T10"> </text:span><text:span text:style-name="T9">constitutiva</text:span><text:span text:style-name="T10"> </text:span><text:span text:style-name="T9">de</text:span><text:span text:style-name="T10"> </text:span><text:span text:style-name="T9">lo</text:span><text:span text:style-name="T10"> </text:span><text:span text:style-name="T9">que</text:span><text:span text:style-name="T10"> </text:span><text:span text:style-name="T9">son</text:span><text:span text:style-name="T10"> </text:span><text:span text:style-name="T9">los</text:span><text:span text:style-name="T10"> </text:span><text:span text:style-name="T9">pensamientos</text:span><text:span text:style-name="T10"> </text:span><text:span text:style-name="T9">no</text:span><text:span text:style-name="T10"> </text:span><text:span text:style-name="T9">lingüísticas</text:span><text:span text:style-name="T10"> </text:span><text:span text:style-name="T9">muestra</text:span><text:span text:style-name="T10"> </text:span><text:span text:style-name="T9">un</text:span><text:span text:style-name="T10"> </text:span><text:span text:style-name="T9">método</text:span><text:span text:style-name="T10"> </text:span><text:span text:style-name="T9">para</text:span><text:span text:style-name="T10"> </text:span><text:span text:style-name="T9">la</text:span><text:span text:style-name="T10"> </text:span><text:span text:style-name="T9">identificación</text:span><text:span text:style-name="T10"> </text:span><text:span text:style-name="T9">y</text:span><text:span text:style-name="T10"> </text:span><text:span text:style-name="T9">la</text:span><text:span text:style-name="T10"> </text:span><text:span text:style-name="T9">atribución</text:span><text:span text:style-name="T10"> </text:span><text:span text:style-name="T9">de</text:span><text:span text:style-name="T10"> </text:span><text:span text:style-name="T9">tales</text:span><text:span text:style-name="T10"> </text:span><text:span text:style-name="T9">pensamientos.</text:span></text:p>
      <text:p text:style-name="P6"><text:span text:style-name="T10"><text:s text:c="5"/></text:span><text:span text:style-name="T9">Sin</text:span><text:span text:style-name="T10"> </text:span><text:span text:style-name="T9">embargo,</text:span><text:span text:style-name="T10"> </text:span><text:span text:style-name="T9">hay</text:span><text:span text:style-name="T10"> </text:span><text:span text:style-name="T9">un</text:span><text:span text:style-name="T10"> </text:span><text:span text:style-name="T9">problema</text:span><text:span text:style-name="T10"> </text:span><text:span text:style-name="T9">importante</text:span><text:span text:style-name="T10"> </text:span><text:span text:style-name="T9">en</text:span><text:span text:style-name="T10"> </text:span><text:span text:style-name="T9">la</text:span><text:span text:style-name="T10"> </text:span><text:span text:style-name="T9">aplicación</text:span><text:span text:style-name="T10"> </text:span><text:span text:style-name="T9">del</text:span><text:span text:style-name="T10"> </text:span><text:span text:style-name="T9">método</text:span><text:span text:style-name="T10"> </text:span><text:span text:style-name="T9">d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La</text:span><text:span text:style-name="T10"> </text:span><text:span text:style-name="T9">objeción</text:span><text:span text:style-name="T10"> </text:span><text:span text:style-name="T9">que</text:span><text:span text:style-name="T10"> </text:span><text:span text:style-name="T9">es</text:span><text:span text:style-name="T10"> </text:span><text:span text:style-name="T9">tal</text:span><text:span text:style-name="T10"> </text:span><text:span text:style-name="T9">vez</text:span><text:span text:style-name="T10"> </text:span><text:span text:style-name="T9">planteada</text:span><text:span text:style-name="T10"> </text:span><text:span text:style-name="T9">más</text:span><text:span text:style-name="T10"> </text:span><text:span text:style-name="T9">frecuentemente</text:span><text:span text:style-name="T10"> </text:span><text:span text:style-name="T9">a</text:span><text:span text:style-name="T10"> </text:span><text:span text:style-name="T9">la</text:span><text:span text:style-name="T10"> </text:span><text:span text:style-name="T9">adscripción</text:span><text:span text:style-name="T10"> </text:span><text:span text:style-name="T9">de</text:span><text:span text:style-name="T10"> </text:span><text:span text:style-name="T9">los</text:span><text:span text:style-name="T10"> </text:span><text:span text:style-name="T9">pensamientos</text:span><text:span text:style-name="T10"> </text:span><text:span text:style-name="T9">de</text:span><text:span text:style-name="T10"> </text:span><text:span text:style-name="T9">las</text:span><text:span text:style-name="T10"> </text:span><text:span text:style-name="T9">criaturas</text:span><text:span text:style-name="T10"> </text:span><text:span text:style-name="T9">no</text:span><text:span text:style-name="T10"> </text:span><text:span text:style-name="T9">lingüísticas,</text:span><text:span text:style-name="T10"> </text:span><text:span text:style-name="T9">de</text:span><text:span text:style-name="T10"> </text:span><text:span text:style-name="T9">ahí,</text:span><text:span text:style-name="T10"> </text:span><text:span text:style-name="T9">a</text:span><text:span text:style-name="T10"> </text:span><text:span text:style-name="T9">las</text:span><text:span text:style-name="T10"> </text:span><text:span text:style-name="T9">prácticas</text:span><text:span text:style-name="T10"> </text:span><text:span text:style-name="T9">de</text:span><text:span text:style-name="T10"> </text:span><text:span text:style-name="T9">la</text:span><text:span text:style-name="T10"> </text:span><text:span text:style-name="T9">explicación</text:span><text:span text:style-name="T10"> </text:span><text:span text:style-name="T9">psicológica</text:span><text:span text:style-name="T10"> </text:span><text:span text:style-name="T9">en</text:span><text:span text:style-name="T10"> </text:span><text:span text:style-name="T9">la</text:span><text:span text:style-name="T10"> </text:span><text:span text:style-name="T9">que</text:span><text:span text:style-name="T10"> </text:span><text:span text:style-name="T9">las</text:span><text:span text:style-name="T10"> </text:span><text:span text:style-name="T9">adscripciones</text:span><text:span text:style-name="T10"> </text:span><text:span text:style-name="T9">se</text:span><text:span text:style-name="T10"> </text:span><text:span text:style-name="T9">llevara</text:span><text:span text:style-name="T10"> </text:span><text:span text:style-name="T9">a</text:span><text:span text:style-name="T10"> </text:span><text:span text:style-name="T9">cabo,</text:span><text:span text:style-name="T10"> </text:span><text:span text:style-name="T9">es</text:span><text:span text:style-name="T10"> </text:span><text:span text:style-name="T9">que</text:span><text:span text:style-name="T10"> </text:span><text:span text:style-name="T9">es</text:span><text:span text:style-name="T10"> </text:span><text:span text:style-name="T9">imposible</text:span><text:span text:style-name="T10"> </text:span><text:span text:style-name="T9">atribuir</text:span><text:span text:style-name="T10"> </text:span><text:span text:style-name="T9">pensamientos</text:span><text:span text:style-name="T10"> </text:span><text:span text:style-name="T9">con</text:span><text:span text:style-name="T10"> </text:span><text:soft-page-break/><text:span text:style-name="T9">determinados</text:span><text:span text:style-name="T10"> </text:span><text:span text:style-name="T9">contenidos</text:span><text:span text:style-name="T10"> </text:span><text:span text:style-name="T9">adecuadamente</text:span><text:span text:style-name="T10"> </text:span><text:span text:style-name="T9">(Davidson</text:span><text:span text:style-name="T10"> </text:span><text:span text:style-name="T9">1975).</text:span><text:span text:style-name="T10"> </text:span><text:span text:style-name="T9">Esto</text:span><text:span text:style-name="T10"> </text:span><text:span text:style-name="T9">está</text:span><text:span text:style-name="T10"> </text:span><text:span text:style-name="T9">relacionado</text:span><text:span text:style-name="T10"> </text:span><text:span text:style-name="T9">con</text:span><text:span text:style-name="T10"> </text:span><text:span text:style-name="T9">las</text:span><text:span text:style-name="T10"> </text:span><text:span text:style-name="T9">funciones</text:span><text:span text:style-name="T10"> </text:span><text:span text:style-name="T9">tercera</text:span><text:span text:style-name="T10"> </text:span><text:span text:style-name="T9">y</text:span><text:span text:style-name="T10"> </text:span><text:span text:style-name="T9">cuarta</text:span><text:span text:style-name="T10"> </text:span><text:span text:style-name="T9">del</text:span><text:span text:style-name="T10"> </text:span><text:span text:style-name="T9">pensamiento</text:span><text:span text:style-name="T10"> </text:span><text:span text:style-name="T9">proposicional</text:span><text:span text:style-name="T10"> </text:span><text:span text:style-name="T9">identificadas</text:span><text:span text:style-name="T10"> </text:span><text:span text:style-name="T9">anteriormente.</text:span><text:span text:style-name="T10"> </text:span><text:span text:style-name="T9">En</text:span><text:span text:style-name="T10"> </text:span><text:span text:style-name="T9">conjunto,</text:span><text:span text:style-name="T10"> </text:span><text:span text:style-name="T9">estas</text:span><text:span text:style-name="T10"> </text:span><text:span text:style-name="T9">se</text:span><text:span text:style-name="T10"> </text:span><text:span text:style-name="T9">suman</text:span><text:span text:style-name="T10"> </text:span><text:span text:style-name="T9">a</text:span><text:span text:style-name="T10"> </text:span><text:span text:style-name="T9">la</text:span><text:span text:style-name="T10"> </text:span><text:span text:style-name="T9">exigencia</text:span><text:span text:style-name="T10"> </text:span><text:span text:style-name="T9">de</text:span><text:span text:style-name="T10"> </text:span><text:span text:style-name="T9">que,</text:span><text:span text:style-name="T10"> </text:span><text:span text:style-name="T9">por</text:span><text:span text:style-name="T10"> </text:span><text:span text:style-name="T9">cualquier</text:span><text:span text:style-name="T10"> </text:span><text:span text:style-name="T9">actitud</text:span><text:span text:style-name="T10"> </text:span><text:span text:style-name="T9">propositiva,</text:span><text:span text:style-name="T10"> </text:span><text:span text:style-name="T9">en</text:span><text:span text:style-name="T10"> </text:span><text:span text:style-name="T9">principio</text:span><text:span text:style-name="T10"> </text:span><text:span text:style-name="T9">debería</text:span><text:span text:style-name="T10"> </text:span><text:span text:style-name="T9">ser</text:span><text:span text:style-name="T10"> </text:span><text:span text:style-name="T9">posible</text:span><text:span text:style-name="T10"> </text:span><text:span text:style-name="T9">encontrar</text:span><text:span text:style-name="T10"> </text:span><text:span text:style-name="T9">una</text:span><text:span text:style-name="T10"> </text:span><text:span text:style-name="T9">frase</text:span><text:span text:style-name="T10"> </text:span><text:span text:style-name="T9">que</text:span><text:span text:style-name="T10"> </text:span><text:span text:style-name="T9">especifique</text:span><text:span text:style-name="T10"> </text:span><text:span text:style-name="T9">el</text:span><text:span text:style-name="T10"> </text:span><text:span text:style-name="T9">contenido</text:span><text:span text:style-name="T10"> </text:span><text:span text:style-name="T9">de</text:span><text:span text:style-name="T10"> </text:span><text:span text:style-name="T9">la</text:span><text:span text:style-name="T10"> </text:span><text:span text:style-name="T9">actitud</text:span><text:span text:style-name="T10"> </text:span><text:span text:style-name="T9">con</text:span><text:span text:style-name="T10"> </text:span><text:span text:style-name="T9">exactitud,</text:span><text:span text:style-name="T10"> </text:span><text:span text:style-name="T9">y</text:span><text:span text:style-name="T10"> </text:span><text:span text:style-name="T9">de</text:span><text:span text:style-name="T10"> </text:span><text:span text:style-name="T9">una</text:span><text:span text:style-name="T10"> </text:span><text:span text:style-name="T9">manera</text:span><text:span text:style-name="T10"> </text:span><text:span text:style-name="T9">que</text:span><text:span text:style-name="T10"> </text:span><text:span text:style-name="T9">pone</text:span><text:span text:style-name="T10"> </text:span><text:span text:style-name="T9">de</text:span><text:span text:style-name="T10"> </text:span><text:span text:style-name="T9">manifiesto</text:span><text:span text:style-name="T10"> </text:span><text:span text:style-name="T9">la</text:span><text:span text:style-name="T10"> </text:span><text:span text:style-name="T9">estructura</text:span><text:span text:style-name="T10"> </text:span><text:span text:style-name="T9">del</text:span><text:span text:style-name="T10"> </text:span><text:span text:style-name="T9">pensamiento</text:span><text:span text:style-name="T10"> </text:span><text:span text:style-name="T9">y</text:span><text:span text:style-name="T10"> </text:span><text:span text:style-name="T9">por</text:span><text:span text:style-name="T10"> </text:span><text:span text:style-name="T9">lo</text:span><text:span text:style-name="T10"> </text:span><text:span text:style-name="T9">tanto,</text:span><text:span text:style-name="T10"> </text:span><text:span text:style-name="T9">su</text:span><text:span text:style-name="T10"> </text:span><text:span text:style-name="T9">potencial</text:span><text:span text:style-name="T10"> </text:span><text:span text:style-name="T9">rol</text:span><text:span text:style-name="T10"> </text:span><text:span text:style-name="T9">inferencial.</text:span><text:span text:style-name="T10"> </text:span><text:span text:style-name="T9">¿Cómo</text:span><text:span text:style-name="T10"> </text:span><text:span text:style-name="T9">vamos</text:span><text:span text:style-name="T10"> </text:span><text:span text:style-name="T9">a</text:span><text:span text:style-name="T10"> </text:span><text:span text:style-name="T9">hacer</text:span><text:span text:style-name="T10"> </text:span><text:span text:style-name="T9">esto</text:span><text:span text:style-name="T10"> </text:span><text:span text:style-name="T9">por</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La</text:span><text:span text:style-name="T10"> </text:span><text:span text:style-name="T9">idea</text:span><text:span text:style-name="T10"> </text:span><text:span text:style-name="T9">dirigente</text:span><text:span text:style-name="T10"> </text:span><text:span text:style-name="T9">en</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text:span><text:span text:style-name="T9">es</text:span><text:span text:style-name="T10"> </text:span><text:span text:style-name="T9">que</text:span><text:span text:style-name="T10"> </text:span><text:span text:style-name="T9">el</text:span><text:span text:style-name="T10"> </text:span><text:span text:style-name="T9">contenido</text:span><text:span text:style-name="T10"> </text:span><text:span text:style-name="T9">de</text:span><text:span text:style-name="T10"> </text:span><text:span text:style-name="T9">una</text:span><text:span text:style-name="T10"> </text:span><text:span text:style-name="T9">creencia</text:span><text:span text:style-name="T10"> </text:span><text:span text:style-name="T9">debe</text:span><text:span text:style-name="T10"> </text:span><text:span text:style-name="T9">ser</text:span><text:span text:style-name="T10"> </text:span><text:span text:style-name="T9">dado</text:span><text:span text:style-name="T10"> </text:span><text:span text:style-name="T9">en</text:span><text:span text:style-name="T10"> </text:span><text:span text:style-name="T9">términos</text:span><text:span text:style-name="T10"> </text:span><text:span text:style-name="T9">del</text:span><text:span text:style-name="T10"> </text:span><text:span text:style-name="T9">estado</text:span><text:span text:style-name="T10"> </text:span><text:span text:style-name="T9">de</text:span><text:span text:style-name="T10"> </text:span><text:span text:style-name="T9">cosas</text:span><text:span text:style-name="T10"> </text:span><text:span text:style-name="T9">que</text:span><text:span text:style-name="T10"> </text:span><text:span text:style-name="T9">puedan</text:span><text:span text:style-name="T10"> </text:span><text:span text:style-name="T9">conducir</text:span><text:span text:style-name="T10"> </text:span><text:span text:style-name="T9">a</text:span><text:span text:style-name="T10"> </text:span><text:span text:style-name="T9">la</text:span><text:span text:style-name="T10"> </text:span><text:span text:style-name="T9">satisfacción</text:span><text:span text:style-name="T10"> </text:span><text:span text:style-name="T9">de</text:span><text:span text:style-name="T10"> </text:span><text:span text:style-name="T9">los</text:span><text:span text:style-name="T10"> </text:span><text:span text:style-name="T9">deseos</text:span><text:span text:style-name="T10"> </text:span><text:span text:style-name="T9">con</text:span><text:span text:style-name="T10"> </text:span><text:span text:style-name="T9">la</text:span><text:span text:style-name="T10"> </text:span><text:span text:style-name="T9">que</text:span><text:span text:style-name="T10"> </text:span><text:span text:style-name="T9">está</text:span><text:span text:style-name="T10"> </text:span><text:span text:style-name="T9">asociado.</text:span><text:span text:style-name="T10"> </text:span><text:span text:style-name="T9">Pero</text:span><text:span text:style-name="T10"> </text:span><text:span text:style-name="T9">hay</text:span><text:span text:style-name="T10"> </text:span><text:span text:style-name="T9">maneras</text:span><text:span text:style-name="T10"> </text:span><text:span text:style-name="T9">de</text:span><text:span text:style-name="T10"> </text:span><text:span text:style-name="T9">que</text:span><text:span text:style-name="T10"> </text:span><text:span text:style-name="T9">un</text:span><text:span text:style-name="T10"> </text:span><text:span text:style-name="T9">número</text:span><text:span text:style-name="T10"> </text:span><text:span text:style-name="T9">indefinido</text:span><text:span text:style-name="T10"> </text:span><text:span text:style-name="T9">de</text:span><text:span text:style-name="T10"> </text:span><text:span text:style-name="T9">tal</text:span><text:span text:style-name="T10"> </text:span><text:span text:style-name="T9">estado</text:span><text:span text:style-name="T10"> </text:span><text:span text:style-name="T9">de</text:span><text:span text:style-name="T10"> </text:span><text:span text:style-name="T9">cosas</text:span><text:span text:style-name="T10"> </text:span><text:span text:style-name="T9">puede</text:span><text:span text:style-name="T10"> </text:span><text:span text:style-name="T9">ser</text:span><text:span text:style-name="T10"> </text:span><text:span text:style-name="T9">caracterizado.</text:span><text:span text:style-name="T10"> </text:span><text:span text:style-name="T9">¿Cómo</text:span><text:span text:style-name="T10"> </text:span><text:span text:style-name="T9">vamos</text:span><text:span text:style-name="T10"> </text:span><text:span text:style-name="T9">a</text:span><text:span text:style-name="T10"> </text:span><text:span text:style-name="T9">identificar</text:span><text:span text:style-name="T10"> </text:span><text:span text:style-name="T9">la</text:span><text:span text:style-name="T10"> </text:span><text:span text:style-name="T9">especificación</text:span><text:span text:style-name="T10"> </text:span><text:span text:style-name="T9">correcta</text:span><text:span text:style-name="T10"> </text:span><text:span text:style-name="T9">(o</text:span><text:span text:style-name="T10"> </text:span><text:span text:style-name="T9">grupo</text:span><text:span text:style-name="T10"> </text:span><text:span text:style-name="T9">de</text:span><text:span text:style-name="T10"> </text:span><text:span text:style-name="T9">especificaciones)?</text:span><text:span text:style-name="T10"> </text:span><text:span text:style-name="T9">Este</text:span><text:span text:style-name="T10"> </text:span><text:span text:style-name="T9">es</text:span><text:span text:style-name="T10"> </text:span><text:span text:style-name="T9">el</text:span><text:span text:style-name="T10"> </text:span><text:span text:style-name="T9">principal</text:span><text:span text:style-name="T10"> </text:span><text:span text:style-name="T9">reto</text:span><text:span text:style-name="T10"> </text:span><text:span text:style-name="T9">epistemológico</text:span><text:span text:style-name="T10"> </text:span><text:span text:style-name="T9">frente</text:span><text:span text:style-name="T10"> </text:span><text:span text:style-name="T9">a</text:span><text:span text:style-name="T10"> </text:span><text:span text:style-name="T9">los</text:span><text:span text:style-name="T10"> </text:span><text:span text:style-name="T9">teóricos</text:span><text:span text:style-name="T10"> </text:span><text:span text:style-name="T9">del</text:span><text:span text:style-name="T10"> </text:span><text:span text:style-name="T9">pensamiento</text:span><text:span text:style-name="T10"> </text:span><text:span text:style-name="T9">lingüístico.</text:span><text:span text:style-name="T10"> </text:span><text:span text:style-name="T9">La</text:span><text:span text:style-name="T10"> </text:span><text:span text:style-name="T9">mayor</text:span><text:span text:style-name="T10"> </text:span><text:span text:style-name="T9">parte</text:span><text:span text:style-name="T10"> </text:span><text:span text:style-name="T9">de</text:span><text:span text:style-name="T10"> </text:span><text:span text:style-name="T9">mi</text:span><text:span text:style-name="T10"> </text:span><text:span text:style-name="T9">análisis</text:span><text:span text:style-name="T10"> </text:span><text:span text:style-name="T9">d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text:span><text:span text:style-name="T9">se</text:span><text:span text:style-name="T10"> </text:span><text:span text:style-name="T9">ha</text:span><text:span text:style-name="T10"> </text:span><text:span text:style-name="T9">dedicado</text:span><text:span text:style-name="T10"> </text:span><text:span text:style-name="T9">a</text:span><text:span text:style-name="T10"> </text:span><text:span text:style-name="T9">mostrar</text:span><text:span text:style-name="T10"> </text:span><text:span text:style-name="T9">cómo</text:span><text:span text:style-name="T10"> </text:span><text:span text:style-name="T9">este</text:span><text:span text:style-name="T10"> </text:span><text:span text:style-name="T9">reto</text:span><text:span text:style-name="T10"> </text:span><text:span text:style-name="T9">epistemológico</text:span><text:span text:style-name="T10"> </text:span><text:span text:style-name="T9">se</text:span><text:span text:style-name="T10"> </text:span><text:span text:style-name="T9">puede</text:span><text:span text:style-name="T10"> </text:span><text:span text:style-name="T9">cumplir.</text:span></text:p>
      <text:p text:style-name="P6"><text:span text:style-name="T10"><text:s text:c="5"/></text:span><text:span text:style-name="T9">En</text:span><text:span text:style-name="T10"> </text:span><text:span text:style-name="T9">el</text:span><text:span text:style-name="T10"> </text:span><text:span text:style-name="T9">capítulo</text:span><text:span text:style-name="T10"> </text:span><text:span text:style-name="T9">anterior</text:span><text:span text:style-name="T10"> </text:span><text:span text:style-name="T9">he</text:span><text:span text:style-name="T10"> </text:span><text:span text:style-name="T9">considerado</text:span><text:span text:style-name="T10"> </text:span><text:span text:style-name="T9">la</text:span><text:span text:style-name="T10"> </text:span><text:span text:style-name="T9">primera</text:span><text:span text:style-name="T10"> </text:span><text:span text:style-name="T9">etapa</text:span><text:span text:style-name="T10"> </text:span><text:span text:style-name="T9">de</text:span><text:span text:style-name="T10"> </text:span><text:span text:style-name="T9">este</text:span><text:span text:style-name="T10"> </text:span><text:span text:style-name="T9">reto</text:span><text:span text:style-name="T10"> </text:span><text:span text:style-name="T9">-la</text:span><text:span text:style-name="T10"> </text:span><text:span text:style-name="T9">etapa</text:span><text:span text:style-name="T10"> </text:span><text:span text:style-name="T9">de</text:span><text:span text:style-name="T10"> </text:span><text:span text:style-name="T9">trabajar</text:span><text:span text:style-name="T10"> </text:span><text:span text:style-name="T9">en</text:span><text:span text:style-name="T10"> </text:span><text:span text:style-name="T9">cómo</text:span><text:span text:style-name="T10"> </text:span><text:span text:style-name="T9">la</text:span><text:span text:style-name="T10"> </text:span><text:span text:style-name="T9">criatura</text:span><text:span text:style-name="T10"> </text:span><text:span text:style-name="T9">en</text:span><text:span text:style-name="T10"> </text:span><text:span text:style-name="T9">cuestión</text:span><text:span text:style-name="T10"> </text:span><text:span text:style-name="T9">(o,</text:span><text:span text:style-name="T10"> </text:span><text:span text:style-name="T9">mejor</text:span><text:span text:style-name="T10"> </text:span><text:span text:style-name="T9">dicho,</text:span><text:span text:style-name="T10"> </text:span><text:span text:style-name="T9">las</text:span><text:span text:style-name="T10"> </text:span><text:span text:style-name="T9">especies</text:span><text:span text:style-name="T10"> </text:span><text:span text:style-name="T9">y</text:span><text:span text:style-name="T10"> </text:span><text:span text:style-name="T9">el</text:span><text:span text:style-name="T10"> </text:span><text:span text:style-name="T9">grado</text:span><text:span text:style-name="T10"> </text:span><text:span text:style-name="T9">de</text:span><text:span text:style-name="T10"> </text:span><text:span text:style-name="T9">desarrollo</text:span><text:span text:style-name="T10"> </text:span><text:span text:style-name="T9">de</text:span><text:span text:style-name="T10"> </text:span><text:span text:style-name="T9">la</text:span><text:span text:style-name="T10"> </text:span><text:span text:style-name="T9">cual</text:span><text:span text:style-name="T10"> </text:span><text:span text:style-name="T9">ésta</text:span><text:span text:style-name="T10"> </text:span><text:span text:style-name="T9">es</text:span><text:span text:style-name="T10"> </text:span><text:span text:style-name="T9">un</text:span><text:span text:style-name="T10"> </text:span><text:span text:style-name="T9">representante)</text:span><text:span text:style-name="T10"> </text:span><text:span text:style-name="T9">esculpe</text:span><text:span text:style-name="T10"> </text:span><text:span text:style-name="T9">el</text:span><text:span text:style-name="T10"> </text:span><text:span text:style-name="T9">mundo</text:span><text:span text:style-name="T10"> </text:span><text:span text:style-name="T9">en</text:span><text:span text:style-name="T10"> </text:span><text:span text:style-name="T9">percepción</text:span><text:span text:style-name="T10"> </text:span><text:span text:style-name="T9">y</text:span><text:span text:style-name="T10"> </text:span><text:span text:style-name="T9">en</text:span><text:span text:style-name="T10"> </text:span><text:span text:style-name="T9">pensamiento.</text:span><text:span text:style-name="T10"> </text:span><text:span text:style-name="T9">Sugerí</text:span><text:span text:style-name="T10"> </text:span><text:span text:style-name="T9">que</text:span><text:span text:style-name="T10"> </text:span><text:span text:style-name="T9">esto</text:span><text:span text:style-name="T10"> </text:span><text:span text:style-name="T9">podría</text:span><text:span text:style-name="T10"> </text:span><text:span text:style-name="T9">hacerse</text:span><text:span text:style-name="T10"> </text:span><text:span text:style-name="T9">mediante</text:span><text:span text:style-name="T10"> </text:span><text:span text:style-name="T9">la</text:span><text:span text:style-name="T10"> </text:span><text:span text:style-name="T9">elaboración</text:span><text:span text:style-name="T10"> </text:span><text:span text:style-name="T9">de</text:span><text:span text:style-name="T10"> </text:span><text:span text:style-name="T9">los</text:span><text:span text:style-name="T10"> </text:span><text:span text:style-name="T9">principios</text:span><text:span text:style-name="T10"> </text:span><text:span text:style-name="T9">físicos</text:span><text:span text:style-name="T10"> </text:span><text:span text:style-name="T9">de</text:span><text:span text:style-name="T10"> </text:span><text:span text:style-name="T9">primer</text:span><text:span text:style-name="T10"> </text:span><text:span text:style-name="T9">orden</text:span><text:span text:style-name="T10"> </text:span><text:span text:style-name="T9">a</text:span><text:span text:style-name="T10"> </text:span><text:span text:style-name="T9">la</text:span><text:span text:style-name="T10"> </text:span><text:span text:style-name="T9">que</text:span><text:span text:style-name="T10"> </text:span><text:span text:style-name="T9">la</text:span><text:span text:style-name="T10"> </text:span><text:span text:style-name="T9">criatura</text:span><text:span text:style-name="T10"> </text:span><text:span text:style-name="T9">es</text:span><text:span text:style-name="T10"> </text:span><text:span text:style-name="T9">sensible,</text:span><text:span text:style-name="T10"> </text:span><text:span text:style-name="T9">por</text:span><text:span text:style-name="T10"> </text:span><text:span text:style-name="T9">lo</text:span><text:span text:style-name="T10"> </text:span><text:span text:style-name="T9">tanto,</text:span><text:span text:style-name="T10"> </text:span><text:span text:style-name="T9">la</text:span><text:span text:style-name="T10"> </text:span><text:span text:style-name="T9">demarcación</text:span><text:span text:style-name="T10"> </text:span><text:span text:style-name="T9">de</text:span><text:span text:style-name="T10"> </text:span><text:span text:style-name="T9">una</text:span><text:span text:style-name="T10"> </text:span><text:span text:style-name="T9">ontología</text:span><text:span text:style-name="T10"> </text:span><text:span text:style-name="T9">de</text:span><text:span text:style-name="T10"> </text:span><text:span text:style-name="T9">la</text:span><text:span text:style-name="T10"> </text:span><text:span text:style-name="T9">criatura</text:span><text:span text:style-name="T10"> </text:span><text:span text:style-name="T9">cuyo</text:span><text:span text:style-name="T10"> </text:span><text:span text:style-name="T9">comportamiento</text:span><text:span text:style-name="T10"> </text:span><text:span text:style-name="T9">se</text:span><text:span text:style-name="T10"> </text:span><text:span text:style-name="T9">está</text:span><text:span text:style-name="T10"> </text:span><text:span text:style-name="T9">tratando</text:span><text:span text:style-name="T10"> </text:span><text:span text:style-name="T9">de</text:span><text:span text:style-name="T10"> </text:span><text:span text:style-name="T9">explicar,</text:span><text:span text:style-name="T10"> </text:span><text:span text:style-name="T9">interpretar</text:span><text:span text:style-name="T10"> </text:span><text:span text:style-name="T9">o</text:span><text:span text:style-name="T10"> </text:span><text:span text:style-name="T9">predecir.</text:span><text:span text:style-name="T10"> </text:span><text:span text:style-name="T9">Mostré</text:span><text:span text:style-name="T10"> </text:span><text:span text:style-name="T9">en</text:span><text:span text:style-name="T10"> </text:span><text:span text:style-name="T9">el</text:span><text:span text:style-name="T10"> </text:span><text:span text:style-name="T9">capítulo</text:span><text:span text:style-name="T10"> </text:span><text:span text:style-name="T9">4</text:span><text:span text:style-name="T10"> </text:span><text:span text:style-name="T9">que</text:span><text:span text:style-name="T10"> </text:span><text:span text:style-name="T9">las</text:span><text:span text:style-name="T10"> </text:span><text:span text:style-name="T9">diferentes</text:span><text:span text:style-name="T10"> </text:span><text:span text:style-name="T9">especies</text:span><text:span text:style-name="T10"> </text:span><text:span text:style-name="T9">(e</text:span><text:span text:style-name="T10"> </text:span><text:span text:style-name="T9">individuos</text:span><text:span text:style-name="T10"> </text:span><text:span text:style-name="T9">en</text:span><text:span text:style-name="T10"> </text:span><text:span text:style-name="T9">diferentes</text:span><text:span text:style-name="T10"> </text:span><text:span text:style-name="T9">etapas</text:span><text:span text:style-name="T10"> </text:span><text:span text:style-name="T9">de</text:span><text:span text:style-name="T10"> </text:span><text:span text:style-name="T9">desarrollo</text:span><text:span text:style-name="T10"> </text:span><text:span text:style-name="T9">dentro</text:span><text:span text:style-name="T10"> </text:span><text:span text:style-name="T9">de</text:span><text:span text:style-name="T10"> </text:span><text:span text:style-name="T9">una</text:span><text:span text:style-name="T10"> </text:span><text:span text:style-name="T9">determinada</text:span><text:span text:style-name="T10"> </text:span><text:span text:style-name="T9">especie)</text:span><text:span text:style-name="T10"> </text:span><text:span text:style-name="T9">cosifican</text:span><text:span text:style-name="T10"> </text:span><text:span text:style-name="T9">un</text:span><text:span text:style-name="T10"> </text:span><text:span text:style-name="T9">ambiente</text:span><text:span text:style-name="T10"> </text:span><text:span text:style-name="T9">distal</text:span><text:span text:style-name="T10"> </text:span><text:span text:style-name="T9">en</text:span><text:span text:style-name="T10"> </text:span><text:span text:style-name="T9">maneras</text:span><text:span text:style-name="T10"> </text:span><text:span text:style-name="T9">diferentes</text:span><text:span text:style-name="T10"> </text:span><text:span text:style-name="T9">-</text:span><text:span text:style-name="T10"> </text:span><text:span text:style-name="T9">donde</text:span><text:span text:style-name="T10"> </text:span><text:span text:style-name="T9">un</text:span><text:span text:style-name="T10"> </text:span><text:span text:style-name="T9">ambiente</text:span><text:span text:style-name="T10"> </text:span><text:span text:style-name="T9">cosificado</text:span><text:span text:style-name="T10"> </text:span><text:span text:style-name="T9">es</text:span><text:span text:style-name="T10"> </text:span><text:span text:style-name="T9">el</text:span><text:span text:style-name="T10"> </text:span><text:span text:style-name="T9">que</text:span><text:span text:style-name="T10"> </text:span><text:span text:style-name="T9">se</text:span><text:span text:style-name="T10"> </text:span><text:span text:style-name="T9">analiza</text:span><text:span text:style-name="T10"> </text:span><text:span text:style-name="T9">en</text:span><text:span text:style-name="T10"> </text:span><text:span text:style-name="T9">grupos</text:span><text:span text:style-name="T10"> </text:span><text:span text:style-name="T9">de</text:span><text:span text:style-name="T10"> </text:span><text:span text:style-name="T9">características</text:span><text:span text:style-name="T10"> </text:span><text:span text:style-name="T9">que</text:span><text:span text:style-name="T10"> </text:span><text:span text:style-name="T9">el</text:span><text:span text:style-name="T10"> </text:span><text:span text:style-name="T9">perceptor</text:span><text:span text:style-name="T10"> </text:span><text:span text:style-name="T9">/</text:span><text:span text:style-name="T10"> </text:span><text:span text:style-name="T9">pensador</text:span><text:span text:style-name="T10"> </text:span><text:span text:style-name="T9">espera</text:span><text:span text:style-name="T10"> </text:span><text:span text:style-name="T9">que</text:span><text:span text:style-name="T10"> </text:span><text:span text:style-name="T9">se</text:span><text:span text:style-name="T10"> </text:span><text:span text:style-name="T9">comporten</text:span><text:span text:style-name="T10"> </text:span><text:span text:style-name="T9">de</text:span><text:span text:style-name="T10"> </text:span><text:span text:style-name="T9">cierta</text:span><text:span text:style-name="T10"> </text:span><text:span text:style-name="T9">manera.</text:span><text:span text:style-name="T10"> </text:span><text:span text:style-name="T9">Podemos,</text:span><text:span text:style-name="T10"> </text:span><text:span text:style-name="T9">por</text:span><text:span text:style-name="T10"> </text:span><text:span text:style-name="T9">tanto,</text:span><text:span text:style-name="T10"> </text:span><text:span text:style-name="T9">volver</text:span><text:span text:style-name="T10"> </text:span><text:span text:style-name="T9">a</text:span><text:span text:style-name="T10"> </text:span><text:span text:style-name="T9">empezar</text:span><text:span text:style-name="T10"> </text:span><text:span text:style-name="T9">en</text:span><text:span text:style-name="T10"> </text:span><text:span text:style-name="T9">la</text:span><text:span text:style-name="T10"> </text:span><text:span text:style-name="T9">resolución</text:span><text:span text:style-name="T10"> </text:span><text:span text:style-name="T9">de</text:span><text:span text:style-name="T10"> </text:span><text:span text:style-name="T9">la</text:span><text:span text:style-name="T10"> </text:span><text:span text:style-name="T9">indeterminación</text:span><text:span text:style-name="T10"> </text:span><text:span text:style-name="T9">mediante</text:span><text:span text:style-name="T10"> </text:span><text:span text:style-name="T9">la</text:span><text:span text:style-name="T10"> </text:span><text:span text:style-name="T9">identificación</text:span><text:span text:style-name="T10"> </text:span><text:span text:style-name="T9">de</text:span><text:span text:style-name="T10"> </text:span><text:span text:style-name="T9">las</text:span><text:span text:style-name="T10"> </text:span><text:span text:style-name="T9">expectativas</text:span><text:span text:style-name="T10"> </text:span><text:span text:style-name="T9">que</text:span><text:span text:style-name="T10"> </text:span><text:span text:style-name="T9">las</text:span><text:span text:style-name="T10"> </text:span><text:span text:style-name="T9">criaturas</text:span><text:span text:style-name="T10"> </text:span><text:span text:style-name="T9">se</text:span><text:span text:style-name="T10"> </text:span><text:span text:style-name="T9">tienen</text:span><text:span text:style-name="T10"> </text:span><text:span text:style-name="T9">sobre</text:span><text:span text:style-name="T10"> </text:span><text:span text:style-name="T9">el</text:span><text:span text:style-name="T10"> </text:span><text:span text:style-name="T9">comportamiento</text:span><text:span text:style-name="T10"> </text:span><text:span text:style-name="T9">de</text:span><text:span text:style-name="T10"> </text:span><text:span text:style-name="T9">los</text:span><text:span text:style-name="T10"> </text:span><text:span text:style-name="T9">cuerpos</text:span><text:span text:style-name="T10"> </text:span><text:span text:style-name="T9">en</text:span><text:span text:style-name="T10"> </text:span><text:span text:style-name="T9">su</text:span><text:span text:style-name="T10"> </text:span><text:span text:style-name="T9">entorno.</text:span><text:span text:style-name="T10"> </text:span><text:span text:style-name="T9">Esto</text:span><text:span text:style-name="T10"> </text:span><text:span text:style-name="T9">nos</text:span><text:span text:style-name="T10"> </text:span><text:span text:style-name="T9">permitirá</text:span><text:span text:style-name="T10"> </text:span><text:span text:style-name="T9">tener</text:span><text:span text:style-name="T10"> </text:span><text:span text:style-name="T9">una</text:span><text:span text:style-name="T10"> </text:span><text:span text:style-name="T9">idea</text:span><text:span text:style-name="T10"> </text:span><text:span text:style-name="T9">mucho</text:span><text:span text:style-name="T10"> </text:span><text:span text:style-name="T9">más</text:span><text:span text:style-name="T10"> </text:span><text:span text:style-name="T9">clara</text:span><text:span text:style-name="T10"> </text:span><text:span text:style-name="T9">del</text:span><text:span text:style-name="T10"> </text:span><text:span text:style-name="T9">vocabulario</text:span><text:span text:style-name="T10"> </text:span><text:span text:style-name="T9">en</text:span><text:span text:style-name="T10"> </text:span><text:span text:style-name="T9">términos</text:span><text:span text:style-name="T10"> </text:span><text:span text:style-name="T9">de</text:span><text:span text:style-name="T10"> </text:span><text:span text:style-name="T9">los</text:span><text:span text:style-name="T10"> </text:span><text:span text:style-name="T9">cuales</text:span><text:span text:style-name="T10"> </text:span><text:span text:style-name="T9">los</text:span><text:span text:style-name="T10"> </text:span><text:span text:style-name="T9">pensamientos</text:span><text:span text:style-name="T10"> </text:span><text:span text:style-name="T9">deben</text:span><text:span text:style-name="T10"> </text:span><text:span text:style-name="T9">ser</text:span><text:span text:style-name="T10"> </text:span><text:span text:style-name="T9">atribuidos</text:span><text:span text:style-name="T10"> </text:span><text:span text:style-name="T9">-en</text:span><text:span text:style-name="T10"> </text:span><text:span text:style-name="T9">particular,</text:span><text:span text:style-name="T10"> </text:span><text:span text:style-name="T9">cómo</text:span><text:span text:style-name="T10"> </text:span><text:span text:style-name="T9">los</text:span><text:span text:style-name="T10"> </text:span><text:span text:style-name="T9">términos</text:span><text:span text:style-name="T10"> </text:span><text:span text:style-name="T9">singulares</text:span><text:span text:style-name="T10"> </text:span><text:span text:style-name="T9">y</text:span><text:span text:style-name="T10"> </text:span><text:span text:style-name="T9">los</text:span><text:span text:style-name="T10"> </text:span><text:span text:style-name="T9">nombres</text:span><text:span text:style-name="T10"> </text:span><text:span text:style-name="T9">comunes</text:span><text:span text:style-name="T10"> </text:span><text:span text:style-name="T9">de</text:span><text:span text:style-name="T10"> </text:span><text:span text:style-name="T9">las</text:span><text:span text:style-name="T10"> </text:span><text:span text:style-name="T9">adscripciones</text:span><text:span text:style-name="T10"> </text:span><text:span text:style-name="T9">de</text:span><text:span text:style-name="T10"> </text:span><text:span text:style-name="T9">pensamiento</text:span><text:span text:style-name="T10"> </text:span><text:span text:style-name="T9">deben</text:span><text:span text:style-name="T10"> </text:span><text:span text:style-name="T9">ser</text:span><text:span text:style-name="T10"> </text:span><text:span text:style-name="T9">entendidos.</text:span></text:p>
      <text:p text:style-name="P6"><text:span text:style-name="T10"><text:s text:c="5"/></text:span><text:span text:style-name="T9">Esto</text:span><text:span text:style-name="T10"> </text:span><text:span text:style-name="T9">puede</text:span><text:span text:style-name="T10"> </text:span><text:span text:style-name="T9">no</text:span><text:span text:style-name="T10"> </text:span><text:span text:style-name="T9">ser</text:span><text:span text:style-name="T10"> </text:span><text:span text:style-name="T9">más</text:span><text:span text:style-name="T10"> </text:span><text:span text:style-name="T9">que</text:span><text:span text:style-name="T10"> </text:span><text:span text:style-name="T9">la</text:span><text:span text:style-name="T10"> </text:span><text:span text:style-name="T9">primera</text:span><text:span text:style-name="T10"> </text:span><text:span text:style-name="T9">etapa,</text:span><text:span text:style-name="T10"> </text:span><text:span text:style-name="T9">no</text:span><text:span text:style-name="T10"> </text:span><text:span text:style-name="T9">obstante,</text:span><text:span text:style-name="T10"> </text:span><text:span text:style-name="T9">debido</text:span><text:span text:style-name="T10"> </text:span><text:span text:style-name="T9">a</text:span><text:span text:style-name="T10"> </text:span><text:span text:style-name="T9">que</text:span><text:span text:style-name="T10"> </text:span><text:span text:style-name="T9">sólo</text:span><text:span text:style-name="T10"> </text:span><text:span text:style-name="T9">refleja</text:span><text:span text:style-name="T10"> </text:span><text:span text:style-name="T9">la</text:span><text:span text:style-name="T10"> </text:span><text:span text:style-name="T9">forma</text:span><text:span text:style-name="T10"> </text:span><text:span text:style-name="T9">en</text:span><text:span text:style-name="T10"> </text:span><text:span text:style-name="T9">que</text:span><text:span text:style-name="T10"> </text:span><text:span text:style-name="T9">un</text:span><text:span text:style-name="T10"> </text:span><text:span text:style-name="T9">tipo</text:span><text:span text:style-name="T10"> </text:span><text:span text:style-name="T9">particular</text:span><text:span text:style-name="T10"> </text:span><text:span text:style-name="T9">de</text:span><text:span text:style-name="T10"> </text:span><text:span text:style-name="T9">criatura</text:span><text:span text:style-name="T10"> </text:span><text:span text:style-name="T9">esculpe</text:span><text:span text:style-name="T10"> </text:span><text:span text:style-name="T9">su</text:span><text:span text:style-name="T10"> </text:span><text:span text:style-name="T9">medio</text:span><text:span text:style-name="T10"> </text:span><text:span text:style-name="T9">ambiente.</text:span><text:span text:style-name="T10"> </text:span><text:span text:style-name="T9">Esta</text:span><text:span text:style-name="T10"> </text:span><text:span text:style-name="T9">ontología,</text:span><text:span text:style-name="T10"> </text:span><text:span text:style-name="T9">por</text:span><text:span text:style-name="T10"> </text:span><text:soft-page-break/><text:span text:style-name="T9">supuesto,</text:span><text:span text:style-name="T10"> </text:span><text:span text:style-name="T9">será</text:span><text:span text:style-name="T10"> </text:span><text:span text:style-name="T9">compartida</text:span><text:span text:style-name="T10"> </text:span><text:span text:style-name="T9">por</text:span><text:span text:style-name="T10"> </text:span><text:span text:style-name="T9">todos</text:span><text:span text:style-name="T10"> </text:span><text:span text:style-name="T9">sus</text:span><text:span text:style-name="T10"> </text:span><text:span text:style-name="T9">congéneres</text:span><text:span text:style-name="T10"> </text:span><text:span text:style-name="T9">en</text:span><text:span text:style-name="T10"> </text:span><text:span text:style-name="T9">la</text:span><text:span text:style-name="T10"> </text:span><text:span text:style-name="T9">etapa</text:span><text:span text:style-name="T10"> </text:span><text:span text:style-name="T9">apropiada</text:span><text:span text:style-name="T10"> </text:span><text:span text:style-name="T9">de</text:span><text:span text:style-name="T10"> </text:span><text:span text:style-name="T9">desarrollo.</text:span><text:span text:style-name="T10"> </text:span><text:span text:style-name="T9">Esto</text:span><text:span text:style-name="T10"> </text:span><text:span text:style-name="T9">no</text:span><text:span text:style-name="T10"> </text:span><text:span text:style-name="T9">es</text:span><text:span text:style-name="T10"> </text:span><text:span text:style-name="T9">suficiente</text:span><text:span text:style-name="T10"> </text:span><text:span text:style-name="T9">para</text:span><text:span text:style-name="T10"> </text:span><text:span text:style-name="T9">una</text:span><text:span text:style-name="T10"> </text:span><text:span text:style-name="T9">resolución</text:span><text:span text:style-name="T10"> </text:span><text:span text:style-name="T9">de</text:span><text:span text:style-name="T10"> </text:span><text:span text:style-name="T9">la</text:span><text:span text:style-name="T10"> </text:span><text:span text:style-name="T9">indeterminación.</text:span><text:span text:style-name="T10"> </text:span><text:span text:style-name="T9">En</text:span><text:span text:style-name="T10"> </text:span><text:span text:style-name="T9">dicha</text:span><text:span text:style-name="T10"> </text:span><text:span text:style-name="T9">resolución</text:span><text:span text:style-name="T10"> </text:span><text:span text:style-name="T9">vendrá</text:span><text:span text:style-name="T10"> </text:span><text:span text:style-name="T9">sólo</text:span><text:span text:style-name="T10"> </text:span><text:span text:style-name="T9">si</text:span><text:span text:style-name="T10"> </text:span><text:span text:style-name="T9">tenemos</text:span><text:span text:style-name="T10"> </text:span><text:span text:style-name="T9">una</text:span><text:span text:style-name="T10"> </text:span><text:span text:style-name="T9">manera</text:span><text:span text:style-name="T10"> </text:span><text:span text:style-name="T9">de</text:span><text:span text:style-name="T10"> </text:span><text:span text:style-name="T9">obtener</text:span><text:span text:style-name="T10"> </text:span><text:span text:style-name="T9">una</text:span><text:span text:style-name="T10"> </text:span><text:span text:style-name="T9">descripción</text:span><text:span text:style-name="T10"> </text:span><text:span text:style-name="T9">canónica</text:span><text:span text:style-name="T10"> </text:span><text:span text:style-name="T9">de</text:span><text:span text:style-name="T10"> </text:span><text:span text:style-name="T9">una</text:span><text:span text:style-name="T10"> </text:span><text:span text:style-name="T9">condición</text:span><text:span text:style-name="T10"> </text:span><text:span text:style-name="T9">de</text:span><text:span text:style-name="T10"> </text:span><text:span text:style-name="T9">utilidad,</text:span><text:span text:style-name="T10"> </text:span><text:span text:style-name="T9">donde</text:span><text:span text:style-name="T10"> </text:span><text:span text:style-name="T9">una</text:span><text:span text:style-name="T10"> </text:span><text:span text:style-name="T9">descripción</text:span><text:span text:style-name="T10"> </text:span><text:span text:style-name="T9">canónica</text:span><text:span text:style-name="T10"> </text:span><text:span text:style-name="T9">es</text:span><text:span text:style-name="T10"> </text:span><text:span text:style-name="T9">la</text:span><text:span text:style-name="T10"> </text:span><text:span text:style-name="T9">que</text:span><text:span text:style-name="T10"> </text:span><text:span text:style-name="T9">refleja</text:span><text:span text:style-name="T10"> </text:span><text:span text:style-name="T9">la</text:span><text:span text:style-name="T10"> </text:span><text:span text:style-name="T9">forma</text:span><text:span text:style-name="T10"> </text:span><text:span text:style-name="T9">en</text:span><text:span text:style-name="T10"> </text:span><text:span text:style-name="T9">que</text:span><text:span text:style-name="T10"> </text:span><text:span text:style-name="T9">se</text:span><text:span text:style-name="T10"> </text:span><text:span text:style-name="T9">detuvo</text:span><text:span text:style-name="T10"> </text:span><text:span text:style-name="T9">al</text:span><text:span text:style-name="T10"> </text:span><text:span text:style-name="T9">estado</text:span><text:span text:style-name="T10"> </text:span><text:span text:style-name="T9">de</text:span><text:span text:style-name="T10"> </text:span><text:span text:style-name="T9">la</text:span><text:span text:style-name="T10"> </text:span><text:span text:style-name="T9">utilidad</text:span><text:span text:style-name="T10"> </text:span><text:span text:style-name="T9">por</text:span><text:span text:style-name="T10"> </text:span><text:span text:style-name="T9">la</text:span><text:span text:style-name="T10"> </text:span><text:span text:style-name="T9">criatura</text:span><text:span text:style-name="T10"> </text:span><text:span text:style-name="T9">en</text:span><text:span text:style-name="T10"> </text:span><text:span text:style-name="T9">cuestión.</text:span><text:span text:style-name="T10"> </text:span><text:span text:style-name="T9">Tal</text:span><text:span text:style-name="T10"> </text:span><text:span text:style-name="T9">descripción</text:span><text:span text:style-name="T10"> </text:span><text:span text:style-name="T9">canónica</text:span><text:span text:style-name="T10"> </text:span><text:span text:style-name="T9">será</text:span><text:span text:style-name="T10"> </text:span><text:span text:style-name="T9">una</text:span><text:span text:style-name="T10"> </text:span><text:span text:style-name="T9">especificación</text:span><text:span text:style-name="T10"> </text:span><text:span text:style-name="T9">de</text:span><text:span text:style-name="T10"> </text:span><text:span text:style-name="T9">un</text:span><text:span text:style-name="T10"> </text:span><text:span text:style-name="T9">pensamiento</text:span><text:span text:style-name="T10"> </text:span><text:span text:style-name="T9">completo,</text:span><text:span text:style-name="T10"> </text:span><text:span text:style-name="T9">del</text:span><text:span text:style-name="T10"> </text:span><text:span text:style-name="T9">tipo</text:span><text:span text:style-name="T10"> </text:span><text:span text:style-name="T9">que</text:span><text:span text:style-name="T10"> </text:span><text:span text:style-name="T9">puede</text:span><text:span text:style-name="T10"> </text:span><text:span text:style-name="T9">darse</text:span><text:span text:style-name="T10"> </text:span><text:span text:style-name="T9">en</text:span><text:span text:style-name="T10"> </text:span><text:span text:style-name="T9">las</text:span><text:span text:style-name="T10"> </text:span><text:span text:style-name="T9">explicaciones</text:span><text:span text:style-name="T10"> </text:span><text:span text:style-name="T9">psicológicas</text:span><text:span text:style-name="T10"> </text:span><text:span text:style-name="T9">de</text:span><text:span text:style-name="T10"> </text:span><text:span text:style-name="T9">porqué</text:span><text:span text:style-name="T10"> </text:span><text:span text:style-name="T9">esa</text:span><text:span text:style-name="T10"> </text:span><text:span text:style-name="T9">criatura</text:span><text:span text:style-name="T10"> </text:span><text:span text:style-name="T9">en</text:span><text:span text:style-name="T10"> </text:span><text:span text:style-name="T9">particular</text:span><text:span text:style-name="T10"> </text:span><text:span text:style-name="T9">se</text:span><text:span text:style-name="T10"> </text:span><text:span text:style-name="T9">comportaron</text:span><text:span text:style-name="T10"> </text:span><text:span text:style-name="T9">de</text:span><text:span text:style-name="T10"> </text:span><text:span text:style-name="T9">la</text:span><text:span text:style-name="T10"> </text:span><text:span text:style-name="T9">manera</text:span><text:span text:style-name="T10"> </text:span><text:span text:style-name="T9">que</text:span><text:span text:style-name="T10"> </text:span><text:span text:style-name="T9">lo</text:span><text:span text:style-name="T10"> </text:span><text:span text:style-name="T9">hicieron</text:span><text:span text:style-name="T10"> </text:span><text:span text:style-name="T9">en</text:span><text:span text:style-name="T10"> </text:span><text:span text:style-name="T9">un</text:span><text:span text:style-name="T10"> </text:span><text:span text:style-name="T9">contexto</text:span><text:span text:style-name="T10"> </text:span><text:span text:style-name="T9">particular.</text:span><text:span text:style-name="T10"> </text:span><text:span text:style-name="T9">Un</text:span><text:span text:style-name="T10"> </text:span><text:span text:style-name="T9">pensamiento</text:span><text:span text:style-name="T10"> </text:span><text:span text:style-name="T9">especificado</text:span><text:span text:style-name="T10"> </text:span><text:span text:style-name="T9">de</text:span><text:span text:style-name="T10"> </text:span><text:span text:style-name="T9">esta</text:span><text:span text:style-name="T10"> </text:span><text:span text:style-name="T9">manera</text:span><text:span text:style-name="T10"> </text:span><text:span text:style-name="T9">se</text:span><text:span text:style-name="T10"> </text:span><text:span text:style-name="T9">incorporará</text:span><text:span text:style-name="T10"> </text:span><text:span text:style-name="T9">a</text:span><text:span text:style-name="T10"> </text:span><text:span text:style-name="T9">las</text:span><text:span text:style-name="T10"> </text:span><text:span text:style-name="T9">consideraciones</text:span><text:span text:style-name="T10"> </text:span><text:span text:style-name="T9">del</text:span><text:span text:style-name="T10"> </text:span><text:span text:style-name="T9">significado</text:span><text:span text:style-name="T10"> </text:span><text:span text:style-name="T9">cognitivo.</text:span></text:p>
      <text:p text:style-name="P6"><text:span text:style-name="T10"><text:s text:c="5"/></text:span><text:span text:style-name="T9">Vamos</text:span><text:span text:style-name="T10"> </text:span><text:span text:style-name="T9">a</text:span><text:span text:style-name="T10"> </text:span><text:span text:style-name="T9">suponer</text:span><text:span text:style-name="T10"> </text:span><text:span text:style-name="T9">que</text:span><text:span text:style-name="T10"> </text:span><text:span text:style-name="T9">se</text:span><text:span text:style-name="T10"> </text:span><text:span text:style-name="T9">trata</text:span><text:span text:style-name="T10"> </text:span><text:span text:style-name="T9">de</text:span><text:span text:style-name="T10"> </text:span><text:span text:style-name="T9">la</text:span><text:span text:style-name="T10"> </text:span><text:span text:style-name="T9">forma</text:span><text:span text:style-name="T10"> </text:span><text:span text:style-name="T9">más</text:span><text:span text:style-name="T10"> </text:span><text:span text:style-name="T9">simple</text:span><text:span text:style-name="T10"> </text:span><text:span text:style-name="T9">de</text:span><text:span text:style-name="T10"> </text:span><text:span text:style-name="T9">pensamiento,</text:span><text:span text:style-name="T10"> </text:span><text:span text:style-name="T9">es</text:span><text:span text:style-name="T10"> </text:span><text:span text:style-name="T9">decir,</text:span><text:span text:style-name="T10"> </text:span><text:span text:style-name="T9">de</text:span><text:span text:style-name="T10"> </text:span><text:span text:style-name="T9">un</text:span><text:span text:style-name="T10"> </text:span><text:span text:style-name="T9">pensamiento</text:span><text:span text:style-name="T10"> </text:span><text:span text:style-name="T9">atómico</text:span><text:span text:style-name="T10"> </text:span><text:span text:style-name="T9">que</text:span><text:span text:style-name="T10"> </text:span><text:span text:style-name="T9">se</text:span><text:span text:style-name="T10"> </text:span><text:span text:style-name="T9">puede</text:span><text:span text:style-name="T10"> </text:span><text:span text:style-name="T9">especificar</text:span><text:span text:style-name="T10"> </text:span><text:span text:style-name="T9">en</text:span><text:span text:style-name="T10"> </text:span><text:span text:style-name="T9">una</text:span><text:span text:style-name="T10"> </text:span><text:span text:style-name="T9">proposición</text:span><text:span text:style-name="T10"> </text:span><text:span text:style-name="T9">atómica.</text:span><text:span text:style-name="T10"> </text:span><text:span text:style-name="T9">Estos</text:span><text:span text:style-name="T10"> </text:span><text:span text:style-name="T9">son</text:span><text:span text:style-name="T10"> </text:span><text:span text:style-name="T9">los</text:span><text:span text:style-name="T10"> </text:span><text:span text:style-name="T9">pensamientos</text:span><text:span text:style-name="T10"> </text:span><text:span text:style-name="T9">en</text:span><text:span text:style-name="T10"> </text:span><text:span text:style-name="T9">el</text:span><text:span text:style-name="T10"> </text:span><text:span text:style-name="T9">sentido</text:span><text:span text:style-name="T10"> </text:span><text:span text:style-name="T9">de</text:span><text:span text:style-name="T10"> </text:span><text:span text:style-name="T9">que</text:span><text:span text:style-name="T10"> </text:span><text:span text:style-name="T9">un</text:span><text:span text:style-name="T10"> </text:span><text:span text:style-name="T9">determinado</text:span><text:span text:style-name="T10"> </text:span><text:span text:style-name="T9">individuo</text:span><text:span text:style-name="T10"> </text:span><text:span text:style-name="T9">(con</text:span><text:span text:style-name="T10"> </text:span><text:span text:style-name="T9">respecto</text:span><text:span text:style-name="T10"> </text:span><text:span text:style-name="T9">a</text:span><text:span text:style-name="T10"> </text:span><text:span text:style-name="T9">una</text:span><text:span text:style-name="T10"> </text:span><text:span text:style-name="T9">ontología</text:span><text:span text:style-name="T10"> </text:span><text:span text:style-name="T9">particular)</text:span><text:span text:style-name="T10"> </text:span><text:span text:style-name="T9">tiene</text:span><text:span text:style-name="T10"> </text:span><text:span text:style-name="T9">una</text:span><text:span text:style-name="T10"> </text:span><text:span text:style-name="T9">cierta</text:span><text:span text:style-name="T10"> </text:span><text:span text:style-name="T9">propiedad.</text:span><text:span text:style-name="T10"> </text:span><text:span text:style-name="T9">En</text:span><text:span text:style-name="T10"> </text:span><text:span text:style-name="T9">el</text:span><text:span text:style-name="T10"> </text:span><text:span text:style-name="T9">caso</text:span><text:span text:style-name="T10"> </text:span><text:span text:style-name="T9">de</text:span><text:span text:style-name="T10"> </text:span><text:span text:style-name="T9">un</text:span><text:span text:style-name="T10"> </text:span><text:span text:style-name="T9">pensamiento</text:span><text:span text:style-name="T10"> </text:span><text:span text:style-name="T9">atómico,</text:span><text:span text:style-name="T10"> </text:span><text:span text:style-name="T9">habrá</text:span><text:span text:style-name="T10"> </text:span><text:span text:style-name="T9">dos</text:span><text:span text:style-name="T10"> </text:span><text:span text:style-name="T9">aspectos</text:span><text:span text:style-name="T10"> </text:span><text:span text:style-name="T9">de</text:span><text:span text:style-name="T10"> </text:span><text:span text:style-name="T9">la</text:span><text:span text:style-name="T10"> </text:span><text:span text:style-name="T9">especificación</text:span><text:span text:style-name="T10"> </text:span><text:span text:style-name="T9">canónica</text:span><text:span text:style-name="T10"> </text:span><text:span text:style-name="T9">de</text:span><text:span text:style-name="T10"> </text:span><text:span text:style-name="T9">la</text:span><text:span text:style-name="T10"> </text:span><text:span text:style-name="T9">condición</text:span><text:span text:style-name="T10"> </text:span><text:span text:style-name="T9">de</text:span><text:span text:style-name="T10"> </text:span><text:span text:style-name="T9">utilidad,</text:span><text:span text:style-name="T10"> </text:span><text:span text:style-name="T9">correspondiendo</text:span><text:span text:style-name="T10"> </text:span><text:span text:style-name="T9">a</text:span><text:span text:style-name="T10"> </text:span><text:span text:style-name="T9">los</text:span><text:span text:style-name="T10"> <text:s/></text:span><text:span text:style-name="T9">constituyentes</text:span><text:span text:style-name="T10"> </text:span><text:span text:style-name="T9">de</text:span><text:span text:style-name="T10"> </text:span><text:span text:style-name="T9">pensamiento</text:span><text:span text:style-name="T10"> </text:span><text:span text:style-name="T9">nominativo</text:span><text:span text:style-name="T10"> </text:span><text:span text:style-name="T9">y</text:span><text:span text:style-name="T10"> </text:span><text:span text:style-name="T9">predicativo.</text:span><text:span text:style-name="T10"> </text:span><text:span text:style-name="T9">La</text:span><text:span text:style-name="T10"> </text:span><text:span text:style-name="T9">primera</text:span><text:span text:style-name="T10"> </text:span><text:span text:style-name="T9">será</text:span><text:span text:style-name="T10"> </text:span><text:span text:style-name="T9">una</text:span><text:span text:style-name="T10"> </text:span><text:span text:style-name="T9">especificación</text:span><text:span text:style-name="T10"> </text:span><text:span text:style-name="T9">de</text:span><text:span text:style-name="T10"> </text:span><text:span text:style-name="T9">cómo</text:span><text:span text:style-name="T10"> </text:span><text:span text:style-name="T9">el</text:span><text:span text:style-name="T10"> </text:span><text:span text:style-name="T9">individuo</text:span><text:span text:style-name="T10"> </text:span><text:span text:style-name="T9">en</text:span><text:span text:style-name="T10"> </text:span><text:span text:style-name="T9">cuestión</text:span><text:span text:style-name="T10"> </text:span><text:span text:style-name="T9">es</text:span><text:span text:style-name="T10"> </text:span><text:span text:style-name="T9">aprehendido</text:span><text:span text:style-name="T10"> </text:span><text:span text:style-name="T9">por</text:span><text:span text:style-name="T10"> </text:span><text:span text:style-name="T9">el</text:span><text:span text:style-name="T10"> </text:span><text:span text:style-name="T9">pensador,</text:span><text:span text:style-name="T10"> </text:span><text:span text:style-name="T9">el</text:span><text:span text:style-name="T10"> </text:span><text:span text:style-name="T9">modo</text:span><text:span text:style-name="T10"> </text:span><text:span text:style-name="T9">de</text:span><text:span text:style-name="T10"> </text:span><text:span text:style-name="T9">presentación</text:span><text:span text:style-name="T10"> </text:span><text:span text:style-name="T9">en</text:span><text:span text:style-name="T10"> </text:span><text:span text:style-name="T9">virtud</text:span><text:span text:style-name="T10"> </text:span><text:span text:style-name="T9">del</text:span><text:span text:style-name="T10"> </text:span><text:span text:style-name="T9">cual</text:span><text:span text:style-name="T10"> </text:span><text:span text:style-name="T9">se</text:span><text:span text:style-name="T10"> </text:span><text:span text:style-name="T9">le</text:span><text:span text:style-name="T10"> </text:span><text:span text:style-name="T9">da.</text:span><text:span text:style-name="T10"> </text:span><text:span text:style-name="T9">Y</text:span><text:span text:style-name="T10"> </text:span><text:span text:style-name="T9">el</text:span><text:span text:style-name="T10"> </text:span><text:span text:style-name="T9">segundo</text:span><text:span text:style-name="T10"> </text:span><text:span text:style-name="T9">será</text:span><text:span text:style-name="T10"> </text:span><text:span text:style-name="T9">una</text:span><text:span text:style-name="T10"> </text:span><text:span text:style-name="T9">especificación</text:span><text:span text:style-name="T10"> </text:span><text:span text:style-name="T9">de</text:span><text:span text:style-name="T10"> </text:span><text:span text:style-name="T9">la</text:span><text:span text:style-name="T10"> </text:span><text:span text:style-name="T9">propiedad</text:span><text:span text:style-name="T10"> </text:span><text:span text:style-name="T9">que</text:span><text:span text:style-name="T10"> </text:span><text:span text:style-name="T9">se</text:span><text:span text:style-name="T10"> </text:span><text:span text:style-name="T9">atribuye</text:span><text:span text:style-name="T10"> </text:span><text:span text:style-name="T9">a</text:span><text:span text:style-name="T10"> </text:span><text:span text:style-name="T9">la</text:span><text:span text:style-name="T10"> </text:span><text:span text:style-name="T9">persona.</text:span><text:span text:style-name="T10"> </text:span><text:span text:style-name="T9">Una</text:span><text:span text:style-name="T10"> </text:span><text:span text:style-name="T9">vez</text:span><text:span text:style-name="T10"> </text:span><text:span text:style-name="T9">que</text:span><text:span text:style-name="T10"> </text:span><text:span text:style-name="T9">estos</text:span><text:span text:style-name="T10"> </text:span><text:span text:style-name="T9">dos</text:span><text:span text:style-name="T10"> </text:span><text:span text:style-name="T9">componentes</text:span><text:span text:style-name="T10"> </text:span><text:span text:style-name="T9">se</text:span><text:span text:style-name="T10"> </text:span><text:span text:style-name="T9">han</text:span><text:span text:style-name="T10"> </text:span><text:span text:style-name="T9">especificado,</text:span><text:span text:style-name="T10"> </text:span><text:span text:style-name="T9">entonces</text:span><text:span text:style-name="T10"> </text:span><text:span text:style-name="T9">bien</text:span><text:span text:style-name="T10"> </text:span><text:span text:style-name="T9">pueden</text:span><text:span text:style-name="T10"> </text:span><text:span text:style-name="T9">ser</text:span><text:span text:style-name="T10"> </text:span><text:span text:style-name="T9">descritos</text:span><text:span text:style-name="T10"> </text:span><text:span text:style-name="T9">dando</text:span><text:span text:style-name="T10"> </text:span><text:span text:style-name="T9">una</text:span><text:span text:style-name="T10"> </text:span><text:span text:style-name="T9">especificación</text:span><text:span text:style-name="T10"> </text:span><text:span text:style-name="T9">canónica</text:span><text:span text:style-name="T10"> </text:span><text:span text:style-name="T9">de</text:span><text:span text:style-name="T10"> </text:span><text:span text:style-name="T9">una</text:span><text:span text:style-name="T10"> </text:span><text:span text:style-name="T9">condición</text:span><text:span text:style-name="T10"> </text:span><text:span text:style-name="T9">de</text:span><text:span text:style-name="T10"> </text:span><text:span text:style-name="T9">utilidad.</text:span></text:p>
      <text:p text:style-name="P6"><text:span text:style-name="T10"><text:s text:c="5"/></text:span><text:span text:style-name="T9">En</text:span><text:span text:style-name="T10"> </text:span><text:span text:style-name="T9">cuanto</text:span><text:span text:style-name="T10"> </text:span><text:span text:style-name="T9">al</text:span><text:span text:style-name="T10"> </text:span><text:span text:style-name="T9">componente</text:span><text:span text:style-name="T10"> </text:span><text:span text:style-name="T9">nominativo</text:span><text:span text:style-name="T10"> </text:span><text:span text:style-name="T9">del</text:span><text:span text:style-name="T10"> </text:span><text:span text:style-name="T9">pensamiento</text:span><text:span text:style-name="T10"> </text:span><text:span text:style-name="T9">estructurado</text:span><text:span text:style-name="T10"> </text:span><text:span text:style-name="T9">se</text:span><text:span text:style-name="T10"> </text:span><text:span text:style-name="T9">refiere,</text:span><text:span text:style-name="T10"> </text:span><text:span text:style-name="T9">no</text:span><text:span text:style-name="T10"> </text:span><text:span text:style-name="T9">basta</text:span><text:span text:style-name="T10"> </text:span><text:span text:style-name="T9">con</text:span><text:span text:style-name="T10"> </text:span><text:span text:style-name="T9">seleccionar</text:span><text:span text:style-name="T10"> </text:span><text:span text:style-name="T9">un</text:span><text:span text:style-name="T10"> </text:span><text:span text:style-name="T9">objeto</text:span><text:span text:style-name="T10"> </text:span><text:span text:style-name="T9">(o</text:span><text:span text:style-name="T10"> </text:span><text:span text:style-name="T9">lo</text:span><text:span text:style-name="T10"> </text:span><text:span text:style-name="T9">que</text:span><text:span text:style-name="T10"> </text:span><text:span text:style-name="T9">se</text:span><text:span text:style-name="T10"> </text:span><text:span text:style-name="T9">denomina</text:span><text:span text:style-name="T10"> </text:span><text:span text:style-name="T9">un</text:span><text:span text:style-name="T10"> </text:span><text:span text:style-name="T9">objeto*)</text:span><text:span text:style-name="T10"> </text:span><text:span text:style-name="T9">en</text:span><text:span text:style-name="T10"> </text:span><text:span text:style-name="T9">términos</text:span><text:span text:style-name="T10"> </text:span><text:span text:style-name="T9">de</text:span><text:span text:style-name="T10"> </text:span><text:span text:style-name="T9">sus</text:span><text:span text:style-name="T10"> </text:span><text:span text:style-name="T9">características</text:span><text:span text:style-name="T10"> </text:span><text:span text:style-name="T9">ontológicas</text:span><text:span text:style-name="T10"> </text:span><text:span text:style-name="T9">generales.</text:span><text:span text:style-name="T10"> </text:span><text:span text:style-name="T9">Con</text:span><text:span text:style-name="T10"> </text:span><text:span text:style-name="T9">el</text:span><text:span text:style-name="T10"> </text:span><text:span text:style-name="T9">fin</text:span><text:span text:style-name="T10"> </text:span><text:span text:style-name="T9">de</text:span><text:span text:style-name="T10"> </text:span><text:span text:style-name="T9">explicar</text:span><text:span text:style-name="T10"> </text:span><text:span text:style-name="T9">el</text:span><text:span text:style-name="T10"> </text:span><text:span text:style-name="T9">papel</text:span><text:span text:style-name="T10"> </text:span><text:span text:style-name="T9">que</text:span><text:span text:style-name="T10"> </text:span><text:span text:style-name="T9">juegan</text:span><text:span text:style-name="T10"> </text:span><text:span text:style-name="T9">las</text:span><text:span text:style-name="T10"> </text:span><text:span text:style-name="T9">actitudes</text:span><text:span text:style-name="T10"> </text:span><text:span text:style-name="T9">proposicionales</text:span><text:span text:style-name="T10"> </text:span><text:span text:style-name="T9">de</text:span><text:span text:style-name="T10"> </text:span><text:span text:style-name="T9">explicación</text:span><text:span text:style-name="T10"> </text:span><text:span text:style-name="T9">psicológica,</text:span><text:span text:style-name="T10"> </text:span><text:span text:style-name="T9">también</text:span><text:span text:style-name="T10"> </text:span><text:span text:style-name="T9">es</text:span><text:span text:style-name="T10"> </text:span><text:span text:style-name="T9">necesario</text:span><text:span text:style-name="T10"> </text:span><text:span text:style-name="T9">especificar</text:span><text:span text:style-name="T10"> </text:span><text:span text:style-name="T9">el</text:span><text:span text:style-name="T10"> </text:span><text:span text:style-name="T9">modo</text:span><text:span text:style-name="T10"> </text:span><text:span text:style-name="T9">de</text:span><text:span text:style-name="T10"> </text:span><text:span text:style-name="T9">presentación</text:span><text:span text:style-name="T10"> </text:span><text:span text:style-name="T9">en</text:span><text:span text:style-name="T10"> </text:span><text:span text:style-name="T9">virtud</text:span><text:span text:style-name="T10"> </text:span><text:span text:style-name="T9">del</text:span><text:span text:style-name="T10"> </text:span><text:span text:style-name="T9">cual</text:span><text:span text:style-name="T10"> </text:span><text:span text:style-name="T9">el</text:span><text:span text:style-name="T10"> </text:span><text:span text:style-name="T9">individuo</text:span><text:span text:style-name="T10"> </text:span><text:span text:style-name="T9">es</text:span><text:span text:style-name="T10"> </text:span><text:span text:style-name="T9">aprehendido.</text:span><text:span text:style-name="T10"> </text:span><text:span text:style-name="T9">El</text:span><text:span text:style-name="T10"> </text:span><text:span text:style-name="T9">marco</text:span><text:span text:style-name="T10"> </text:span><text:span text:style-name="T9">ontológico</text:span><text:span text:style-name="T10"> </text:span><text:span text:style-name="T9">general</text:span><text:span text:style-name="T10"> </text:span><text:span text:style-name="T9">dentro</text:span><text:span text:style-name="T10"> </text:span><text:span text:style-name="T9">del</text:span><text:span text:style-name="T10"> </text:span><text:span text:style-name="T9">cual</text:span><text:span text:style-name="T10"> </text:span><text:span text:style-name="T9">una</text:span><text:span text:style-name="T10"> </text:span><text:span text:style-name="T9">criatura</text:span><text:span text:style-name="T10"> </text:span><text:span text:style-name="T9">experimenta</text:span><text:span text:style-name="T10"> </text:span><text:span text:style-name="T9">el</text:span><text:span text:style-name="T10"> </text:span><text:span text:style-name="T9">mundo</text:span><text:span text:style-name="T10"> </text:span><text:span text:style-name="T9">forma</text:span><text:span text:style-name="T10"> </text:span><text:span text:style-name="T9">parte</text:span><text:span text:style-name="T10"> </text:span><text:span text:style-name="T9">de</text:span><text:span text:style-name="T10"> </text:span><text:span text:style-name="T9">su</text:span><text:span text:style-name="T10"> </text:span><text:span text:style-name="T9">perspectiva</text:span><text:span text:style-name="T10"> </text:span><text:span text:style-name="T9">sobre</text:span><text:span text:style-name="T10"> </text:span><text:span text:style-name="T9">este,</text:span><text:span text:style-name="T10"> </text:span><text:span text:style-name="T9">pero</text:span><text:span text:style-name="T10"> </text:span><text:span text:style-name="T9">no</text:span><text:span text:style-name="T10"> </text:span><text:span text:style-name="T9">proporciona</text:span><text:span text:style-name="T10"> </text:span><text:span text:style-name="T9">toda</text:span><text:span text:style-name="T10"> </text:span><text:span text:style-name="T9">la</text:span><text:span text:style-name="T10"> </text:span><text:span text:style-name="T9">potencia</text:span><text:span text:style-name="T10"> </text:span><text:span text:style-name="T9">explicativa</text:span><text:span text:style-name="T10"> </text:span><text:span text:style-name="T9">de</text:span><text:span text:style-name="T10"> </text:span><text:span text:style-name="T9">la</text:span><text:span text:style-name="T10"> </text:span><text:span text:style-name="T9">noción</text:span><text:span text:style-name="T10"> </text:span><text:span text:style-name="T9">de</text:span><text:span text:style-name="T10"> </text:span><text:span text:style-name="T9">un</text:span><text:span text:style-name="T10"> </text:span><text:span text:style-name="T9">modo</text:span><text:span text:style-name="T10"> </text:span><text:span text:style-name="T9">de</text:span><text:span text:style-name="T10"> </text:span><text:span text:style-name="T9">presentación.</text:span><text:span text:style-name="T10"> </text:span><text:span text:style-name="T9">En</text:span><text:span text:style-name="T10"> </text:span><text:span text:style-name="T9">particular,</text:span><text:span text:style-name="T10"> </text:span><text:span text:style-name="T9">no</text:span><text:span text:style-name="T10"> </text:span><text:span text:style-name="T9">nos</text:span><text:span text:style-name="T10"> </text:span><text:span text:style-name="T9">ayuda</text:span><text:span text:style-name="T10"> </text:span><text:span text:style-name="T9">a</text:span><text:span text:style-name="T10"> </text:span><text:span text:style-name="T9">entender</text:span><text:span text:style-name="T10"> </text:span><text:span text:style-name="T9">cómo</text:span><text:span text:style-name="T10"> </text:span><text:span text:style-name="T9">dos</text:span><text:span text:style-name="T10"> </text:span><text:span text:style-name="T9">criaturas</text:span><text:span text:style-name="T10"> </text:span><text:span text:style-name="T9">diferentes</text:span><text:span text:style-name="T10"> </text:span><text:span text:style-name="T9">pueden</text:span><text:span text:style-name="T10"> </text:span><text:span text:style-name="T9">reaccionar</text:span><text:span text:style-name="T10"> </text:span><text:span text:style-name="T9">de</text:span><text:span text:style-name="T10"> </text:span><text:span text:style-name="T9">manera</text:span><text:span text:style-name="T10"> </text:span><text:span text:style-name="T9">diferente</text:span><text:span text:style-name="T10"> </text:span><text:span text:style-name="T9">a</text:span><text:span text:style-name="T10"> </text:span><text:span text:style-name="T9">la</text:span><text:span text:style-name="T10"> </text:span><text:span text:style-name="T9">misma</text:span><text:span text:style-name="T10"> </text:span><text:span text:style-name="T9">situación,</text:span><text:span text:style-name="T10"> </text:span><text:span text:style-name="T9">o</text:span><text:span text:style-name="T10"> </text:span><text:span text:style-name="T9">cómo</text:span><text:span text:style-name="T10"> </text:span><text:span text:style-name="T9">una</text:span><text:span text:style-name="T10"> </text:span><text:span text:style-name="T9">sola</text:span><text:span text:style-name="T10"> </text:span><text:span text:style-name="T9">criatura</text:span><text:span text:style-name="T10"> </text:span><text:span text:style-name="T9">podría</text:span><text:span text:style-name="T10"> </text:span><text:span text:style-name="T9">reaccionar</text:span><text:span text:style-name="T10"> </text:span><text:span text:style-name="T9">de</text:span><text:span text:style-name="T10"> </text:span><text:span text:style-name="T9">manera</text:span><text:span text:style-name="T10"> </text:span><text:span text:style-name="T9">diferente</text:span><text:span text:style-name="T10"> </text:span><text:span text:style-name="T9">a</text:span><text:span text:style-name="T10"> </text:span><text:span text:style-name="T9">la</text:span><text:span text:style-name="T10"> </text:span><text:span text:style-name="T9">misma</text:span><text:span text:style-name="T10"> </text:span><text:span text:style-name="T9">situación</text:span><text:span text:style-name="T10"> </text:span><text:span text:style-name="T9">en</text:span><text:span text:style-name="T10"> </text:span><text:span text:style-name="T9">distintos</text:span><text:span text:style-name="T10"> </text:span><text:span text:style-name="T9">momentos.</text:span><text:span text:style-name="T10"> </text:span><text:span text:style-name="T9">Necesitamos</text:span><text:span text:style-name="T10"> </text:span><text:span text:style-name="T9">algún</text:span><text:span text:style-name="T10"> </text:span><text:span text:style-name="T9">tipo</text:span><text:span text:style-name="T10"> </text:span><text:span text:style-name="T9">de</text:span><text:span text:style-name="T10"> </text:span><text:span text:style-name="T9">análogo</text:span><text:span text:style-name="T10"> </text:span><text:span text:style-name="T9">en</text:span><text:span text:style-name="T10"> </text:span><text:span text:style-name="T9">el</text:span><text:span text:style-name="T10"> </text:span><text:span text:style-name="T9">ámbito</text:span><text:span text:style-name="T10"> </text:span><text:span text:style-name="T9">lingüístico</text:span><text:span text:style-name="T10"> </text:span><text:span text:style-name="T9">de</text:span><text:span text:style-name="T10"> </text:span><text:span text:style-name="T9">la</text:span><text:span text:style-name="T10"> </text:span><text:span text:style-name="T9">noción</text:span><text:span text:style-name="T10"> </text:span><text:span text:style-name="T9">del</text:span><text:span text:style-name="T10"> </text:span><text:soft-page-break/><text:span text:style-name="T9">significado</text:span><text:span text:style-name="T10"> </text:span><text:span text:style-name="T9">cognitivo,</text:span><text:span text:style-name="T10"> </text:span><text:span text:style-name="T9">ya</text:span><text:span text:style-name="T10"> </text:span><text:span text:style-name="T9">que</text:span><text:span text:style-name="T10"> </text:span><text:span text:style-name="T9">las</text:span><text:span text:style-name="T10"> </text:span><text:span text:style-name="T9">características</text:span><text:span text:style-name="T10"> </text:span><text:span text:style-name="T9">de</text:span><text:span text:style-name="T10"> </text:span><text:span text:style-name="T9">las</text:span><text:span text:style-name="T10"> </text:span><text:span text:style-name="T9">explicaciones</text:span><text:span text:style-name="T10"> </text:span><text:span text:style-name="T9">psicológicas</text:span><text:span text:style-name="T10"> </text:span><text:span text:style-name="T9">de</text:span><text:span text:style-name="T10"> </text:span><text:span text:style-name="T9">la</text:span><text:span text:style-name="T10"> </text:span><text:span text:style-name="T9">conducta</text:span><text:span text:style-name="T10"> </text:span><text:span text:style-name="T9">de</text:span><text:span text:style-name="T10"> </text:span><text:span text:style-name="T9">los</text:span><text:span text:style-name="T10"> </text:span><text:span text:style-name="T9">seres</text:span><text:span text:style-name="T10"> </text:span><text:span text:style-name="T9">que</text:span><text:span text:style-name="T10"> </text:span><text:span text:style-name="T9">usan</text:span><text:span text:style-name="T10"> </text:span><text:span text:style-name="T9">el</text:span><text:span text:style-name="T10"> </text:span><text:span text:style-name="T9">lenguaje.</text:span><text:span text:style-name="T10"> </text:span><text:span text:style-name="T9">Yo</text:span><text:span text:style-name="T10"> </text:span><text:span text:style-name="T9">sugerí</text:span><text:span text:style-name="T10"> </text:span><text:span text:style-name="T9">en</text:span><text:span text:style-name="T10"> </text:span><text:span text:style-name="T9">la</text:span><text:span text:style-name="T10"> </text:span><text:span text:style-name="T9">sección</text:span><text:span text:style-name="T10"> </text:span><text:span text:style-name="T9">5.1</text:span><text:span text:style-name="T10"> </text:span><text:span text:style-name="T9">que</text:span><text:span text:style-name="T10"> </text:span><text:span text:style-name="T9">podemos</text:span><text:span text:style-name="T10"> </text:span><text:span text:style-name="T9">avanzar</text:span><text:span text:style-name="T10"> </text:span><text:span text:style-name="T9">hacia</text:span><text:span text:style-name="T10"> </text:span><text:span text:style-name="T9">la</text:span><text:span text:style-name="T10"> </text:span><text:span text:style-name="T9">solución</text:span><text:span text:style-name="T10"> </text:span><text:span text:style-name="T9">del</text:span><text:span text:style-name="T10"> </text:span><text:span text:style-name="T9">problema</text:span><text:span text:style-name="T10"> </text:span><text:span text:style-name="T9">de</text:span><text:span text:style-name="T10"> </text:span><text:span text:style-name="T9">modo</text:span><text:span text:style-name="T10"> </text:span><text:span text:style-name="T9">de</text:span><text:span text:style-name="T10"> </text:span><text:span text:style-name="T9">presentación</text:span><text:span text:style-name="T10"> </text:span><text:span text:style-name="T9">teniendo</text:span><text:span text:style-name="T10"> </text:span><text:span text:style-name="T9">en</text:span><text:span text:style-name="T10"> </text:span><text:span text:style-name="T9">cuenta</text:span><text:span text:style-name="T10"> </text:span><text:span text:style-name="T9">las</text:span><text:span text:style-name="T10"> </text:span><text:span text:style-name="T9">similitudes</text:span><text:span text:style-name="T10"> </text:span><text:span text:style-name="T9">percibidas</text:span><text:span text:style-name="T10"> </text:span><text:span text:style-name="T9">-en</text:span><text:span text:style-name="T10"> </text:span><text:span text:style-name="T9">particular</text:span><text:span text:style-name="T10"> </text:span><text:span text:style-name="T9">las</text:span><text:span text:style-name="T10"> </text:span><text:span text:style-name="T9">similitudes</text:span><text:span text:style-name="T10"> </text:span><text:span text:style-name="T9">que</text:span><text:span text:style-name="T10"> </text:span><text:span text:style-name="T9">una</text:span><text:span text:style-name="T10"> </text:span><text:span text:style-name="T9">criatura</text:span><text:span text:style-name="T10"> </text:span><text:span text:style-name="T9">percibe</text:span><text:span text:style-name="T10"> </text:span><text:span text:style-name="T9">entre</text:span><text:span text:style-name="T10"> </text:span><text:span text:style-name="T9">el</text:span><text:span text:style-name="T10"> </text:span><text:span text:style-name="T9">individuo</text:span><text:span text:style-name="T10"> </text:span><text:span text:style-name="T9">en</text:span><text:span text:style-name="T10"> </text:span><text:span text:style-name="T9">cuestión</text:span><text:span text:style-name="T10"> </text:span><text:span text:style-name="T9">y</text:span><text:span text:style-name="T10"> </text:span><text:span text:style-name="T9">otros</text:span><text:span text:style-name="T10"> </text:span><text:span text:style-name="T9">individuos.</text:span><text:span text:style-name="T10"> </text:span><text:span text:style-name="T9">El</text:span><text:span text:style-name="T10"> </text:span><text:span text:style-name="T9">significado</text:span><text:span text:style-name="T10"> </text:span><text:span text:style-name="T9">cognitivo</text:span><text:span text:style-name="T10"> </text:span><text:span text:style-name="T9">asociado</text:span><text:span text:style-name="T10"> </text:span><text:span text:style-name="T9">a</text:span><text:span text:style-name="T10"> </text:span><text:span text:style-name="T9">un</text:span><text:span text:style-name="T10"> </text:span><text:span text:style-name="T9">individuo</text:span><text:span text:style-name="T10"> </text:span><text:span text:style-name="T9">aprehendido</text:span><text:span text:style-name="T10"> </text:span><text:span text:style-name="T9">puede</text:span><text:span text:style-name="T10"> </text:span><text:span text:style-name="T9">ser</text:span><text:span text:style-name="T10"> </text:span><text:span text:style-name="T9">entendido</text:span><text:span text:style-name="T10"> </text:span><text:span text:style-name="T9">en</text:span><text:span text:style-name="T10"> </text:span><text:span text:style-name="T9">términos</text:span><text:span text:style-name="T10"> </text:span><text:span text:style-name="T9">de</text:span><text:span text:style-name="T10"> </text:span><text:span text:style-name="T9">la</text:span><text:span text:style-name="T10"> </text:span><text:span text:style-name="T9">similitud</text:span><text:span text:style-name="T10"> </text:span><text:span text:style-name="T9">de</text:span><text:span text:style-name="T10"> </text:span><text:span text:style-name="T9">las</text:span><text:span text:style-name="T10"> </text:span><text:span text:style-name="T9">clases</text:span><text:span text:style-name="T10"> </text:span><text:span text:style-name="T9">dentro</text:span><text:span text:style-name="T10"> </text:span><text:span text:style-name="T9">de</text:span><text:span text:style-name="T10"> </text:span><text:span text:style-name="T9">las</text:span><text:span text:style-name="T10"> </text:span><text:span text:style-name="T9">cuales</text:span><text:span text:style-name="T10"> </text:span><text:span text:style-name="T9">están</text:span><text:span text:style-name="T10"> </text:span><text:span text:style-name="T9">estas</text:span><text:span text:style-name="T10"> </text:span><text:span text:style-name="T9">características</text:span><text:span text:style-name="T10"> </text:span><text:span text:style-name="T9">individuales.</text:span><text:span text:style-name="T10"> </text:span><text:span text:style-name="T9">Las</text:span><text:span text:style-name="T10"> </text:span><text:span text:style-name="T9">criaturas</text:span><text:span text:style-name="T10"> </text:span><text:span text:style-name="T9">diferentes</text:span><text:span text:style-name="T10"> </text:span><text:span text:style-name="T9">tendrán</text:span><text:span text:style-name="T10"> </text:span><text:span text:style-name="T9">diferentes</text:span><text:span text:style-name="T10"> </text:span><text:span text:style-name="T9">espacios</text:span><text:span text:style-name="T10"> </text:span><text:span text:style-name="T9">de</text:span><text:span text:style-name="T10"> </text:span><text:span text:style-name="T9">similitud,</text:span><text:span text:style-name="T10"> </text:span><text:span text:style-name="T9">por</text:span><text:span text:style-name="T10"> </text:span><text:span text:style-name="T9">lo</text:span><text:span text:style-name="T10"> </text:span><text:span text:style-name="T9">tanto,</text:span><text:span text:style-name="T10"> </text:span><text:span text:style-name="T9">diferentes</text:span><text:span text:style-name="T10"> </text:span><text:span text:style-name="T9">maneras</text:span><text:span text:style-name="T10"> </text:span><text:span text:style-name="T9">de</text:span><text:span text:style-name="T10"> </text:span><text:span text:style-name="T9">agrupar</text:span><text:span text:style-name="T10"> </text:span><text:span text:style-name="T9">las</text:span><text:span text:style-name="T10"> </text:span><text:span text:style-name="T9">cosas</text:span><text:span text:style-name="T10"> </text:span><text:span text:style-name="T9">como,</text:span><text:span text:style-name="T10"> </text:span><text:span text:style-name="T9">por</text:span><text:span text:style-name="T10"> </text:span><text:span text:style-name="T9">ejemplo,</text:span><text:span text:style-name="T10"> </text:span><text:span text:style-name="T9">los</text:span><text:span text:style-name="T10"> </text:span><text:span text:style-name="T9">depredadores.</text:span><text:span text:style-name="T10"> </text:span><text:span text:style-name="T9">Tales</text:span><text:span text:style-name="T10"> </text:span><text:span text:style-name="T9">similitudes</text:span><text:span text:style-name="T10"> </text:span><text:span text:style-name="T9">percibidas</text:span><text:span text:style-name="T10"> </text:span><text:span text:style-name="T9">(o,</text:span><text:span text:style-name="T10"> </text:span><text:span text:style-name="T9">para</text:span><text:span text:style-name="T10"> </text:span><text:span text:style-name="T9">este</text:span><text:span text:style-name="T10"> </text:span><text:span text:style-name="T9">caso,</text:span><text:span text:style-name="T10"> </text:span><text:span text:style-name="T9">los</text:span><text:span text:style-name="T10"> </text:span><text:span text:style-name="T9">fallos</text:span><text:span text:style-name="T10"> </text:span><text:span text:style-name="T9">de</text:span><text:span text:style-name="T10"> </text:span><text:span text:style-name="T9">percibir</text:span><text:span text:style-name="T10"> </text:span><text:span text:style-name="T9">las</text:span><text:span text:style-name="T10"> </text:span><text:span text:style-name="T9">similitudes)</text:span><text:span text:style-name="T10"> </text:span><text:span text:style-name="T9">se</text:span><text:span text:style-name="T10"> </text:span><text:span text:style-name="T9">manifiestan</text:span><text:span text:style-name="T10"> </text:span><text:span text:style-name="T9">en</text:span><text:span text:style-name="T10"> </text:span><text:span text:style-name="T9">el</text:span><text:span text:style-name="T10"> </text:span><text:span text:style-name="T9">comportamiento</text:span><text:span text:style-name="T10"> </text:span><text:span text:style-name="T9">y</text:span><text:span text:style-name="T10"> </text:span><text:span text:style-name="T9">son</text:span><text:span text:style-name="T10"> </text:span><text:span text:style-name="T9">una</text:span><text:span text:style-name="T10"> </text:span><text:span text:style-name="T9">parte</text:span><text:span text:style-name="T10"> </text:span><text:span text:style-name="T9">crucial</text:span><text:span text:style-name="T10"> </text:span><text:span text:style-name="T9">para</text:span><text:span text:style-name="T10"> </text:span><text:span text:style-name="T9">explicar</text:span><text:span text:style-name="T10"> </text:span><text:span text:style-name="T9">lo</text:span><text:span text:style-name="T10"> </text:span><text:span text:style-name="T9">que</text:span><text:span text:style-name="T10"> </text:span><text:span text:style-name="T9">es</text:span><text:span text:style-name="T10"> </text:span><text:span text:style-name="T9">distintivo</text:span><text:span text:style-name="T10"> </text:span><text:span text:style-name="T9">en</text:span><text:span text:style-name="T10"> </text:span><text:span text:style-name="T9">la</text:span><text:span text:style-name="T10"> </text:span><text:span text:style-name="T9">manera</text:span><text:span text:style-name="T10"> </text:span><text:span text:style-name="T9">en</text:span><text:span text:style-name="T10"> </text:span><text:span text:style-name="T9">cómo</text:span><text:span text:style-name="T10"> </text:span><text:span text:style-name="T9">cada</text:span><text:span text:style-name="T10"> </text:span><text:span text:style-name="T9">criatura</text:span><text:span text:style-name="T10"> </text:span><text:span text:style-name="T9">individual</text:span><text:span text:style-name="T10"> </text:span><text:span text:style-name="T9">aprehende</text:span><text:span text:style-name="T10"> </text:span><text:span text:style-name="T9">el</text:span><text:span text:style-name="T10"> </text:span><text:span text:style-name="T9">mundo.</text:span></text:p>
      <text:p text:style-name="P6"><text:span text:style-name="T10"><text:s text:c="5"/></text:span><text:span text:style-name="T9">Sin</text:span><text:span text:style-name="T10"> </text:span><text:span text:style-name="T9">embargo,</text:span><text:span text:style-name="T10"> </text:span><text:span text:style-name="T9">las</text:span><text:span text:style-name="T10"> </text:span><text:span text:style-name="T9">nociones</text:span><text:span text:style-name="T10"> </text:span><text:span text:style-name="T9">del</text:span><text:span text:style-name="T10"> </text:span><text:span text:style-name="T9">modo</text:span><text:span text:style-name="T10"> </text:span><text:span text:style-name="T9">de</text:span><text:span text:style-name="T10"> </text:span><text:span text:style-name="T9">presentación</text:span><text:span text:style-name="T10"> </text:span><text:span text:style-name="T9">y</text:span><text:span text:style-name="T10"> </text:span><text:span text:style-name="T9">del</text:span><text:span text:style-name="T10"> </text:span><text:span text:style-name="T9">significado</text:span><text:span text:style-name="T10"> </text:span><text:span text:style-name="T9">cognitivo</text:span><text:span text:style-name="T10"> </text:span><text:span text:style-name="T9">no</text:span><text:span text:style-name="T10"> </text:span><text:span text:style-name="T9">sólo</text:span><text:span text:style-name="T10"> </text:span><text:span text:style-name="T9">se</text:span><text:span text:style-name="T10"> </text:span><text:span text:style-name="T9">aplican</text:span><text:span text:style-name="T10"> </text:span><text:span text:style-name="T9">al</text:span><text:span text:style-name="T10"> </text:span><text:span text:style-name="T9">componente</text:span><text:span text:style-name="T10"> </text:span><text:span text:style-name="T9">nominativo</text:span><text:span text:style-name="T10"> </text:span><text:span text:style-name="T9">de</text:span><text:span text:style-name="T10"> </text:span><text:span text:style-name="T9">un</text:span><text:span text:style-name="T10"> </text:span><text:span text:style-name="T9">pensamiento.</text:span><text:span text:style-name="T10"> </text:span><text:span text:style-name="T9">También</text:span><text:span text:style-name="T10"> </text:span><text:span text:style-name="T9">requieren</text:span><text:span text:style-name="T10"> </text:span><text:span text:style-name="T9">una</text:span><text:span text:style-name="T10"> </text:span><text:span text:style-name="T9">cierta</text:span><text:span text:style-name="T10"> </text:span><text:span text:style-name="T9">comprensión</text:span><text:span text:style-name="T10"> </text:span><text:span text:style-name="T9">de</text:span><text:span text:style-name="T10"> </text:span><text:span text:style-name="T9">cómo</text:span><text:span text:style-name="T10"> </text:span><text:span text:style-name="T9">podemos</text:span><text:span text:style-name="T10"> </text:span><text:span text:style-name="T9">ir</text:span><text:span text:style-name="T10"> </text:span><text:span text:style-name="T9">sobre</text:span><text:span text:style-name="T10"> </text:span><text:span text:style-name="T9">la</text:span><text:span text:style-name="T10"> </text:span><text:span text:style-name="T9">determinación</text:span><text:span text:style-name="T10"> </text:span><text:span text:style-name="T9">de</text:span><text:span text:style-name="T10"> </text:span><text:span text:style-name="T9">cómo</text:span><text:span text:style-name="T10"> </text:span><text:span text:style-name="T9">una</text:span><text:span text:style-name="T10"> </text:span><text:span text:style-name="T9">propiedad</text:span><text:span text:style-name="T10"> </text:span><text:span text:style-name="T9">determinada</text:span><text:span text:style-name="T10"> </text:span><text:span text:style-name="T9">puede</text:span><text:span text:style-name="T10"> </text:span><text:span text:style-name="T9">ser</text:span><text:span text:style-name="T10"> </text:span><text:span text:style-name="T9">aprehendida</text:span><text:span text:style-name="T10"> </text:span><text:span text:style-name="T9">de</text:span><text:span text:style-name="T10"> </text:span><text:span text:style-name="T9">maneras</text:span><text:span text:style-name="T10"> </text:span><text:span text:style-name="T9">diferentes</text:span><text:span text:style-name="T10"> </text:span><text:span text:style-name="T9">-de</text:span><text:span text:style-name="T10"> </text:span><text:span text:style-name="T9">cómo</text:span><text:span text:style-name="T10"> </text:span><text:span text:style-name="T9">la</text:span><text:span text:style-name="T10"> </text:span><text:span text:style-name="T9">noción</text:span><text:span text:style-name="T10"> </text:span><text:span text:style-name="T9">de</text:span><text:span text:style-name="T10"> </text:span><text:span text:style-name="T9">un</text:span><text:span text:style-name="T10"> </text:span><text:span text:style-name="T9">modo</text:span><text:span text:style-name="T10"> </text:span><text:span text:style-name="T9">de</text:span><text:span text:style-name="T10"> </text:span><text:span text:style-name="T9">intervención</text:span><text:span text:style-name="T10"> </text:span><text:span text:style-name="T9">puede</text:span><text:span text:style-name="T10"> </text:span><text:span text:style-name="T9">aplicarse</text:span><text:span text:style-name="T10"> </text:span><text:span text:style-name="T9">a</text:span><text:span text:style-name="T10"> </text:span><text:span text:style-name="T9">las</text:span><text:span text:style-name="T10"> </text:span><text:span text:style-name="T9">propiedades.</text:span><text:span text:style-name="T10"> </text:span><text:span text:style-name="T9">La</text:span><text:span text:style-name="T10"> </text:span><text:span text:style-name="T9">cuestión</text:span><text:span text:style-name="T10"> </text:span><text:span text:style-name="T9">principal</text:span><text:span text:style-name="T10"> </text:span><text:span text:style-name="T9">aquí</text:span><text:span text:style-name="T10"> </text:span><text:span text:style-name="T9">es</text:span><text:span text:style-name="T10"> </text:span><text:span text:style-name="T9">cómo</text:span><text:span text:style-name="T10"> </text:span><text:span text:style-name="T9">interpretar</text:span><text:span text:style-name="T10"> </text:span><text:span text:style-name="T9">la</text:span><text:span text:style-name="T10"> </text:span><text:span text:style-name="T9">forma</text:span><text:span text:style-name="T10"> </text:span><text:span text:style-name="T9">en</text:span><text:span text:style-name="T10"> </text:span><text:span text:style-name="T9">que</text:span><text:span text:style-name="T10"> </text:span><text:span text:style-name="T9">una</text:span><text:span text:style-name="T10"> </text:span><text:span text:style-name="T9">criatura</text:span><text:span text:style-name="T10"> </text:span><text:span text:style-name="T9">no</text:span><text:span text:style-name="T10"> </text:span><text:span text:style-name="T9">lingüística</text:span><text:span text:style-name="T10"> </text:span><text:span text:style-name="T9">aprehende</text:span><text:span text:style-name="T10"> </text:span><text:span text:style-name="T9">la</text:span><text:span text:style-name="T10"> </text:span><text:span text:style-name="T9">estructura</text:span><text:span text:style-name="T10"> </text:span><text:span text:style-name="T9">de</text:span><text:span text:style-name="T10"> </text:span><text:span text:style-name="T9">un</text:span><text:span text:style-name="T10"> </text:span><text:span text:style-name="T9">estado</text:span><text:span text:style-name="T10"> </text:span><text:span text:style-name="T9">de</text:span><text:span text:style-name="T10"> </text:span><text:span text:style-name="T9">cosas.</text:span><text:span text:style-name="T10"> </text:span><text:span text:style-name="T9">La</text:span><text:span text:style-name="T10"> </text:span><text:span text:style-name="T9">estrategia</text:span><text:span text:style-name="T10"> </text:span><text:span text:style-name="T9">que</text:span><text:span text:style-name="T10"> </text:span><text:span text:style-name="T9">propongo</text:span><text:span text:style-name="T10"> </text:span><text:span text:style-name="T9">para</text:span><text:span text:style-name="T10"> </text:span><text:span text:style-name="T9">pensar</text:span><text:span text:style-name="T10"> </text:span><text:span text:style-name="T9">en</text:span><text:span text:style-name="T10"> </text:span><text:span text:style-name="T9">cómo</text:span><text:span text:style-name="T10"> </text:span><text:span text:style-name="T9">esta</text:span><text:span text:style-name="T10"> </text:span><text:span text:style-name="T9">extensión</text:span><text:span text:style-name="T10"> </text:span><text:span text:style-name="T9">se</text:span><text:span text:style-name="T10"> </text:span><text:span text:style-name="T9">puede</text:span><text:span text:style-name="T10"> </text:span><text:span text:style-name="T9">lograr</text:span><text:span text:style-name="T10"> </text:span><text:span text:style-name="T9">recoge</text:span><text:span text:style-name="T10"> </text:span><text:span text:style-name="T9">un</text:span><text:span text:style-name="T10"> </text:span><text:span text:style-name="T9">tema</text:span><text:span text:style-name="T10"> </text:span><text:span text:style-name="T9">que</text:span><text:span text:style-name="T10"> </text:span><text:span text:style-name="T9">se</text:span><text:span text:style-name="T10"> </text:span><text:span text:style-name="T9">ha</text:span><text:span text:style-name="T10"> </text:span><text:span text:style-name="T9">repetido</text:span><text:span text:style-name="T10"> </text:span><text:span text:style-name="T9">en</text:span><text:span text:style-name="T10"> </text:span><text:span text:style-name="T9">varios</text:span><text:span text:style-name="T10"> </text:span><text:span text:style-name="T9">momentos</text:span><text:span text:style-name="T10"> </text:span><text:span text:style-name="T9">durante</text:span><text:span text:style-name="T10"> </text:span><text:span text:style-name="T9">este</text:span><text:span text:style-name="T10"> </text:span><text:span text:style-name="T9">libro</text:span><text:span text:style-name="T10"> </text:span><text:span text:style-name="T9">-la</text:span><text:span text:style-name="T10"> </text:span><text:span text:style-name="T9">interdependencia</text:span><text:span text:style-name="T10"> </text:span><text:span text:style-name="T9">entre</text:span><text:span text:style-name="T10"> </text:span><text:span text:style-name="T9">la</text:span><text:span text:style-name="T10"> </text:span><text:span text:style-name="T9">posibilidad</text:span><text:span text:style-name="T10"> </text:span><text:span text:style-name="T9">de</text:span><text:span text:style-name="T10"> </text:span><text:span text:style-name="T9">la</text:span><text:span text:style-name="T10"> </text:span><text:span text:style-name="T9">explicación</text:span><text:span text:style-name="T10"> </text:span><text:span text:style-name="T9">psicológica</text:span><text:span text:style-name="T10"> </text:span><text:span text:style-name="T9">y</text:span><text:span text:style-name="T10"> </text:span><text:span text:style-name="T9">la</text:span><text:span text:style-name="T10"> </text:span><text:span text:style-name="T9">atribución</text:span><text:span text:style-name="T10"> </text:span><text:span text:style-name="T9">de</text:span><text:span text:style-name="T10"> </text:span><text:span text:style-name="T9">pensamientos</text:span><text:span text:style-name="T10"> </text:span><text:span text:style-name="T9">estructurados.</text:span><text:span text:style-name="T10"> </text:span><text:span text:style-name="T9">La</text:span><text:span text:style-name="T10"> </text:span><text:span text:style-name="T9">idea</text:span><text:span text:style-name="T10"> </text:span><text:span text:style-name="T9">dirigente</text:span><text:span text:style-name="T10"> </text:span><text:span text:style-name="T9">es</text:span><text:span text:style-name="T10"> </text:span><text:span text:style-name="T9">que</text:span><text:span text:style-name="T10"> </text:span><text:span text:style-name="T9">la</text:span><text:span text:style-name="T10"> </text:span><text:span text:style-name="T9">descripción</text:span><text:span text:style-name="T10"> </text:span><text:span text:style-name="T9">de</text:span><text:span text:style-name="T10"> </text:span><text:span text:style-name="T9">una</text:span><text:span text:style-name="T10"> </text:span><text:span text:style-name="T9">condición</text:span><text:span text:style-name="T10"> </text:span><text:span text:style-name="T9">de</text:span><text:span text:style-name="T10"> </text:span><text:span text:style-name="T9">utilidad</text:span><text:span text:style-name="T10"> </text:span><text:span text:style-name="T9">puede</text:span><text:span text:style-name="T10"> </text:span><text:span text:style-name="T9">realizarse</text:span><text:span text:style-name="T10"> </text:span><text:span text:style-name="T9">de</text:span><text:span text:style-name="T10"> </text:span><text:span text:style-name="T9">diferentes</text:span><text:span text:style-name="T10"> </text:span><text:span text:style-name="T9">maneras</text:span><text:span text:style-name="T10"> </text:span><text:span text:style-name="T9">para</text:span><text:span text:style-name="T10"> </text:span><text:span text:style-name="T9">producir</text:span><text:span text:style-name="T10"> </text:span><text:span text:style-name="T9">una</text:span><text:span text:style-name="T10"> </text:span><text:span text:style-name="T9">gama</text:span><text:span text:style-name="T10"> </text:span><text:span text:style-name="T9">de</text:span><text:span text:style-name="T10"> </text:span><text:span text:style-name="T9">diferentes</text:span><text:span text:style-name="T10"> </text:span><text:span text:style-name="T9">componentes</text:span><text:span text:style-name="T10"> </text:span><text:span text:style-name="T9">de</text:span><text:span text:style-name="T10"> </text:span><text:span text:style-name="T9">contenido</text:span><text:span text:style-name="T10"> </text:span><text:span text:style-name="T9">predicativo</text:span><text:span text:style-name="T10"> </text:span><text:span text:style-name="T9">que</text:span><text:span text:style-name="T10"> </text:span><text:span text:style-name="T9">reflejan</text:span><text:span text:style-name="T10"> </text:span><text:span text:style-name="T9">diferentes</text:span><text:span text:style-name="T10"> </text:span><text:span text:style-name="T9">formas</text:span><text:span text:style-name="T10"> </text:span><text:span text:style-name="T9">en</text:span><text:span text:style-name="T10"> </text:span><text:span text:style-name="T9">que</text:span><text:span text:style-name="T10"> </text:span><text:span text:style-name="T9">una</text:span><text:span text:style-name="T10"> </text:span><text:span text:style-name="T9">criatura</text:span><text:span text:style-name="T10"> </text:span><text:span text:style-name="T9">puede</text:span><text:span text:style-name="T10"> </text:span><text:span text:style-name="T9">aprehender</text:span><text:span text:style-name="T10"> </text:span><text:span text:style-name="T9">las</text:span><text:span text:style-name="T10"> </text:span><text:span text:style-name="T9">propiedades</text:span><text:span text:style-name="T10"> </text:span><text:span text:style-name="T9">relevantes</text:span><text:span text:style-name="T10"> </text:span><text:span text:style-name="T9">en</text:span><text:span text:style-name="T10"> </text:span><text:span text:style-name="T9">un</text:span><text:span text:style-name="T10"> </text:span><text:span text:style-name="T9">estado</text:span><text:span text:style-name="T10"> </text:span><text:span text:style-name="T9">de</text:span><text:span text:style-name="T10"> </text:span><text:span text:style-name="T9">cosas.</text:span><text:span text:style-name="T10"> </text:span><text:span text:style-name="T9">El</text:span><text:span text:style-name="T10"> </text:span><text:span text:style-name="T9">componente</text:span><text:span text:style-name="T10"> </text:span><text:span text:style-name="T9">de</text:span><text:span text:style-name="T10"> </text:span><text:span text:style-name="T9">contenido</text:span><text:span text:style-name="T10"> </text:span><text:span text:style-name="T9">"correcto"</text:span><text:span text:style-name="T10"> </text:span><text:span text:style-name="T9">es</text:span><text:span text:style-name="T10"> </text:span><text:span text:style-name="T9">el</text:span><text:span text:style-name="T10"> </text:span><text:span text:style-name="T9">que</text:span><text:span text:style-name="T10"> </text:span><text:span text:style-name="T9">mejor</text:span><text:span text:style-name="T10"> </text:span><text:span text:style-name="T9">proyecta</text:span><text:span text:style-name="T10"> </text:span><text:span text:style-name="T9">a</text:span><text:span text:style-name="T10"> </text:span><text:span text:style-name="T9">través</text:span><text:span text:style-name="T10"> </text:span><text:span text:style-name="T9">de</text:span><text:span text:style-name="T10"> </text:span><text:span text:style-name="T9">una</text:span><text:span text:style-name="T10"> </text:span><text:span text:style-name="T9">gama</text:span><text:span text:style-name="T10"> </text:span><text:span text:style-name="T9">adecuada</text:span><text:span text:style-name="T10"> </text:span><text:span text:style-name="T9">de</text:span><text:span text:style-name="T10"> </text:span><text:span text:style-name="T9">los</text:span><text:span text:style-name="T10"> </text:span><text:span text:style-name="T9">patrones</text:span><text:span text:style-name="T10"> </text:span><text:span text:style-name="T9">reales</text:span><text:span text:style-name="T10"> </text:span><text:span text:style-name="T9">y</text:span><text:span text:style-name="T10"> </text:span><text:span text:style-name="T9">contrafácticos</text:span><text:span text:style-name="T10"> </text:span><text:span text:style-name="T9">de</text:span><text:span text:style-name="T10"> </text:span><text:span text:style-name="T9">comportamiento.</text:span><text:span text:style-name="T10"> </text:span><text:span text:style-name="T9">En</text:span><text:span text:style-name="T10"> </text:span><text:span text:style-name="T9">la</text:span><text:span text:style-name="T10"> </text:span><text:span text:style-name="T9">sección</text:span><text:span text:style-name="T10"> </text:span><text:span text:style-name="T9">anterior</text:span><text:span text:style-name="T10"> </text:span><text:span text:style-name="T9">he</text:span><text:span text:style-name="T10"> </text:span><text:span text:style-name="T9">mostrado</text:span><text:span text:style-name="T10"> </text:span><text:span text:style-name="T9">con</text:span><text:span text:style-name="T10"> </text:span><text:span text:style-name="T9">cierto</text:span><text:span text:style-name="T10"> </text:span><text:span text:style-name="T9">detalle</text:span><text:span text:style-name="T10"> </text:span><text:span text:style-name="T9">cómo</text:span><text:span text:style-name="T10"> </text:span><text:span text:style-name="T9">este</text:span><text:span text:style-name="T10"> </text:span><text:span text:style-name="T9">método</text:span><text:span text:style-name="T10"> </text:span><text:span text:style-name="T9">puede</text:span><text:span text:style-name="T10"> </text:span><text:span text:style-name="T9">ser</text:span><text:span text:style-name="T10"> </text:span><text:span text:style-name="T9">aplicado</text:span><text:span text:style-name="T10"> </text:span><text:span text:style-name="T9">para</text:span><text:span text:style-name="T10"> </text:span><text:span text:style-name="T9">explicar</text:span><text:span text:style-name="T10"> </text:span><text:span text:style-name="T9">el</text:span><text:span text:style-name="T10"> </text:span><text:span text:style-name="T9">modo</text:span><text:span text:style-name="T10"> </text:span><text:span text:style-name="T9">particular</text:span><text:span text:style-name="T10"> </text:span><text:span text:style-name="T9">de</text:span><text:span text:style-name="T10"> </text:span><text:span text:style-name="T9">presentación</text:span><text:span text:style-name="T10"> </text:span><text:span text:style-name="T9">en</text:span><text:span text:style-name="T10"> </text:span><text:span text:style-name="T9">virtud</text:span><text:span text:style-name="T10"> </text:span><text:span text:style-name="T9">del</text:span><text:span text:style-name="T10"> </text:span><text:span text:style-name="T9">cual</text:span><text:span text:style-name="T10"> </text:span><text:span text:style-name="T9">una</text:span><text:span text:style-name="T10"> </text:span><text:span text:style-name="T9">rata</text:span><text:span text:style-name="T10"> </text:span><text:span text:style-name="T9">en</text:span><text:span text:style-name="T10"> </text:span><text:span text:style-name="T9">un</text:span><text:span text:style-name="T10"> </text:span><text:span text:style-name="T9">laberinto</text:span><text:span text:style-name="T10"> </text:span><text:span text:style-name="T9">aprehende</text:span><text:span text:style-name="T10"> </text:span><text:span text:style-name="T9">la</text:span><text:span text:style-name="T10"> </text:span><text:span text:style-name="T9">propiedad</text:span><text:span text:style-name="T10"> </text:span><text:span text:style-name="T9">de</text:span><text:span text:style-name="T10"> </text:span><text:span text:style-name="T9">estar</text:span><text:span text:style-name="T10"> </text:span><text:span text:style-name="T9">situado</text:span><text:span text:style-name="T10"> </text:span><text:span text:style-name="T9">en</text:span><text:span text:style-name="T10"> </text:span><text:span text:style-name="T9">un</text:span><text:span text:style-name="T10"> </text:span><text:span text:style-name="T9">lugar</text:span><text:span text:style-name="T10"> </text:span><text:span text:style-name="T9">determinado.</text:span></text:p>
      <text:p text:style-name="P6"><text:soft-page-break/><text:span text:style-name="T10"><text:s text:c="5"/></text:span><text:span text:style-name="T9">En</text:span><text:span text:style-name="T10"> </text:span><text:span text:style-name="T9">cuanto</text:span><text:span text:style-name="T10"> </text:span><text:span text:style-name="T9">a</text:span><text:span text:style-name="T10"> </text:span><text:span text:style-name="T9">la</text:span><text:span text:style-name="T10"> </text:span><text:span text:style-name="T9">totalidad</text:span><text:span text:style-name="T10"> </text:span><text:span text:style-name="T9">del</text:span><text:span text:style-name="T10"> </text:span><text:span text:style-name="T9">proyecto</text:span><text:span text:style-name="T10"> </text:span><text:span text:style-name="T9">de</text:span><text:span text:style-name="T10"> </text:span><text:span text:style-name="T9">ofrecer</text:span><text:span text:style-name="T10"> </text:span><text:span text:style-name="T9">un</text:span><text:span text:style-name="T10"> </text:span><text:span text:style-name="T9">marco</text:span><text:span text:style-name="T10"> </text:span><text:span text:style-name="T9">para</text:span><text:span text:style-name="T10"> </text:span><text:span text:style-name="T9">la</text:span><text:span text:style-name="T10"> </text:span><text:span text:style-name="T9">comprensión</text:span><text:span text:style-name="T10"> </text:span><text:span text:style-name="T9">de</text:span><text:span text:style-name="T10"> </text:span><text:span text:style-name="T9">las</text:span><text:span text:style-name="T10"> </text:span><text:span text:style-name="T9">prácticas</text:span><text:span text:style-name="T10"> </text:span><text:span text:style-name="T9">de</text:span><text:span text:style-name="T10"> </text:span><text:span text:style-name="T9">dar</text:span><text:span text:style-name="T10"> </text:span><text:span text:style-name="T9">las</text:span><text:span text:style-name="T10"> </text:span><text:span text:style-name="T9">explicaciones</text:span><text:span text:style-name="T10"> </text:span><text:span text:style-name="T9">psicológicas</text:span><text:span text:style-name="T10"> </text:span><text:span text:style-name="T9">de</text:span><text:span text:style-name="T10"> </text:span><text:span text:style-name="T9">la</text:span><text:span text:style-name="T10"> </text:span><text:span text:style-name="T9">conducta</text:span><text:span text:style-name="T10"> </text:span><text:span text:style-name="T9">de</text:span><text:span text:style-name="T10"> </text:span><text:span text:style-name="T9">las</text:span><text:span text:style-name="T10"> </text:span><text:span text:style-name="T9">criaturas</text:span><text:span text:style-name="T10"> </text:span><text:span text:style-name="T9">no</text:span><text:span text:style-name="T10"> </text:span><text:span text:style-name="T9">lingüísticas,</text:span><text:span text:style-name="T10"> </text:span><text:span text:style-name="T9">he</text:span><text:span text:style-name="T10"> </text:span><text:span text:style-name="T9">llegado</text:span><text:span text:style-name="T10"> </text:span><text:span text:style-name="T9">a</text:span><text:span text:style-name="T10"> </text:span><text:span text:style-name="T9">la</text:span><text:span text:style-name="T10"> </text:span><text:span text:style-name="T9">siguiente</text:span><text:span text:style-name="T10"> </text:span><text:span text:style-name="T9">posición.</text:span><text:span text:style-name="T10"> </text:span><text:span text:style-name="T9">La</text:span><text:span text:style-name="T10"> </text:span><text:span text:style-name="T9">discusión</text:span><text:span text:style-name="T10"> </text:span><text:span text:style-name="T9">de</text:span><text:span text:style-name="T10"> </text:span><text:span text:style-name="T9">la</text:span><text:span text:style-name="T10"> </text:span><text:span text:style-name="T9">explicación</text:span><text:span text:style-name="T10"> </text:span><text:span text:style-name="T9">minimalista</text:span><text:span text:style-name="T10"> </text:span><text:span text:style-name="T9">en</text:span><text:span text:style-name="T10"> </text:span><text:span text:style-name="T9">el</text:span><text:span text:style-name="T10"> </text:span><text:span text:style-name="T9">capítulo</text:span><text:span text:style-name="T10"> </text:span><text:span text:style-name="T9">3</text:span><text:span text:style-name="T10"> </text:span><text:span text:style-name="T9">señala</text:span><text:span text:style-name="T10"> </text:span><text:span text:style-name="T9">el</text:span><text:span text:style-name="T10"> </text:span><text:span text:style-name="T9">camino</text:span><text:span text:style-name="T10"> </text:span><text:span text:style-name="T9">hacia</text:span><text:span text:style-name="T10"> </text:span><text:span text:style-name="T9">una</text:span><text:span text:style-name="T10"> </text:span><text:span text:style-name="T9">forma</text:span><text:span text:style-name="T10"> </text:span><text:span text:style-name="T9">importante</text:span><text:span text:style-name="T10"> </text:span><text:span text:style-name="T9">de</text:span><text:span text:style-name="T10"> </text:span><text:span text:style-name="T9">entender</text:span><text:span text:style-name="T10"> </text:span><text:span text:style-name="T9">el</text:span><text:span text:style-name="T10"> </text:span><text:span text:style-name="T9">comportamiento</text:span><text:span text:style-name="T10"> </text:span><text:span text:style-name="T9">de</text:span><text:span text:style-name="T10"> </text:span><text:span text:style-name="T9">muchos</text:span><text:span text:style-name="T10"> </text:span><text:span text:style-name="T9">tipos</text:span><text:span text:style-name="T10"> </text:span><text:span text:style-name="T9">de</text:span><text:span text:style-name="T10"> </text:span><text:span text:style-name="T9">pensamiento</text:span><text:span text:style-name="T10"> </text:span><text:span text:style-name="T9">en</text:span><text:span text:style-name="T10"> </text:span><text:span text:style-name="T9">las</text:span><text:span text:style-name="T10"> </text:span><text:span text:style-name="T9">criaturas</text:span><text:span text:style-name="T10"> </text:span><text:span text:style-name="T9">no</text:span><text:span text:style-name="T10"> </text:span><text:span text:style-name="T9">lingüísticas.</text:span><text:span text:style-name="T10"> </text:span><text:span text:style-name="T9">Podemos</text:span><text:span text:style-name="T10"> </text:span><text:span text:style-name="T9">formular</text:span><text:span text:style-name="T10"> </text:span><text:span text:style-name="T9">la</text:span><text:span text:style-name="T10"> </text:span><text:span text:style-name="T9">mayoría</text:span><text:span text:style-name="T10"> </text:span><text:span text:style-name="T9">de</text:span><text:span text:style-name="T10"> </text:span><text:span text:style-name="T9">nuestras</text:span><text:span text:style-name="T10"> </text:span><text:span text:style-name="T9">explicaciones</text:span><text:span text:style-name="T10"> </text:span><text:span text:style-name="T9">psicológicas</text:span><text:span text:style-name="T10"> </text:span><text:span text:style-name="T9">a</text:span><text:span text:style-name="T10"> </text:span><text:span text:style-name="T9">nivel</text:span><text:span text:style-name="T10"> </text:span><text:span text:style-name="T9">lingüístico,</text:span><text:span text:style-name="T10"> </text:span><text:span text:style-name="T9">en</text:span><text:span text:style-name="T10"> </text:span><text:span text:style-name="T9">términos</text:span><text:span text:style-name="T10"> </text:span><text:span text:style-name="T9">del</text:span><text:span text:style-name="T10"> </text:span><text:span text:style-name="T9">tipo</text:span><text:span text:style-name="T10"> </text:span><text:span text:style-name="T9">de</text:span><text:span text:style-name="T10"> </text:span><text:span text:style-name="T9">representaciones</text:span><text:span text:style-name="T10"> </text:span><text:span text:style-name="T9">ligadas</text:span><text:span text:style-name="T10"> </text:span><text:span text:style-name="T9">al</text:span><text:span text:style-name="T10"> </text:span><text:span text:style-name="T9">contexto</text:span><text:span text:style-name="T10"> </text:span><text:span text:style-name="T9">y</text:span><text:span text:style-name="T10"> </text:span><text:span text:style-name="T9">basadas</text:span><text:span text:style-name="T10"> </text:span><text:span text:style-name="T9">en</text:span><text:span text:style-name="T10"> </text:span><text:span text:style-name="T9">la</text:span><text:span text:style-name="T10"> </text:span><text:span text:style-name="T9">percepción</text:span><text:span text:style-name="T10"> </text:span><text:span text:style-name="T9">del</text:span><text:span text:style-name="T10"> </text:span><text:span text:style-name="T9">medio</text:span><text:span text:style-name="T10"> </text:span><text:span text:style-name="T9">ambiente</text:span><text:span text:style-name="T10"> </text:span><text:span text:style-name="T9">desarrolladas</text:span><text:span text:style-name="T10"> </text:span><text:span text:style-name="T9">en,</text:span><text:span text:style-name="T10"> </text:span><text:span text:style-name="T9">por</text:span><text:span text:style-name="T10"> </text:span><text:span text:style-name="T9">ejemplo,</text:span><text:span text:style-name="T10"> </text:span><text:span text:style-name="T9">la</text:span><text:span text:style-name="T10"> </text:span><text:span text:style-name="T9">concepción</text:span><text:span text:style-name="T10"> </text:span><text:span text:style-name="T9">de</text:span><text:span text:style-name="T10"> </text:span><text:span text:style-name="T9">Dummett</text:span><text:span text:style-name="T10"> </text:span><text:span text:style-name="T9">de</text:span><text:span text:style-name="T10"> </text:span><text:span text:style-name="T9">los</text:span><text:span text:style-name="T10"> </text:span><text:span text:style-name="T9">proto-pensamientos,</text:span><text:span text:style-name="T10"> </text:span><text:span text:style-name="T9">los</text:span><text:span text:style-name="T10"> </text:span><text:span text:style-name="T9">rastros</text:span><text:span text:style-name="T10"> </text:span><text:span text:style-name="T9">cognitivos</text:span><text:span text:style-name="T10"> </text:span><text:span text:style-name="T9">de</text:span><text:span text:style-name="T10"> </text:span><text:span text:style-name="T9">Cussins,</text:span><text:span text:style-name="T10"> </text:span><text:span text:style-name="T9">o</text:span><text:span text:style-name="T10"> </text:span><text:span text:style-name="T9">los</text:span><text:span text:style-name="T10"> </text:span><text:span text:style-name="T9">causales</text:span><text:span text:style-name="T10"> </text:span><text:span text:style-name="T9">pensamientos</text:span><text:span text:style-name="T10"> </text:span><text:span text:style-name="T9">indexicales</text:span><text:span text:style-name="T10"> </text:span><text:span text:style-name="T9">de</text:span><text:span text:style-name="T10"> </text:span><text:span text:style-name="T9">Campbell.</text:span><text:span text:style-name="T10"> </text:span><text:span text:style-name="T9">Sin</text:span><text:span text:style-name="T10"> </text:span><text:span text:style-name="T9">embargo,</text:span><text:span text:style-name="T10"> </text:span><text:span text:style-name="T9">como</text:span><text:span text:style-name="T10"> </text:span><text:span text:style-name="T9">he</text:span><text:span text:style-name="T10"> </text:span><text:span text:style-name="T9">mostrado</text:span><text:span text:style-name="T10"> </text:span><text:span text:style-name="T9">en</text:span><text:span text:style-name="T10"> </text:span><text:span text:style-name="T9">el</text:span><text:span text:style-name="T10"> </text:span><text:span text:style-name="T9">Capítulo</text:span><text:span text:style-name="T10"> </text:span><text:span text:style-name="T9">3,</text:span><text:span text:style-name="T10"> </text:span><text:span text:style-name="T9">el</text:span><text:span text:style-name="T10"> </text:span><text:span text:style-name="T9">acercamiento</text:span><text:span text:style-name="T10"> </text:span><text:span text:style-name="T9">minimalista</text:span><text:span text:style-name="T10"> </text:span><text:span text:style-name="T9">no</text:span><text:span text:style-name="T10"> </text:span><text:span text:style-name="T9">tiene</text:span><text:span text:style-name="T10"> </text:span><text:span text:style-name="T9">los</text:span><text:span text:style-name="T10"> </text:span><text:span text:style-name="T9">recursos</text:span><text:span text:style-name="T10"> </text:span><text:span text:style-name="T9">necesarios</text:span><text:span text:style-name="T10"> </text:span><text:span text:style-name="T9">para</text:span><text:span text:style-name="T10"> </text:span><text:span text:style-name="T9">desarrollar</text:span><text:span text:style-name="T10"> </text:span><text:span text:style-name="T9">todos</text:span><text:span text:style-name="T10"> </text:span><text:span text:style-name="T9">los</text:span><text:span text:style-name="T10"> </text:span><text:span text:style-name="T9">tipos</text:span><text:span text:style-name="T10"> </text:span><text:span text:style-name="T9">de</text:span><text:span text:style-name="T10"> </text:span><text:span text:style-name="T9">explicaciones</text:span><text:span text:style-name="T10"> </text:span><text:span text:style-name="T9">psicológicas</text:span><text:span text:style-name="T10"> </text:span><text:span text:style-name="T9">necesarias</text:span><text:span text:style-name="T10"> </text:span><text:span text:style-name="T9">a</text:span><text:span text:style-name="T10"> </text:span><text:span text:style-name="T9">nivel</text:span><text:span text:style-name="T10"> </text:span><text:span text:style-name="T9">no</text:span><text:span text:style-name="T10"> </text:span><text:span text:style-name="T9">lingüístico.</text:span><text:span text:style-name="T10"> </text:span><text:span text:style-name="T9">Algunas</text:span><text:span text:style-name="T10"> </text:span><text:span text:style-name="T9">de</text:span><text:span text:style-name="T10"> </text:span><text:span text:style-name="T9">estas</text:span><text:span text:style-name="T10"> </text:span><text:span text:style-name="T9">explicaciones</text:span><text:span text:style-name="T10"> </text:span><text:span text:style-name="T9">deberán</text:span><text:span text:style-name="T10"> </text:span><text:span text:style-name="T9">expresarse</text:span><text:span text:style-name="T10"> </text:span><text:span text:style-name="T9">en</text:span><text:span text:style-name="T10"> </text:span><text:span text:style-name="T9">el</text:span><text:span text:style-name="T10"> </text:span><text:span text:style-name="T9">marco</text:span><text:span text:style-name="T10"> </text:span><text:span text:style-name="T9">de</text:span><text:span text:style-name="T10"> </text:span><text:span text:style-name="T9">la</text:span><text:span text:style-name="T10"> </text:span><text:span text:style-name="T9">psicología</text:span><text:span text:style-name="T10"> </text:span><text:span text:style-name="T9">de</text:span><text:span text:style-name="T10"> </text:span><text:span text:style-name="T9">actitud</text:span><text:span text:style-name="T10"> </text:span><text:span text:style-name="T9">proposicional.</text:span><text:span text:style-name="T10"> </text:span><text:span text:style-name="T9">Este</text:span><text:span text:style-name="T10"> </text:span><text:span text:style-name="T9">es</text:span><text:span text:style-name="T10"> </text:span><text:span text:style-name="T9">el</text:span><text:span text:style-name="T10"> </text:span><text:span text:style-name="T9">problema</text:span><text:span text:style-name="T10"> </text:span><text:span text:style-name="T9">de</text:span><text:span text:style-name="T10"> </text:span><text:span text:style-name="T9">cómo</text:span><text:span text:style-name="T10"> </text:span><text:span text:style-name="T9">entender</text:span><text:span text:style-name="T10"> </text:span><text:span text:style-name="T9">este</text:span><text:span text:style-name="T10"> </text:span><text:span text:style-name="T9">tipo</text:span><text:span text:style-name="T10"> </text:span><text:span text:style-name="T9">de</text:span><text:span text:style-name="T10"> </text:span><text:span text:style-name="T9">explicaciones</text:span><text:span text:style-name="T10"> </text:span><text:span text:style-name="T9">que</text:span><text:span text:style-name="T10"> </text:span><text:span text:style-name="T9">he</text:span><text:span text:style-name="T10"> </text:span><text:span text:style-name="T9">estado</text:span><text:span text:style-name="T10"> </text:span><text:span text:style-name="T9">buscando</text:span><text:span text:style-name="T10"> </text:span><text:span text:style-name="T9">en</text:span><text:span text:style-name="T10"> </text:span><text:span text:style-name="T9">este</text:span><text:span text:style-name="T10"> </text:span><text:span text:style-name="T9">y</text:span><text:span text:style-name="T10"> </text:span><text:span text:style-name="T9">en</text:span><text:span text:style-name="T10"> </text:span><text:span text:style-name="T9">el</text:span><text:span text:style-name="T10"> </text:span><text:span text:style-name="T9">capítulo</text:span><text:span text:style-name="T10"> </text:span><text:span text:style-name="T9">anterior.</text:span><text:span text:style-name="T10"> </text:span><text:span text:style-name="T9">El</text:span><text:span text:style-name="T10"> </text:span><text:span text:style-name="T9">enfoque</text:span><text:span text:style-name="T10"> </text:span><text:span text:style-name="T9">de</text:span><text:span text:style-name="T10"> </text:span><text:span text:style-name="T9">la</text:span><text:span text:style-name="T10"> </text:span><text:span text:style-name="T9">semántica</text:span><text:span text:style-name="T10"> </text:span><text:span text:style-name="T9">del</text:span><text:span text:style-name="T10"> </text:span><text:span text:style-name="T9">acierto</text:span><text:span text:style-name="T10"> </text:span><text:span text:style-name="T9">ha</text:span><text:span text:style-name="T10"> </text:span><text:span text:style-name="T9">demostrado</text:span><text:span text:style-name="T10"> </text:span><text:span text:style-name="T9">lo</text:span><text:span text:style-name="T10"> </text:span><text:span text:style-name="T9">que</text:span><text:span text:style-name="T10"> </text:span><text:span text:style-name="T9">es</text:span><text:span text:style-name="T10"> </text:span><text:span text:style-name="T9">atribuir</text:span><text:span text:style-name="T10"> </text:span><text:span text:style-name="T9">creencias</text:span><text:span text:style-name="T10"> </text:span><text:span text:style-name="T9">y</text:span><text:span text:style-name="T10"> </text:span><text:span text:style-name="T9">deseos</text:span><text:span text:style-name="T10"> </text:span><text:span text:style-name="T9">en</text:span><text:span text:style-name="T10"> </text:span><text:span text:style-name="T9">el</text:span><text:span text:style-name="T10"> </text:span><text:span text:style-name="T9">ámbito</text:span><text:span text:style-name="T10"> </text:span><text:span text:style-name="T9">lingüístico</text:span><text:span text:style-name="T10"> </text:span><text:span text:style-name="T9">y</text:span><text:span text:style-name="T10"> </text:span><text:span text:style-name="T9">cómo</text:span><text:span text:style-name="T10"> </text:span><text:span text:style-name="T9">debemos</text:span><text:span text:style-name="T10"> </text:span><text:span text:style-name="T9">entender</text:span><text:span text:style-name="T10"> </text:span><text:span text:style-name="T9">el</text:span><text:span text:style-name="T10"> </text:span><text:span text:style-name="T9">contenido</text:span><text:span text:style-name="T10"> </text:span><text:span text:style-name="T9">de</text:span><text:span text:style-name="T10"> </text:span><text:span text:style-name="T9">las</text:span><text:span text:style-name="T10"> </text:span><text:span text:style-name="T9">creencias</text:span><text:span text:style-name="T10"> </text:span><text:span text:style-name="T9">y</text:span><text:span text:style-name="T10"> </text:span><text:span text:style-name="T9">deseos.</text:span><text:span text:style-name="T10"> </text:span><text:span text:style-name="T9">He</text:span><text:span text:style-name="T10"> </text:span><text:span text:style-name="T9">hecho,</text:span><text:span text:style-name="T10"> </text:span><text:span text:style-name="T9">por</text:span><text:span text:style-name="T10"> </text:span><text:span text:style-name="T9">tanto,</text:span><text:span text:style-name="T10"> </text:span><text:span text:style-name="T9">progresos</text:span><text:span text:style-name="T10"> </text:span><text:span text:style-name="T9">considerables</text:span><text:span text:style-name="T10"> </text:span><text:span text:style-name="T9">en</text:span><text:span text:style-name="T10"> </text:span><text:span text:style-name="T9">lo</text:span><text:span text:style-name="T10"> </text:span><text:span text:style-name="T9">que</text:span><text:span text:style-name="T10"> </text:span><text:span text:style-name="T9">en</text:span><text:span text:style-name="T10"> </text:span><text:span text:style-name="T9">el</text:span><text:span text:style-name="T10"> </text:span><text:span text:style-name="T9">capítulo</text:span><text:span text:style-name="T10"> </text:span><text:span text:style-name="T9">1</text:span><text:span text:style-name="T10"> </text:span><text:span text:style-name="T9">se</text:span><text:span text:style-name="T10"> </text:span><text:span text:style-name="T9">identificaron</text:span><text:span text:style-name="T10"> </text:span><text:span text:style-name="T9">como</text:span><text:span text:style-name="T10"> </text:span><text:span text:style-name="T9">las</text:span><text:span text:style-name="T10"> </text:span><text:span text:style-name="T9">dimensiones</text:span><text:span text:style-name="T10"> </text:span><text:span text:style-name="T9">metafísicas,</text:span><text:span text:style-name="T10"> </text:span><text:span text:style-name="T9">semánticas</text:span><text:span text:style-name="T10"> </text:span><text:span text:style-name="T9">y</text:span><text:span text:style-name="T10"> </text:span><text:span text:style-name="T9">epistemológicas</text:span><text:span text:style-name="T10"> </text:span><text:span text:style-name="T9">de</text:span><text:span text:style-name="T10"> </text:span><text:span text:style-name="T9">una</text:span><text:span text:style-name="T10"> </text:span><text:span text:style-name="T9">explicación</text:span><text:span text:style-name="T10"> </text:span><text:span text:style-name="T9">del</text:span><text:span text:style-name="T10"> </text:span><text:span text:style-name="T9">pensamiento</text:span><text:span text:style-name="T10"> </text:span><text:span text:style-name="T9">lingüístico.</text:span><text:span text:style-name="T10"> </text:span><text:span text:style-name="T9">Sin</text:span><text:span text:style-name="T10"> </text:span><text:span text:style-name="T9">embargo,</text:span><text:span text:style-name="T10"> </text:span><text:span text:style-name="T9">sólo</text:span><text:span text:style-name="T10"> </text:span><text:span text:style-name="T9">he</text:span><text:span text:style-name="T10"> </text:span><text:span text:style-name="T9">hecho</text:span><text:span text:style-name="T10"> </text:span><text:span text:style-name="T9">un</text:span><text:span text:style-name="T10"> </text:span><text:span text:style-name="T9">avance</text:span><text:span text:style-name="T10"> </text:span><text:span text:style-name="T9">parcial</text:span><text:span text:style-name="T10"> </text:span><text:span text:style-name="T9">en</text:span><text:span text:style-name="T10"> </text:span><text:span text:style-name="T9">lo</text:span><text:span text:style-name="T10"> </text:span><text:span text:style-name="T9">que</text:span><text:span text:style-name="T10"> </text:span><text:span text:style-name="T9">denominé</text:span><text:span text:style-name="T10"> </text:span><text:span text:style-name="T9">la</text:span><text:span text:style-name="T10"> </text:span><text:span text:style-name="T9">dimensión</text:span><text:span text:style-name="T10"> </text:span><text:span text:style-name="T9">explicativa,</text:span><text:span text:style-name="T10"> </text:span><text:span text:style-name="T9">es</text:span><text:span text:style-name="T10"> </text:span><text:span text:style-name="T9">decir,</text:span><text:span text:style-name="T10"> </text:span><text:span text:style-name="T9">la</text:span><text:span text:style-name="T10"> </text:span><text:span text:style-name="T9">tarea</text:span><text:span text:style-name="T10"> </text:span><text:span text:style-name="T9">de</text:span><text:span text:style-name="T10"> </text:span><text:span text:style-name="T9">elucidar</text:span><text:span text:style-name="T10"> </text:span><text:span text:style-name="T9">las</text:span><text:span text:style-name="T10"> </text:span><text:span text:style-name="T9">prácticas</text:span><text:span text:style-name="T10"> </text:span><text:span text:style-name="T9">explicativas</text:span><text:span text:style-name="T10"> </text:span><text:span text:style-name="T9">en</text:span><text:span text:style-name="T10"> </text:span><text:span text:style-name="T9">el</text:span><text:span text:style-name="T10"> </text:span><text:span text:style-name="T9">que</text:span><text:span text:style-name="T10"> </text:span><text:span text:style-name="T9">se</text:span><text:span text:style-name="T10"> </text:span><text:span text:style-name="T9">incluye</text:span><text:span text:style-name="T10"> </text:span><text:span text:style-name="T9">la</text:span><text:span text:style-name="T10"> </text:span><text:span text:style-name="T9">atribución</text:span><text:span text:style-name="T10"> </text:span><text:span text:style-name="T9">de</text:span><text:span text:style-name="T10"> </text:span><text:span text:style-name="T9">esas</text:span><text:span text:style-name="T10"> </text:span><text:span text:style-name="T9">creencias</text:span><text:span text:style-name="T10"> </text:span><text:span text:style-name="T9">y</text:span><text:span text:style-name="T10"> </text:span><text:span text:style-name="T9">deseos.</text:span><text:span text:style-name="T10"> </text:span><text:span text:style-name="T9">¿Cuáles</text:span><text:span text:style-name="T10"> </text:span><text:span text:style-name="T9">son,</text:span><text:span text:style-name="T10"> </text:span><text:span text:style-name="T9">de</text:span><text:span text:style-name="T10"> </text:span><text:span text:style-name="T9">todas</text:span><text:span text:style-name="T10"> </text:span><text:span text:style-name="T9">maneras,</text:span><text:span text:style-name="T10"> </text:span><text:span text:style-name="T9">los</text:span><text:span text:style-name="T10"> </text:span><text:span text:style-name="T9">análogos</text:span><text:span text:style-name="T10"> </text:span><text:span text:style-name="T9">en</text:span><text:span text:style-name="T10"> </text:span><text:span text:style-name="T9">el</text:span><text:span text:style-name="T10"> </text:span><text:span text:style-name="T9">caso</text:span><text:span text:style-name="T10"> </text:span><text:span text:style-name="T9">no</text:span><text:span text:style-name="T10"> </text:span><text:span text:style-name="T9">lingüístico</text:span><text:span text:style-name="T10"> </text:span><text:span text:style-name="T9">de</text:span><text:span text:style-name="T10"> </text:span><text:span text:style-name="T9">las</text:span><text:span text:style-name="T10"> </text:span><text:span text:style-name="T9">consideraciones</text:span><text:span text:style-name="T10"> </text:span><text:span text:style-name="T9">de</text:span><text:span text:style-name="T10"> </text:span><text:span text:style-name="T9">la</text:span><text:span text:style-name="T10"> </text:span><text:span text:style-name="T9">racionalidad</text:span><text:span text:style-name="T10"> </text:span><text:span text:style-name="T9">que</text:span><text:span text:style-name="T10"> </text:span><text:span text:style-name="T9">operan</text:span><text:span text:style-name="T10"> </text:span><text:span text:style-name="T9">tan</text:span><text:span text:style-name="T10"> </text:span><text:span text:style-name="T9">centralmente</text:span><text:span text:style-name="T10"> </text:span><text:span text:style-name="T9">en</text:span><text:span text:style-name="T10"> </text:span><text:span text:style-name="T9">las</text:span><text:span text:style-name="T10"> </text:span><text:span text:style-name="T9">explicaciones</text:span><text:span text:style-name="T10"> </text:span><text:span text:style-name="T9">psicológicas</text:span><text:span text:style-name="T10"> </text:span><text:span text:style-name="T9">de</text:span><text:span text:style-name="T10"> </text:span><text:span text:style-name="T9">la</text:span><text:span text:style-name="T10"> </text:span><text:span text:style-name="T9">conducta</text:span><text:span text:style-name="T10"> </text:span><text:span text:style-name="T9">de</text:span><text:span text:style-name="T10"> </text:span><text:span text:style-name="T9">las</text:span><text:span text:style-name="T10"> </text:span><text:span text:style-name="T9">criaturas</text:span><text:span text:style-name="T10"> </text:span><text:span text:style-name="T9">que</text:span><text:span text:style-name="T10"> </text:span><text:span text:style-name="T9">usan</text:span><text:span text:style-name="T10"> </text:span><text:span text:style-name="T9">el</text:span><text:span text:style-name="T10"> </text:span><text:span text:style-name="T9">lenguaje?</text:span><text:span text:style-name="T10"> </text:span><text:span text:style-name="T9">¿Cómo</text:span><text:span text:style-name="T10"> </text:span><text:span text:style-name="T9">las</text:span><text:span text:style-name="T10"> </text:span><text:span text:style-name="T9">creencias</text:span><text:span text:style-name="T10"> </text:span><text:span text:style-name="T9">y</text:span><text:span text:style-name="T10"> </text:span><text:span text:style-name="T9">los</text:span><text:span text:style-name="T10"> </text:span><text:span text:style-name="T9">deseos</text:span><text:span text:style-name="T10"> </text:span><text:span text:style-name="T9">de</text:span><text:span text:style-name="T10"> </text:span><text:span text:style-name="T9">las</text:span><text:span text:style-name="T10"> </text:span><text:span text:style-name="T9">criaturas</text:span><text:span text:style-name="T10"> </text:span><text:span text:style-name="T9">no</text:span><text:span text:style-name="T10"> </text:span><text:span text:style-name="T9">lingüísticas</text:span><text:span text:style-name="T10"> </text:span><text:span text:style-name="T9">se</text:span><text:span text:style-name="T10"> </text:span><text:span text:style-name="T9">traducen</text:span><text:span text:style-name="T10"> </text:span><text:span text:style-name="T9">en</text:span><text:span text:style-name="T10"> </text:span><text:span text:style-name="T9">acción?</text:span><text:span text:style-name="T10"> </text:span><text:span text:style-name="T9">¿Cuáles</text:span><text:span text:style-name="T10"> </text:span><text:span text:style-name="T9">procesos</text:span><text:span text:style-name="T10"> </text:span><text:span text:style-name="T9">de</text:span><text:span text:style-name="T10"> </text:span><text:span text:style-name="T9">razonamiento</text:span><text:span text:style-name="T10"> </text:span><text:span text:style-name="T9">práctico,</text:span><text:span text:style-name="T10"> </text:span><text:span text:style-name="T9">en</text:span><text:span text:style-name="T10"> </text:span><text:span text:style-name="T9">su</text:span><text:span text:style-name="T10"> </text:span><text:span text:style-name="T9">caso,</text:span><text:span text:style-name="T10"> </text:span><text:span text:style-name="T9">estamos</text:span><text:span text:style-name="T10"> </text:span><text:span text:style-name="T9">suponiendo</text:span><text:span text:style-name="T10"> </text:span><text:span text:style-name="T9">en</text:span><text:span text:style-name="T10"> </text:span><text:span text:style-name="T9">el</text:span><text:span text:style-name="T10"> </text:span><text:span text:style-name="T9">ámbito</text:span><text:span text:style-name="T10"> </text:span><text:span text:style-name="T9">lingüístico?</text:span><text:span text:style-name="T10"> </text:span><text:span text:style-name="T9">Estas</text:span><text:span text:style-name="T10"> </text:span><text:span text:style-name="T9">y</text:span><text:span text:style-name="T10"> </text:span><text:span text:style-name="T9">otras</text:span><text:span text:style-name="T10"> </text:span><text:span text:style-name="T9">preguntas</text:span><text:span text:style-name="T10"> </text:span><text:span text:style-name="T9">se</text:span><text:span text:style-name="T10"> </text:span><text:span text:style-name="T9">tratarán</text:span><text:span text:style-name="T10"> </text:span><text:span text:style-name="T9">en</text:span><text:span text:style-name="T10"> </text:span><text:span text:style-name="T9">los</text:span><text:span text:style-name="T10"> </text:span><text:span text:style-name="T9">siguientes</text:span><text:span text:style-name="T10"> </text:span><text:span text:style-name="T9">dos</text:span><text:span text:style-name="T10"> </text:span><text:span text:style-name="T9">capítulo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text-properties fo:font-size="10pt" style:font-size-asian="10pt" style:font-size-complex="10pt"/>
    </style:style>
    <style:style style:name="ecxmsonormal"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uente_20_de_20_párrafo_20_predeter." style:display-name="Fuente de párrafo predeter." style:family="text"/>
    <style:style style:name="Texto_20_nota_20_pie_20_Car" style:display-name="Texto nota pie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ene</meta:initial-creator>
    <meta:creation-date>2011-12-15T00:14:00</meta:creation-date>
    <dc:creator>omerta </dc:creator>
    <dc:date>2012-01-04T22:45:46</dc:date>
    <meta:editing-cycles>70</meta:editing-cycles>
    <meta:editing-duration>P1DT8H21M</meta:editing-duration>
    <meta:document-statistic meta:table-count="0" meta:image-count="0" meta:object-count="0" meta:page-count="31" meta:paragraph-count="93" meta:word-count="12333" meta:character-count="77103" meta:non-whitespace-character-count="64560"/>
    <meta:generator>LibreOffice/3.4$Linux LibreOffice_project/340m1$Build-402</meta:generator>
    <meta:user-defined meta:name="Información 1"/>
    <meta:user-defined meta:name="Información 2"/>
    <meta:user-defined meta:name="Información 3"/>
    <meta:user-defined meta:name="Información 4"/>
  </office:meta>
</office:document-meta>
</file>